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el" svg:font-family="arie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0.99mm"/>
    </style:style>
    <style:style style:name="co2" style:family="table-column">
      <style:table-column-properties fo:break-before="auto" style:column-width="24.73mm"/>
    </style:style>
    <style:style style:name="co3" style:family="table-column">
      <style:table-column-properties fo:break-before="auto" style:column-width="7.62mm"/>
    </style:style>
    <style:style style:name="co4" style:family="table-column">
      <style:table-column-properties fo:break-before="auto" style:column-width="19.03mm"/>
    </style:style>
    <style:style style:name="co5" style:family="table-column">
      <style:table-column-properties fo:break-before="auto" style:column-width="20.99mm"/>
    </style:style>
    <style:style style:name="co6" style:family="table-column">
      <style:table-column-properties fo:break-before="auto" style:column-width="23.57mm"/>
    </style:style>
    <style:style style:name="co7" style:family="table-column">
      <style:table-column-properties fo:break-before="auto" style:column-width="25.47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20.78mm"/>
    </style:style>
    <style:style style:name="co10" style:family="table-column">
      <style:table-column-properties fo:break-before="auto" style:column-width="14.52mm"/>
    </style:style>
    <style:style style:name="co11" style:family="table-column">
      <style:table-column-properties fo:break-before="auto" style:column-width="12.51mm"/>
    </style:style>
    <style:style style:name="co12" style:family="table-column">
      <style:table-column-properties fo:break-before="auto" style:column-width="17.07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3.35mm"/>
    </style:style>
    <style:style style:name="co15" style:family="table-column">
      <style:table-column-properties fo:break-before="auto" style:column-width="22.38mm"/>
    </style:style>
    <style:style style:name="co16" style:family="table-column">
      <style:table-column-properties fo:break-before="auto" style:column-width="10.64mm"/>
    </style:style>
    <style:style style:name="co17" style:family="table-column">
      <style:table-column-properties fo:break-before="auto" style:column-width="19.76mm"/>
    </style:style>
    <style:style style:name="co18" style:family="table-column">
      <style:table-column-properties fo:break-before="auto" style:column-width="4.52mm"/>
    </style:style>
    <style:style style:name="co19" style:family="table-column">
      <style:table-column-properties fo:break-before="auto" style:column-width="6.1mm"/>
    </style:style>
    <style:style style:name="co20" style:family="table-column">
      <style:table-column-properties fo:break-before="auto" style:column-width="19.53mm"/>
    </style:style>
    <style:style style:name="co21" style:family="table-column">
      <style:table-column-properties fo:break-before="auto" style:column-width="20.14mm"/>
    </style:style>
    <style:style style:name="co22" style:family="table-column">
      <style:table-column-properties fo:break-before="auto" style:column-width="19.05mm"/>
    </style:style>
    <style:style style:name="co23" style:family="table-column">
      <style:table-column-properties fo:break-before="auto" style:column-width="14.76mm"/>
    </style:style>
    <style:style style:name="co24" style:family="table-column">
      <style:table-column-properties fo:break-before="auto" style:column-width="16.62mm"/>
    </style:style>
    <style:style style:name="co25" style:family="table-column">
      <style:table-column-properties fo:break-before="auto" style:column-width="14.64mm"/>
    </style:style>
    <style:style style:name="co26" style:family="table-column">
      <style:table-column-properties fo:break-before="auto" style:column-width="21.98mm"/>
    </style:style>
    <style:style style:name="co27" style:family="table-column">
      <style:table-column-properties fo:break-before="auto" style:column-width="19.23mm"/>
    </style:style>
    <style:style style:name="co28" style:family="table-column">
      <style:table-column-properties fo:break-before="auto" style:column-width="17.09mm"/>
    </style:style>
    <style:style style:name="co29" style:family="table-column">
      <style:table-column-properties fo:break-before="auto" style:column-width="16.67mm"/>
    </style:style>
    <style:style style:name="co30" style:family="table-column">
      <style:table-column-properties fo:break-before="auto" style:column-width="15.22mm"/>
    </style:style>
    <style:style style:name="co31" style:family="table-column">
      <style:table-column-properties fo:break-before="auto" style:column-width="15.12mm"/>
    </style:style>
    <style:style style:name="co32" style:family="table-column">
      <style:table-column-properties fo:break-before="auto" style:column-width="5.31mm"/>
    </style:style>
    <style:style style:name="co33" style:family="table-column">
      <style:table-column-properties fo:break-before="auto" style:column-width="20mm"/>
    </style:style>
    <style:style style:name="co34" style:family="table-column">
      <style:table-column-properties fo:break-before="auto" style:column-width="20.48mm"/>
    </style:style>
    <style:style style:name="co35" style:family="table-column">
      <style:table-column-properties fo:break-before="auto" style:column-width="17.15mm"/>
    </style:style>
    <style:style style:name="co36" style:family="table-column">
      <style:table-column-properties fo:break-before="auto" style:column-width="16.47mm"/>
    </style:style>
    <style:style style:name="co37" style:family="table-column">
      <style:table-column-properties fo:break-before="auto" style:column-width="9.23mm"/>
    </style:style>
    <style:style style:name="co38" style:family="table-column">
      <style:table-column-properties fo:break-before="auto" style:column-width="17.71mm"/>
    </style:style>
    <style:style style:name="co39" style:family="table-column">
      <style:table-column-properties fo:break-before="auto" style:column-width="14.68mm"/>
    </style:style>
    <style:style style:name="co40" style:family="table-column">
      <style:table-column-properties fo:break-before="auto" style:column-width="15.77mm"/>
    </style:style>
    <style:style style:name="co41" style:family="table-column">
      <style:table-column-properties fo:break-before="auto" style:column-width="5.94mm"/>
    </style:style>
    <style:style style:name="co42" style:family="table-column">
      <style:table-column-properties fo:break-before="auto" style:column-width="8.85mm"/>
    </style:style>
    <style:style style:name="co43" style:family="table-column">
      <style:table-column-properties fo:break-before="auto" style:column-width="21.04mm"/>
    </style:style>
    <style:style style:name="co44" style:family="table-column">
      <style:table-column-properties fo:break-before="auto" style:column-width="3.03mm"/>
    </style:style>
    <style:style style:name="co45" style:family="table-column">
      <style:table-column-properties fo:break-before="auto" style:column-width="6.42mm"/>
    </style:style>
    <style:style style:name="co46" style:family="table-column">
      <style:table-column-properties fo:break-before="auto" style:column-width="18.8mm"/>
    </style:style>
    <style:style style:name="co47" style:family="table-column">
      <style:table-column-properties fo:break-before="auto" style:column-width="18.57mm"/>
    </style:style>
    <style:style style:name="co48" style:family="table-column">
      <style:table-column-properties fo:break-before="auto" style:column-width="18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3P0" style:volatile="true">
      <number:currency-symbol number:language="en" number:country="NZ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NZ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/>
    <style:style style:name="ce100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bold" style:font-size-asian="10pt" style:font-style-asian="normal" style:font-weight-asian="bold" style:font-name-complex="ariel" style:font-size-complex="10pt" style:font-style-complex="normal" style:font-weight-complex="bold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9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4" style:family="table-cell" style:parent-style-name="Default" style:data-style-name="N113">
      <style:table-cell-properties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84" style:family="table-cell" style:parent-style-name="Default">
      <style:table-cell-properties fo:border-bottom="none" fo:border-left="0.06pt solid #000000" fo:border-right="none" fo:border-top="0.06pt solid #000000"/>
    </style:style>
    <style:style style:name="ce99" style:family="table-cell" style:parent-style-name="Default" style:data-style-name="N113">
      <style:table-cell-properties fo:border-bottom="0.06pt solid #000000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5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10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05" style:family="table-cell" style:parent-style-name="Default">
      <style:table-cell-properties fo:border-bottom="none" fo:border-left="none" fo:border-right="none" fo:border-top="0.06pt solid #000000"/>
    </style:style>
    <style:style style:name="ce106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08" style:family="table-cell" style:parent-style-name="Default" style:data-style-name="N113">
      <style:table-cell-properties fo:border-bottom="0.06pt solid #00000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bold" style:font-size-asian="10pt" style:font-style-asian="normal" style:font-weight-asian="bold" style:font-name-complex="ariel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ce118" style:family="table-cell" style:parent-style-name="Default" style:data-style-name="N121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9pt" style:font-size-asian="9pt" style:font-size-complex="9pt"/>
    </style:style>
    <style:style style:name="ce120" style:family="table-cell" style:parent-style-name="Default" style:data-style-name="N113">
      <style:table-cell-properties fo:border-bottom="none" style:text-align-source="fix" style:repeat-content="false" fo:border-left="none" fo:border-right="0.06pt solid #000000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12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</style:style>
    <style:style style:name="ce17" style:family="table-cell" style:parent-style-name="Default" style:data-style-name="N12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18" style:family="table-cell" style:parent-style-name="Default" style:data-style-name="N121">
      <style:table-cell-properties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121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12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</style:style>
    <style:style style:name="ce129" style:family="table-cell" style:parent-style-name="Default" style:data-style-name="N121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ize="9pt" style:font-size-asian="9pt" style:font-size-complex="9pt"/>
    </style:style>
    <style:style style:name="ce131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132" style:family="table-cell" style:parent-style-name="Default" style:data-style-name="N121">
      <style:table-cell-properties fo:border-bottom="none" style:text-align-source="fix" style:repeat-content="false" fo:border-left="none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0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</style:style>
    <style:style style:name="ce123" style:family="table-cell" style:parent-style-name="Default">
      <style:table-cell-properties fo:border-bottom="none" fo:background-color="#ff7b59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norma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124" style:family="table-cell" style:parent-style-name="Default">
      <style:table-cell-properties fo:border-bottom="none" fo:border-left="0.06pt solid #000000" fo:border-right="none" fo:border-top="none"/>
    </style:style>
    <style:style style:name="ce137" style:family="table-cell" style:parent-style-name="Default" style:data-style-name="N10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size="9pt" style:font-size-asian="9pt" style:font-size-complex="9pt"/>
    </style:style>
    <style:style style:name="ce138" style:family="table-cell" style:parent-style-name="Default" style:data-style-name="N104">
      <style:table-cell-properties fo:border-bottom="0.06pt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140" style:family="table-cell" style:parent-style-name="Default" style:data-style-name="N135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9pt" style:font-size-asian="9pt" style:font-size-complex="9pt"/>
    </style:style>
    <style:style style:name="ce141" style:family="table-cell" style:parent-style-name="Default" style:data-style-name="N12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42" style:family="table-cell" style:parent-style-name="Default" style:data-style-name="N12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43" style:family="table-cell" style:parent-style-name="Default">
      <style:table-cell-properties fo:border-bottom="0.06pt solid #000000" fo:border-left="0.06pt solid #000000" fo:border-right="none" fo:border-top="none"/>
    </style:style>
    <style:style style:name="ce25" style:family="table-cell" style:parent-style-name="Default" style:data-style-name="N103">
      <style:table-cell-properties fo:border-bottom="none" fo:background-color="#e0c2cd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145" style:family="table-cell" style:parent-style-name="Default">
      <style:table-cell-properties fo:border-bottom="none" fo:background-color="#e0c2cd" style:text-align-source="fix" style:repeat-content="false" fo:border-left="none" fo:border-right="none" style:rotation-align="none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133" style:family="table-cell" style:parent-style-name="Default">
      <style:table-cell-properties fo:border-bottom="none" fo:background-color="#3465a4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norma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150" style:family="table-cell" style:parent-style-name="Default" style:data-style-name="N104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9pt" style:font-size-asian="9pt" style:font-size-complex="9pt"/>
    </style:style>
    <style:style style:name="ce151" style:family="table-cell" style:parent-style-name="Default" style:data-style-name="N104">
      <style:table-cell-properties fo:border-bottom="0.06pt solid #000000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4" style:family="table-cell" style:parent-style-name="Default" style:data-style-name="N135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ize="9pt" style:font-size-asian="9pt" style:font-size-complex="9pt"/>
    </style:style>
    <style:style style:name="ce158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59" style:family="table-cell" style:parent-style-name="Default" style:data-style-name="N103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160" style:family="table-cell" style:parent-style-name="Default" style:data-style-name="N103">
      <style:table-cell-properties fo:background-color="#cc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161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</style:style>
    <style:style style:name="ce139" style:family="table-cell" style:parent-style-name="Default">
      <style:table-cell-properties fo:border-bottom="none" fo:background-color="#ffff38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norma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154" style:family="table-cell" style:parent-style-name="Default">
      <style:table-cell-properties fo:border-bottom="none" fo:border-left="none" fo:border-right="0.06pt solid #000000" fo:border-top="none"/>
    </style:style>
    <style:style style:name="ce169" style:family="table-cell" style:parent-style-name="Default" style:data-style-name="N104">
      <style:table-cell-properties fo:border-bottom="none" fo:background-color="#ccffcc" style:text-align-source="fix" style:repeat-content="false" fo:border-left="none" fo:border-right="none" fo:border-top="0.06pt solid #000000"/>
      <style:paragraph-properties fo:text-align="center" fo:margin-left="0mm"/>
      <style:text-properties fo:font-size="9pt" style:font-size-asian="9pt" style:font-size-complex="9pt"/>
    </style:style>
    <style:style style:name="ce170" style:family="table-cell" style:parent-style-name="Default" style:data-style-name="N104">
      <style:table-cell-properties fo:border-bottom="0.06pt solid #000000" fo:background-color="#ccffcc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171" style:family="table-cell" style:parent-style-name="Default" style:data-style-name="N135">
      <style:table-cell-properties fo:border-bottom="0.06pt solid #000000" fo:background-color="#ffa6a6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9pt" style:font-size-asian="9pt" style:font-size-complex="9pt"/>
    </style:style>
    <style:style style:name="ce173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74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75" style:family="table-cell" style:parent-style-name="Default">
      <style:table-cell-properties fo:border-bottom="0.06pt solid #000000" fo:border-left="none" fo:border-right="0.06pt solid #000000" fo:border-top="none"/>
    </style:style>
    <style:style style:name="ce39" style:family="table-cell" style:parent-style-name="Default" style:data-style-name="N103">
      <style:table-cell-properties fo:border-bottom="none" fo:background-color="#ccffcc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40" style:family="table-cell" style:parent-style-name="Default" style:data-style-name="N103">
      <style:table-cell-properties fo:border-bottom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179" style:family="table-cell" style:parent-style-name="Default">
      <style:table-cell-properties fo:border-bottom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146" style:family="table-cell" style:parent-style-name="Default">
      <style:table-cell-properties fo:border-bottom="none" fo:background-color="#ff860d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norma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44" style:family="table-cell" style:parent-style-name="Default" style:data-style-name="N135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size="9pt" style:font-size-asian="9pt" style:font-size-complex="9pt"/>
    </style:style>
    <style:style style:name="ce185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86" style:family="table-cell" style:parent-style-name="Default" style:data-style-name="N122">
      <style:table-cell-properties style:text-align-source="fix" style:repeat-content="false"/>
      <style:paragraph-properties fo:text-align="center" fo:margin-left="0mm"/>
    </style:style>
    <style:style style:name="ce45" style:family="table-cell" style:parent-style-name="Default" style:data-style-name="N120">
      <style:table-cell-properties fo:border-bottom="none" fo:background-color="#e0c2cd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188" style:family="table-cell" style:parent-style-name="Default" style:data-style-name="N120">
      <style:table-cell-properties fo:background-color="#e0c2cd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153" style:family="table-cell" style:parent-style-name="Default">
      <style:table-cell-properties fo:border-bottom="none" fo:background-color="#3faf46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norma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190" style:family="table-cell" style:parent-style-name="Default" style:data-style-name="N104">
      <style:table-cell-properties fo:border-bottom="none" fo:background-color="#ffa6a6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9pt" style:font-size-asian="9pt" style:font-size-complex="9pt"/>
    </style:style>
    <style:style style:name="ce192" style:family="table-cell" style:parent-style-name="Default" style:data-style-name="N104">
      <style:table-cell-properties fo:border-bottom="0.06pt solid #000000" fo:background-color="#ffa6a6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50" style:family="table-cell" style:parent-style-name="Default" style:data-style-name="N134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ize="9pt" style:font-size-asian="9pt" style:font-size-complex="9pt"/>
    </style:style>
    <style:style style:name="ce51" style:family="table-cell" style:parent-style-name="Default" style:data-style-name="N120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56" style:family="table-cell" style:parent-style-name="Default" style:data-style-name="N120">
      <style:table-cell-properties fo:border-bottom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52" style:family="table-cell" style:parent-style-name="Default" style:data-style-name="N120">
      <style:table-cell-properties fo:border-bottom="none" fo:background-color="#ccffff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53" style:family="table-cell" style:parent-style-name="Default" style:data-style-name="N120">
      <style:table-cell-properties fo:border-bottom="0.06pt solid #000000" fo:background-color="#ccffff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164" style:family="table-cell" style:parent-style-name="Default">
      <style:table-cell-properties fo:border-bottom="none" fo:background-color="#ffff38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norma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200" style:family="table-cell" style:parent-style-name="Default" style:data-style-name="N134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mm"/>
      <style:text-properties fo:font-size="9pt" style:font-size-asian="9pt" style:font-size-complex="9pt"/>
    </style:style>
    <style:style style:name="ce55" style:family="table-cell" style:parent-style-name="Default" style:data-style-name="N120">
      <style:table-cell-properties fo:border-bottom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55" style:family="table-cell" style:parent-style-name="Default">
      <style:table-cell-properties fo:background-color="#cc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56" style:family="table-cell" style:parent-style-name="Default">
      <style:table-cell-properties fo:background-color="#ccff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57" style:family="table-cell" style:parent-style-name="Default">
      <style:table-cell-properties fo:background-color="#bf819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76" style:family="table-cell" style:parent-style-name="Default">
      <style:table-cell-properties fo:border-bottom="none" fo:background-color="#b47804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norma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208" style:family="table-cell" style:parent-style-name="Default" style:data-style-name="N10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9pt" style:font-size-asian="9pt" style:font-size-complex="9pt"/>
    </style:style>
    <style:style style:name="ce209" style:family="table-cell" style:parent-style-name="Default" style:data-style-name="N104">
      <style:table-cell-properties fo:border-bottom="0.06pt solid #000000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57" style:family="table-cell" style:parent-style-name="Default" style:data-style-name="N120">
      <style:table-cell-properties fo:border-bottom="none" fo:background-color="#ccffff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58" style:family="table-cell" style:parent-style-name="Default" style:data-style-name="N120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59" style:family="table-cell" style:parent-style-name="Default" style:data-style-name="N120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180" style:family="table-cell" style:parent-style-name="Default">
      <style:table-cell-properties fo:border-bottom="none" fo:background-color="#069a2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norma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216" style:family="table-cell" style:parent-style-name="Default" style:data-style-name="N104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mm"/>
      <style:text-properties fo:font-size="9pt" style:font-size-asian="9pt" style:font-size-complex="9pt"/>
    </style:style>
    <style:style style:name="ce217" style:family="table-cell" style:parent-style-name="Default" style:data-style-name="N135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mm"/>
      <style:text-properties fo:font-size="9pt" style:font-size-asian="9pt" style:font-size-complex="9pt"/>
    </style:style>
    <style:style style:name="ce61" style:family="table-cell" style:parent-style-name="Default" style:data-style-name="N120">
      <style:table-cell-properties fo:border-bottom="none" fo:background-color="#ccffff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62" style:family="table-cell" style:parent-style-name="Default" style:data-style-name="N120">
      <style:table-cell-properties fo:border-bottom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63" style:family="table-cell" style:parent-style-name="Default" style:data-style-name="N120">
      <style:table-cell-properties fo:border-bottom="0.06pt solid #000000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165" style:family="table-cell" style:parent-style-name="Default">
      <style:table-cell-properties fo:background-color="#cc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66" style:family="table-cell" style:parent-style-name="Default">
      <style:table-cell-properties fo:background-color="#ccff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67" style:family="table-cell" style:parent-style-name="Default">
      <style:table-cell-properties fo:background-color="#bf819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4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</style:style>
    <style:style style:name="ce191" style:family="table-cell" style:parent-style-name="Default">
      <style:table-cell-properties fo:border-bottom="none" fo:background-color="#729fcf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norma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249" style:family="table-cell" style:parent-style-name="Default">
      <style:table-cell-properties fo:border-bottom="none" fo:border-left="0.06pt solid #000000" fo:border-right="0.06pt solid #000000" fo:border-top="none"/>
    </style:style>
    <style:style style:name="ce434" style:family="table-cell" style:parent-style-name="Default" style:data-style-name="N104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435" style:family="table-cell" style:parent-style-name="Default" style:data-style-name="N135">
      <style:table-cell-properties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436" style:family="table-cell" style:parent-style-name="Default" style:data-style-name="N12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437" style:family="table-cell" style:parent-style-name="Default" style:data-style-name="N12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8" style:family="table-cell" style:parent-style-name="Default" style:data-style-name="N120">
      <style:table-cell-properties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69" style:family="table-cell" style:parent-style-name="Default" style:data-style-name="N120">
      <style:table-cell-properties fo:border-bottom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70" style:family="table-cell" style:parent-style-name="Default" style:data-style-name="N120">
      <style:table-cell-properties fo:border-bottom="0.06pt solid #000000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197" style:family="table-cell" style:parent-style-name="Default">
      <style:table-cell-properties fo:background-color="#7b3d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norma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44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norma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74" style:family="table-cell" style:parent-style-name="Default" style:data-style-name="N12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75" style:family="table-cell" style:parent-style-name="Default" style:data-style-name="N120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03" style:family="table-cell" style:parent-style-name="Default">
      <style:table-cell-properties fo:border-bottom="none" fo:background-color="#729fcf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norma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38" style:family="table-cell" style:parent-style-name="Default" style:data-style-name="N135">
      <style:table-cell-properties fo:border-bottom="0.06pt solid #000000" fo:background-color="#ffa6a6" style:text-align-source="fix" style:repeat-content="false" fo:border-left="none" fo:border-right="none" fo:border-top="0.06pt solid #000000"/>
      <style:paragraph-properties fo:text-align="center" fo:margin-left="0mm"/>
      <style:text-properties fo:font-size="9pt" style:font-size-asian="9pt" style:font-size-complex="9pt"/>
    </style:style>
    <style:style style:name="ce181" style:family="table-cell" style:parent-style-name="Default">
      <style:table-cell-properties fo:background-color="#ffa6a6"/>
    </style:style>
    <style:style style:name="ce182" style:family="table-cell" style:parent-style-name="Default">
      <style:table-cell-properties fo:background-color="#ccffcc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52" style:family="table-cell" style:parent-style-name="Default" style:data-style-name="N104">
      <style:table-cell-properties fo:border-bottom="0.06pt solid #000000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1" style:family="table-cell" style:parent-style-name="Default" style:data-style-name="N103">
      <style:table-cell-properties fo:border-bottom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10" style:family="table-cell" style:parent-style-name="Default">
      <style:table-cell-properties fo:border-bottom="none" fo:background-color="#b47804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norma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455" style:family="table-cell" style:parent-style-name="Default" style:data-style-name="N135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mm"/>
      <style:text-properties fo:font-size="9pt" style:font-size-asian="9pt" style:font-size-complex="9pt"/>
    </style:style>
    <style:style style:name="ce8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14" style:family="table-cell" style:parent-style-name="Default">
      <style:table-cell-properties fo:border-bottom="none" fo:background-color="#e8a202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norma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458" style:family="table-cell" style:parent-style-name="Default" style:data-style-name="N104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459" style:family="table-cell" style:parent-style-name="Default" style:data-style-name="N135">
      <style:table-cell-properties fo:border-bottom="0.06pt solid #000000" fo:background-color="#ccffcc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9pt" style:font-size-asian="9pt" style:font-size-complex="9pt"/>
    </style:style>
    <style:style style:name="ce460" style:family="table-cell" style:parent-style-name="Default" style:data-style-name="N103">
      <style:table-cell-properties fo:border-bottom="none" fo:background-color="#ccffff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461" style:family="table-cell" style:parent-style-name="Default">
      <style:table-cell-properties fo:border-bottom="none" fo:background-color="#ccffcc" style:text-align-source="fix" style:repeat-content="false" fo:border-left="none" fo:border-right="none" style:rotation-align="none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20" style:family="table-cell" style:parent-style-name="Default">
      <style:table-cell-properties fo:border-bottom="none" fo:background-color="#bbe33d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norma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463" style:family="table-cell" style:parent-style-name="Default" style:data-style-name="N120">
      <style:table-cell-properties fo:background-color="#cc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22" style:family="table-cell" style:parent-style-name="Default">
      <style:table-cell-properties fo:border-bottom="none" fo:background-color="#481d32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norma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89" style:family="table-cell" style:parent-style-name="Default" style:data-style-name="N135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9pt" style:font-size-asian="9pt" style:font-size-complex="9pt"/>
    </style:style>
    <style:style style:name="ce85" style:family="table-cell" style:parent-style-name="Default" style:data-style-name="N120">
      <style:table-cell-properties fo:border-bottom="none" fo:background-color="#ccffcc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25" style:family="table-cell" style:parent-style-name="Default">
      <style:table-cell-properties fo:border-bottom="none" fo:background-color="#55215b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norma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470" style:family="table-cell" style:parent-style-name="Default" style:data-style-name="N104">
      <style:table-cell-properties fo:border-bottom="none" fo:background-color="#ccffcc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9pt" style:font-size-asian="9pt" style:font-size-complex="9pt"/>
    </style:style>
    <style:style style:name="ce471" style:family="table-cell" style:parent-style-name="Default" style:data-style-name="N104">
      <style:table-cell-properties fo:border-bottom="0.06pt solid #000000" fo:background-color="#ccffcc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472" style:family="table-cell" style:parent-style-name="Default" style:data-style-name="N120">
      <style:table-cell-properties fo:border-bottom="none" fo:background-color="#ccffff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29" style:family="table-cell" style:parent-style-name="Default">
      <style:table-cell-properties fo:background-color="#e8a202"/>
    </style:style>
    <style:style style:name="ce230" style:family="table-cell" style:parent-style-name="Default" style:data-style-name="N120">
      <style:table-cell-properties fo:background-color="#ffdbb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9211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31" style:family="table-cell" style:parent-style-name="Default" style:data-style-name="N120">
      <style:table-cell-properties fo:background-color="#ffdbb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32" style:family="table-cell" style:parent-style-name="Default">
      <style:table-cell-properties fo:background-color="#55215b" style:text-align-source="fix" style:repeat-content="false"/>
      <style:paragraph-properties fo:text-align="start" fo:margin-left="0mm"/>
    </style:style>
    <style:style style:name="ce233" style:family="table-cell" style:parent-style-name="Default">
      <style:table-cell-properties fo:background-color="#55215b"/>
    </style:style>
    <style:style style:name="ce478" style:family="table-cell" style:parent-style-name="Default" style:data-style-name="N104"/>
    <style:style style:name="ce236" style:family="table-cell" style:parent-style-name="Default" style:data-style-name="N120">
      <style:table-cell-properties fo:background-color="#e8a20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37" style:family="table-cell" style:parent-style-name="Default" style:data-style-name="N120">
      <style:table-cell-properties fo:background-color="#55215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13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50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51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52" style:family="table-cell" style:parent-style-name="Default" style:data-style-name="N125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5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55" style:family="table-cell" style:parent-style-name="Default">
      <style:table-cell-properties fo:border-bottom="1.76pt solid #000000" fo:background-color="#33cccc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56" style:family="table-cell" style:parent-style-name="Default">
      <style:table-cell-properties fo:background-color="#99ccff" style:rotation-align="none"/>
    </style:style>
    <style:style style:name="ce257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58" style:family="table-cell" style:parent-style-name="Default">
      <style:table-cell-properties fo:border-bottom="1.76pt solid #000000" fo:background-color="#33cc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bold" style:font-size-asian="9pt" style:font-style-asian="normal" style:font-weight-asian="bold" style:font-name-complex="ariel" style:font-size-complex="9pt" style:font-style-complex="normal" style:font-weight-complex="bold"/>
    </style:style>
    <style:style style:name="ce259" style:family="table-cell" style:parent-style-name="Default">
      <style:table-cell-properties style:text-align-source="fix" style:repeat-content="false"/>
      <style:paragraph-properties fo:text-align="end" fo:margin-left="0mm"/>
      <style:text-properties fo:font-size="9pt" style:font-size-asian="9pt" style:font-size-complex="9pt"/>
    </style:style>
    <style:style style:name="ce260" style:family="table-cell" style:parent-style-name="Default" style:data-style-name="N126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61" style:family="table-cell" style:parent-style-name="Default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62" style:family="table-cell" style:parent-style-name="Default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63" style:family="table-cell" style:parent-style-name="Default">
      <style:table-cell-properties fo:border-bottom="1.76pt solid #000000" fo:background-color="#33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bold" style:font-size-asian="9pt" style:font-style-asian="normal" style:font-weight-asian="bold" style:font-name-complex="ariel" style:font-size-complex="9pt" style:font-style-complex="normal" style:font-weight-complex="bold"/>
    </style:style>
    <style:style style:name="ce2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size="9pt" style:font-size-asian="9pt" style:font-size-complex="9pt"/>
    </style:style>
    <style:style style:name="ce266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67" style:family="table-cell" style:parent-style-name="Default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68" style:family="table-cell" style:parent-style-name="Default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69" style:family="table-cell" style:parent-style-name="Default">
      <style:table-cell-properties fo:border-bottom="0.74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7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71" style:family="table-cell" style:parent-style-name="Default" style:data-style-name="N133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8pt" fo:font-style="normal" fo:text-shadow="none" style:text-underline-style="none" fo:font-weight="normal" style:font-size-asian="8pt" style:font-style-asian="normal" style:font-weight-asian="normal" style:font-name-complex="ariel" style:font-size-complex="8pt" style:font-style-complex="normal" style:font-weight-complex="normal"/>
    </style:style>
    <style:style style:name="ce272" style:family="table-cell" style:parent-style-name="Default" style:data-style-name="N121">
      <style:table-cell-properties fo:border-bottom="none" style:diagonal-bl-tr="none" style:diagonal-tl-br="none" fo:border-left="none" fo:border-right="0.74pt solid #000000" style:rotation-align="none" fo:border-top="0.74pt solid #000000"/>
      <style:text-properties fo:font-size="9pt" style:font-size-asian="9pt" style:font-size-complex="9pt"/>
    </style:style>
    <style:style style:name="ce273" style:family="table-cell" style:parent-style-name="Default" style:data-style-name="N121">
      <style:table-cell-properties fo:border-bottom="none" style:diagonal-bl-tr="none" style:diagonal-tl-br="none" fo:border-left="none" fo:border-right="0.74pt solid #000000" style:rotation-align="none" fo:border-top="none"/>
      <style:text-properties fo:font-size="9pt" style:font-size-asian="9pt" style:font-size-complex="9pt"/>
    </style:style>
    <style:style style:name="ce274" style:family="table-cell" style:parent-style-name="Default" style:data-style-name="N121">
      <style:table-cell-properties fo:border-bottom="none" style:diagonal-bl-tr="none" style:diagonal-tl-br="none" fo:border-left="none" fo:border-right="0.74pt solid #000000" style:rotation-align="none" fo:border-top="none"/>
      <style:text-properties fo:font-size="9pt" fo:font-weight="bold" style:font-size-asian="9pt" style:font-weight-asian="bold" style:font-size-complex="9pt" style:font-weight-complex="bold"/>
    </style:style>
    <style:style style:name="ce275" style:family="table-cell" style:parent-style-name="Default" style:data-style-name="N121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fo:font-size="9pt" fo:font-weight="bold" style:font-size-asian="9pt" style:font-weight-asian="bold" style:font-size-complex="9pt" style:font-weight-complex="bold"/>
    </style:style>
    <style:style style:name="ce276" style:family="table-cell" style:parent-style-name="Default" style:data-style-name="N121">
      <style:table-cell-properties fo:border-bottom="1.76pt solid #000000" fo:background-color="#33cccc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bold" style:font-size-asian="9pt" style:font-style-asian="normal" style:font-weight-asian="bold" style:font-name-complex="ariel" style:font-size-complex="9pt" style:font-style-complex="normal" style:font-weight-complex="bold"/>
    </style:style>
    <style:style style:name="ce277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78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79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80" style:family="table-cell" style:parent-style-name="Default" style:data-style-name="N12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81" style:family="table-cell" style:parent-style-name="Default" style:data-style-name="N12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bold" style:font-size-asian="9pt" style:font-style-asian="normal" style:font-weight-asian="bold" style:font-name-complex="ariel" style:font-size-complex="9pt" style:font-style-complex="normal" style:font-weight-complex="bold"/>
    </style:style>
    <style:style style:name="ce282" style:family="table-cell" style:parent-style-name="Default" style:data-style-name="N12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83" style:family="table-cell" style:parent-style-name="Default" style:data-style-name="N12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85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font-size="9pt" style:font-size-asian="9pt" style:font-size-complex="9pt"/>
    </style:style>
    <style:style style:name="ce286" style:family="table-cell" style:parent-style-name="Default">
      <style:table-cell-properties fo:border-bottom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87" style:family="table-cell" style:parent-style-name="Default">
      <style:table-cell-properties fo:border-bottom="none" fo:background-color="transparent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88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89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290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91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92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bold" style:font-size-asian="10pt" style:font-style-asian="normal" style:font-weight-asian="bold" style:font-name-complex="ariel" style:font-size-complex="10pt" style:font-style-complex="normal" style:font-weight-complex="bold"/>
    </style:style>
    <style:style style:name="ce29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94" style:family="table-cell" style:parent-style-name="Default">
      <style:table-cell-properties fo:background-color="#99cc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295" style:family="table-cell" style:parent-style-name="Default" style:data-style-name="N124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8pt" fo:font-style="normal" fo:text-shadow="none" style:text-underline-style="none" fo:font-weight="normal" style:font-size-asian="8pt" style:font-style-asian="normal" style:font-weight-asian="normal" style:font-name-complex="ariel" style:font-size-complex="8pt" style:font-style-complex="normal" style:font-weight-complex="normal"/>
    </style:style>
    <style:style style:name="ce296" style:family="table-cell" style:parent-style-name="Default" style:data-style-name="N133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el" fo:font-size="8pt" fo:font-style="normal" fo:text-shadow="none" style:text-underline-style="none" fo:font-weight="normal" style:font-size-asian="8pt" style:font-style-asian="normal" style:font-weight-asian="normal" style:font-name-complex="ariel" style:font-size-complex="8pt" style:font-style-complex="normal" style:font-weight-complex="normal"/>
    </style:style>
    <style:style style:name="ce297" style:family="table-cell" style:parent-style-name="Default">
      <style:table-cell-properties fo:border-bottom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98" style:family="table-cell" style:parent-style-name="Default" style:data-style-name="N113">
      <style:table-cell-properties fo:border-bottom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299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0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bold" style:font-size-asian="9pt" style:font-style-asian="normal" style:font-weight-asian="bold" style:font-name-complex="ariel" style:font-size-complex="9pt" style:font-style-complex="normal" style:font-weight-complex="bold"/>
    </style:style>
    <style:style style:name="ce30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0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04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0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bold" style:font-size-asian="10pt" style:font-style-asian="normal" style:font-weight-asian="bold" style:font-name-complex="ariel" style:font-size-complex="10pt" style:font-style-complex="normal" style:font-weight-complex="bold"/>
    </style:style>
    <style:style style:name="ce306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normal" style:font-weight-asian="normal" style:font-weight-complex="normal"/>
    </style:style>
    <style:style style:name="ce307" style:family="table-cell" style:parent-style-name="Default" style:data-style-name="N124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8pt" fo:font-style="normal" fo:text-shadow="none" style:text-underline-style="none" fo:font-weight="normal" style:font-size-asian="8pt" style:font-style-asian="normal" style:font-weight-asian="normal" style:font-name-complex="ariel" style:font-size-complex="8pt" style:font-style-complex="normal" style:font-weight-complex="normal"/>
    </style:style>
    <style:style style:name="ce308" style:family="table-cell" style:parent-style-name="Default" style:data-style-name="N113">
      <style:table-cell-properties fo:border-bottom="none" fo:background-color="#cccccc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09" style:family="table-cell" style:parent-style-name="Default" style:data-style-name="N120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10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11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312" style:family="table-cell" style:parent-style-name="Default" style:data-style-name="N134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8pt" fo:font-style="normal" fo:text-shadow="none" style:text-underline-style="none" fo:font-weight="bold" style:font-size-asian="8pt" style:font-style-asian="normal" style:font-weight-asian="bold" style:font-name-complex="ariel" style:font-size-complex="8pt" style:font-style-complex="normal" style:font-weight-complex="bold"/>
    </style:style>
    <style:style style:name="ce313" style:family="table-cell" style:parent-style-name="Default" style:data-style-name="N11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14" style:family="table-cell" style:parent-style-name="Default" style:data-style-name="N11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316" style:family="table-cell" style:parent-style-name="Default" style:data-style-name="N135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8pt" fo:font-style="normal" fo:text-shadow="none" style:text-underline-style="none" fo:font-weight="bold" style:font-size-asian="8pt" style:font-style-asian="normal" style:font-weight-asian="bold" style:font-name-complex="ariel" style:font-size-complex="8pt" style:font-style-complex="normal" style:font-weight-complex="bold"/>
    </style:style>
    <style:style style:name="ce317" style:family="table-cell" style:parent-style-name="Default" style:data-style-name="N133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8pt" fo:font-style="normal" fo:text-shadow="none" style:text-underline-style="none" fo:font-weight="normal" style:font-size-asian="8pt" style:font-style-asian="normal" style:font-weight-asian="normal" style:font-name-complex="ariel" style:font-size-complex="8pt" style:font-style-complex="normal" style:font-weight-complex="normal"/>
    </style:style>
    <style:style style:name="ce318" style:family="table-cell" style:parent-style-name="Default" style:data-style-name="N113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19" style:family="table-cell" style:parent-style-name="Default">
      <style:table-cell-properties fo:border-bottom="0.99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20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mm" style:writing-mode="page"/>
    </style:style>
    <style:style style:name="ce321" style:family="table-cell" style:parent-style-name="Default" style:data-style-name="N120">
      <style:table-cell-properties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22" style:family="table-cell" style:parent-style-name="Default" style:data-style-name="N120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23" style:family="table-cell" style:parent-style-name="Default" style:data-style-name="N12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24" style:family="table-cell" style:parent-style-name="Default" style:data-style-name="N113">
      <style:table-cell-properties fo:background-color="#bf819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bold" style:font-size-asian="9pt" style:font-style-asian="normal" style:font-weight-asian="bold" style:font-name-complex="ariel" style:font-size-complex="9pt" style:font-style-complex="normal" style:font-weight-complex="bold"/>
    </style:style>
    <style:style style:name="ce325" style:family="table-cell" style:parent-style-name="Default" style:data-style-name="N11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2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style:font-name="ariel" fo:font-size="9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9pt" style:language-asian="zh" style:country-asian="CN" style:font-style-asian="normal" style:font-weight-asian="normal" style:font-name-complex="arie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 style:data-style-name="N103">
      <style:table-cell-properties style:text-align-source="fix" style:repeat-content="false" fo:background-color="transparent" fo:border="non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28" style:family="table-cell" style:parent-style-name="Default" style:data-style-name="N12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29" style:family="table-cell" style:parent-style-name="Default" style:data-style-name="N113">
      <style:table-cell-properties fo:background-color="#bf819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bold" style:font-size-asian="9pt" style:font-style-asian="normal" style:font-weight-asian="bold" style:font-name-complex="ariel" style:font-size-complex="9pt" style:font-style-complex="normal" style:font-weight-complex="bold"/>
    </style:style>
    <style:style style:name="ce330" style:family="table-cell" style:parent-style-name="Default" style:data-style-name="N103">
      <style:table-cell-properties fo:background-color="#cccccc" style:text-align-source="fix" style:repeat-content="false" fo:border="non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31" style:family="table-cell" style:parent-style-name="Default" style:data-style-name="N120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bold" style:font-size-asian="9pt" style:font-style-asian="normal" style:font-weight-asian="bold" style:font-name-complex="ariel" style:font-size-complex="9pt" style:font-style-complex="normal" style:font-weight-complex="bold"/>
    </style:style>
    <style:style style:name="ce332" style:family="table-cell" style:parent-style-name="Default" style:data-style-name="N103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9pt" style:font-size-asian="9pt" style:font-size-complex="9pt"/>
    </style:style>
    <style:style style:name="ce333" style:family="table-cell" style:parent-style-name="Default" style:data-style-name="N120">
      <style:table-cell-properties fo:background-color="#bf819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bold" style:font-size-asian="9pt" style:font-style-asian="normal" style:font-weight-asian="bold" style:font-name-complex="ariel" style:font-size-complex="9pt" style:font-style-complex="normal" style:font-weight-complex="bold"/>
    </style:style>
    <style:style style:name="ce334" style:family="table-cell" style:parent-style-name="Default" style:data-style-name="N120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bold" style:font-size-asian="9pt" style:font-style-asian="normal" style:font-weight-asian="bold" style:font-name-complex="ariel" style:font-size-complex="9pt" style:font-style-complex="normal" style:font-weight-complex="bold"/>
    </style:style>
    <style:style style:name="ce335" style:family="table-cell" style:parent-style-name="Default" style:data-style-name="N10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36" style:family="table-cell" style:parent-style-name="Default" style:data-style-name="N10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3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338" style:family="table-cell" style:parent-style-name="Default" style:data-style-name="N120">
      <style:table-cell-properties style:rotation-align="none"/>
    </style:style>
    <style:style style:name="ce339" style:family="table-cell" style:parent-style-name="Default" style:data-style-name="N120">
      <style:table-cell-properties fo:background-color="#bf819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40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41" style:family="table-cell" style:parent-style-name="Default" style:data-style-name="N115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8pt" fo:font-style="normal" fo:text-shadow="none" style:text-underline-style="none" fo:font-weight="normal" style:font-size-asian="8pt" style:font-style-asian="normal" style:font-weight-asian="normal" style:font-name-complex="ariel" style:font-size-complex="8pt" style:font-style-complex="normal" style:font-weight-complex="normal"/>
    </style:style>
    <style:style style:name="ce342" style:family="table-cell" style:parent-style-name="Default" style:data-style-name="N113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43" style:family="table-cell" style:parent-style-name="Default" style:data-style-name="N113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44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345" style:family="table-cell" style:parent-style-name="Default" style:data-style-name="N103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46" style:family="table-cell" style:parent-style-name="Default" style:data-style-name="N133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el" fo:font-size="8pt" fo:font-style="normal" fo:text-shadow="none" style:text-underline-style="none" fo:font-weight="normal" style:font-size-asian="8pt" style:font-style-asian="normal" style:font-weight-asian="normal" style:font-name-complex="ariel" style:font-size-complex="8pt" style:font-style-complex="normal" style:font-weight-complex="normal"/>
    </style:style>
    <style:style style:name="ce347" style:family="table-cell" style:parent-style-name="Default" style:data-style-name="N103">
      <style:table-cell-properties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48" style:family="table-cell" style:parent-style-name="Default" style:data-style-name="N11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405" style:family="table-cell" style:parent-style-name="Default" style:data-style-name="N12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49" style:family="table-cell" style:parent-style-name="Default" style:data-style-name="N14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51" style:family="table-cell" style:parent-style-name="Default" style:data-style-name="N103">
      <style:table-cell-properties style:text-align-source="fix" style:repeat-content="false" fo:border="non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52" style:family="table-cell" style:parent-style-name="Default" style:data-style-name="N103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06pt solid #000000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607" style:family="table-cell" style:parent-style-name="Default" style:data-style-name="N1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53" style:family="table-cell" style:parent-style-name="Default" style:data-style-name="N103">
      <style:table-cell-properties fo:border-bottom="0.99pt solid #000000" fo:background-color="#99ccff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bold" style:font-size-asian="9pt" style:font-style-asian="normal" style:font-weight-asian="bold" style:font-name-complex="ariel" style:font-size-complex="9pt" style:font-style-complex="normal" style:font-weight-complex="bold"/>
    </style:style>
    <style:style style:name="ce355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mm" style:writing-mode="page"/>
    </style:style>
    <style:style style:name="ce356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57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58" style:family="table-cell" style:parent-style-name="Default">
      <style:table-cell-properties fo:border-bottom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59" style:family="table-cell" style:parent-style-name="Default">
      <style:table-cell-properties fo:border-bottom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60" style:family="table-cell" style:parent-style-name="Default" style:data-style-name="N120">
      <style:table-cell-properties fo:border-bottom="none" style:text-align-source="fix" style:repeat-content="false" fo:border-left="none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6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9pt" style:font-size-asian="9pt" style:font-size-complex="9pt"/>
    </style:style>
    <style:style style:name="ce362" style:family="table-cell" style:parent-style-name="Default">
      <style:table-cell-properties fo:border-bottom="0.99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65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63" style:family="table-cell" style:parent-style-name="Default" style:data-style-name="N120">
      <style:table-cell-properties style:text-align-source="fix" style:repeat-content="false" fo:border="non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66" style:family="table-cell" style:parent-style-name="Default">
      <style:table-cell-properties fo:border-bottom="none" fo:border-left="0.99pt solid #000000" fo:border-right="none" fo:border-top="0.99pt solid #000000"/>
    </style:style>
    <style:style style:name="ce367" style:family="table-cell" style:parent-style-name="Default">
      <style:table-cell-properties fo:border-bottom="none" fo:border-left="0.99pt solid #000000" fo:border-right="none" fo:border-top="none"/>
    </style:style>
    <style:style style:name="ce368" style:family="table-cell" style:parent-style-name="Default" style:data-style-name="N113">
      <style:table-cell-properties fo:border-bottom="none" fo:border-left="0.99pt solid #000000" fo:border-right="none" style:rotation-align="none" fo:border-top="non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69" style:family="table-cell" style:parent-style-name="Default">
      <style:table-cell-properties fo:border-bottom="none" fo:border-left="0.99pt solid #000000" fo:border-right="none" style:rotation-align="none" fo:border-top="non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70" style:family="table-cell" style:parent-style-name="Default">
      <style:table-cell-properties fo:border-bottom="none" fo:background-color="transparent" fo:border-left="0.99pt solid #000000" fo:border-right="none" style:rotation-align="none" fo:border-top="non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71" style:family="table-cell" style:parent-style-name="Default">
      <style:table-cell-properties fo:border-bottom="0.99pt solid #000000" fo:border-left="0.99pt solid #000000" fo:border-right="none" fo:border-top="none"/>
    </style:style>
    <style:style style:name="ce372" style:family="table-cell" style:parent-style-name="Default">
      <style:table-cell-properties fo:border-bottom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bold" style:font-size-asian="10pt" style:font-style-asian="normal" style:font-weight-asian="bold" style:font-name-complex="ariel" style:font-size-complex="10pt" style:font-style-complex="normal" style:font-weight-complex="bold"/>
    </style:style>
    <style:style style:name="ce373" style:family="table-cell" style:parent-style-name="Default" style:data-style-name="N113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7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bold" style:font-size-asian="9pt" style:font-style-asian="normal" style:font-weight-asian="bold" style:font-name-complex="ariel" style:font-size-complex="9pt" style:font-style-complex="normal" style:font-weight-complex="bold"/>
    </style:style>
    <style:style style:name="ce375" style:family="table-cell" style:parent-style-name="Excel_20_Built-in_20_Percent" style:data-style-name="N10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76" style:family="table-cell" style:parent-style-name="Default">
      <style:text-properties fo:font-weight="bold" style:font-weight-asian="bold" style:font-weight-complex="bold"/>
    </style:style>
    <style:style style:name="ce377" style:family="table-cell" style:parent-style-name="Default" style:data-style-name="N142">
      <style:table-cell-properties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8pt" fo:font-style="normal" fo:text-shadow="none" style:text-underline-style="none" fo:font-weight="normal" style:font-size-asian="8pt" style:font-style-asian="normal" style:font-weight-asian="normal" style:font-name-complex="ariel" style:font-size-complex="8pt" style:font-style-complex="normal" style:font-weight-complex="normal"/>
    </style:style>
    <style:style style:name="ce378" style:family="table-cell" style:parent-style-name="Default" style:data-style-name="N113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79" style:family="table-cell" style:parent-style-name="Default" style:data-style-name="N135">
      <style:table-cell-properties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8pt" fo:font-style="normal" fo:text-shadow="none" style:text-underline-style="none" fo:font-weight="bold" style:font-size-asian="8pt" style:font-style-asian="normal" style:font-weight-asian="bold" style:font-name-complex="ariel" style:font-size-complex="8pt" style:font-style-complex="normal" style:font-weight-complex="bold"/>
    </style:style>
    <style:style style:name="ce380" style:family="table-cell" style:parent-style-name="Default" style:data-style-name="N133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el" fo:font-size="8pt" fo:font-style="normal" fo:text-shadow="none" style:text-underline-style="none" fo:font-weight="normal" style:font-size-asian="8pt" style:font-style-asian="normal" style:font-weight-asian="normal" style:font-name-complex="ariel" style:font-size-complex="8pt" style:font-style-complex="normal" style:font-weight-complex="normal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mm"/>
    </style:style>
    <style:style style:name="ce38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bold" style:font-size-asian="9pt" style:font-style-asian="normal" style:font-weight-asian="bold" style:font-name-complex="ariel" style:font-size-complex="9pt" style:font-style-complex="normal" style:font-weight-complex="bold"/>
    </style:style>
    <style:style style:name="ce384" style:family="table-cell" style:parent-style-name="Default" style:data-style-name="N103">
      <style:table-cell-properties fo:background-color="#c0c0c0" style:text-align-source="fix" style:repeat-content="false" fo:border="non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85" style:family="table-cell" style:parent-style-name="Default" style:data-style-name="N120">
      <style:table-cell-properties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bold" style:font-size-asian="9pt" style:font-style-asian="normal" style:font-weight-asian="bold" style:font-name-complex="ariel" style:font-size-complex="9pt" style:font-style-complex="normal" style:font-weight-complex="bold"/>
    </style:style>
    <style:style style:name="ce386" style:family="table-cell" style:parent-style-name="Default" style:data-style-name="N103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387" style:family="table-cell" style:parent-style-name="Default" style:data-style-name="N1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9pt" style:font-size-asian="9pt" style:font-size-complex="9pt"/>
    </style:style>
    <style:style style:name="ce388" style:family="table-cell" style:parent-style-name="Default" style:data-style-name="N10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bold" style:font-size-asian="9pt" style:font-style-asian="normal" style:font-weight-asian="bold" style:font-name-complex="ariel" style:font-size-complex="9pt" style:font-style-complex="normal" style:font-weight-complex="bold"/>
    </style:style>
    <style:style style:name="ce389" style:family="table-cell" style:parent-style-name="Default" style:data-style-name="N113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90" style:family="table-cell" style:parent-style-name="Default" style:data-style-name="N11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9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9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9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95" style:family="table-cell" style:parent-style-name="Default">
      <style:table-cell-properties style:diagonal-bl-tr="none" style:diagonal-tl-br="none" fo:border="none" style:rotation-align="none"/>
    </style:style>
    <style:style style:name="ce396" style:family="table-cell" style:parent-style-name="Default" style:data-style-name="N12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9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98" style:family="table-cell" style:parent-style-name="Default" style:data-style-name="N103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399" style:family="table-cell" style:parent-style-name="Default" style:data-style-name="N115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8pt" fo:font-style="normal" fo:text-shadow="none" style:text-underline-style="none" fo:font-weight="normal" style:font-size-asian="8pt" style:font-style-asian="normal" style:font-weight-asian="normal" style:font-name-complex="ariel" style:font-size-complex="8pt" style:font-style-complex="normal" style:font-weight-complex="normal"/>
    </style:style>
    <style:style style:name="ce400" style:family="table-cell" style:parent-style-name="Default" style:data-style-name="N137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8pt" fo:font-style="normal" fo:text-shadow="none" style:text-underline-style="none" fo:font-weight="normal" style:font-size-asian="8pt" style:font-style-asian="normal" style:font-weight-asian="normal" style:font-name-complex="ariel" style:font-size-complex="8pt" style:font-style-complex="normal" style:font-weight-complex="normal"/>
    </style:style>
    <style:style style:name="ce401" style:family="table-cell" style:parent-style-name="Default" style:data-style-name="N135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8pt" fo:font-style="normal" fo:text-shadow="none" style:text-underline-style="none" fo:font-weight="bold" style:font-size-asian="8pt" style:font-style-asian="normal" style:font-weight-asian="bold" style:font-name-complex="ariel" style:font-size-complex="8pt" style:font-style-complex="normal" style:font-weight-complex="bold"/>
    </style:style>
    <style:style style:name="ce402" style:family="table-cell" style:parent-style-name="Default" style:data-style-name="N113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403" style:family="table-cell" style:parent-style-name="Default" style:data-style-name="N120">
      <style:table-cell-properties fo:background-color="#cc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404" style:family="table-cell" style:parent-style-name="Default" style:data-style-name="N10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9pt" style:font-size-asian="9pt" style:font-size-complex="9pt"/>
    </style:style>
    <style:style style:name="ce406" style:family="table-cell" style:parent-style-name="Default" style:data-style-name="N120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bold" style:font-size-asian="9pt" style:font-style-asian="normal" style:font-weight-asian="bold" style:font-name-complex="ariel" style:font-size-complex="9pt" style:font-style-complex="normal" style:font-weight-complex="bold"/>
    </style:style>
    <style:style style:name="ce407" style:family="table-cell" style:parent-style-name="Default" style:data-style-name="N1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9211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408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409" style:family="table-cell" style:parent-style-name="Default" style:data-style-name="N1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410" style:family="table-cell" style:parent-style-name="Default" style:data-style-name="N120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9211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411" style:family="table-cell" style:parent-style-name="Default" style:data-style-name="N103">
      <style:table-cell-properties style:text-align-source="fix" style:repeat-content="false"/>
      <style:paragraph-properties fo:text-align="start" fo:margin-left="0mm"/>
    </style:style>
    <style:style style:name="ce412" style:family="table-cell" style:parent-style-name="Default">
      <style:table-cell-properties style:cell-protect="none" style:print-content="true"/>
    </style:style>
    <style:style style:name="ce413" style:family="table-cell" style:parent-style-name="Default">
      <style:table-cell-properties fo:border-bottom="none" style:cell-protect="none" style:print-content="true" fo:border-left="none" fo:border-right="0.99pt solid #000000" fo:border-top="0.99pt solid #000000"/>
    </style:style>
    <style:style style:name="ce414" style:family="table-cell" style:parent-style-name="Default">
      <style:table-cell-properties fo:border-bottom="none" style:cell-protect="none" style:print-content="true" fo:border-left="none" fo:border-right="0.99pt solid #000000" fo:border-top="none"/>
    </style:style>
    <style:style style:name="ce415" style:family="table-cell" style:parent-style-name="Default">
      <style:table-cell-properties fo:border-bottom="0.99pt solid #000000" style:cell-protect="none" style:print-content="true" fo:border-left="none" fo:border-right="0.99pt solid #000000" fo:border-top="none"/>
    </style:style>
    <style:style style:name="ce416" style:family="table-cell" style:parent-style-name="Default">
      <style:table-cell-properties fo:border-bottom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mm" style:writing-mode="page"/>
    </style:style>
    <style:style style:name="ce417" style:family="table-cell" style:parent-style-name="Default" style:data-style-name="N113">
      <style:table-cell-properties fo:border-bottom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418" style:family="table-cell" style:parent-style-name="Default">
      <style:table-cell-properties fo:border-bottom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419" style:family="table-cell" style:parent-style-name="Default">
      <style:table-cell-properties fo:border-bottom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420" style:family="table-cell" style:parent-style-name="Default">
      <style:table-cell-properties fo:border-bottom="0.99pt solid #000000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421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bold" style:font-size-asian="10pt" style:font-style-asian="normal" style:font-weight-asian="bold" style:font-name-complex="ariel" style:font-size-complex="10pt" style:font-style-complex="normal" style:font-weight-complex="bold"/>
    </style:style>
    <style:style style:name="ce422" style:family="table-cell" style:parent-style-name="Default" style:data-style-name="N147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8pt" fo:font-style="normal" fo:text-shadow="none" style:text-underline-style="none" fo:font-weight="normal" style:font-size-asian="8pt" style:font-style-asian="normal" style:font-weight-asian="normal" style:font-name-complex="ariel" style:font-size-complex="8pt" style:font-style-complex="normal" style:font-weight-complex="normal"/>
    </style:style>
    <style:style style:name="ce4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el" fo:font-size="10pt" fo:font-style="normal" fo:text-shadow="none" style:text-underline-style="none" fo:font-weight="bold" style:font-size-asian="10pt" style:font-style-asian="normal" style:font-weight-asian="bold" style:font-name-complex="ariel" style:font-size-complex="10pt" style:font-style-complex="normal" style:font-weight-complex="bold"/>
    </style:style>
    <style:style style:name="ce424" style:family="table-cell" style:parent-style-name="Default" style:data-style-name="N142">
      <style:table-cell-properties style:text-align-source="fix" style:repeat-content="false"/>
      <style:paragraph-properties fo:text-align="center" fo:margin-left="0mm"/>
    </style:style>
    <style:style style:name="ce425" style:family="table-cell" style:parent-style-name="Default" style:data-style-name="N120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426" style:family="table-cell" style:parent-style-name="Default" style:data-style-name="N11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9211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427" style:family="table-cell" style:parent-style-name="Default" style:data-style-name="N10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428" style:family="table-cell" style:parent-style-name="Default">
      <style:table-cell-properties fo:border-bottom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mm" style:writing-mode="page"/>
    </style:style>
    <style:style style:name="ce429" style:family="table-cell" style:parent-style-name="Default">
      <style:table-cell-properties fo:border-bottom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430" style:family="table-cell" style:parent-style-name="Default">
      <style:table-cell-properties fo:border-bottom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431" style:family="table-cell" style:parent-style-name="Default" style:data-style-name="N113">
      <style:table-cell-properties fo:border-bottom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432" style:family="table-cell" style:parent-style-name="Default">
      <style:table-cell-properties fo:border-bottom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el" fo:font-size="9pt" fo:font-style="normal" fo:text-shadow="none" style:text-underline-style="none" fo:font-weight="normal" style:font-size-asian="9pt" style:font-style-asian="normal" style:font-weight-asian="normal" style:font-name-complex="ariel" style:font-size-complex="9pt" style:font-style-complex="normal" style:font-weight-complex="normal"/>
    </style:style>
    <style:style style:name="ce433" style:family="table-cell" style:parent-style-name="Default">
      <style:table-cell-properties fo:border-bottom="0.99pt solid #000000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ize="18pt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age- Cost Tables &amp; Graphs" table:style-name="ta1">
        <table:shapes>
          <draw:frame draw:z-index="1" draw:style-name="gr1" draw:text-style-name="P1" svg:width="257.52mm" svg:height="166.76mm" svg:x="315.3mm" svg:y="181.58mm">
            <draw:object draw:notify-on-update-of-ranges="'Usage- Cost Tables &amp; Graphs'.D55:'Usage- Cost Tables &amp; Graphs'.D74 'Usage- Cost Tables &amp; Graphs'.E47:'Usage- Cost Tables &amp; Graphs'.E47 'Usage- Cost Tables &amp; Graphs'.E55:'Usage- Cost Tables &amp; Graphs'.E74 'Usage- Cost Tables &amp; Graphs'.F47:'Usage- Cost Tables &amp; Graphs'.F47 'Usage- Cost Tables &amp; Graphs'.F55:'Usage- Cost Tables &amp; Graphs'.F74 'Usage- Cost Tables &amp; Graphs'.G47:'Usage- Cost Tables &amp; Graphs'.G47 'Usage- Cost Tables &amp; Graphs'.G55:'Usage- Cost Tables &amp; Graphs'.G74 'Usage- Cost Tables &amp; Graphs'.H47:'Usage- Cost Tables &amp; Graphs'.H47 'Usage- Cost Tables &amp; Graphs'.H55:'Usage- Cost Tables &amp; Graphs'.H74 'Usage- Cost Tables &amp; Graphs'.I47:'Usage- Cost Tables &amp; Graphs'.I47 'Usage- Cost Tables &amp; Graphs'.I55:'Usage- Cost Tables &amp; Graphs'.I74 'Usage- Cost Tables &amp; Graphs'.J47:'Usage- Cost Tables &amp; Graphs'.J47 'Usage- Cost Tables &amp; Graphs'.J55:'Usage- Cost Tables &amp; Graphs'.J74 'Usage- Cost Tables &amp; Graphs'.K47:'Usage- Cost Tables &amp; Graphs'.K47 'Usage- Cost Tables &amp; Graphs'.K55:'Usage- Cost Tables &amp; Graphs'.K74 'Usage- Cost Tables &amp; Graphs'.L47:'Usage- Cost Tables &amp; Graphs'.L47 'Usage- Cost Tables &amp; Graphs'.L55:'Usage- Cost Tables &amp; Graphs'.L74 'Usage- Cost Tables &amp; Graphs'.M47:'Usage- Cost Tables &amp; Graphs'.M47 'Usage- Cost Tables &amp; Graphs'.M55:'Usage- Cost Tables &amp; Graphs'.M7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Gas Price comparison" draw:style-name="gr1" draw:text-style-name="P1" svg:width="257.22mm" svg:height="155.14mm" svg:x="310.39mm" svg:y="7.74mm">
            <draw:object draw:notify-on-update-of-ranges="'Usage- Cost Tables &amp; Graphs'.D15:'Usage- Cost Tables &amp; Graphs'.D30 'Usage- Cost Tables &amp; Graphs'.E7:'Usage- Cost Tables &amp; Graphs'.E7 'Usage- Cost Tables &amp; Graphs'.E16:'Usage- Cost Tables &amp; Graphs'.E30 'Usage- Cost Tables &amp; Graphs'.F7:'Usage- Cost Tables &amp; Graphs'.F7 'Usage- Cost Tables &amp; Graphs'.F16:'Usage- Cost Tables &amp; Graphs'.F30 'Usage- Cost Tables &amp; Graphs'.G7:'Usage- Cost Tables &amp; Graphs'.G7 'Usage- Cost Tables &amp; Graphs'.G16:'Usage- Cost Tables &amp; Graphs'.G30 'Usage- Cost Tables &amp; Graphs'.H7:'Usage- Cost Tables &amp; Graphs'.H7 'Usage- Cost Tables &amp; Graphs'.H16:'Usage- Cost Tables &amp; Graphs'.H30 'Usage- Cost Tables &amp; Graphs'.I7:'Usage- Cost Tables &amp; Graphs'.I7 'Usage- Cost Tables &amp; Graphs'.I16:'Usage- Cost Tables &amp; Graphs'.I30 'Usage- Cost Tables &amp; Graphs'.K7:'Usage- Cost Tables &amp; Graphs'.K7 'Usage- Cost Tables &amp; Graphs'.K16:'Usage- Cost Tables &amp; Graphs'.K30 'Usage- Cost Tables &amp; Graphs'.L7:'Usage- Cost Tables &amp; Graphs'.L7 'Usage- Cost Tables &amp; Graphs'.L16:'Usage- Cost Tables &amp; Graphs'.L30 'Usage- Cost Tables &amp; Graphs'.M7:'Usage- Cost Tables &amp; Graphs'.M7 'Usage- Cost Tables &amp; Graphs'.M16:'Usage- Cost Tables &amp; Graphs'.M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number-columns-repeated="12" table:default-cell-style-name="Default"/>
        <table:table-column table:style-name="co13" table:number-columns-repeated="994" table:default-cell-style-name="Default"/>
        <table:table-row table:style-name="ro1">
          <table:table-cell table:style-name="ce100" table:number-columns-repeated="3"/>
          <table:table-cell table:style-name="ce111" table:number-columns-repeated="4"/>
          <table:table-cell table:style-name="ce172"/>
          <table:table-cell table:style-name="ce111" table:number-columns-repeated="2"/>
          <table:table-cell table:style-name="ce100" table:number-columns-repeated="1014"/>
        </table:table-row>
        <table:table-row table:style-name="ro1">
          <table:table-cell table:number-columns-repeated="7"/>
          <table:table-cell table:style-name="ce155" office:value-type="string" calcext:value-type="string">
            <text:p><text:s/>cheapest from Supplier</text:p>
          </table:table-cell>
          <table:table-cell table:style-name="ce165"/>
          <table:table-cell/>
          <table:table-cell table:style-name="ce181" office:value-type="string" calcext:value-type="string">
            <text:p><text:s/>highest tariff</text:p>
          </table:table-cell>
          <table:table-cell table:style-name="ce181"/>
          <table:table-cell table:number-columns-repeated="1012"/>
        </table:table-row>
        <table:table-row table:style-name="ro1">
          <table:table-cell/>
          <table:table-cell table:style-name="ce14" office:value-type="string" calcext:value-type="string">
            <text:p>GAS</text:p>
          </table:table-cell>
          <table:table-cell/>
          <table:table-cell table:style-name="ce11" office:value-type="string" calcext:value-type="string">
            <text:p>Monthly Usage over 30 days</text:p>
          </table:table-cell>
          <table:table-cell table:number-columns-repeated="3"/>
          <table:table-cell table:style-name="ce156" office:value-type="string" calcext:value-type="string">
            <text:p><text:s/>cheapest overall</text:p>
          </table:table-cell>
          <table:table-cell table:style-name="ce166"/>
          <table:table-cell/>
          <table:table-cell table:style-name="ce182" office:value-type="string" calcext:value-type="string">
            <text:p><text:s/>lowest tarrif</text:p>
          </table:table-cell>
          <table:table-cell table:style-name="ce182"/>
          <table:table-cell table:number-columns-repeated="64"/>
          <table:table-cell>
            <draw:frame table:end-cell-address="'Usage- Cost Tables &amp; Graphs'.CK49" table:end-x="11.36mm" table:end-y="1.92mm" draw:z-index="0" draw:name="Chart 2" draw:style-name="gr2" draw:text-style-name="P3" svg:width="278.3mm" svg:height="207.7mm" svg:x="4.01mm" svg:y="1.95mm">
              <draw:object draw:notify-on-update-of-ranges="'Usage- Cost Tables &amp; Graphs'.D10:'Usage- Cost Tables &amp; Graphs'.D26 'Usage- Cost Tables &amp; Graphs'.E7:'Usage- Cost Tables &amp; Graphs'.E7 'Usage- Cost Tables &amp; Graphs'.E10:'Usage- Cost Tables &amp; Graphs'.E26 'Usage- Cost Tables &amp; Graphs'.D10:'Usage- Cost Tables &amp; Graphs'.D26 'Usage- Cost Tables &amp; Graphs'.F7:'Usage- Cost Tables &amp; Graphs'.F7 'Usage- Cost Tables &amp; Graphs'.F10:'Usage- Cost Tables &amp; Graphs'.F26 'Usage- Cost Tables &amp; Graphs'.D10:'Usage- Cost Tables &amp; Graphs'.D26 'Usage- Cost Tables &amp; Graphs'.G7:'Usage- Cost Tables &amp; Graphs'.G7 'Usage- Cost Tables &amp; Graphs'.G10:'Usage- Cost Tables &amp; Graphs'.G26 'Usage- Cost Tables &amp; Graphs'.D10:'Usage- Cost Tables &amp; Graphs'.D26 'Usage- Cost Tables &amp; Graphs'.H7:'Usage- Cost Tables &amp; Graphs'.H7 'Usage- Cost Tables &amp; Graphs'.H10:'Usage- Cost Tables &amp; Graphs'.H26 'Usage- Cost Tables &amp; Graphs'.D10:'Usage- Cost Tables &amp; Graphs'.D26 'Usage- Cost Tables &amp; Graphs'.I7:'Usage- Cost Tables &amp; Graphs'.I7 'Usage- Cost Tables &amp; Graphs'.I10:'Usage- Cost Tables &amp; Graphs'.I26 'Usage- Cost Tables &amp; Graphs'.D10:'Usage- Cost Tables &amp; Graphs'.D26 'Usage- Cost Tables &amp; Graphs'.J7:'Usage- Cost Tables &amp; Graphs'.J7 'Usage- Cost Tables &amp; Graphs'.J10:'Usage- Cost Tables &amp; Graphs'.J26 'Usage- Cost Tables &amp; Graphs'.D10:'Usage- Cost Tables &amp; Graphs'.D26 'Usage- Cost Tables &amp; Graphs'.K7:'Usage- Cost Tables &amp; Graphs'.K7 'Usage- Cost Tables &amp; Graphs'.K10:'Usage- Cost Tables &amp; Graphs'.K26 'Usage- Cost Tables &amp; Graphs'.D10:'Usage- Cost Tables &amp; Graphs'.D26 'Usage- Cost Tables &amp; Graphs'.L7:'Usage- Cost Tables &amp; Graphs'.L7 'Usage- Cost Tables &amp; Graphs'.L10:'Usage- Cost Tables &amp; Graphs'.L26 'Usage- Cost Tables &amp; Graphs'.D10:'Usage- Cost Tables &amp; Graphs'.D26 'Usage- Cost Tables &amp; Graphs'.M7:'Usage- Cost Tables &amp; Graphs'.M7 'Usage- Cost Tables &amp; Graphs'.M10:'Usage- Cost Tables &amp; Graphs'.M26" xlink:href="./Object 1" xlink:type="simple" xlink:show="embed" xlink:actuate="onLoad">
                <loext:p text:style-name="P2">
                  <text:span text:style-name="T1">Saving</text:span>
                </loext:p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47"/>
        </table:table-row>
        <table:table-row table:style-name="ro1">
          <table:table-cell table:number-columns-repeated="3"/>
          <table:table-cell table:style-name="Default" office:value-type="string" calcext:value-type="string">
            <text:p>Input figures ex-GST</text:p>
          </table:table-cell>
          <table:table-cell table:number-columns-repeated="3"/>
          <table:table-cell table:style-name="ce157" office:value-type="string" calcext:value-type="string">
            <text:p><text:s/>Benchmark for comparison</text:p>
          </table:table-cell>
          <table:table-cell table:style-name="ce167"/>
          <table:table-cell table:number-columns-repeated="1015"/>
        </table:table-row>
        <table:table-row table:style-name="ro1">
          <table:table-cell table:number-columns-repeated="3"/>
          <table:table-cell table:style-name="ce12" office:value-type="string" calcext:value-type="string">
            <text:p>Table figures with GST with discounts (except dual fuel)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5" office:value-type="string" calcext:value-type="string">
            <text:p>Plan</text:p>
          </table:table-cell>
          <table:table-cell table:style-name="ce20" office:value-type="string" calcext:value-type="string">
            <text:p>regular</text:p>
          </table:table-cell>
          <table:table-cell table:style-name="ce34" office:value-type="string" calcext:value-type="string">
            <text:p>Low User</text:p>
          </table:table-cell>
          <table:table-cell table:style-name="ce20" office:value-type="string" calcext:value-type="string">
            <text:p>Regular</text:p>
          </table:table-cell>
          <table:table-cell table:style-name="ce34" office:value-type="string" calcext:value-type="string">
            <text:p>Low User</text:p>
          </table:table-cell>
          <table:table-cell table:style-name="ce64" office:value-type="string" calcext:value-type="string">
            <text:p>Flexible</text:p>
          </table:table-cell>
          <table:table-cell/>
          <table:table-cell table:style-name="ce77" office:value-type="string" calcext:value-type="string">
            <text:p>Standard</text:p>
          </table:table-cell>
          <table:table-cell table:style-name="ce82" office:value-type="string" calcext:value-type="string">
            <text:p>eSaver</text:p>
          </table:table-cell>
          <table:table-cell table:style-name="ce1" office:value-type="string" calcext:value-type="string">
            <text:p>Everyday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15" office:value-type="string" calcext:value-type="string">
            <text:p>Supplier</text:p>
          </table:table-cell>
          <table:table-cell table:style-name="ce123" office:value-type="string" calcext:value-type="string">
            <text:p>NOVA-R</text:p>
          </table:table-cell>
          <table:table-cell table:style-name="ce139" office:value-type="string" calcext:value-type="string">
            <text:p>NOVA-S</text:p>
          </table:table-cell>
          <table:table-cell table:style-name="ce153" office:value-type="string" calcext:value-type="string">
            <text:p>Trustpower-R</text:p>
          </table:table-cell>
          <table:table-cell table:style-name="ce176" office:value-type="string" calcext:value-type="string">
            <text:p>Trustpower-S</text:p>
          </table:table-cell>
          <table:table-cell table:style-name="ce191" office:value-type="string" calcext:value-type="string">
            <text:p>Contact</text:p>
          </table:table-cell>
          <table:table-cell table:style-name="ce71" office:value-type="string" calcext:value-type="string">
            <text:p>Blank</text:p>
          </table:table-cell>
          <table:table-cell table:style-name="ce133" office:value-type="string" calcext:value-type="string">
            <text:p>Genesis-R</text:p>
          </table:table-cell>
          <table:table-cell table:style-name="ce214" office:value-type="string" calcext:value-type="string">
            <text:p>Genesis-S</text:p>
          </table:table-cell>
          <table:table-cell table:style-name="ce222" office:value-type="string" calcext:value-type="string">
            <text:p>Mercury</text:p>
          </table:table-cell>
          <table:table-cell table:style-name="ce71" table:number-columns-repeated="2"/>
          <table:table-cell table:number-columns-repeated="1009"/>
        </table:table-row>
        <table:table-row table:style-name="ro1">
          <table:table-cell/>
          <table:table-cell table:style-name="ce1" office:value-type="string" calcext:value-type="string">
            <text:p>30 days</text:p>
          </table:table-cell>
          <table:table-cell/>
          <table:table-cell table:style-name="Default"/>
          <table:table-cell table:style-name="ce124"/>
          <table:table-cell table:style-name="ce154" table:number-columns-repeated="2"/>
          <table:table-cell table:style-name="ce124"/>
          <table:table-cell table:style-name="ce249"/>
          <table:table-cell table:style-name="Default"/>
          <table:table-cell table:style-name="ce124"/>
          <table:table-cell table:style-name="ce154" table:number-columns-repeated="2"/>
          <table:table-cell table:number-columns-repeated="1011"/>
        </table:table-row>
        <table:table-row table:style-name="ro1">
          <table:table-cell/>
          <table:table-cell table:style-name="ce94" office:value-type="string" calcext:value-type="string">
            <text:p>Fixed Charge</text:p>
          </table:table-cell>
          <table:table-cell table:style-name="ce105"/>
          <table:table-cell table:style-name="ce117" office:value-type="string" calcext:value-type="string">
            <text:p>Daily charge </text:p>
          </table:table-cell>
          <table:table-cell table:style-name="ce137" table:formula="of:=0.86491+0.02" office:value-type="currency" office:currency="NZD" office:value="0.88491" calcext:value-type="currency">
            <text:p>$0.88</text:p>
          </table:table-cell>
          <table:table-cell table:style-name="ce169" office:value-type="currency" office:currency="NZD" office:value="0.37294" calcext:value-type="currency">
            <text:p>$0.37</text:p>
          </table:table-cell>
          <table:table-cell table:style-name="ce190" office:value-type="currency" office:currency="NZD" office:value="1.65" calcext:value-type="currency">
            <text:p>$1.65</text:p>
          </table:table-cell>
          <table:table-cell table:style-name="ce208" office:value-type="currency" office:currency="NZD" office:value="1.05" calcext:value-type="currency">
            <text:p>$1.05</text:p>
          </table:table-cell>
          <table:table-cell table:style-name="ce137" table:formula="of:=1.579+0.278" office:value-type="currency" office:currency="NZD" office:value="1.857" calcext:value-type="currency">
            <text:p>$1.86</text:p>
          </table:table-cell>
          <table:table-cell table:style-name="ce105"/>
          <table:table-cell table:style-name="ce150" office:value-type="currency" office:currency="NZD" office:value="1.2219" calcext:value-type="currency">
            <text:p>$1.22</text:p>
          </table:table-cell>
          <table:table-cell table:style-name="ce208" office:value-type="currency" office:currency="NZD" office:value="1.175" calcext:value-type="currency">
            <text:p>$1.18</text:p>
          </table:table-cell>
          <table:table-cell table:style-name="ce208" office:value-type="currency" office:currency="NZD" office:value="1.417" calcext:value-type="currency">
            <text:p>$1.42</text:p>
          </table:table-cell>
          <table:table-cell/>
          <table:table-cell table:style-name="ce74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less GST</text:p>
          </table:table-cell>
          <table:table-cell table:style-name="ce106"/>
          <table:table-cell table:style-name="ce118"/>
          <table:table-cell table:style-name="ce138" office:value-type="currency" office:currency="NZD" office:value="27.6327" calcext:value-type="currency">
            <text:p>$27.63</text:p>
          </table:table-cell>
          <table:table-cell table:style-name="ce170" office:value-type="currency" office:currency="NZD" office:value="11.1882" calcext:value-type="currency">
            <text:p>$11.19</text:p>
          </table:table-cell>
          <table:table-cell table:style-name="ce192" office:value-type="currency" office:currency="NZD" office:value="49.5" calcext:value-type="currency">
            <text:p>$49.50</text:p>
          </table:table-cell>
          <table:table-cell table:style-name="ce209" office:value-type="currency" office:currency="NZD" office:value="32.1" calcext:value-type="currency">
            <text:p>$32.10</text:p>
          </table:table-cell>
          <table:table-cell table:style-name="ce434" office:value-type="currency" office:currency="NZD" office:value="48.204" calcext:value-type="currency">
            <text:p>$48.20</text:p>
          </table:table-cell>
          <table:table-cell table:style-name="ce434"/>
          <table:table-cell table:style-name="ce452" office:value-type="currency" office:currency="NZD" office:value="36.885" calcext:value-type="currency">
            <text:p>$36.89</text:p>
          </table:table-cell>
          <table:table-cell table:style-name="ce458" office:value-type="currency" office:currency="NZD" office:value="35.478" calcext:value-type="currency">
            <text:p>$35.48</text:p>
          </table:table-cell>
          <table:table-cell table:style-name="ce209" office:value-type="currency" office:currency="NZD" office:value="42.51" calcext:value-type="currency">
            <text:p>$42.51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Usage Rate</text:p>
          </table:table-cell>
          <table:table-cell/>
          <table:table-cell table:style-name="ce16" office:value-type="string" calcext:value-type="string">
            <text:p>per kW</text:p>
          </table:table-cell>
          <table:table-cell table:style-name="ce140" office:value-type="float" office:value="11.45" calcext:value-type="float">
            <text:p>@ 11.45 c</text:p>
          </table:table-cell>
          <table:table-cell table:style-name="ce171" office:value-type="float" office:value="26.48" calcext:value-type="float">
            <text:p>@ 26.48 c</text:p>
          </table:table-cell>
          <table:table-cell table:style-name="ce50" office:value-type="float" office:value="7.46" calcext:value-type="float">
            <text:p>@ 7.460 c</text:p>
          </table:table-cell>
          <table:table-cell table:style-name="ce24" office:value-type="float" office:value="12.28" calcext:value-type="float">
            <text:p>@ 12.28 c</text:p>
          </table:table-cell>
          <table:table-cell table:style-name="ce435" office:value-type="float" office:value="7.2" calcext:value-type="float">
            <text:p>@ 7.20 c</text:p>
          </table:table-cell>
          <table:table-cell table:style-name="ce73"/>
          <table:table-cell table:style-name="ce140" office:value-type="float" office:value="7.96" calcext:value-type="float">
            <text:p>@ 7.96 c</text:p>
          </table:table-cell>
          <table:table-cell table:style-name="ce459" office:value-type="float" office:value="5.91" calcext:value-type="float">
            <text:p>@ 5.91 c</text:p>
          </table:table-cell>
          <table:table-cell table:style-name="ce89" office:value-type="float" office:value="8.11" calcext:value-type="float">
            <text:p>@ 8.11 c</text:p>
          </table:table-cell>
          <table:table-cell table:number-columns-repeated="1011"/>
        </table:table-row>
        <table:table-row table:style-name="ro1">
          <table:table-cell/>
          <table:table-cell table:style-name="ce284"/>
          <table:table-cell table:style-name="ce105"/>
          <table:table-cell table:style-name="ce117" office:value-type="string" calcext:value-type="string">
            <text:p>Prompt Pay - </text:p>
          </table:table-cell>
          <table:table-cell table:style-name="ce141" office:value-type="percentage" office:value="0.15" calcext:value-type="percentage">
            <text:p>15.0%</text:p>
          </table:table-cell>
          <table:table-cell table:style-name="ce173" office:value-type="percentage" office:value="0.15" calcext:value-type="percentage">
            <text:p>15.0%</text:p>
          </table:table-cell>
          <table:table-cell table:style-name="ce185" table:number-columns-repeated="2"/>
          <table:table-cell table:style-name="ce436"/>
          <table:table-cell table:style-name="ce185"/>
          <table:table-cell table:style-name="ce141" office:value-type="percentage" office:value="0.1" calcext:value-type="percentage">
            <text:p>10.0%</text:p>
          </table:table-cell>
          <table:table-cell table:style-name="ce173" office:value-type="percentage" office:value="0.1" calcext:value-type="percentage">
            <text:p>10.0%</text:p>
          </table:table-cell>
          <table:table-cell table:style-name="ce173"/>
          <table:table-cell/>
          <table:table-cell table:style-name="ce74"/>
          <table:table-cell table:number-columns-repeated="1009"/>
        </table:table-row>
        <table:table-row table:style-name="ro1">
          <table:table-cell/>
          <table:table-cell table:style-name="ce94" office:value-type="string" calcext:value-type="string">
            <text:p>Discounts</text:p>
          </table:table-cell>
          <table:table-cell table:style-name="ce9"/>
          <table:table-cell table:style-name="ce120" office:value-type="string" calcext:value-type="string">
            <text:p>E-Billing - </text:p>
          </table:table-cell>
          <table:table-cell table:style-name="ce142"/>
          <table:table-cell table:style-name="ce174"/>
          <table:table-cell table:style-name="ce186" table:number-columns-repeated="2"/>
          <table:table-cell table:style-name="ce437"/>
          <table:table-cell table:style-name="ce186"/>
          <table:table-cell table:style-name="ce142"/>
          <table:table-cell table:style-name="ce174" table:number-columns-repeated="2"/>
          <table:table-cell table:style-name="ce229" office:value-type="string" calcext:value-type="string">
            <text:p><text:s/>Genesis S</text:p>
          </table:table-cell>
          <table:table-cell table:style-name="ce236"/>
          <table:table-cell table:style-name="ce6" table:number-columns-repeated="15"/>
          <table:table-cell table:number-columns-repeated="994"/>
        </table:table-row>
        <table:table-row table:style-name="ro1">
          <table:table-cell/>
          <table:table-cell table:style-name="ce99"/>
          <table:table-cell table:style-name="ce108"/>
          <table:table-cell table:style-name="ce122" office:value-type="string" calcext:value-type="string">
            <text:p>Other - </text:p>
          </table:table-cell>
          <table:table-cell table:style-name="ce143"/>
          <table:table-cell table:style-name="ce175"/>
          <table:table-cell table:style-name="ce106" table:number-columns-repeated="2"/>
          <table:table-cell table:style-name="ce438" office:value-type="string" calcext:value-type="string">
            <text:p>free month</text:p>
          </table:table-cell>
          <table:table-cell table:style-name="ce106"/>
          <table:table-cell table:style-name="ce143"/>
          <table:table-cell table:style-name="ce175" table:number-columns-repeated="2"/>
          <table:table-cell table:style-name="ce229" office:value-type="string" calcext:value-type="string">
            <text:p>Saving / month</text:p>
          </table:table-cell>
          <table:table-cell table:style-name="ce236"/>
          <table:table-cell table:style-name="ce6" table:number-columns-repeated="15"/>
          <table:table-cell table:number-columns-repeated="994"/>
        </table:table-row>
        <table:table-row table:style-name="ro1">
          <table:table-cell/>
          <table:table-cell table:style-name="ce30" office:value-type="string" calcext:value-type="string">
            <text:p>with GST @ 15%</text:p>
          </table:table-cell>
          <table:table-cell table:style-name="ce5"/>
          <table:table-cell table:style-name="ce17" office:value-type="float" office:value="100" calcext:value-type="float">
            <text:p>100 kW</text:p>
          </table:table-cell>
          <table:table-cell table:style-name="ce25" table:formula="of:=(([.E$10]+[.$D15]*[.E$11]/100)*1.15)*(1-([.E$12]+[.E$13]))" office:value-type="currency" office:currency="NZD" office:value="38.20333925" calcext:value-type="currency">
            <text:p>$38</text:p>
          </table:table-cell>
          <table:table-cell table:style-name="ce39" table:formula="of:=(([.F$10]+[.$D15]*[.F$11]/100)*1.15)*(1-([.F$12]+[.F$13]))" office:value-type="currency" office:currency="NZD" office:value="36.8206655" calcext:value-type="currency">
            <text:p>$37</text:p>
          </table:table-cell>
          <table:table-cell table:style-name="ce51" table:formula="of:=([.G$10]+[.D15]*[.G$11]/100)*1.15" office:value-type="float" office:value="65.504" calcext:value-type="float">
            <text:p>$66</text:p>
          </table:table-cell>
          <table:table-cell table:style-name="ce57" table:formula="of:=([.H$10]+[.D15]*[.H$11]/100)*1.15" office:value-type="float" office:value="51.037" calcext:value-type="float">
            <text:p>$51</text:p>
          </table:table-cell>
          <table:table-cell table:style-name="ce68" table:formula="of:=([.I$10]+[.D15]*[.I$11]/100)*1.15" office:value-type="float" office:value="63.7146" calcext:value-type="float">
            <text:p>$64</text:p>
          </table:table-cell>
          <table:table-cell table:style-name="ce74"/>
          <table:table-cell table:style-name="ce31" table:formula="of:=(([.K$10]+[.$D15]*[.K$11]/100)*1.15)*(1-([.K$12]+[.K$13]))" office:value-type="currency" office:currency="NZD" office:value="46.414575" calcext:value-type="currency">
            <text:p>$46</text:p>
          </table:table-cell>
          <table:table-cell table:style-name="ce460" table:formula="of:=(([.L$10]+[.$D15]*[.L$11]/100)*1.15)*(1-([.L$12]+[.L$13]))" office:value-type="currency" office:currency="NZD" office:value="42.83658" calcext:value-type="currency">
            <text:p>$43</text:p>
          </table:table-cell>
          <table:table-cell table:style-name="ce85" table:formula="of:=([.M$10]+[.D15]*[.M$11]/100)*1.15" office:value-type="float" office:value="58.213" calcext:value-type="float">
            <text:p>$58</text:p>
          </table:table-cell>
          <table:table-cell table:style-name="ce230" table:formula="of:=[.E15]-[.$L15]" office:value-type="float" office:value="-4.63324075000001" calcext:value-type="float">
            <text:p>-$5</text:p>
          </table:table-cell>
          <table:table-cell table:style-name="ce74"/>
          <table:table-cell table:style-name="ce6" table:number-columns-repeated="15"/>
          <table:table-cell table:number-columns-repeated="994"/>
        </table:table-row>
        <table:table-row table:style-name="ro1">
          <table:table-cell/>
          <table:table-cell table:style-name="ce5"/>
          <table:table-cell table:style-name="ce4"/>
          <table:table-cell table:style-name="ce18" table:formula="of:=[.D15]+100" office:value-type="float" office:value="200" calcext:value-type="float">
            <text:p>200 kW</text:p>
          </table:table-cell>
          <table:table-cell table:style-name="ce25" table:formula="of:=(([.E$10]+[.D16]*[.E$11]/100)*1.15)*(1-([.E$12]+[.E$13]))" office:value-type="currency" office:currency="NZD" office:value="49.39571425" calcext:value-type="currency">
            <text:p>$49</text:p>
          </table:table-cell>
          <table:table-cell table:style-name="ce40" table:formula="of:=(([.F$10]+[.$D16]*[.F$11]/100)*1.15)*(1-([.F$12]+[.F$13]))" office:value-type="currency" office:currency="NZD" office:value="62.7048655" calcext:value-type="currency">
            <text:p>$63</text:p>
          </table:table-cell>
          <table:table-cell table:style-name="ce56" table:formula="of:=([.G$10]+[.D16]*[.G$11]/100)*1.15" office:value-type="float" office:value="74.083" calcext:value-type="float">
            <text:p>$74</text:p>
          </table:table-cell>
          <table:table-cell table:style-name="ce57" table:formula="of:=([.H$10]+[.D16]*[.H$11]/100)*1.15" office:value-type="float" office:value="65.159" calcext:value-type="float">
            <text:p>$65</text:p>
          </table:table-cell>
          <table:table-cell table:style-name="ce69" table:formula="of:=([.I$10]+[.D16]*[.I$11]/100)*1.15" office:value-type="float" office:value="71.9946" calcext:value-type="float">
            <text:p>$72</text:p>
          </table:table-cell>
          <table:table-cell table:style-name="ce74"/>
          <table:table-cell table:style-name="ce31" table:formula="of:=(([.K$10]+[.$D16]*[.K$11]/100)*1.15)*(1-([.K$12]+[.K$13]))" office:value-type="currency" office:currency="NZD" office:value="54.653175" calcext:value-type="currency">
            <text:p>$55</text:p>
          </table:table-cell>
          <table:table-cell table:style-name="ce39" table:formula="of:=(([.L$10]+[.$D16]*[.L$11]/100)*1.15)*(1-([.L$12]+[.L$13]))" office:value-type="currency" office:currency="NZD" office:value="48.95343" calcext:value-type="currency">
            <text:p>$49</text:p>
          </table:table-cell>
          <table:table-cell table:style-name="ce58" table:formula="of:=([.M$10]+[.D16]*[.M$11]/100)*1.15" office:value-type="float" office:value="67.5395" calcext:value-type="float">
            <text:p>$68</text:p>
          </table:table-cell>
          <table:table-cell table:style-name="ce231" table:formula="of:=[.E16]-[.$L16]" office:value-type="float" office:value="0.44228425" calcext:value-type="float">
            <text:p>$0</text:p>
          </table:table-cell>
          <table:table-cell table:style-name="ce74"/>
          <table:table-cell table:style-name="ce6" table:number-columns-repeated="15"/>
          <table:table-cell table:number-columns-repeated="994"/>
        </table:table-row>
        <table:table-row table:style-name="ro1">
          <table:table-cell/>
          <table:table-cell table:style-name="ce5" table:number-columns-repeated="2"/>
          <table:table-cell table:style-name="ce18" office:value-type="float" office:value="220" calcext:value-type="float">
            <text:p>220 kW</text:p>
          </table:table-cell>
          <table:table-cell table:style-name="ce25" table:formula="of:=(([.E$10]+[.D17]*[.E$11]/100)*1.15)*(1-([.E$12]+[.E$13]))" office:value-type="currency" office:currency="NZD" office:value="51.63418925" calcext:value-type="currency">
            <text:p>$52</text:p>
          </table:table-cell>
          <table:table-cell table:style-name="ce40" table:formula="of:=(([.F$10]+[.D17]*[.F$11]/100)*1.15)*(1-([.F$12]+[.F$13]))" office:value-type="currency" office:currency="NZD" office:value="67.8817055" calcext:value-type="currency">
            <text:p>$68</text:p>
          </table:table-cell>
          <table:table-cell table:style-name="ce56" table:formula="of:=([.G$10]+[.D17]*[.G$11]/100)*1.15" office:value-type="float" office:value="75.7988" calcext:value-type="float">
            <text:p>$76</text:p>
          </table:table-cell>
          <table:table-cell table:style-name="ce57" table:formula="of:=([.H$10]+[.D17]*[.H$11]/100)*1.15" office:value-type="float" office:value="67.9834" calcext:value-type="float">
            <text:p>$68</text:p>
          </table:table-cell>
          <table:table-cell table:style-name="ce69" table:formula="of:=([.I$10]+[.D17]*[.I$11]/100)*1.15" office:value-type="float" office:value="73.6506" calcext:value-type="float">
            <text:p>$74</text:p>
          </table:table-cell>
          <table:table-cell table:style-name="ce74"/>
          <table:table-cell table:style-name="ce31" table:formula="of:=(([.K$10]+[.$D17]*[.K$11]/100)*1.15)*(1-([.K$12]+[.K$13]))" office:value-type="currency" office:currency="NZD" office:value="56.300895" calcext:value-type="currency">
            <text:p>$56</text:p>
          </table:table-cell>
          <table:table-cell table:style-name="ce39" table:formula="of:=(([.L$10]+[.$D17]*[.L$11]/100)*1.15)*(1-([.L$12]+[.L$13]))" office:value-type="currency" office:currency="NZD" office:value="50.1768" calcext:value-type="currency">
            <text:p>$50</text:p>
          </table:table-cell>
          <table:table-cell table:style-name="ce58" table:formula="of:=([.M$10]+[.D17]*[.M$11]/100)*1.15" office:value-type="float" office:value="69.4048" calcext:value-type="float">
            <text:p>$69</text:p>
          </table:table-cell>
          <table:table-cell table:style-name="ce231" table:formula="of:=[.E17]-[.$L17]" office:value-type="float" office:value="1.45738924999999" calcext:value-type="float">
            <text:p>$1</text:p>
          </table:table-cell>
          <table:table-cell table:style-name="ce74"/>
          <table:table-cell table:style-name="ce6" table:number-columns-repeated="15"/>
          <table:table-cell table:number-columns-repeated="994"/>
        </table:table-row>
        <table:table-row table:style-name="ro1">
          <table:table-cell/>
          <table:table-cell table:style-name="ce5" table:number-columns-repeated="2"/>
          <table:table-cell table:style-name="ce18" table:formula="of:=[.D16]+100" office:value-type="float" office:value="300" calcext:value-type="float">
            <text:p>300 kW</text:p>
          </table:table-cell>
          <table:table-cell table:style-name="ce25" table:formula="of:=(([.E$10]+[.D18]*[.E$11]/100)*1.15)*(1-([.E$12]+[.E$13]))" office:value-type="currency" office:currency="NZD" office:value="60.58808925" calcext:value-type="currency">
            <text:p>$61</text:p>
          </table:table-cell>
          <table:table-cell table:style-name="ce40" table:formula="of:=(([.F$10]+[.D18]*[.F$11]/100)*1.15)*(1-([.F$12]+[.F$13]))" office:value-type="currency" office:currency="NZD" office:value="88.5890655" calcext:value-type="currency">
            <text:p>$89</text:p>
          </table:table-cell>
          <table:table-cell table:style-name="ce56" table:formula="of:=([.G$10]+[.D18]*[.G$11]/100)*1.15" office:value-type="float" office:value="82.662" calcext:value-type="float">
            <text:p>$83</text:p>
          </table:table-cell>
          <table:table-cell table:style-name="ce57" table:formula="of:=([.H$10]+[.D18]*[.H$11]/100)*1.15" office:value-type="float" office:value="79.281" calcext:value-type="float">
            <text:p>$79</text:p>
          </table:table-cell>
          <table:table-cell table:style-name="ce69" table:formula="of:=([.I$10]+[.D18]*[.I$11]/100)*1.15" office:value-type="float" office:value="80.2746" calcext:value-type="float">
            <text:p>$80</text:p>
          </table:table-cell>
          <table:table-cell table:style-name="ce74"/>
          <table:table-cell table:style-name="ce31" table:formula="of:=(([.K$10]+[.$D18]*[.K$11]/100)*1.15)*(1-([.K$12]+[.K$13]))" office:value-type="currency" office:currency="NZD" office:value="62.891775" calcext:value-type="currency">
            <text:p>$63</text:p>
          </table:table-cell>
          <table:table-cell table:style-name="ce39" table:formula="of:=(([.L$10]+[.$D18]*[.L$11]/100)*1.15)*(1-([.L$12]+[.L$13]))" office:value-type="currency" office:currency="NZD" office:value="55.07028" calcext:value-type="currency">
            <text:p>$55</text:p>
          </table:table-cell>
          <table:table-cell table:style-name="ce58" table:formula="of:=([.M$10]+[.D18]*[.M$11]/100)*1.15" office:value-type="float" office:value="76.866" calcext:value-type="float">
            <text:p>$77</text:p>
          </table:table-cell>
          <table:table-cell table:style-name="ce231" table:formula="of:=[.E18]-[.$L18]" office:value-type="float" office:value="5.51780924999999" calcext:value-type="float">
            <text:p>$6</text:p>
          </table:table-cell>
          <table:table-cell table:style-name="ce74"/>
          <table:table-cell table:style-name="ce6" table:number-columns-repeated="15"/>
          <table:table-cell table:number-columns-repeated="994"/>
        </table:table-row>
        <table:table-row table:style-name="ro1">
          <table:table-cell/>
          <table:table-cell table:style-name="ce5" table:number-columns-repeated="2"/>
          <table:table-cell table:style-name="ce18" table:formula="of:=[.D18]+100" office:value-type="float" office:value="400" calcext:value-type="float">
            <text:p>400 kW</text:p>
          </table:table-cell>
          <table:table-cell table:style-name="ce25" table:formula="of:=(([.E$10]+[.D19]*[.E$11]/100)*1.15)*(1-([.E$12]+[.E$13]))" office:value-type="currency" office:currency="NZD" office:value="71.78046425" calcext:value-type="currency">
            <text:p>$72</text:p>
          </table:table-cell>
          <table:table-cell table:style-name="ce40" table:formula="of:=(([.F$10]+[.D19]*[.F$11]/100)*1.15)*(1-([.F$12]+[.F$13]))" office:value-type="currency" office:currency="NZD" office:value="114.4732655" calcext:value-type="currency">
            <text:p>$114</text:p>
          </table:table-cell>
          <table:table-cell table:style-name="ce52" table:formula="of:=([.G$10]+[.D19]*[.G$11]/100)*1.15" office:value-type="float" office:value="91.241" calcext:value-type="float">
            <text:p>$91</text:p>
          </table:table-cell>
          <table:table-cell table:style-name="ce58" table:formula="of:=([.H$10]+[.D19]*[.H$11]/100)*1.15" office:value-type="float" office:value="93.403" calcext:value-type="float">
            <text:p>$93</text:p>
          </table:table-cell>
          <table:table-cell table:style-name="ce69" table:formula="of:=([.I$10]+[.D19]*[.I$11]/100)*1.15" office:value-type="float" office:value="88.5546" calcext:value-type="float">
            <text:p>$89</text:p>
          </table:table-cell>
          <table:table-cell table:style-name="ce74"/>
          <table:table-cell table:style-name="ce31" table:formula="of:=(([.K$10]+[.$D19]*[.K$11]/100)*1.15)*(1-([.K$12]+[.K$13]))" office:value-type="currency" office:currency="NZD" office:value="71.130375" calcext:value-type="currency">
            <text:p>$71</text:p>
          </table:table-cell>
          <table:table-cell table:style-name="ce39" table:formula="of:=(([.L$10]+[.$D19]*[.L$11]/100)*1.15)*(1-([.L$12]+[.L$13]))" office:value-type="currency" office:currency="NZD" office:value="61.18713" calcext:value-type="currency">
            <text:p>$61</text:p>
          </table:table-cell>
          <table:table-cell table:style-name="ce58" table:formula="of:=([.M$10]+[.D19]*[.M$11]/100)*1.15" office:value-type="float" office:value="86.1925" calcext:value-type="float">
            <text:p>$86</text:p>
          </table:table-cell>
          <table:table-cell table:style-name="ce231" table:formula="of:=[.E19]-[.$L19]" office:value-type="float" office:value="10.59333425" calcext:value-type="float">
            <text:p>$11</text:p>
          </table:table-cell>
          <table:table-cell table:style-name="ce74"/>
          <table:table-cell table:style-name="ce6" table:number-columns-repeated="15"/>
          <table:table-cell table:number-columns-repeated="994"/>
        </table:table-row>
        <table:table-row table:style-name="ro1">
          <table:table-cell/>
          <table:table-cell table:style-name="ce5" table:number-columns-repeated="2"/>
          <table:table-cell table:style-name="ce18" table:formula="of:=[.D19]+100" office:value-type="float" office:value="500" calcext:value-type="float">
            <text:p>500 kW</text:p>
          </table:table-cell>
          <table:table-cell table:style-name="ce25" table:formula="of:=(([.E$10]+[.D20]*[.E$11]/100)*1.15)*(1-([.E$12]+[.E$13]))" office:value-type="currency" office:currency="NZD" office:value="82.97283925" calcext:value-type="currency">
            <text:p>$83</text:p>
          </table:table-cell>
          <table:table-cell table:style-name="ce40" table:formula="of:=(([.F$10]+[.D20]*[.F$11]/100)*1.15)*(1-([.F$12]+[.F$13]))" office:value-type="currency" office:currency="NZD" office:value="140.3574655" calcext:value-type="currency">
            <text:p>$140</text:p>
          </table:table-cell>
          <table:table-cell table:style-name="ce52" table:formula="of:=([.G$10]+[.D20]*[.G$11]/100)*1.15" office:value-type="float" office:value="99.82" calcext:value-type="float">
            <text:p>$100</text:p>
          </table:table-cell>
          <table:table-cell table:style-name="ce58" table:formula="of:=([.H$10]+[.D20]*[.H$11]/100)*1.15" office:value-type="float" office:value="107.525" calcext:value-type="float">
            <text:p>$108</text:p>
          </table:table-cell>
          <table:table-cell table:style-name="ce69" table:formula="of:=([.I$10]+[.D20]*[.I$11]/100)*1.15" office:value-type="float" office:value="96.8346" calcext:value-type="float">
            <text:p>$97</text:p>
          </table:table-cell>
          <table:table-cell table:style-name="ce74"/>
          <table:table-cell table:style-name="ce31" table:formula="of:=(([.K$10]+[.$D20]*[.K$11]/100)*1.15)*(1-([.K$12]+[.K$13]))" office:value-type="currency" office:currency="NZD" office:value="79.368975" calcext:value-type="currency">
            <text:p>$79</text:p>
          </table:table-cell>
          <table:table-cell table:style-name="ce39" table:formula="of:=(([.L$10]+[.$D20]*[.L$11]/100)*1.15)*(1-([.L$12]+[.L$13]))" office:value-type="currency" office:currency="NZD" office:value="67.30398" calcext:value-type="currency">
            <text:p>$67</text:p>
          </table:table-cell>
          <table:table-cell table:style-name="ce58" table:formula="of:=([.M$10]+[.D20]*[.M$11]/100)*1.15" office:value-type="float" office:value="95.519" calcext:value-type="float">
            <text:p>$96</text:p>
          </table:table-cell>
          <table:table-cell table:style-name="ce231" table:formula="of:=[.E20]-[.$L20]" office:value-type="float" office:value="15.66885925" calcext:value-type="float">
            <text:p>$16</text:p>
          </table:table-cell>
          <table:table-cell table:style-name="ce74"/>
          <table:table-cell table:style-name="ce6" table:number-columns-repeated="15"/>
          <table:table-cell table:number-columns-repeated="994"/>
        </table:table-row>
        <table:table-row table:style-name="ro1">
          <table:table-cell/>
          <table:table-cell table:style-name="ce5" table:number-columns-repeated="2"/>
          <table:table-cell table:style-name="ce18" table:formula="of:=[.D20]+100" office:value-type="float" office:value="600" calcext:value-type="float">
            <text:p>600 kW</text:p>
          </table:table-cell>
          <table:table-cell table:style-name="ce25" table:formula="of:=(([.E$10]+[.D21]*[.E$11]/100)*1.15)*(1-([.E$12]+[.E$13]))" office:value-type="currency" office:currency="NZD" office:value="94.16521425" calcext:value-type="currency">
            <text:p>$94</text:p>
          </table:table-cell>
          <table:table-cell table:style-name="ce40" table:formula="of:=(([.F$10]+[.D21]*[.F$11]/100)*1.15)*(1-([.F$12]+[.F$13]))" office:value-type="currency" office:currency="NZD" office:value="166.2416655" calcext:value-type="currency">
            <text:p>$166</text:p>
          </table:table-cell>
          <table:table-cell table:style-name="ce52" table:formula="of:=([.G$10]+[.D21]*[.G$11]/100)*1.15" office:value-type="float" office:value="108.399" calcext:value-type="float">
            <text:p>$108</text:p>
          </table:table-cell>
          <table:table-cell table:style-name="ce58" table:formula="of:=([.H$10]+[.D21]*[.H$11]/100)*1.15" office:value-type="float" office:value="121.647" calcext:value-type="float">
            <text:p>$122</text:p>
          </table:table-cell>
          <table:table-cell table:style-name="ce69" table:formula="of:=([.I$10]+[.D21]*[.I$11]/100)*1.15" office:value-type="float" office:value="105.1146" calcext:value-type="float">
            <text:p>$105</text:p>
          </table:table-cell>
          <table:table-cell table:style-name="ce74"/>
          <table:table-cell table:style-name="ce31" table:formula="of:=(([.K$10]+[.$D21]*[.K$11]/100)*1.15)*(1-([.K$12]+[.K$13]))" office:value-type="currency" office:currency="NZD" office:value="87.607575" calcext:value-type="currency">
            <text:p>$88</text:p>
          </table:table-cell>
          <table:table-cell table:style-name="ce39" table:formula="of:=(([.L$10]+[.$D21]*[.L$11]/100)*1.15)*(1-([.L$12]+[.L$13]))" office:value-type="currency" office:currency="NZD" office:value="73.42083" calcext:value-type="currency">
            <text:p>$73</text:p>
          </table:table-cell>
          <table:table-cell table:style-name="ce58" table:formula="of:=([.M$10]+[.D21]*[.M$11]/100)*1.15" office:value-type="float" office:value="104.8455" calcext:value-type="float">
            <text:p>$105</text:p>
          </table:table-cell>
          <table:table-cell table:style-name="ce231" table:formula="of:=[.E21]-[.$L21]" office:value-type="float" office:value="20.74438425" calcext:value-type="float">
            <text:p>$21</text:p>
          </table:table-cell>
          <table:table-cell table:style-name="ce74"/>
          <table:table-cell table:style-name="ce6" table:number-columns-repeated="15"/>
          <table:table-cell table:number-columns-repeated="994"/>
        </table:table-row>
        <table:table-row table:style-name="ro1">
          <table:table-cell/>
          <table:table-cell table:style-name="ce5" table:number-columns-repeated="2"/>
          <table:table-cell table:style-name="ce18" table:formula="of:=[.D21]+100" office:value-type="float" office:value="700" calcext:value-type="float">
            <text:p>700 kW</text:p>
          </table:table-cell>
          <table:table-cell table:style-name="ce25" table:formula="of:=(([.E$10]+[.D22]*[.E$11]/100)*1.15)*(1-([.E$12]+[.E$13]))" office:value-type="currency" office:currency="NZD" office:value="105.35758925" calcext:value-type="currency">
            <text:p>$105</text:p>
          </table:table-cell>
          <table:table-cell table:style-name="ce40" table:formula="of:=(([.F$10]+[.D22]*[.F$11]/100)*1.15)*(1-([.F$12]+[.F$13]))" office:value-type="currency" office:currency="NZD" office:value="192.1258655" calcext:value-type="currency">
            <text:p>$192</text:p>
          </table:table-cell>
          <table:table-cell table:style-name="ce52" table:formula="of:=([.G$10]+[.D22]*[.G$11]/100)*1.15" office:value-type="float" office:value="116.978" calcext:value-type="float">
            <text:p>$117</text:p>
          </table:table-cell>
          <table:table-cell table:style-name="ce58" table:formula="of:=([.H$10]+[.D22]*[.H$11]/100)*1.15" office:value-type="float" office:value="135.769" calcext:value-type="float">
            <text:p>$136</text:p>
          </table:table-cell>
          <table:table-cell table:style-name="ce69" table:formula="of:=([.I$10]+[.D22]*[.I$11]/100)*1.15" office:value-type="float" office:value="113.3946" calcext:value-type="float">
            <text:p>$113</text:p>
          </table:table-cell>
          <table:table-cell table:style-name="ce74"/>
          <table:table-cell table:style-name="ce31" table:formula="of:=(([.K$10]+[.$D22]*[.K$11]/100)*1.15)*(1-([.K$12]+[.K$13]))" office:value-type="currency" office:currency="NZD" office:value="95.846175" calcext:value-type="currency">
            <text:p>$96</text:p>
          </table:table-cell>
          <table:table-cell table:style-name="ce39" table:formula="of:=(([.L$10]+[.$D22]*[.L$11]/100)*1.15)*(1-([.L$12]+[.L$13]))" office:value-type="currency" office:currency="NZD" office:value="79.53768" calcext:value-type="currency">
            <text:p>$80</text:p>
          </table:table-cell>
          <table:table-cell table:style-name="ce58" table:formula="of:=([.M$10]+[.D22]*[.M$11]/100)*1.15" office:value-type="float" office:value="114.172" calcext:value-type="float">
            <text:p>$114</text:p>
          </table:table-cell>
          <table:table-cell table:style-name="ce231" table:formula="of:=[.E22]-[.$L22]" office:value-type="float" office:value="25.81990925" calcext:value-type="float">
            <text:p>$26</text:p>
          </table:table-cell>
          <table:table-cell table:style-name="ce74"/>
          <table:table-cell table:style-name="ce6" table:number-columns-repeated="15"/>
          <table:table-cell table:number-columns-repeated="994"/>
        </table:table-row>
        <table:table-row table:style-name="ro1">
          <table:table-cell/>
          <table:table-cell table:style-name="ce5" table:number-columns-repeated="2"/>
          <table:table-cell table:style-name="ce18" table:formula="of:=[.D22]+100" office:value-type="float" office:value="800" calcext:value-type="float">
            <text:p>800 kW</text:p>
          </table:table-cell>
          <table:table-cell table:style-name="ce25" table:formula="of:=(([.E$10]+[.D23]*[.E$11]/100)*1.15)*(1-([.E$12]+[.E$13]))" office:value-type="currency" office:currency="NZD" office:value="116.54996425" calcext:value-type="currency">
            <text:p>$117</text:p>
          </table:table-cell>
          <table:table-cell table:style-name="ce40" table:formula="of:=(([.F$10]+[.D23]*[.F$11]/100)*1.15)*(1-([.F$12]+[.F$13]))" office:value-type="currency" office:currency="NZD" office:value="218.0100655" calcext:value-type="currency">
            <text:p>$218</text:p>
          </table:table-cell>
          <table:table-cell table:style-name="ce52" table:formula="of:=([.G$10]+[.D23]*[.G$11]/100)*1.15" office:value-type="float" office:value="125.557" calcext:value-type="float">
            <text:p>$126</text:p>
          </table:table-cell>
          <table:table-cell table:style-name="ce58" table:formula="of:=([.H$10]+[.D23]*[.H$11]/100)*1.15" office:value-type="float" office:value="149.891" calcext:value-type="float">
            <text:p>$150</text:p>
          </table:table-cell>
          <table:table-cell table:style-name="ce69" table:formula="of:=([.I$10]+[.D23]*[.I$11]/100)*1.15" office:value-type="float" office:value="121.6746" calcext:value-type="float">
            <text:p>$122</text:p>
          </table:table-cell>
          <table:table-cell table:style-name="ce74"/>
          <table:table-cell table:style-name="ce31" table:formula="of:=(([.K$10]+[.$D23]*[.K$11]/100)*1.15)*(1-([.K$12]+[.K$13]))" office:value-type="currency" office:currency="NZD" office:value="104.084775" calcext:value-type="currency">
            <text:p>$104</text:p>
          </table:table-cell>
          <table:table-cell table:style-name="ce39" table:formula="of:=(([.L$10]+[.$D23]*[.L$11]/100)*1.15)*(1-([.L$12]+[.L$13]))" office:value-type="currency" office:currency="NZD" office:value="85.65453" calcext:value-type="currency">
            <text:p>$86</text:p>
          </table:table-cell>
          <table:table-cell table:style-name="ce58" table:formula="of:=([.M$10]+[.D23]*[.M$11]/100)*1.15" office:value-type="float" office:value="123.4985" calcext:value-type="float">
            <text:p>$123</text:p>
          </table:table-cell>
          <table:table-cell table:style-name="ce231" table:formula="of:=[.E23]-[.$L23]" office:value-type="float" office:value="30.89543425" calcext:value-type="float">
            <text:p>$31</text:p>
          </table:table-cell>
          <table:table-cell table:style-name="ce74"/>
          <table:table-cell table:style-name="ce6" table:number-columns-repeated="15"/>
          <table:table-cell table:number-columns-repeated="994"/>
        </table:table-row>
        <table:table-row table:style-name="ro1">
          <table:table-cell/>
          <table:table-cell table:style-name="ce6"/>
          <table:table-cell table:style-name="ce5"/>
          <table:table-cell table:style-name="ce18" table:formula="of:=[.D23]+100" office:value-type="float" office:value="900" calcext:value-type="float">
            <text:p>900 kW</text:p>
          </table:table-cell>
          <table:table-cell table:style-name="ce25" table:formula="of:=(([.E$10]+[.D24]*[.E$11]/100)*1.15)*(1-([.E$12]+[.E$13]))" office:value-type="currency" office:currency="NZD" office:value="127.74233925" calcext:value-type="currency">
            <text:p>$128</text:p>
          </table:table-cell>
          <table:table-cell table:style-name="ce40" table:formula="of:=(([.F$10]+[.D24]*[.F$11]/100)*1.15)*(1-([.F$12]+[.F$13]))" office:value-type="currency" office:currency="NZD" office:value="243.8942655" calcext:value-type="currency">
            <text:p>$244</text:p>
          </table:table-cell>
          <table:table-cell table:style-name="ce52" table:formula="of:=([.G$10]+[.D24]*[.G$11]/100)*1.15" office:value-type="float" office:value="134.136" calcext:value-type="float">
            <text:p>$134</text:p>
          </table:table-cell>
          <table:table-cell table:style-name="ce58" table:formula="of:=([.H$10]+[.D24]*[.H$11]/100)*1.15" office:value-type="float" office:value="164.013" calcext:value-type="float">
            <text:p>$164</text:p>
          </table:table-cell>
          <table:table-cell table:style-name="ce69" table:formula="of:=([.I$10]+[.D24]*[.I$11]/100)*1.15" office:value-type="float" office:value="129.9546" calcext:value-type="float">
            <text:p>$130</text:p>
          </table:table-cell>
          <table:table-cell table:style-name="ce74"/>
          <table:table-cell table:style-name="ce31" table:formula="of:=(([.K$10]+[.$D24]*[.K$11]/100)*1.15)*(1-([.K$12]+[.K$13]))" office:value-type="currency" office:currency="NZD" office:value="112.323375" calcext:value-type="currency">
            <text:p>$112</text:p>
          </table:table-cell>
          <table:table-cell table:style-name="ce39" table:formula="of:=(([.L$10]+[.$D24]*[.L$11]/100)*1.15)*(1-([.L$12]+[.L$13]))" office:value-type="currency" office:currency="NZD" office:value="91.77138" calcext:value-type="currency">
            <text:p>$92</text:p>
          </table:table-cell>
          <table:table-cell table:style-name="ce58" table:formula="of:=([.M$10]+[.D24]*[.M$11]/100)*1.15" office:value-type="float" office:value="132.825" calcext:value-type="float">
            <text:p>$133</text:p>
          </table:table-cell>
          <table:table-cell table:style-name="ce231" table:formula="of:=[.E24]-[.$L24]" office:value-type="float" office:value="35.97095925" calcext:value-type="float">
            <text:p>$36</text:p>
          </table:table-cell>
          <table:table-cell table:style-name="ce74"/>
          <table:table-cell table:style-name="ce6" table:number-columns-repeated="15"/>
          <table:table-cell table:number-columns-repeated="994"/>
        </table:table-row>
        <table:table-row table:style-name="ro1">
          <table:table-cell/>
          <table:table-cell table:style-name="ce6" table:number-columns-repeated="2"/>
          <table:table-cell table:style-name="ce18" table:formula="of:=[.D24]+100" office:value-type="float" office:value="1000" calcext:value-type="float">
            <text:p>1000 kW</text:p>
          </table:table-cell>
          <table:table-cell table:style-name="ce25" table:formula="of:=(([.E$10]+[.D25]*[.E$11]/100)*1.15)*(1-([.E$12]+[.E$13]))" office:value-type="currency" office:currency="NZD" office:value="138.93471425" calcext:value-type="currency">
            <text:p>$139</text:p>
          </table:table-cell>
          <table:table-cell table:style-name="ce40" table:formula="of:=(([.F$10]+[.D25]*[.F$11]/100)*1.15)*(1-([.F$12]+[.F$13]))" office:value-type="currency" office:currency="NZD" office:value="269.7784655" calcext:value-type="currency">
            <text:p>$270</text:p>
          </table:table-cell>
          <table:table-cell table:style-name="ce52" table:formula="of:=([.G$10]+[.D25]*[.G$11]/100)*1.15" office:value-type="float" office:value="142.715" calcext:value-type="float">
            <text:p>$143</text:p>
          </table:table-cell>
          <table:table-cell table:style-name="ce58" table:formula="of:=([.H$10]+[.D25]*[.H$11]/100)*1.15" office:value-type="float" office:value="178.135" calcext:value-type="float">
            <text:p>$178</text:p>
          </table:table-cell>
          <table:table-cell table:style-name="ce69" table:formula="of:=([.I$10]+[.D25]*[.I$11]/100)*1.15" office:value-type="float" office:value="138.2346" calcext:value-type="float">
            <text:p>$138</text:p>
          </table:table-cell>
          <table:table-cell table:style-name="ce74"/>
          <table:table-cell table:style-name="ce31" table:formula="of:=(([.K$10]+[.$D25]*[.K$11]/100)*1.15)*(1-([.K$12]+[.K$13]))" office:value-type="currency" office:currency="NZD" office:value="120.561975" calcext:value-type="currency">
            <text:p>$121</text:p>
          </table:table-cell>
          <table:table-cell table:style-name="ce39" table:formula="of:=(([.L$10]+[.$D25]*[.L$11]/100)*1.15)*(1-([.L$12]+[.L$13]))" office:value-type="currency" office:currency="NZD" office:value="97.88823" calcext:value-type="currency">
            <text:p>$98</text:p>
          </table:table-cell>
          <table:table-cell table:style-name="ce58" table:formula="of:=([.M$10]+[.D25]*[.M$11]/100)*1.15" office:value-type="float" office:value="142.1515" calcext:value-type="float">
            <text:p>$142</text:p>
          </table:table-cell>
          <table:table-cell table:style-name="ce231" table:formula="of:=[.E25]-[.$L25]" office:value-type="float" office:value="41.04648425" calcext:value-type="float">
            <text:p>$41</text:p>
          </table:table-cell>
          <table:table-cell table:style-name="ce74"/>
          <table:table-cell table:style-name="ce6" table:number-columns-repeated="15"/>
          <table:table-cell table:number-columns-repeated="994"/>
        </table:table-row>
        <table:table-row table:style-name="ro1">
          <table:table-cell/>
          <table:table-cell table:style-name="ce6" table:number-columns-repeated="2"/>
          <table:table-cell table:style-name="ce18" table:formula="of:=[.D25]+100" office:value-type="float" office:value="1100" calcext:value-type="float">
            <text:p>1100 kW</text:p>
          </table:table-cell>
          <table:table-cell table:style-name="ce25" table:formula="of:=(([.E$10]+[.D26]*[.E$11]/100)*1.15)*(1-([.E$12]+[.E$13]))" office:value-type="currency" office:currency="NZD" office:value="150.12708925" calcext:value-type="currency">
            <text:p>$150</text:p>
          </table:table-cell>
          <table:table-cell table:style-name="ce40" table:formula="of:=(([.F$10]+[.D26]*[.F$11]/100)*1.15)*(1-([.F$12]+[.F$13]))" office:value-type="currency" office:currency="NZD" office:value="295.6626655" calcext:value-type="currency">
            <text:p>$296</text:p>
          </table:table-cell>
          <table:table-cell table:style-name="ce52" table:formula="of:=([.G$10]+[.D26]*[.G$11]/100)*1.15" office:value-type="float" office:value="151.294" calcext:value-type="float">
            <text:p>$151</text:p>
          </table:table-cell>
          <table:table-cell table:style-name="ce58" table:formula="of:=([.H$10]+[.D26]*[.H$11]/100)*1.15" office:value-type="float" office:value="192.257" calcext:value-type="float">
            <text:p>$192</text:p>
          </table:table-cell>
          <table:table-cell table:style-name="ce69" table:formula="of:=([.I$10]+[.D26]*[.I$11]/100)*1.15" office:value-type="float" office:value="146.5146" calcext:value-type="float">
            <text:p>$147</text:p>
          </table:table-cell>
          <table:table-cell table:style-name="ce74"/>
          <table:table-cell table:style-name="ce31" table:formula="of:=(([.K$10]+[.$D26]*[.K$11]/100)*1.15)*(1-([.K$12]+[.K$13]))" office:value-type="currency" office:currency="NZD" office:value="128.800575" calcext:value-type="currency">
            <text:p>$129</text:p>
          </table:table-cell>
          <table:table-cell table:style-name="ce39" table:formula="of:=(([.L$10]+[.$D26]*[.L$11]/100)*1.15)*(1-([.L$12]+[.L$13]))" office:value-type="currency" office:currency="NZD" office:value="104.00508" calcext:value-type="currency">
            <text:p>$104</text:p>
          </table:table-cell>
          <table:table-cell table:style-name="ce58" table:formula="of:=([.M$10]+[.D26]*[.M$11]/100)*1.15" office:value-type="float" office:value="151.478" calcext:value-type="float">
            <text:p>$151</text:p>
          </table:table-cell>
          <table:table-cell table:style-name="ce231" table:formula="of:=[.E26]-[.$L26]" office:value-type="float" office:value="46.12200925" calcext:value-type="float">
            <text:p>$46</text:p>
          </table:table-cell>
          <table:table-cell table:style-name="ce6" table:number-columns-repeated="16"/>
          <table:table-cell table:number-columns-repeated="994"/>
        </table:table-row>
        <table:table-row table:style-name="ro1">
          <table:table-cell/>
          <table:table-cell table:style-name="ce6" table:number-columns-repeated="2"/>
          <table:table-cell table:style-name="ce18" table:formula="of:=[.D26]+100" office:value-type="float" office:value="1200" calcext:value-type="float">
            <text:p>1200 kW</text:p>
          </table:table-cell>
          <table:table-cell table:style-name="ce25" table:formula="of:=(([.E$10]+[.D27]*[.E$11]/100)*1.15)*(1-([.E$12]+[.E$13]))" office:value-type="currency" office:currency="NZD" office:value="161.31946425" calcext:value-type="currency">
            <text:p>$161</text:p>
          </table:table-cell>
          <table:table-cell table:style-name="ce40" table:formula="of:=(([.F$10]+[.D27]*[.F$11]/100)*1.15)*(1-([.F$12]+[.F$13]))" office:value-type="currency" office:currency="NZD" office:value="321.5468655" calcext:value-type="currency">
            <text:p>$322</text:p>
          </table:table-cell>
          <table:table-cell table:style-name="ce52" table:formula="of:=([.G$10]+[.D27]*[.G$11]/100)*1.15" office:value-type="float" office:value="159.873" calcext:value-type="float">
            <text:p>$160</text:p>
          </table:table-cell>
          <table:table-cell table:style-name="ce58" table:formula="of:=([.H$10]+[.D27]*[.H$11]/100)*1.15" office:value-type="float" office:value="206.379" calcext:value-type="float">
            <text:p>$206</text:p>
          </table:table-cell>
          <table:table-cell table:style-name="ce69" table:formula="of:=([.I$10]+[.D27]*[.I$11]/100)*1.15" office:value-type="float" office:value="154.7946" calcext:value-type="float">
            <text:p>$155</text:p>
          </table:table-cell>
          <table:table-cell table:style-name="ce74"/>
          <table:table-cell table:style-name="ce31" table:formula="of:=(([.K$10]+[.$D27]*[.K$11]/100)*1.15)*(1-([.K$12]+[.K$13]))" office:value-type="currency" office:currency="NZD" office:value="137.039175" calcext:value-type="currency">
            <text:p>$137</text:p>
          </table:table-cell>
          <table:table-cell table:style-name="ce39" table:formula="of:=(([.L$10]+[.$D27]*[.L$11]/100)*1.15)*(1-([.L$12]+[.L$13]))" office:value-type="currency" office:currency="NZD" office:value="110.12193" calcext:value-type="currency">
            <text:p>$110</text:p>
          </table:table-cell>
          <table:table-cell table:style-name="ce58" table:formula="of:=([.M$10]+[.D27]*[.M$11]/100)*1.15" office:value-type="float" office:value="160.8045" calcext:value-type="float">
            <text:p>$161</text:p>
          </table:table-cell>
          <table:table-cell table:style-name="ce231" table:formula="of:=[.E27]-[.$L27]" office:value-type="float" office:value="51.19753425" calcext:value-type="float">
            <text:p>$51</text:p>
          </table:table-cell>
          <table:table-cell table:style-name="ce6" table:number-columns-repeated="16"/>
          <table:table-cell table:number-columns-repeated="994"/>
        </table:table-row>
        <table:table-row table:style-name="ro1">
          <table:table-cell/>
          <table:table-cell table:style-name="ce6" table:number-columns-repeated="2"/>
          <table:table-cell table:style-name="ce18" table:formula="of:=[.D27]+100" office:value-type="float" office:value="1300" calcext:value-type="float">
            <text:p>1300 kW</text:p>
          </table:table-cell>
          <table:table-cell table:style-name="ce25" table:formula="of:=(([.E$10]+[.D28]*[.E$11]/100)*1.15)*(1-([.E$12]+[.E$13]))" office:value-type="currency" office:currency="NZD" office:value="172.51183925" calcext:value-type="currency">
            <text:p>$173</text:p>
          </table:table-cell>
          <table:table-cell table:style-name="ce40" table:formula="of:=(([.F$10]+[.D28]*[.F$11]/100)*1.15)*(1-([.F$12]+[.F$13]))" office:value-type="currency" office:currency="NZD" office:value="347.4310655" calcext:value-type="currency">
            <text:p>$347</text:p>
          </table:table-cell>
          <table:table-cell table:style-name="ce52" table:formula="of:=([.G$10]+[.D28]*[.G$11]/100)*1.15" office:value-type="float" office:value="168.452" calcext:value-type="float">
            <text:p>$168</text:p>
          </table:table-cell>
          <table:table-cell table:style-name="ce58" table:formula="of:=([.H$10]+[.D28]*[.H$11]/100)*1.15" office:value-type="float" office:value="220.501" calcext:value-type="float">
            <text:p>$221</text:p>
          </table:table-cell>
          <table:table-cell table:style-name="ce69" table:formula="of:=([.I$10]+[.D28]*[.I$11]/100)*1.15" office:value-type="float" office:value="163.0746" calcext:value-type="float">
            <text:p>$163</text:p>
          </table:table-cell>
          <table:table-cell table:style-name="ce74"/>
          <table:table-cell table:style-name="ce31" table:formula="of:=(([.K$10]+[.$D28]*[.K$11]/100)*1.15)*(1-([.K$12]+[.K$13]))" office:value-type="currency" office:currency="NZD" office:value="145.277775" calcext:value-type="currency">
            <text:p>$145</text:p>
          </table:table-cell>
          <table:table-cell table:style-name="ce39" table:formula="of:=(([.L$10]+[.$D28]*[.L$11]/100)*1.15)*(1-([.L$12]+[.L$13]))" office:value-type="currency" office:currency="NZD" office:value="116.23878" calcext:value-type="currency">
            <text:p>$116</text:p>
          </table:table-cell>
          <table:table-cell table:style-name="ce58" table:formula="of:=([.M$10]+[.D28]*[.M$11]/100)*1.15" office:value-type="float" office:value="170.131" calcext:value-type="float">
            <text:p>$170</text:p>
          </table:table-cell>
          <table:table-cell table:style-name="ce231" table:formula="of:=[.E28]-[.$L28]" office:value-type="float" office:value="56.27305925" calcext:value-type="float">
            <text:p>$56</text:p>
          </table:table-cell>
          <table:table-cell table:style-name="ce6" table:number-columns-repeated="16"/>
          <table:table-cell table:number-columns-repeated="994"/>
        </table:table-row>
        <table:table-row table:style-name="ro1">
          <table:table-cell/>
          <table:table-cell table:style-name="ce7"/>
          <table:table-cell/>
          <table:table-cell table:style-name="ce18" table:formula="of:=[.D28]+100" office:value-type="float" office:value="1400" calcext:value-type="float">
            <text:p>1400 kW</text:p>
          </table:table-cell>
          <table:table-cell table:style-name="ce25" table:formula="of:=(([.E$10]+[.D29]*[.E$11]/100)*1.15)*(1-([.E$12]+[.E$13]))" office:value-type="currency" office:currency="NZD" office:value="183.70421425" calcext:value-type="currency">
            <text:p>$184</text:p>
          </table:table-cell>
          <table:table-cell table:style-name="ce40" table:formula="of:=(([.F$10]+[.D29]*[.F$11]/100)*1.15)*(1-([.F$12]+[.F$13]))" office:value-type="currency" office:currency="NZD" office:value="373.3152655" calcext:value-type="currency">
            <text:p>$373</text:p>
          </table:table-cell>
          <table:table-cell table:style-name="ce52" table:formula="of:=([.G$10]+[.D29]*[.G$11]/100)*1.15" office:value-type="float" office:value="177.031" calcext:value-type="float">
            <text:p>$177</text:p>
          </table:table-cell>
          <table:table-cell table:style-name="ce58" table:formula="of:=([.H$10]+[.D29]*[.H$11]/100)*1.15" office:value-type="float" office:value="234.623" calcext:value-type="float">
            <text:p>$235</text:p>
          </table:table-cell>
          <table:table-cell table:style-name="ce69" table:formula="of:=([.I$10]+[.D29]*[.I$11]/100)*1.15" office:value-type="float" office:value="171.3546" calcext:value-type="float">
            <text:p>$171</text:p>
          </table:table-cell>
          <table:table-cell table:style-name="ce74"/>
          <table:table-cell table:style-name="ce31" table:formula="of:=(([.K$10]+[.$D29]*[.K$11]/100)*1.15)*(1-([.K$12]+[.K$13]))" office:value-type="currency" office:currency="NZD" office:value="153.516375" calcext:value-type="currency">
            <text:p>$154</text:p>
          </table:table-cell>
          <table:table-cell table:style-name="ce39" table:formula="of:=(([.L$10]+[.$D29]*[.L$11]/100)*1.15)*(1-([.L$12]+[.L$13]))" office:value-type="currency" office:currency="NZD" office:value="122.35563" calcext:value-type="currency">
            <text:p>$122</text:p>
          </table:table-cell>
          <table:table-cell table:style-name="ce58" table:formula="of:=([.M$10]+[.D29]*[.M$11]/100)*1.15" office:value-type="float" office:value="179.4575" calcext:value-type="float">
            <text:p>$179</text:p>
          </table:table-cell>
          <table:table-cell table:style-name="ce231" table:formula="of:=[.E29]-[.$L29]" office:value-type="float" office:value="61.34858425" calcext:value-type="float">
            <text:p>$61</text:p>
          </table:table-cell>
          <table:table-cell table:style-name="ce7" table:number-columns-repeated="16"/>
          <table:table-cell table:number-columns-repeated="994"/>
        </table:table-row>
        <table:table-row table:style-name="ro1">
          <table:table-cell/>
          <table:table-cell table:style-name="ce6"/>
          <table:table-cell/>
          <table:table-cell table:style-name="ce18" table:formula="of:=[.D29]+100" office:value-type="float" office:value="1500" calcext:value-type="float">
            <text:p>1500 kW</text:p>
          </table:table-cell>
          <table:table-cell table:style-name="ce25" table:formula="of:=(([.E$10]+[.D30]*[.E$11]/100)*1.15)*(1-([.E$12]+[.E$13]))" office:value-type="currency" office:currency="NZD" office:value="194.89658925" calcext:value-type="currency">
            <text:p>$195</text:p>
          </table:table-cell>
          <table:table-cell table:style-name="ce40" table:formula="of:=(([.F$10]+[.D30]*[.F$11]/100)*1.15)*(1-([.F$12]+[.F$13]))" office:value-type="currency" office:currency="NZD" office:value="399.1994655" calcext:value-type="currency">
            <text:p>$399</text:p>
          </table:table-cell>
          <table:table-cell table:style-name="ce53" table:formula="of:=([.G$10]+[.D30]*[.G$11]/100)*1.15" office:value-type="float" office:value="185.61" calcext:value-type="float">
            <text:p>$186</text:p>
          </table:table-cell>
          <table:table-cell table:style-name="ce59" table:formula="of:=([.H$10]+[.D30]*[.H$11]/100)*1.15" office:value-type="float" office:value="248.745" calcext:value-type="float">
            <text:p>$249</text:p>
          </table:table-cell>
          <table:table-cell table:style-name="ce70" table:formula="of:=([.I$10]+[.D30]*[.I$11]/100)*1.15" office:value-type="float" office:value="179.6346" calcext:value-type="float">
            <text:p>$180</text:p>
          </table:table-cell>
          <table:table-cell table:style-name="ce75"/>
          <table:table-cell table:style-name="ce31" table:formula="of:=(([.K$10]+[.$D30]*[.K$11]/100)*1.15)*(1-([.K$12]+[.K$13]))" office:value-type="currency" office:currency="NZD" office:value="161.754975" calcext:value-type="currency">
            <text:p>$162</text:p>
          </table:table-cell>
          <table:table-cell table:style-name="ce39" table:formula="of:=(([.L$10]+[.$D30]*[.L$11]/100)*1.15)*(1-([.L$12]+[.L$13]))" office:value-type="currency" office:currency="NZD" office:value="128.47248" calcext:value-type="currency">
            <text:p>$128</text:p>
          </table:table-cell>
          <table:table-cell table:style-name="ce59" table:formula="of:=([.M$10]+[.D30]*[.M$11]/100)*1.15" office:value-type="float" office:value="188.784" calcext:value-type="float">
            <text:p>$189</text:p>
          </table:table-cell>
          <table:table-cell table:style-name="ce231" table:formula="of:=[.E30]-[.$L30]" office:value-type="float" office:value="66.42410925" calcext:value-type="float">
            <text:p>$66</text:p>
          </table:table-cell>
          <table:table-cell table:style-name="ce6" table:number-columns-repeated="16"/>
          <table:table-cell table:number-columns-repeated="994"/>
        </table:table-row>
        <table:table-row table:style-name="ro1">
          <table:table-cell/>
          <table:table-cell table:style-name="ce6"/>
          <table:table-cell/>
          <table:table-cell table:style-name="ce18"/>
          <table:table-cell table:style-name="ce145" office:value-type="string" calcext:value-type="string">
            <text:p>reference</text:p>
          </table:table-cell>
          <table:table-cell table:style-name="ce179" table:number-columns-repeated="6"/>
          <table:table-cell table:style-name="ce461" office:value-type="string" calcext:value-type="string">
            <text:p>Best</text:p>
          </table:table-cell>
          <table:table-cell table:style-name="ce179"/>
          <table:table-cell table:style-name="ce6" table:number-columns-repeated="17"/>
          <table:table-cell table:number-columns-repeated="994"/>
        </table:table-row>
        <table:table-row table:style-name="ro1" table:number-rows-repeated="4">
          <table:table-cell/>
          <table:table-cell table:style-name="ce6"/>
          <table:table-cell/>
          <table:table-cell table:style-name="Default" table:number-columns-repeated="7"/>
          <table:table-cell table:number-columns-repeated="3"/>
          <table:table-cell table:style-name="ce6" table:number-columns-repeated="17"/>
          <table:table-cell table:number-columns-repeated="994"/>
        </table:table-row>
        <table:table-row table:style-name="ro1">
          <table:table-cell table:number-columns-repeated="3"/>
          <table:table-cell table:style-name="ce6" office:value-type="string" calcext:value-type="string">
            <text:p>Scotdownunder</text:p>
          </table:table-cell>
          <table:table-cell table:style-name="Default" table:number-columns-repeated="6"/>
          <table:table-cell table:number-columns-repeated="3"/>
          <table:table-cell table:style-name="ce6" table:number-columns-repeated="17"/>
          <table:table-cell table:number-columns-repeated="994"/>
        </table:table-row>
        <table:table-row table:style-name="ro1">
          <table:table-cell/>
          <table:table-cell table:style-name="ce6"/>
          <table:table-cell/>
          <table:table-cell table:style-name="ce121" office:value-type="date" office:date-value="2019-03-24" calcext:value-type="date">
            <text:p>24/03/19</text:p>
          </table:table-cell>
          <table:table-cell table:style-name="Default" table:number-columns-repeated="6"/>
          <table:table-cell table:number-columns-repeated="3"/>
          <table:table-cell table:style-name="ce6" table:number-columns-repeated="17"/>
          <table:table-cell table:number-columns-repeated="994"/>
        </table:table-row>
        <table:table-row table:style-name="ro1" table:number-rows-repeated="3">
          <table:table-cell/>
          <table:table-cell table:style-name="ce6"/>
          <table:table-cell/>
          <table:table-cell table:style-name="Default" table:number-columns-repeated="7"/>
          <table:table-cell table:number-columns-repeated="3"/>
          <table:table-cell table:style-name="ce6" table:number-columns-repeated="17"/>
          <table:table-cell table:number-columns-repeated="994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155" office:value-type="string" calcext:value-type="string">
            <text:p><text:s/>cheapest from Supplier</text:p>
          </table:table-cell>
          <table:table-cell table:style-name="ce165"/>
          <table:table-cell/>
          <table:table-cell table:style-name="ce181" office:value-type="string" calcext:value-type="string">
            <text:p><text:s/>highest tariff</text:p>
          </table:table-cell>
          <table:table-cell table:style-name="ce181"/>
          <table:table-cell table:number-columns-repeated="1012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156" office:value-type="string" calcext:value-type="string">
            <text:p><text:s/>cheapest overall</text:p>
          </table:table-cell>
          <table:table-cell table:style-name="ce166"/>
          <table:table-cell/>
          <table:table-cell table:style-name="ce182" office:value-type="string" calcext:value-type="string">
            <text:p><text:s/>lowest tarrif</text:p>
          </table:table-cell>
          <table:table-cell table:style-name="ce182"/>
          <table:table-cell/>
          <table:table-cell table:style-name="ce6"/>
          <table:table-cell table:style-name="ce71"/>
          <table:table-cell table:style-name="ce6" table:number-columns-repeated="6"/>
          <table:table-cell table:number-columns-repeated="1003"/>
        </table:table-row>
        <table:table-row table:style-name="ro1">
          <table:table-cell/>
          <table:table-cell table:style-name="ce14" office:value-type="string" calcext:value-type="string">
            <text:p>Electric</text:p>
          </table:table-cell>
          <table:table-cell/>
          <table:table-cell table:style-name="ce11" office:value-type="string" calcext:value-type="string">
            <text:p>Monthly Usage over 30 days</text:p>
          </table:table-cell>
          <table:table-cell table:style-name="Default" table:number-columns-repeated="3"/>
          <table:table-cell table:style-name="ce157" office:value-type="string" calcext:value-type="string">
            <text:p><text:s/>Benchmark for comparison</text:p>
          </table:table-cell>
          <table:table-cell table:style-name="ce167"/>
          <table:table-cell table:number-columns-repeated="4"/>
          <table:table-cell table:style-name="ce6"/>
          <table:table-cell table:style-name="ce74"/>
          <table:table-cell table:style-name="ce6" table:number-columns-repeated="6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table-cell table:style-name="Default" office:value-type="string" calcext:value-type="string">
            <text:p>Input figures ex-GST</text:p>
          </table:table-cell>
          <table:table-cell table:style-name="ce28" table:number-columns-repeated="6"/>
          <table:table-cell table:style-name="ce7" table:number-columns-repeated="3"/>
          <table:table-cell table:style-name="ce74" table:number-columns-repeated="2"/>
          <table:table-cell table:style-name="ce6" table:number-columns-repeated="6"/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12" office:value-type="string" calcext:value-type="string">
            <text:p>Table figures with GST with discounts (except dual fuel)</text:p>
          </table:table-cell>
          <table:table-cell table:style-name="ce19" table:number-columns-repeated="6"/>
          <table:table-cell table:style-name="ce6" table:number-columns-repeated="3"/>
          <table:table-cell table:style-name="ce74" table:number-columns-repeated="2"/>
          <table:table-cell table:style-name="ce6" table:number-columns-repeated="6"/>
          <table:table-cell table:number-columns-repeated="1003"/>
        </table:table-row>
        <table:table-row table:style-name="ro1">
          <table:table-cell table:number-columns-repeated="3"/>
          <table:table-cell table:style-name="ce115" office:value-type="string" calcext:value-type="string">
            <text:p>Plan</text:p>
          </table:table-cell>
          <table:table-cell table:style-name="ce20" office:value-type="string" calcext:value-type="string">
            <text:p>regular</text:p>
          </table:table-cell>
          <table:table-cell table:style-name="ce34" office:value-type="string" calcext:value-type="string">
            <text:p>Low User</text:p>
          </table:table-cell>
          <table:table-cell table:style-name="ce20" office:value-type="string" calcext:value-type="string">
            <text:p>Regular</text:p>
          </table:table-cell>
          <table:table-cell table:style-name="ce34" office:value-type="string" calcext:value-type="string">
            <text:p>Low User</text:p>
          </table:table-cell>
          <table:table-cell table:style-name="ce20" office:value-type="string" calcext:value-type="string">
            <text:p>Flexible</text:p>
          </table:table-cell>
          <table:table-cell table:style-name="ce34" office:value-type="string" calcext:value-type="string">
            <text:p>Low User</text:p>
          </table:table-cell>
          <table:table-cell table:style-name="ce77" office:value-type="string" calcext:value-type="string">
            <text:p>Standard</text:p>
          </table:table-cell>
          <table:table-cell table:style-name="ce82" office:value-type="string" calcext:value-type="string">
            <text:p>eSaver</text:p>
          </table:table-cell>
          <table:table-cell table:style-name="ce1" office:value-type="string" calcext:value-type="string">
            <text:p>Everyday</text:p>
          </table:table-cell>
          <table:table-cell table:style-name="ce74" table:number-columns-repeated="2"/>
          <table:table-cell table:style-name="ce6" table:number-columns-repeated="6"/>
          <table:table-cell table:number-columns-repeated="1003"/>
        </table:table-row>
        <table:table-row table:style-name="ro1">
          <table:table-cell table:number-columns-repeated="3"/>
          <table:table-cell table:style-name="ce115" office:value-type="string" calcext:value-type="string">
            <text:p>Supplier</text:p>
          </table:table-cell>
          <table:table-cell table:style-name="ce133" office:value-type="string" calcext:value-type="string">
            <text:p>NOVA-R</text:p>
          </table:table-cell>
          <table:table-cell table:style-name="ce146" office:value-type="string" calcext:value-type="string">
            <text:p>NOVA-S</text:p>
          </table:table-cell>
          <table:table-cell table:style-name="ce164" office:value-type="string" calcext:value-type="string">
            <text:p>Trustpower-R</text:p>
          </table:table-cell>
          <table:table-cell table:style-name="ce180" office:value-type="string" calcext:value-type="string">
            <text:p>Trustpower-S</text:p>
          </table:table-cell>
          <table:table-cell table:style-name="ce197" office:value-type="string" calcext:value-type="string">
            <text:p>Contact-R</text:p>
          </table:table-cell>
          <table:table-cell table:style-name="ce203" office:value-type="string" calcext:value-type="string">
            <text:p>Contact-S</text:p>
          </table:table-cell>
          <table:table-cell table:style-name="ce210" office:value-type="string" calcext:value-type="string">
            <text:p>Genesis-R</text:p>
          </table:table-cell>
          <table:table-cell table:style-name="ce220" office:value-type="string" calcext:value-type="string">
            <text:p>Genesis-S</text:p>
          </table:table-cell>
          <table:table-cell table:style-name="ce225" office:value-type="string" calcext:value-type="string">
            <text:p>Mercury</text:p>
          </table:table-cell>
          <table:table-cell table:style-name="ce74" table:number-columns-repeated="2"/>
          <table:table-cell table:style-name="ce6" table:number-columns-repeated="6"/>
          <table:table-cell table:number-columns-repeated="1003"/>
        </table:table-row>
        <table:table-row table:style-name="ro1">
          <table:table-cell/>
          <table:table-cell table:style-name="ce1" office:value-type="string" calcext:value-type="string">
            <text:p>30 days</text:p>
          </table:table-cell>
          <table:table-cell/>
          <table:table-cell table:style-name="Default"/>
          <table:table-cell table:style-name="ce124"/>
          <table:table-cell table:style-name="Default"/>
          <table:table-cell table:style-name="ce124"/>
          <table:table-cell table:style-name="ce154"/>
          <table:table-cell table:style-name="Default" table:number-columns-repeated="2"/>
          <table:table-cell table:style-name="ce124"/>
          <table:table-cell table:style-name="ce154" table:number-columns-repeated="2"/>
          <table:table-cell table:number-columns-repeated="2"/>
          <table:table-cell table:style-name="ce6" table:number-columns-repeated="6"/>
          <table:table-cell table:number-columns-repeated="1003"/>
        </table:table-row>
        <table:table-row table:style-name="ro1">
          <table:table-cell/>
          <table:table-cell table:style-name="ce104" office:value-type="string" calcext:value-type="string">
            <text:p>Fixed Charge</text:p>
          </table:table-cell>
          <table:table-cell table:style-name="ce105"/>
          <table:table-cell table:style-name="ce128" office:value-type="string" calcext:value-type="string">
            <text:p>Daily charge </text:p>
          </table:table-cell>
          <table:table-cell table:style-name="ce150" office:value-type="currency" office:currency="NZD" office:value="1.82871" calcext:value-type="currency">
            <text:p>$1.83</text:p>
          </table:table-cell>
          <table:table-cell table:style-name="ce137" office:value-type="currency" office:currency="NZD" office:value="0.35294" calcext:value-type="currency">
            <text:p>$0.35</text:p>
          </table:table-cell>
          <table:table-cell table:style-name="ce150" office:value-type="currency" office:currency="NZD" office:value="2.15" calcext:value-type="currency">
            <text:p>$2.15</text:p>
          </table:table-cell>
          <table:table-cell table:style-name="ce216" office:value-type="currency" office:currency="NZD" office:value="0.3529" calcext:value-type="currency">
            <text:p>$0.35</text:p>
          </table:table-cell>
          <table:table-cell table:style-name="ce137" office:value-type="currency" office:currency="NZD" office:value="2.133" calcext:value-type="currency">
            <text:p>$2.13</text:p>
          </table:table-cell>
          <table:table-cell table:style-name="ce169" office:value-type="currency" office:currency="NZD" office:value="0.3" calcext:value-type="currency">
            <text:p>$0.30</text:p>
          </table:table-cell>
          <table:table-cell table:style-name="ce190" office:value-type="currency" office:currency="NZD" office:value="2.24" calcext:value-type="currency">
            <text:p>$2.24</text:p>
          </table:table-cell>
          <table:table-cell table:style-name="ce208" office:value-type="currency" office:currency="NZD" office:value="1.73" calcext:value-type="currency">
            <text:p>$1.73</text:p>
          </table:table-cell>
          <table:table-cell table:style-name="ce470" office:value-type="currency" office:currency="NZD" office:value="0.3333" calcext:value-type="currency">
            <text:p>$0.33</text:p>
          </table:table-cell>
          <table:table-cell/>
          <table:table-cell table:style-name="ce74"/>
          <table:table-cell table:style-name="ce6" table:number-columns-repeated="6"/>
          <table:table-cell table:number-columns-repeated="1003"/>
        </table:table-row>
        <table:table-row table:style-name="ro1">
          <table:table-cell/>
          <table:table-cell table:style-name="ce3" office:value-type="string" calcext:value-type="string">
            <text:p>less GST</text:p>
          </table:table-cell>
          <table:table-cell table:style-name="ce106"/>
          <table:table-cell table:style-name="ce129" office:value-type="string" calcext:value-type="string">
            <text:p>Total = </text:p>
          </table:table-cell>
          <table:table-cell table:style-name="ce151" office:value-type="currency" office:currency="NZD" office:value="54.8613" calcext:value-type="currency">
            <text:p>$54.86</text:p>
          </table:table-cell>
          <table:table-cell table:style-name="ce138" office:value-type="currency" office:currency="NZD" office:value="10.5882" calcext:value-type="currency">
            <text:p>$10.59</text:p>
          </table:table-cell>
          <table:table-cell table:style-name="ce151" office:value-type="currency" office:currency="NZD" office:value="63.9" calcext:value-type="currency">
            <text:p>$63.90</text:p>
          </table:table-cell>
          <table:table-cell table:style-name="ce209" office:value-type="currency" office:currency="NZD" office:value="10.587" calcext:value-type="currency">
            <text:p>$10.59</text:p>
          </table:table-cell>
          <table:table-cell table:style-name="ce138" office:value-type="currency" office:currency="NZD" office:value="63.99" calcext:value-type="currency">
            <text:p>$63.99</text:p>
          </table:table-cell>
          <table:table-cell table:style-name="ce170" office:value-type="currency" office:currency="NZD" office:value="9.99" calcext:value-type="currency">
            <text:p>$9.99</text:p>
          </table:table-cell>
          <table:table-cell table:style-name="ce151" office:value-type="currency" office:currency="NZD" office:value="67.2" calcext:value-type="currency">
            <text:p>$67.20</text:p>
          </table:table-cell>
          <table:table-cell table:style-name="ce209" office:value-type="currency" office:currency="NZD" office:value="51.9" calcext:value-type="currency">
            <text:p>$51.90</text:p>
          </table:table-cell>
          <table:table-cell table:style-name="ce471" office:value-type="currency" office:currency="NZD" office:value="9.999" calcext:value-type="currency">
            <text:p>$10.00</text:p>
          </table:table-cell>
          <table:table-cell table:number-columns-repeated="2"/>
          <table:table-cell table:style-name="ce6" table:number-columns-repeated="6"/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>
            <text:p>Usage Rate</text:p>
          </table:table-cell>
          <table:table-cell/>
          <table:table-cell table:style-name="ce73" office:value-type="string" calcext:value-type="string">
            <text:p>per kW</text:p>
          </table:table-cell>
          <table:table-cell table:style-name="ce24" office:value-type="float" office:value="22.356" calcext:value-type="float">
            <text:p>@ 22.36 c</text:p>
          </table:table-cell>
          <table:table-cell table:style-name="ce44" table:formula="of:=27.451+0.15" office:value-type="float" office:value="27.601" calcext:value-type="float">
            <text:p>@ 27.60 c</text:p>
          </table:table-cell>
          <table:table-cell table:style-name="ce200" office:value-type="float" office:value="21.81" calcext:value-type="float">
            <text:p>@ 21.810 c</text:p>
          </table:table-cell>
          <table:table-cell table:style-name="ce217" office:value-type="float" office:value="30" calcext:value-type="float">
            <text:p>@ 30.00 c</text:p>
          </table:table-cell>
          <table:table-cell table:style-name="ce44" office:value-type="float" office:value="22.05" calcext:value-type="float">
            <text:p>@ 22.05 c</text:p>
          </table:table-cell>
          <table:table-cell table:style-name="ce38" table:formula="of:=23.3+0.13" office:value-type="float" office:value="23.43" calcext:value-type="float">
            <text:p>@ 23.43 c</text:p>
          </table:table-cell>
          <table:table-cell table:style-name="ce455" office:value-type="float" office:value="21.51" calcext:value-type="float">
            <text:p>@ 21.51 c</text:p>
          </table:table-cell>
          <table:table-cell table:style-name="ce459" office:value-type="float" office:value="19.92" calcext:value-type="float">
            <text:p>@ 19.92 c</text:p>
          </table:table-cell>
          <table:table-cell table:style-name="ce89" office:value-type="float" office:value="27.37" calcext:value-type="float">
            <text:p>@ 27.37 c</text:p>
          </table:table-cell>
          <table:table-cell office:value-type="string" calcext:value-type="string">
            <text:p><text:s/>Post-Discount</text:p>
          </table:table-cell>
          <table:table-cell/>
          <table:table-cell table:style-name="ce6" table:number-columns-repeated="6"/>
          <table:table-cell table:number-columns-repeated="1003"/>
        </table:table-row>
        <table:table-row table:style-name="ro1">
          <table:table-cell/>
          <table:table-cell table:style-name="ce284"/>
          <table:table-cell table:style-name="ce105"/>
          <table:table-cell table:style-name="ce117" office:value-type="string" calcext:value-type="string">
            <text:p>Prompt Pay - </text:p>
          </table:table-cell>
          <table:table-cell table:style-name="ce141" office:value-type="percentage" office:value="0.15" calcext:value-type="percentage">
            <text:p>15.0%</text:p>
          </table:table-cell>
          <table:table-cell table:style-name="ce185" office:value-type="percentage" office:value="0.15" calcext:value-type="percentage">
            <text:p>15.0%</text:p>
          </table:table-cell>
          <table:table-cell table:style-name="ce141"/>
          <table:table-cell table:style-name="ce173"/>
          <table:table-cell table:style-name="ce185" office:value-type="percentage" office:value="0.18" calcext:value-type="percentage">
            <text:p>18.0%</text:p>
          </table:table-cell>
          <table:table-cell table:style-name="ce185"/>
          <table:table-cell table:style-name="ce141" office:value-type="percentage" office:value="0.1" calcext:value-type="percentage">
            <text:p>10.0%</text:p>
          </table:table-cell>
          <table:table-cell table:number-columns-repeated="2" table:style-name="ce173" office:value-type="percentage" office:value="0.1" calcext:value-type="percentage">
            <text:p>10.0%</text:p>
          </table:table-cell>
          <table:table-cell office:value-type="string" calcext:value-type="string">
            <text:p><text:s/>excluding dual fuel</text:p>
          </table:table-cell>
          <table:table-cell/>
          <table:table-cell table:style-name="ce6" table:number-columns-repeated="6"/>
          <table:table-cell table:number-columns-repeated="1003"/>
        </table:table-row>
        <table:table-row table:style-name="ro1">
          <table:table-cell/>
          <table:table-cell table:style-name="ce94" office:value-type="string" calcext:value-type="string">
            <text:p>Discounts</text:p>
          </table:table-cell>
          <table:table-cell table:style-name="ce9"/>
          <table:table-cell table:style-name="ce120" office:value-type="string" calcext:value-type="string">
            <text:p>E-Billing - </text:p>
          </table:table-cell>
          <table:table-cell table:style-name="ce142"/>
          <table:table-cell table:style-name="ce186"/>
          <table:table-cell table:style-name="ce142"/>
          <table:table-cell table:style-name="ce174"/>
          <table:table-cell table:style-name="ce186" table:number-columns-repeated="2"/>
          <table:table-cell table:style-name="ce142"/>
          <table:table-cell table:style-name="ce174"/>
          <table:table-cell table:style-name="ce174" office:value-type="percentage" office:value="0.02" calcext:value-type="percentage">
            <text:p>2.0%</text:p>
          </table:table-cell>
          <table:table-cell table:style-name="ce232" office:value-type="string" calcext:value-type="string">
            <text:p><text:s text:c="3"/>Mercury</text:p>
          </table:table-cell>
          <table:table-cell table:style-name="ce237"/>
          <table:table-cell table:style-name="ce6" table:number-columns-repeated="6"/>
          <table:table-cell table:number-columns-repeated="1003"/>
        </table:table-row>
        <table:table-row table:style-name="ro1">
          <table:table-cell/>
          <table:table-cell table:style-name="ce99"/>
          <table:table-cell table:style-name="ce108"/>
          <table:table-cell table:style-name="ce122" office:value-type="string" calcext:value-type="string">
            <text:p>Other - </text:p>
          </table:table-cell>
          <table:table-cell table:style-name="ce158" office:value-type="percentage" office:value="0.05" calcext:value-type="percentage">
            <office:annotation draw:style-name="gr3" draw:text-style-name="P5" svg:width="28.99mm" svg:height="17.99mm" svg:x="89.36mm" svg:y="224.32mm" draw:caption-point-x="-6.1mm" draw:caption-point-y="15.1mm">
              <dc:date>2019-04-02T00:00:00</dc:date>
              <text:p text:style-name="P4">Extra EV discount</text:p>
            </office:annotation>
            <text:p>5.0%</text:p>
          </table:table-cell>
          <table:table-cell table:style-name="ce158" office:value-type="percentage" office:value="0.05" calcext:value-type="percentage">
            <office:annotation draw:style-name="gr3" draw:text-style-name="P5" svg:width="28.99mm" svg:height="17.99mm" svg:x="110.35mm" svg:y="224.32mm" draw:caption-point-x="-6.1mm" draw:caption-point-y="15.1mm">
              <dc:date>2019-04-02T00:00:00</dc:date>
              <text:p text:style-name="P4">Extra EV discount</text:p>
            </office:annotation>
            <text:p>5.0%</text:p>
          </table:table-cell>
          <table:table-cell table:style-name="ce143"/>
          <table:table-cell table:style-name="ce175"/>
          <table:table-cell table:style-name="ce443" office:value-type="string" calcext:value-type="string">
            <text:p>free month</text:p>
          </table:table-cell>
          <table:table-cell table:style-name="ce106"/>
          <table:table-cell table:style-name="ce143"/>
          <table:table-cell table:style-name="ce175" table:number-columns-repeated="2"/>
          <table:table-cell table:style-name="ce233" office:value-type="string" calcext:value-type="string">
            <text:p>Saving / month</text:p>
          </table:table-cell>
          <table:table-cell table:style-name="ce237"/>
          <table:table-cell table:style-name="ce6" table:number-columns-repeated="6"/>
          <table:table-cell table:number-columns-repeated="1003"/>
        </table:table-row>
        <table:table-row table:style-name="ro1">
          <table:table-cell/>
          <table:table-cell table:style-name="ce30" office:value-type="string" calcext:value-type="string">
            <text:p>with GST @ 15%</text:p>
          </table:table-cell>
          <table:table-cell table:style-name="ce9"/>
          <table:table-cell table:style-name="ce131" office:value-type="float" office:value="100" calcext:value-type="float">
            <text:p>100 kW</text:p>
          </table:table-cell>
          <table:table-cell table:style-name="ce159" table:formula="of:=(([.E$50]+[.$D55]*[.E$51]/100)*1.15)*(1-([.E$52]+[.E$53]+[.E$54]))" office:value-type="currency" office:currency="NZD" office:value="71.039916" calcext:value-type="currency">
            <text:p>$71</text:p>
          </table:table-cell>
          <table:table-cell table:style-name="ce45" table:formula="of:=(([.F$50]+[.$D55]*[.F$51]/100)*1.15)*(1-([.F$52]+[.F$53]+[.F$54]))" office:value-type="float" office:value="35.134064" calcext:value-type="float">
            <text:p>$35</text:p>
          </table:table-cell>
          <table:table-cell table:style-name="ce55" table:formula="of:=([.G$50]+[.D55]*[.G$51]/100)*1.15" office:value-type="float" office:value="98.5665" calcext:value-type="float">
            <text:p>$99</text:p>
          </table:table-cell>
          <table:table-cell table:style-name="ce61" table:formula="of:=([.H$50]+[.D55]*[.H$51]/100)*1.15" office:value-type="float" office:value="46.67505" calcext:value-type="float">
            <text:p>$47</text:p>
          </table:table-cell>
          <table:table-cell table:style-name="ce159" table:formula="of:=(([.I$50]+[.$D55]*[.I$51]/100)*1.15)*(1-([.I$52]+[.I$53]))" office:value-type="currency" office:currency="NZD" office:value="81.13572" calcext:value-type="currency">
            <text:p>$81</text:p>
          </table:table-cell>
          <table:table-cell table:style-name="ce61" table:formula="of:=([.J$50]+[.D55]*[.J$51]/100)*1.15" office:value-type="float" office:value="38.433" calcext:value-type="float">
            <text:p>$38</text:p>
          </table:table-cell>
          <table:table-cell table:style-name="ce159" table:formula="of:=(([.K$50]+[.$D55]*[.K$51]/100)*1.15)*(1-([.K$52]+[.K$53]))" office:value-type="currency" office:currency="NZD" office:value="91.81485" calcext:value-type="currency">
            <text:p>$92</text:p>
          </table:table-cell>
          <table:table-cell table:style-name="ce61" table:formula="of:=(([.L$50]+[.$D55]*[.L$51]/100)*1.15)*(1-([.L$52]+[.L$53]))" office:value-type="float" office:value="74.3337" calcext:value-type="float">
            <text:p>$74</text:p>
          </table:table-cell>
          <table:table-cell table:style-name="ce61" table:formula="of:=(([.M$50]+[.$D55]*[.M$51]/100)*1.15)*(1-([.M$52]+[.M$53]))" office:value-type="float" office:value="37.817428" calcext:value-type="float">
            <text:p>$38</text:p>
          </table:table-cell>
          <table:table-cell table:style-name="ce478" table:formula="of:=[.F55]-[.L55]" office:value-type="currency" office:currency="NZD" office:value="-39.199636" calcext:value-type="currency">
            <text:p>-$39.20</text:p>
          </table:table-cell>
          <table:table-cell/>
          <table:table-cell table:style-name="ce6" table:number-columns-repeated="6"/>
          <table:table-cell table:number-columns-repeated="1003"/>
        </table:table-row>
        <table:table-row table:style-name="ro1">
          <table:table-cell table:number-columns-repeated="3"/>
          <table:table-cell table:style-name="ce132" office:value-type="float" office:value="150" calcext:value-type="float">
            <text:p>150 kW</text:p>
          </table:table-cell>
          <table:table-cell table:style-name="ce159" table:formula="of:=(([.E$50]+[.D56]*[.E$51]/100)*1.15)*(1-([.E$52]+[.E$53]+[.E$54]))" office:value-type="currency" office:currency="NZD" office:value="81.323676" calcext:value-type="currency">
            <text:p>$81</text:p>
          </table:table-cell>
          <table:table-cell table:style-name="ce188" table:formula="of:=(([.F$50]+[.D56]*[.F$51]/100)*1.15)*(1-([.F$52]+[.F$53]+[.F$54]))" office:value-type="float" office:value="47.830524" calcext:value-type="float">
            <text:p>$48</text:p>
          </table:table-cell>
          <table:table-cell table:style-name="ce56" table:formula="of:=([.G$50]+[.D56]*[.G$51]/100)*1.15" office:value-type="float" office:value="111.10725" calcext:value-type="float">
            <text:p>$111</text:p>
          </table:table-cell>
          <table:table-cell table:style-name="ce57" table:formula="of:=([.H$50]+[.D56]*[.H$51]/100)*1.15" office:value-type="float" office:value="63.92505" calcext:value-type="float">
            <text:p>$64</text:p>
          </table:table-cell>
          <table:table-cell table:style-name="ce159" table:formula="of:=(([.I$50]+[.$D56]*[.I$51]/100)*1.15)*(1-([.I$52]+[.I$53]))" office:value-type="currency" office:currency="NZD" office:value="91.532295" calcext:value-type="currency">
            <text:p>$92</text:p>
          </table:table-cell>
          <table:table-cell table:style-name="ce57" table:formula="of:=([.J$50]+[.D56]*[.J$51]/100)*1.15" office:value-type="float" office:value="51.90525" calcext:value-type="float">
            <text:p>$52</text:p>
          </table:table-cell>
          <table:table-cell table:style-name="ce159" table:formula="of:=(([.K$50]+[.$D56]*[.K$51]/100)*1.15)*(1-([.K$52]+[.K$53]))" office:value-type="currency" office:currency="NZD" office:value="102.946275" calcext:value-type="currency">
            <text:p>$103</text:p>
          </table:table-cell>
          <table:table-cell table:style-name="ce463" table:formula="of:=(([.L$50]+[.$D56]*[.L$51]/100)*1.15)*(1-([.L$52]+[.L$53]))" office:value-type="float" office:value="84.6423" calcext:value-type="float">
            <text:p>$85</text:p>
          </table:table-cell>
          <table:table-cell table:style-name="ce472" table:formula="of:=(([.M$50]+[.$D56]*[.M$51]/100)*1.15)*(1-([.M$52]+[.M$53]))" office:value-type="float" office:value="51.666648" calcext:value-type="float">
            <text:p>$52</text:p>
          </table:table-cell>
          <table:table-cell table:style-name="ce478" table:formula="of:=[.F56]-[.L56]" office:value-type="currency" office:currency="NZD" office:value="-36.811776" calcext:value-type="currency">
            <text:p>-$36.81</text:p>
          </table:table-cell>
          <table:table-cell/>
          <table:table-cell table:style-name="ce6" table:number-columns-repeated="6"/>
          <table:table-cell table:number-columns-repeated="1003"/>
        </table:table-row>
        <table:table-row table:style-name="ro1">
          <table:table-cell table:number-columns-repeated="3"/>
          <table:table-cell table:style-name="ce132" office:value-type="float" office:value="200" calcext:value-type="float">
            <text:p>200 kW</text:p>
          </table:table-cell>
          <table:table-cell table:style-name="ce159" table:formula="of:=(([.E$50]+[.D57]*[.E$51]/100)*1.15)*(1-([.E$52]+[.E$53]+[.E$54]))" office:value-type="currency" office:currency="NZD" office:value="91.607436" calcext:value-type="currency">
            <text:p>$92</text:p>
          </table:table-cell>
          <table:table-cell table:style-name="ce188" table:formula="of:=(([.F$50]+[.D57]*[.F$51]/100)*1.15)*(1-([.F$52]+[.F$53]+[.F$54]))" office:value-type="float" office:value="60.526984" calcext:value-type="float">
            <text:p>$61</text:p>
          </table:table-cell>
          <table:table-cell table:style-name="ce56" table:formula="of:=([.G$50]+[.D57]*[.G$51]/100)*1.15" office:value-type="float" office:value="123.648" calcext:value-type="float">
            <text:p>$124</text:p>
          </table:table-cell>
          <table:table-cell table:style-name="ce57" table:formula="of:=([.H$50]+[.D57]*[.H$51]/100)*1.15" office:value-type="float" office:value="81.17505" calcext:value-type="float">
            <text:p>$81</text:p>
          </table:table-cell>
          <table:table-cell table:style-name="ce159" table:formula="of:=(([.I$50]+[.$D57]*[.I$51]/100)*1.15)*(1-([.I$52]+[.I$53]))" office:value-type="currency" office:currency="NZD" office:value="101.92887" calcext:value-type="currency">
            <text:p>$102</text:p>
          </table:table-cell>
          <table:table-cell table:style-name="ce57" table:formula="of:=([.J$50]+[.D57]*[.J$51]/100)*1.15" office:value-type="float" office:value="65.3775" calcext:value-type="float">
            <text:p>$65</text:p>
          </table:table-cell>
          <table:table-cell table:style-name="ce159" table:formula="of:=(([.K$50]+[.$D57]*[.K$51]/100)*1.15)*(1-([.K$52]+[.K$53]))" office:value-type="currency" office:currency="NZD" office:value="114.0777" calcext:value-type="currency">
            <text:p>$114</text:p>
          </table:table-cell>
          <table:table-cell table:style-name="ce463" table:formula="of:=(([.L$50]+[.$D57]*[.L$51]/100)*1.15)*(1-([.L$52]+[.L$53]))" office:value-type="float" office:value="94.9509" calcext:value-type="float">
            <text:p>$95</text:p>
          </table:table-cell>
          <table:table-cell table:style-name="ce472" table:formula="of:=(([.M$50]+[.$D57]*[.M$51]/100)*1.15)*(1-([.M$52]+[.M$53]))" office:value-type="float" office:value="65.515868" calcext:value-type="float">
            <text:p>$66</text:p>
          </table:table-cell>
          <table:table-cell table:style-name="ce478" table:formula="of:=[.F57]-[.L57]" office:value-type="currency" office:currency="NZD" office:value="-34.423916" calcext:value-type="currency">
            <text:p>-$34.42</text:p>
          </table:table-cell>
          <table:table-cell/>
          <table:table-cell table:style-name="ce6" table:number-columns-repeated="6"/>
          <table:table-cell table:number-columns-repeated="1003"/>
        </table:table-row>
        <table:table-row table:style-name="ro1">
          <table:table-cell table:number-columns-repeated="3"/>
          <table:table-cell table:style-name="ce132" office:value-type="float" office:value="250" calcext:value-type="float">
            <text:p>250 kW</text:p>
          </table:table-cell>
          <table:table-cell table:style-name="ce159" table:formula="of:=(([.E$50]+[.D58]*[.E$51]/100)*1.15)*(1-([.E$52]+[.E$53]+[.E$54]))" office:value-type="currency" office:currency="NZD" office:value="101.891196" calcext:value-type="currency">
            <text:p>$102</text:p>
          </table:table-cell>
          <table:table-cell table:style-name="ce188" table:formula="of:=(([.F$50]+[.D58]*[.F$51]/100)*1.15)*(1-([.F$52]+[.F$53]+[.F$54]))" office:value-type="float" office:value="73.223444" calcext:value-type="float">
            <text:p>$73</text:p>
          </table:table-cell>
          <table:table-cell table:style-name="ce56" table:formula="of:=([.G$50]+[.D58]*[.G$51]/100)*1.15" office:value-type="float" office:value="136.18875" calcext:value-type="float">
            <text:p>$136</text:p>
          </table:table-cell>
          <table:table-cell table:style-name="ce57" table:formula="of:=([.H$50]+[.D58]*[.H$51]/100)*1.15" office:value-type="float" office:value="98.42505" calcext:value-type="float">
            <text:p>$98</text:p>
          </table:table-cell>
          <table:table-cell table:style-name="ce159" table:formula="of:=(([.I$50]+[.$D58]*[.I$51]/100)*1.15)*(1-([.I$52]+[.I$53]))" office:value-type="currency" office:currency="NZD" office:value="112.325445" calcext:value-type="currency">
            <text:p>$112</text:p>
          </table:table-cell>
          <table:table-cell table:style-name="ce57" table:formula="of:=([.J$50]+[.D58]*[.J$51]/100)*1.15" office:value-type="float" office:value="78.84975" calcext:value-type="float">
            <text:p>$79</text:p>
          </table:table-cell>
          <table:table-cell table:style-name="ce159" table:formula="of:=(([.K$50]+[.$D58]*[.K$51]/100)*1.15)*(1-([.K$52]+[.K$53]))" office:value-type="currency" office:currency="NZD" office:value="125.209125" calcext:value-type="currency">
            <text:p>$125</text:p>
          </table:table-cell>
          <table:table-cell table:style-name="ce463" table:formula="of:=(([.L$50]+[.$D58]*[.L$51]/100)*1.15)*(1-([.L$52]+[.L$53]))" office:value-type="float" office:value="105.2595" calcext:value-type="float">
            <text:p>$105</text:p>
          </table:table-cell>
          <table:table-cell table:style-name="ce472" table:formula="of:=(([.M$50]+[.$D58]*[.M$51]/100)*1.15)*(1-([.M$52]+[.M$53]))" office:value-type="float" office:value="79.365088" calcext:value-type="float">
            <text:p>$79</text:p>
          </table:table-cell>
          <table:table-cell table:style-name="ce478" table:formula="of:=[.F58]-[.L58]" office:value-type="currency" office:currency="NZD" office:value="-32.036056" calcext:value-type="currency">
            <text:p>-$32.04</text:p>
          </table:table-cell>
          <table:table-cell/>
          <table:table-cell table:style-name="ce6" table:number-columns-repeated="6"/>
          <table:table-cell table:number-columns-repeated="1003"/>
        </table:table-row>
        <table:table-row table:style-name="ro1">
          <table:table-cell table:number-columns-repeated="3"/>
          <table:table-cell table:style-name="ce132" office:value-type="float" office:value="300" calcext:value-type="float">
            <text:p>300 kW</text:p>
          </table:table-cell>
          <table:table-cell table:style-name="ce159" table:formula="of:=(([.E$50]+[.D59]*[.E$51]/100)*1.15)*(1-([.E$52]+[.E$53]+[.E$54]))" office:value-type="currency" office:currency="NZD" office:value="112.174956" calcext:value-type="currency">
            <text:p>$112</text:p>
          </table:table-cell>
          <table:table-cell table:style-name="ce188" table:formula="of:=(([.F$50]+[.D59]*[.F$51]/100)*1.15)*(1-([.F$52]+[.F$53]+[.F$54]))" office:value-type="float" office:value="85.919904" calcext:value-type="float">
            <text:p>$86</text:p>
          </table:table-cell>
          <table:table-cell table:style-name="ce56" table:formula="of:=([.G$50]+[.D59]*[.G$51]/100)*1.15" office:value-type="float" office:value="148.7295" calcext:value-type="float">
            <text:p>$149</text:p>
          </table:table-cell>
          <table:table-cell table:style-name="ce57" table:formula="of:=([.H$50]+[.D59]*[.H$51]/100)*1.15" office:value-type="float" office:value="115.67505" calcext:value-type="float">
            <text:p>$116</text:p>
          </table:table-cell>
          <table:table-cell table:style-name="ce159" table:formula="of:=(([.I$50]+[.$D59]*[.I$51]/100)*1.15)*(1-([.I$52]+[.I$53]))" office:value-type="currency" office:currency="NZD" office:value="122.72202" calcext:value-type="currency">
            <text:p>$123</text:p>
          </table:table-cell>
          <table:table-cell table:style-name="ce57" table:formula="of:=([.J$50]+[.D59]*[.J$51]/100)*1.15" office:value-type="float" office:value="92.322" calcext:value-type="float">
            <text:p>$92</text:p>
          </table:table-cell>
          <table:table-cell table:style-name="ce159" table:formula="of:=(([.K$50]+[.$D59]*[.K$51]/100)*1.15)*(1-([.K$52]+[.K$53]))" office:value-type="currency" office:currency="NZD" office:value="136.34055" calcext:value-type="currency">
            <text:p>$136</text:p>
          </table:table-cell>
          <table:table-cell table:style-name="ce463" table:formula="of:=(([.L$50]+[.$D59]*[.L$51]/100)*1.15)*(1-([.L$52]+[.L$53]))" office:value-type="float" office:value="115.5681" calcext:value-type="float">
            <text:p>$116</text:p>
          </table:table-cell>
          <table:table-cell table:style-name="ce472" table:formula="of:=(([.M$50]+[.$D59]*[.M$51]/100)*1.15)*(1-([.M$52]+[.M$53]))" office:value-type="float" office:value="93.214308" calcext:value-type="float">
            <text:p>$93</text:p>
          </table:table-cell>
          <table:table-cell table:style-name="ce478" table:formula="of:=[.F59]-[.L59]" office:value-type="currency" office:currency="NZD" office:value="-29.648196" calcext:value-type="currency">
            <text:p>-$29.65</text:p>
          </table:table-cell>
          <table:table-cell/>
          <table:table-cell table:style-name="ce6" table:number-columns-repeated="6"/>
          <table:table-cell table:number-columns-repeated="1003"/>
        </table:table-row>
        <table:table-row table:style-name="ro1">
          <table:table-cell table:number-columns-repeated="3"/>
          <table:table-cell table:style-name="ce132" table:formula="of:=[.D58]+100" office:value-type="float" office:value="350" calcext:value-type="float">
            <text:p>350 kW</text:p>
          </table:table-cell>
          <table:table-cell table:style-name="ce159" table:formula="of:=(([.E$50]+[.D60]*[.E$51]/100)*1.15)*(1-([.E$52]+[.E$53]+[.E$54]))" office:value-type="currency" office:currency="NZD" office:value="122.458716" calcext:value-type="currency">
            <text:p>$122</text:p>
          </table:table-cell>
          <table:table-cell table:style-name="ce188" table:formula="of:=(([.F$50]+[.D60]*[.F$51]/100)*1.15)*(1-([.F$52]+[.F$53]+[.F$54]))" office:value-type="float" office:value="98.616364" calcext:value-type="float">
            <text:p>$99</text:p>
          </table:table-cell>
          <table:table-cell table:style-name="ce56" table:formula="of:=([.G$50]+[.D60]*[.G$51]/100)*1.15" office:value-type="float" office:value="161.27025" calcext:value-type="float">
            <text:p>$161</text:p>
          </table:table-cell>
          <table:table-cell table:style-name="ce57" table:formula="of:=([.H$50]+[.D60]*[.H$51]/100)*1.15" office:value-type="float" office:value="132.92505" calcext:value-type="float">
            <text:p>$133</text:p>
          </table:table-cell>
          <table:table-cell table:style-name="ce159" table:formula="of:=(([.I$50]+[.$D60]*[.I$51]/100)*1.15)*(1-([.I$52]+[.I$53]))" office:value-type="currency" office:currency="NZD" office:value="133.118595" calcext:value-type="currency">
            <text:p>$133</text:p>
          </table:table-cell>
          <table:table-cell table:style-name="ce57" table:formula="of:=([.J$50]+[.D60]*[.J$51]/100)*1.15" office:value-type="float" office:value="105.79425" calcext:value-type="float">
            <text:p>$106</text:p>
          </table:table-cell>
          <table:table-cell table:style-name="ce159" table:formula="of:=(([.K$50]+[.$D60]*[.K$51]/100)*1.15)*(1-([.K$52]+[.K$53]))" office:value-type="currency" office:currency="NZD" office:value="147.471975" calcext:value-type="currency">
            <text:p>$147</text:p>
          </table:table-cell>
          <table:table-cell table:style-name="ce463" table:formula="of:=(([.L$50]+[.$D60]*[.L$51]/100)*1.15)*(1-([.L$52]+[.L$53]))" office:value-type="float" office:value="125.8767" calcext:value-type="float">
            <text:p>$126</text:p>
          </table:table-cell>
          <table:table-cell table:style-name="ce472" table:formula="of:=(([.M$50]+[.$D60]*[.M$51]/100)*1.15)*(1-([.M$52]+[.M$53]))" office:value-type="float" office:value="107.063528" calcext:value-type="float">
            <text:p>$107</text:p>
          </table:table-cell>
          <table:table-cell table:style-name="ce478" table:formula="of:=[.F60]-[.L60]" office:value-type="currency" office:currency="NZD" office:value="-27.260336" calcext:value-type="currency">
            <text:p>-$27.26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32" office:value-type="float" office:value="400" calcext:value-type="float">
            <text:p>400 kW</text:p>
          </table:table-cell>
          <table:table-cell table:style-name="ce159" table:formula="of:=(([.E$50]+[.D61]*[.E$51]/100)*1.15)*(1-([.E$52]+[.E$53]+[.E$54]))" office:value-type="currency" office:currency="NZD" office:value="132.742476" calcext:value-type="currency">
            <text:p>$133</text:p>
          </table:table-cell>
          <table:table-cell table:style-name="ce188" table:formula="of:=(([.F$50]+[.D61]*[.F$51]/100)*1.15)*(1-([.F$52]+[.F$53]+[.F$54]))" office:value-type="float" office:value="111.312824" calcext:value-type="float">
            <text:p>$111</text:p>
          </table:table-cell>
          <table:table-cell table:style-name="ce56" table:formula="of:=([.G$50]+[.D61]*[.G$51]/100)*1.15" office:value-type="float" office:value="173.811" calcext:value-type="float">
            <text:p>$174</text:p>
          </table:table-cell>
          <table:table-cell table:style-name="ce57" table:formula="of:=([.H$50]+[.D61]*[.H$51]/100)*1.15" office:value-type="float" office:value="150.17505" calcext:value-type="float">
            <text:p>$150</text:p>
          </table:table-cell>
          <table:table-cell table:style-name="ce159" table:formula="of:=(([.I$50]+[.$D61]*[.I$51]/100)*1.15)*(1-([.I$52]+[.I$53]))" office:value-type="currency" office:currency="NZD" office:value="143.51517" calcext:value-type="currency">
            <text:p>$144</text:p>
          </table:table-cell>
          <table:table-cell table:style-name="ce57" table:formula="of:=([.J$50]+[.D61]*[.J$51]/100)*1.15" office:value-type="float" office:value="119.2665" calcext:value-type="float">
            <text:p>$119</text:p>
          </table:table-cell>
          <table:table-cell table:style-name="ce159" table:formula="of:=(([.K$50]+[.$D61]*[.K$51]/100)*1.15)*(1-([.K$52]+[.K$53]))" office:value-type="currency" office:currency="NZD" office:value="158.6034" calcext:value-type="currency">
            <text:p>$159</text:p>
          </table:table-cell>
          <table:table-cell table:style-name="ce463" table:formula="of:=(([.L$50]+[.$D61]*[.L$51]/100)*1.15)*(1-([.L$52]+[.L$53]))" office:value-type="float" office:value="136.1853" calcext:value-type="float">
            <text:p>$136</text:p>
          </table:table-cell>
          <table:table-cell table:style-name="ce472" table:formula="of:=(([.M$50]+[.$D61]*[.M$51]/100)*1.15)*(1-([.M$52]+[.M$53]))" office:value-type="float" office:value="120.912748" calcext:value-type="float">
            <text:p>$121</text:p>
          </table:table-cell>
          <table:table-cell table:style-name="ce478" table:formula="of:=[.F61]-[.L61]" office:value-type="currency" office:currency="NZD" office:value="-24.872476" calcext:value-type="currency">
            <text:p>-$24.87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32" office:value-type="float" office:value="450" calcext:value-type="float">
            <text:p>450 kW</text:p>
          </table:table-cell>
          <table:table-cell table:style-name="ce159" table:formula="of:=(([.E$50]+[.D62]*[.E$51]/100)*1.15)*(1-([.E$52]+[.E$53]+[.E$54]))" office:value-type="currency" office:currency="NZD" office:value="143.026236" calcext:value-type="currency">
            <text:p>$143</text:p>
          </table:table-cell>
          <table:table-cell table:style-name="ce188" table:formula="of:=(([.F$50]+[.D62]*[.F$51]/100)*1.15)*(1-([.F$52]+[.F$53]+[.F$54]))" office:value-type="float" office:value="124.009284" calcext:value-type="float">
            <text:p>$124</text:p>
          </table:table-cell>
          <table:table-cell table:style-name="ce56" table:formula="of:=([.G$50]+[.D62]*[.G$51]/100)*1.15" office:value-type="float" office:value="186.35175" calcext:value-type="float">
            <text:p>$186</text:p>
          </table:table-cell>
          <table:table-cell table:style-name="ce57" table:formula="of:=([.H$50]+[.D62]*[.H$51]/100)*1.15" office:value-type="float" office:value="167.42505" calcext:value-type="float">
            <text:p>$167</text:p>
          </table:table-cell>
          <table:table-cell table:style-name="ce159" table:formula="of:=(([.I$50]+[.$D62]*[.I$51]/100)*1.15)*(1-([.I$52]+[.I$53]))" office:value-type="currency" office:currency="NZD" office:value="153.911745" calcext:value-type="currency">
            <text:p>$154</text:p>
          </table:table-cell>
          <table:table-cell table:style-name="ce57" table:formula="of:=([.J$50]+[.D62]*[.J$51]/100)*1.15" office:value-type="float" office:value="132.73875" calcext:value-type="float">
            <text:p>$133</text:p>
          </table:table-cell>
          <table:table-cell table:style-name="ce159" table:formula="of:=(([.K$50]+[.$D62]*[.K$51]/100)*1.15)*(1-([.K$52]+[.K$53]))" office:value-type="currency" office:currency="NZD" office:value="169.734825" calcext:value-type="currency">
            <text:p>$170</text:p>
          </table:table-cell>
          <table:table-cell table:style-name="ce463" table:formula="of:=(([.L$50]+[.$D62]*[.L$51]/100)*1.15)*(1-([.L$52]+[.L$53]))" office:value-type="float" office:value="146.4939" calcext:value-type="float">
            <text:p>$146</text:p>
          </table:table-cell>
          <table:table-cell table:style-name="ce472" table:formula="of:=(([.M$50]+[.$D62]*[.M$51]/100)*1.15)*(1-([.M$52]+[.M$53]))" office:value-type="float" office:value="134.761968" calcext:value-type="float">
            <text:p>$135</text:p>
          </table:table-cell>
          <table:table-cell table:style-name="ce478" table:formula="of:=[.F62]-[.L62]" office:value-type="currency" office:currency="NZD" office:value="-22.484616" calcext:value-type="currency">
            <text:p>-$22.48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32" office:value-type="float" office:value="500" calcext:value-type="float">
            <text:p>500 kW</text:p>
          </table:table-cell>
          <table:table-cell table:style-name="ce159" table:formula="of:=(([.E$50]+[.D63]*[.E$51]/100)*1.15)*(1-([.E$52]+[.E$53]+[.E$54]))" office:value-type="currency" office:currency="NZD" office:value="153.309996" calcext:value-type="currency">
            <text:p>$153</text:p>
          </table:table-cell>
          <table:table-cell table:style-name="ce188" table:formula="of:=(([.F$50]+[.D63]*[.F$51]/100)*1.15)*(1-([.F$52]+[.F$53]+[.F$54]))" office:value-type="float" office:value="136.705744" calcext:value-type="float">
            <text:p>$137</text:p>
          </table:table-cell>
          <table:table-cell table:style-name="ce56" table:formula="of:=([.G$50]+[.D63]*[.G$51]/100)*1.15" office:value-type="float" office:value="198.8925" calcext:value-type="float">
            <text:p>$199</text:p>
          </table:table-cell>
          <table:table-cell table:style-name="ce57" table:formula="of:=([.H$50]+[.D63]*[.H$51]/100)*1.15" office:value-type="float" office:value="184.67505" calcext:value-type="float">
            <text:p>$185</text:p>
          </table:table-cell>
          <table:table-cell table:style-name="ce159" table:formula="of:=(([.I$50]+[.$D63]*[.I$51]/100)*1.15)*(1-([.I$52]+[.I$53]))" office:value-type="currency" office:currency="NZD" office:value="164.30832" calcext:value-type="currency">
            <text:p>$164</text:p>
          </table:table-cell>
          <table:table-cell table:style-name="ce57" table:formula="of:=([.J$50]+[.D63]*[.J$51]/100)*1.15" office:value-type="float" office:value="146.211" calcext:value-type="float">
            <text:p>$146</text:p>
          </table:table-cell>
          <table:table-cell table:style-name="ce159" table:formula="of:=(([.K$50]+[.$D63]*[.K$51]/100)*1.15)*(1-([.K$52]+[.K$53]))" office:value-type="currency" office:currency="NZD" office:value="180.86625" calcext:value-type="currency">
            <text:p>$181</text:p>
          </table:table-cell>
          <table:table-cell table:style-name="ce463" table:formula="of:=(([.L$50]+[.$D63]*[.L$51]/100)*1.15)*(1-([.L$52]+[.L$53]))" office:value-type="float" office:value="156.8025" calcext:value-type="float">
            <text:p>$157</text:p>
          </table:table-cell>
          <table:table-cell table:style-name="ce472" table:formula="of:=(([.M$50]+[.$D63]*[.M$51]/100)*1.15)*(1-([.M$52]+[.M$53]))" office:value-type="float" office:value="148.611188" calcext:value-type="float">
            <text:p>$149</text:p>
          </table:table-cell>
          <table:table-cell table:style-name="ce478" table:formula="of:=[.F63]-[.L63]" office:value-type="currency" office:currency="NZD" office:value="-20.096756" calcext:value-type="currency">
            <text:p>-$20.1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32" office:value-type="float" office:value="550" calcext:value-type="float">
            <text:p>550 kW</text:p>
          </table:table-cell>
          <table:table-cell table:style-name="ce159" table:formula="of:=(([.E$50]+[.D64]*[.E$51]/100)*1.15)*(1-([.E$52]+[.E$53]+[.E$54]))" office:value-type="currency" office:currency="NZD" office:value="163.593756" calcext:value-type="currency">
            <text:p>$164</text:p>
          </table:table-cell>
          <table:table-cell table:style-name="ce188" table:formula="of:=(([.F$50]+[.D64]*[.F$51]/100)*1.15)*(1-([.F$52]+[.F$53]+[.F$54]))" office:value-type="float" office:value="149.402204" calcext:value-type="float">
            <text:p>$149</text:p>
          </table:table-cell>
          <table:table-cell table:style-name="ce56" table:formula="of:=([.G$50]+[.D64]*[.G$51]/100)*1.15" office:value-type="float" office:value="211.43325" calcext:value-type="float">
            <text:p>$211</text:p>
          </table:table-cell>
          <table:table-cell table:style-name="ce57" table:formula="of:=([.H$50]+[.D64]*[.H$51]/100)*1.15" office:value-type="float" office:value="201.92505" calcext:value-type="float">
            <text:p>$202</text:p>
          </table:table-cell>
          <table:table-cell table:style-name="ce159" table:formula="of:=(([.I$50]+[.$D64]*[.I$51]/100)*1.15)*(1-([.I$52]+[.I$53]))" office:value-type="currency" office:currency="NZD" office:value="174.704895" calcext:value-type="currency">
            <text:p>$175</text:p>
          </table:table-cell>
          <table:table-cell table:style-name="ce57" table:formula="of:=([.J$50]+[.D64]*[.J$51]/100)*1.15" office:value-type="float" office:value="159.68325" calcext:value-type="float">
            <text:p>$160</text:p>
          </table:table-cell>
          <table:table-cell table:style-name="ce159" table:formula="of:=(([.K$50]+[.$D64]*[.K$51]/100)*1.15)*(1-([.K$52]+[.K$53]))" office:value-type="currency" office:currency="NZD" office:value="191.997675" calcext:value-type="currency">
            <text:p>$192</text:p>
          </table:table-cell>
          <table:table-cell table:style-name="ce463" table:formula="of:=(([.L$50]+[.$D64]*[.L$51]/100)*1.15)*(1-([.L$52]+[.L$53]))" office:value-type="float" office:value="167.1111" calcext:value-type="float">
            <text:p>$167</text:p>
          </table:table-cell>
          <table:table-cell table:style-name="ce472" table:formula="of:=(([.M$50]+[.$D64]*[.M$51]/100)*1.15)*(1-([.M$52]+[.M$53]))" office:value-type="float" office:value="162.460408" calcext:value-type="float">
            <text:p>$162</text:p>
          </table:table-cell>
          <table:table-cell table:style-name="ce478" table:formula="of:=[.F64]-[.L64]" office:value-type="currency" office:currency="NZD" office:value="-17.708896" calcext:value-type="currency">
            <text:p>-$17.71</text:p>
          </table:table-cell>
          <table:table-cell/>
          <table:table-cell table:style-name="ce10"/>
          <table:table-cell table:number-columns-repeated="1008"/>
        </table:table-row>
        <table:table-row table:style-name="ro1">
          <table:table-cell table:number-columns-repeated="3"/>
          <table:table-cell table:style-name="ce132" office:value-type="float" office:value="600" calcext:value-type="float">
            <text:p>600 kW</text:p>
          </table:table-cell>
          <table:table-cell table:style-name="ce159" table:formula="of:=(([.E$50]+[.D65]*[.E$51]/100)*1.15)*(1-([.E$52]+[.E$53]+[.E$54]))" office:value-type="currency" office:currency="NZD" office:value="173.877516" calcext:value-type="currency">
            <text:p>$174</text:p>
          </table:table-cell>
          <table:table-cell table:style-name="ce188" table:formula="of:=(([.F$50]+[.D65]*[.F$51]/100)*1.15)*(1-([.F$52]+[.F$53]+[.F$54]))" office:value-type="float" office:value="162.098664" calcext:value-type="float">
            <text:p>$162</text:p>
          </table:table-cell>
          <table:table-cell table:style-name="ce56" table:formula="of:=([.G$50]+[.D65]*[.G$51]/100)*1.15" office:value-type="float" office:value="223.974" calcext:value-type="float">
            <text:p>$224</text:p>
          </table:table-cell>
          <table:table-cell table:style-name="ce57" table:formula="of:=([.H$50]+[.D65]*[.H$51]/100)*1.15" office:value-type="float" office:value="219.17505" calcext:value-type="float">
            <text:p>$219</text:p>
          </table:table-cell>
          <table:table-cell table:style-name="ce159" table:formula="of:=(([.I$50]+[.$D65]*[.I$51]/100)*1.15)*(1-([.I$52]+[.I$53]))" office:value-type="currency" office:currency="NZD" office:value="185.10147" calcext:value-type="currency">
            <text:p>$185</text:p>
          </table:table-cell>
          <table:table-cell table:style-name="ce57" table:formula="of:=([.J$50]+[.D65]*[.J$51]/100)*1.15" office:value-type="float" office:value="173.1555" calcext:value-type="float">
            <text:p>$173</text:p>
          </table:table-cell>
          <table:table-cell table:style-name="ce159" table:formula="of:=(([.K$50]+[.$D65]*[.K$51]/100)*1.15)*(1-([.K$52]+[.K$53]))" office:value-type="currency" office:currency="NZD" office:value="203.1291" calcext:value-type="currency">
            <text:p>$203</text:p>
          </table:table-cell>
          <table:table-cell table:style-name="ce463" table:formula="of:=(([.L$50]+[.$D65]*[.L$51]/100)*1.15)*(1-([.L$52]+[.L$53]))" office:value-type="float" office:value="177.4197" calcext:value-type="float">
            <text:p>$177</text:p>
          </table:table-cell>
          <table:table-cell table:style-name="ce472" table:formula="of:=(([.M$50]+[.$D65]*[.M$51]/100)*1.15)*(1-([.M$52]+[.M$53]))" office:value-type="float" office:value="176.309628" calcext:value-type="float">
            <text:p>$176</text:p>
          </table:table-cell>
          <table:table-cell table:style-name="ce478" table:formula="of:=[.F65]-[.L65]" office:value-type="currency" office:currency="NZD" office:value="-15.321036" calcext:value-type="currency">
            <text:p>-$15.32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32" office:value-type="float" office:value="650" calcext:value-type="float">
            <text:p>650 kW</text:p>
          </table:table-cell>
          <table:table-cell table:style-name="ce159" table:formula="of:=(([.E$50]+[.D66]*[.E$51]/100)*1.15)*(1-([.E$52]+[.E$53]+[.E$54]))" office:value-type="currency" office:currency="NZD" office:value="184.161276" calcext:value-type="currency">
            <text:p>$184</text:p>
          </table:table-cell>
          <table:table-cell table:style-name="ce188" table:formula="of:=(([.F$50]+[.D66]*[.F$51]/100)*1.15)*(1-([.F$52]+[.F$53]+[.F$54]))" office:value-type="float" office:value="174.795124" calcext:value-type="float">
            <text:p>$175</text:p>
          </table:table-cell>
          <table:table-cell table:style-name="ce52" table:formula="of:=([.G$50]+[.D66]*[.G$51]/100)*1.15" office:value-type="float" office:value="236.51475" calcext:value-type="float">
            <text:p>$237</text:p>
          </table:table-cell>
          <table:table-cell table:style-name="ce57" table:formula="of:=([.H$50]+[.D66]*[.H$51]/100)*1.15" office:value-type="float" office:value="236.42505" calcext:value-type="float">
            <text:p>$236</text:p>
          </table:table-cell>
          <table:table-cell table:style-name="ce159" table:formula="of:=(([.I$50]+[.$D66]*[.I$51]/100)*1.15)*(1-([.I$52]+[.I$53]))" office:value-type="currency" office:currency="NZD" office:value="195.498045" calcext:value-type="currency">
            <text:p>$195</text:p>
          </table:table-cell>
          <table:table-cell table:style-name="ce57" table:formula="of:=([.J$50]+[.D66]*[.J$51]/100)*1.15" office:value-type="float" office:value="186.62775" calcext:value-type="float">
            <text:p>$187</text:p>
          </table:table-cell>
          <table:table-cell table:style-name="ce159" table:formula="of:=(([.K$50]+[.$D66]*[.K$51]/100)*1.15)*(1-([.K$52]+[.K$53]))" office:value-type="currency" office:currency="NZD" office:value="214.260525" calcext:value-type="currency">
            <text:p>$214</text:p>
          </table:table-cell>
          <table:table-cell table:style-name="ce463" table:formula="of:=(([.L$50]+[.$D66]*[.L$51]/100)*1.15)*(1-([.L$52]+[.L$53]))" office:value-type="float" office:value="187.7283" calcext:value-type="float">
            <text:p>$188</text:p>
          </table:table-cell>
          <table:table-cell table:style-name="ce472" table:formula="of:=(([.M$50]+[.$D66]*[.M$51]/100)*1.15)*(1-([.M$52]+[.M$53]))" office:value-type="float" office:value="190.158848" calcext:value-type="float">
            <text:p>$190</text:p>
          </table:table-cell>
          <table:table-cell table:style-name="ce478" table:formula="of:=[.F66]-[.L66]" office:value-type="currency" office:currency="NZD" office:value="-12.933176" calcext:value-type="currency">
            <text:p>-$12.93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32" office:value-type="float" office:value="700" calcext:value-type="float">
            <text:p>700 kW</text:p>
          </table:table-cell>
          <table:table-cell table:style-name="ce159" table:formula="of:=(([.E$50]+[.D67]*[.E$51]/100)*1.15)*(1-([.E$52]+[.E$53]+[.E$54]))" office:value-type="currency" office:currency="NZD" office:value="194.445036" calcext:value-type="currency">
            <text:p>$194</text:p>
          </table:table-cell>
          <table:table-cell table:style-name="ce188" table:formula="of:=(([.F$50]+[.D67]*[.F$51]/100)*1.15)*(1-([.F$52]+[.F$53]+[.F$54]))" office:value-type="float" office:value="187.491584" calcext:value-type="float">
            <text:p>$187</text:p>
          </table:table-cell>
          <table:table-cell table:style-name="ce52" table:formula="of:=([.G$50]+[.D67]*[.G$51]/100)*1.15" office:value-type="float" office:value="249.0555" calcext:value-type="float">
            <text:p>$249</text:p>
          </table:table-cell>
          <table:table-cell table:style-name="ce62" table:formula="of:=([.H$50]+[.D67]*[.H$51]/100)*1.15" office:value-type="float" office:value="253.67505" calcext:value-type="float">
            <text:p>$254</text:p>
          </table:table-cell>
          <table:table-cell table:style-name="ce159" table:formula="of:=(([.I$50]+[.$D67]*[.I$51]/100)*1.15)*(1-([.I$52]+[.I$53]))" office:value-type="currency" office:currency="NZD" office:value="205.89462" calcext:value-type="currency">
            <text:p>$206</text:p>
          </table:table-cell>
          <table:table-cell table:style-name="ce57" table:formula="of:=([.J$50]+[.D67]*[.J$51]/100)*1.15" office:value-type="float" office:value="200.1" calcext:value-type="float">
            <text:p>$200</text:p>
          </table:table-cell>
          <table:table-cell table:style-name="ce159" table:formula="of:=(([.K$50]+[.$D67]*[.K$51]/100)*1.15)*(1-([.K$52]+[.K$53]))" office:value-type="currency" office:currency="NZD" office:value="225.39195" calcext:value-type="currency">
            <text:p>$225</text:p>
          </table:table-cell>
          <table:table-cell table:style-name="ce463" table:formula="of:=(([.L$50]+[.$D67]*[.L$51]/100)*1.15)*(1-([.L$52]+[.L$53]))" office:value-type="float" office:value="198.0369" calcext:value-type="float">
            <text:p>$198</text:p>
          </table:table-cell>
          <table:table-cell table:style-name="ce472" table:formula="of:=(([.M$50]+[.$D67]*[.M$51]/100)*1.15)*(1-([.M$52]+[.M$53]))" office:value-type="float" office:value="204.008068" calcext:value-type="float">
            <text:p>$204</text:p>
          </table:table-cell>
          <table:table-cell table:style-name="ce478" table:formula="of:=[.F67]-[.L67]" office:value-type="currency" office:currency="NZD" office:value="-10.545316" calcext:value-type="currency">
            <text:p>-$10.5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32" office:value-type="float" office:value="750" calcext:value-type="float">
            <text:p>750 kW</text:p>
          </table:table-cell>
          <table:table-cell table:style-name="ce159" table:formula="of:=(([.E$50]+[.D68]*[.E$51]/100)*1.15)*(1-([.E$52]+[.E$53]+[.E$54]))" office:value-type="currency" office:currency="NZD" office:value="204.728796" calcext:value-type="currency">
            <text:p>$205</text:p>
          </table:table-cell>
          <table:table-cell table:style-name="ce188" table:formula="of:=(([.F$50]+[.D68]*[.F$51]/100)*1.15)*(1-([.F$52]+[.F$53]+[.F$54]))" office:value-type="float" office:value="200.188044" calcext:value-type="float">
            <text:p>$200</text:p>
          </table:table-cell>
          <table:table-cell table:style-name="ce52" table:formula="of:=([.G$50]+[.D68]*[.G$51]/100)*1.15" office:value-type="float" office:value="261.59625" calcext:value-type="float">
            <text:p>$262</text:p>
          </table:table-cell>
          <table:table-cell table:style-name="ce62" table:formula="of:=([.H$50]+[.D68]*[.H$51]/100)*1.15" office:value-type="float" office:value="270.92505" calcext:value-type="float">
            <text:p>$271</text:p>
          </table:table-cell>
          <table:table-cell table:style-name="ce159" table:formula="of:=(([.I$50]+[.$D68]*[.I$51]/100)*1.15)*(1-([.I$52]+[.I$53]))" office:value-type="currency" office:currency="NZD" office:value="216.291195" calcext:value-type="currency">
            <text:p>$216</text:p>
          </table:table-cell>
          <table:table-cell table:style-name="ce57" table:formula="of:=([.J$50]+[.D68]*[.J$51]/100)*1.15" office:value-type="float" office:value="213.57225" calcext:value-type="float">
            <text:p>$214</text:p>
          </table:table-cell>
          <table:table-cell table:style-name="ce159" table:formula="of:=(([.K$50]+[.$D68]*[.K$51]/100)*1.15)*(1-([.K$52]+[.K$53]))" office:value-type="currency" office:currency="NZD" office:value="236.523375" calcext:value-type="currency">
            <text:p>$237</text:p>
          </table:table-cell>
          <table:table-cell table:style-name="ce463" table:formula="of:=(([.L$50]+[.$D68]*[.L$51]/100)*1.15)*(1-([.L$52]+[.L$53]))" office:value-type="float" office:value="208.3455" calcext:value-type="float">
            <text:p>$208</text:p>
          </table:table-cell>
          <table:table-cell table:style-name="ce472" table:formula="of:=(([.M$50]+[.$D68]*[.M$51]/100)*1.15)*(1-([.M$52]+[.M$53]))" office:value-type="float" office:value="217.857288" calcext:value-type="float">
            <text:p>$218</text:p>
          </table:table-cell>
          <table:table-cell table:style-name="ce478" table:formula="of:=[.F68]-[.L68]" office:value-type="currency" office:currency="NZD" office:value="-8.15745600000003" calcext:value-type="currency">
            <text:p>-$8.16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32" office:value-type="float" office:value="800" calcext:value-type="float">
            <text:p>800 kW</text:p>
          </table:table-cell>
          <table:table-cell table:style-name="ce159" table:formula="of:=(([.E$50]+[.D69]*[.E$51]/100)*1.15)*(1-([.E$52]+[.E$53]+[.E$54]))" office:value-type="currency" office:currency="NZD" office:value="215.012556" calcext:value-type="currency">
            <text:p>$215</text:p>
          </table:table-cell>
          <table:table-cell table:style-name="ce188" table:formula="of:=(([.F$50]+[.D69]*[.F$51]/100)*1.15)*(1-([.F$52]+[.F$53]+[.F$54]))" office:value-type="float" office:value="212.884504" calcext:value-type="float">
            <text:p>$213</text:p>
          </table:table-cell>
          <table:table-cell table:style-name="ce52" table:formula="of:=([.G$50]+[.D69]*[.G$51]/100)*1.15" office:value-type="float" office:value="274.137" calcext:value-type="float">
            <text:p>$274</text:p>
          </table:table-cell>
          <table:table-cell table:style-name="ce62" table:formula="of:=([.H$50]+[.D69]*[.H$51]/100)*1.15" office:value-type="float" office:value="288.17505" calcext:value-type="float">
            <text:p>$288</text:p>
          </table:table-cell>
          <table:table-cell table:style-name="ce160" table:formula="of:=(([.I$50]+[.$D69]*[.I$51]/100)*1.15)*(1-([.I$52]+[.I$53]))" office:value-type="currency" office:currency="NZD" office:value="226.68777" calcext:value-type="currency">
            <text:p>$227</text:p>
          </table:table-cell>
          <table:table-cell table:style-name="ce57" table:formula="of:=([.J$50]+[.D69]*[.J$51]/100)*1.15" office:value-type="float" office:value="227.0445" calcext:value-type="float">
            <text:p>$227</text:p>
          </table:table-cell>
          <table:table-cell table:style-name="ce159" table:formula="of:=(([.K$50]+[.$D69]*[.K$51]/100)*1.15)*(1-([.K$52]+[.K$53]))" office:value-type="currency" office:currency="NZD" office:value="247.6548" calcext:value-type="currency">
            <text:p>$248</text:p>
          </table:table-cell>
          <table:table-cell table:style-name="ce463" table:formula="of:=(([.L$50]+[.$D69]*[.L$51]/100)*1.15)*(1-([.L$52]+[.L$53]))" office:value-type="float" office:value="218.6541" calcext:value-type="float">
            <text:p>$219</text:p>
          </table:table-cell>
          <table:table-cell table:style-name="ce472" table:formula="of:=(([.M$50]+[.$D69]*[.M$51]/100)*1.15)*(1-([.M$52]+[.M$53]))" office:value-type="float" office:value="231.706508" calcext:value-type="float">
            <text:p>$232</text:p>
          </table:table-cell>
          <table:table-cell table:style-name="ce478" table:formula="of:=[.F69]-[.L69]" office:value-type="currency" office:currency="NZD" office:value="-5.76959600000004" calcext:value-type="currency">
            <text:p>-$5.77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32" office:value-type="float" office:value="850" calcext:value-type="float">
            <text:p>850 kW</text:p>
          </table:table-cell>
          <table:table-cell table:style-name="ce160" table:formula="of:=(([.E$50]+[.D70]*[.E$51]/100)*1.15)*(1-([.E$52]+[.E$53]+[.E$54]))" office:value-type="currency" office:currency="NZD" office:value="225.296316" calcext:value-type="currency">
            <text:p>$225</text:p>
          </table:table-cell>
          <table:table-cell table:style-name="ce188" table:formula="of:=(([.F$50]+[.D70]*[.F$51]/100)*1.15)*(1-([.F$52]+[.F$53]+[.F$54]))" office:value-type="float" office:value="225.580964" calcext:value-type="float">
            <text:p>$226</text:p>
          </table:table-cell>
          <table:table-cell table:style-name="ce52" table:formula="of:=([.G$50]+[.D70]*[.G$51]/100)*1.15" office:value-type="float" office:value="286.67775" calcext:value-type="float">
            <text:p>$287</text:p>
          </table:table-cell>
          <table:table-cell table:style-name="ce62" table:formula="of:=([.H$50]+[.D70]*[.H$51]/100)*1.15" office:value-type="float" office:value="305.42505" calcext:value-type="float">
            <text:p>$305</text:p>
          </table:table-cell>
          <table:table-cell table:style-name="ce160" table:formula="of:=(([.I$50]+[.$D70]*[.I$51]/100)*1.15)*(1-([.I$52]+[.I$53]))" office:value-type="currency" office:currency="NZD" office:value="237.084345" calcext:value-type="currency">
            <text:p>$237</text:p>
          </table:table-cell>
          <table:table-cell table:style-name="ce62" table:formula="of:=([.J$50]+[.D70]*[.J$51]/100)*1.15" office:value-type="float" office:value="240.51675" calcext:value-type="float">
            <text:p>$241</text:p>
          </table:table-cell>
          <table:table-cell table:style-name="ce159" table:formula="of:=(([.K$50]+[.$D70]*[.K$51]/100)*1.15)*(1-([.K$52]+[.K$53]))" office:value-type="currency" office:currency="NZD" office:value="258.786225" calcext:value-type="currency">
            <text:p>$259</text:p>
          </table:table-cell>
          <table:table-cell table:style-name="ce463" table:formula="of:=(([.L$50]+[.$D70]*[.L$51]/100)*1.15)*(1-([.L$52]+[.L$53]))" office:value-type="float" office:value="228.9627" calcext:value-type="float">
            <text:p>$229</text:p>
          </table:table-cell>
          <table:table-cell table:style-name="ce472" table:formula="of:=(([.M$50]+[.$D70]*[.M$51]/100)*1.15)*(1-([.M$52]+[.M$53]))" office:value-type="float" office:value="245.555728" calcext:value-type="float">
            <text:p>$246</text:p>
          </table:table-cell>
          <table:table-cell table:style-name="ce478" table:formula="of:=[.F70]-[.L70]" office:value-type="currency" office:currency="NZD" office:value="-3.38173599999999" calcext:value-type="currency">
            <text:p>-$3.38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32" office:value-type="float" office:value="900" calcext:value-type="float">
            <text:p>900 kW</text:p>
          </table:table-cell>
          <table:table-cell table:style-name="ce160" table:formula="of:=(([.E$50]+[.D71]*[.E$51]/100)*1.15)*(1-([.E$52]+[.E$53]+[.E$54]))" office:value-type="currency" office:currency="NZD" office:value="235.580076" calcext:value-type="currency">
            <text:p>$236</text:p>
          </table:table-cell>
          <table:table-cell table:style-name="ce188" table:formula="of:=(([.F$50]+[.D71]*[.F$51]/100)*1.15)*(1-([.F$52]+[.F$53]+[.F$54]))" office:value-type="float" office:value="238.277424" calcext:value-type="float">
            <text:p>$238</text:p>
          </table:table-cell>
          <table:table-cell table:style-name="ce52" table:formula="of:=([.G$50]+[.D71]*[.G$51]/100)*1.15" office:value-type="float" office:value="299.2185" calcext:value-type="float">
            <text:p>$299</text:p>
          </table:table-cell>
          <table:table-cell table:style-name="ce62" table:formula="of:=([.H$50]+[.D71]*[.H$51]/100)*1.15" office:value-type="float" office:value="322.67505" calcext:value-type="float">
            <text:p>$323</text:p>
          </table:table-cell>
          <table:table-cell table:style-name="ce160" table:formula="of:=(([.I$50]+[.$D71]*[.I$51]/100)*1.15)*(1-([.I$52]+[.I$53]))" office:value-type="currency" office:currency="NZD" office:value="247.48092" calcext:value-type="currency">
            <text:p>$247</text:p>
          </table:table-cell>
          <table:table-cell table:style-name="ce62" table:formula="of:=([.J$50]+[.D71]*[.J$51]/100)*1.15" office:value-type="float" office:value="253.989" calcext:value-type="float">
            <text:p>$254</text:p>
          </table:table-cell>
          <table:table-cell table:style-name="ce159" table:formula="of:=(([.K$50]+[.$D71]*[.K$51]/100)*1.15)*(1-([.K$52]+[.K$53]))" office:value-type="currency" office:currency="NZD" office:value="269.91765" calcext:value-type="currency">
            <text:p>$270</text:p>
          </table:table-cell>
          <table:table-cell table:style-name="ce463" table:formula="of:=(([.L$50]+[.$D71]*[.L$51]/100)*1.15)*(1-([.L$52]+[.L$53]))" office:value-type="float" office:value="239.2713" calcext:value-type="float">
            <text:p>$239</text:p>
          </table:table-cell>
          <table:table-cell table:style-name="ce472" table:formula="of:=(([.M$50]+[.$D71]*[.M$51]/100)*1.15)*(1-([.M$52]+[.M$53]))" office:value-type="float" office:value="259.404948" calcext:value-type="float">
            <text:p>$259</text:p>
          </table:table-cell>
          <table:table-cell table:style-name="ce478" table:formula="of:=[.F71]-[.L71]" office:value-type="currency" office:currency="NZD" office:value="-0.993875999999943" calcext:value-type="currency">
            <text:p>-$0.9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&gt;</text:p>
          </table:table-cell>
          <table:table-cell table:style-name="ce132" office:value-type="float" office:value="950" calcext:value-type="float">
            <text:p>950 kW</text:p>
          </table:table-cell>
          <table:table-cell table:style-name="ce160" table:formula="of:=(([.E$50]+[.D72]*[.E$51]/100)*1.15)*(1-([.E$52]+[.E$53]+[.E$54]))" office:value-type="currency" office:currency="NZD" office:value="245.863836" calcext:value-type="currency">
            <text:p>$246</text:p>
          </table:table-cell>
          <table:table-cell table:style-name="ce188" table:formula="of:=(([.F$50]+[.D72]*[.F$51]/100)*1.15)*(1-([.F$52]+[.F$53]+[.F$54]))" office:value-type="float" office:value="250.973884" calcext:value-type="float">
            <text:p>$251</text:p>
          </table:table-cell>
          <table:table-cell table:style-name="ce52" table:formula="of:=([.G$50]+[.D72]*[.G$51]/100)*1.15" office:value-type="float" office:value="311.75925" calcext:value-type="float">
            <text:p>$312</text:p>
          </table:table-cell>
          <table:table-cell table:style-name="ce62" table:formula="of:=([.H$50]+[.D72]*[.H$51]/100)*1.15" office:value-type="float" office:value="339.92505" calcext:value-type="float">
            <text:p>$340</text:p>
          </table:table-cell>
          <table:table-cell table:style-name="ce160" table:formula="of:=(([.I$50]+[.$D72]*[.I$51]/100)*1.15)*(1-([.I$52]+[.I$53]))" office:value-type="currency" office:currency="NZD" office:value="257.877495" calcext:value-type="currency">
            <text:p>$258</text:p>
          </table:table-cell>
          <table:table-cell table:style-name="ce62" table:formula="of:=([.J$50]+[.D72]*[.J$51]/100)*1.15" office:value-type="float" office:value="267.46125" calcext:value-type="float">
            <text:p>$267</text:p>
          </table:table-cell>
          <table:table-cell table:style-name="ce159" table:formula="of:=(([.K$50]+[.$D72]*[.K$51]/100)*1.15)*(1-([.K$52]+[.K$53]))" office:value-type="currency" office:currency="NZD" office:value="281.049075" calcext:value-type="currency">
            <text:p>$281</text:p>
          </table:table-cell>
          <table:table-cell table:style-name="ce463" table:formula="of:=(([.L$50]+[.$D72]*[.L$51]/100)*1.15)*(1-([.L$52]+[.L$53]))" office:value-type="float" office:value="249.5799" calcext:value-type="float">
            <text:p>$250</text:p>
          </table:table-cell>
          <table:table-cell table:style-name="ce472" table:formula="of:=(([.M$50]+[.$D72]*[.M$51]/100)*1.15)*(1-([.M$52]+[.M$53]))" office:value-type="float" office:value="273.254168" calcext:value-type="float">
            <text:p>$273</text:p>
          </table:table-cell>
          <table:table-cell table:style-name="ce478" table:formula="of:=[.F72]-[.L72]" office:value-type="currency" office:currency="NZD" office:value="1.39398399999999" calcext:value-type="currency">
            <text:p>$1.39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32" office:value-type="float" office:value="1000" calcext:value-type="float">
            <text:p>1000 kW</text:p>
          </table:table-cell>
          <table:table-cell table:style-name="ce160" table:formula="of:=(([.E$50]+[.D73]*[.E$51]/100)*1.15)*(1-([.E$52]+[.E$53]+[.E$54]))" office:value-type="currency" office:currency="NZD" office:value="256.147596" calcext:value-type="currency">
            <text:p>$256</text:p>
          </table:table-cell>
          <table:table-cell table:style-name="ce188" table:formula="of:=(([.F$50]+[.D73]*[.F$51]/100)*1.15)*(1-([.F$52]+[.F$53]+[.F$54]))" office:value-type="float" office:value="263.670344" calcext:value-type="float">
            <text:p>$264</text:p>
          </table:table-cell>
          <table:table-cell table:style-name="ce52" table:formula="of:=([.G$50]+[.D73]*[.G$51]/100)*1.15" office:value-type="float" office:value="324.3" calcext:value-type="float">
            <text:p>$324</text:p>
          </table:table-cell>
          <table:table-cell table:style-name="ce62" table:formula="of:=([.H$50]+[.D73]*[.H$51]/100)*1.15" office:value-type="float" office:value="357.17505" calcext:value-type="float">
            <text:p>$357</text:p>
          </table:table-cell>
          <table:table-cell table:style-name="ce160" table:formula="of:=(([.I$50]+[.$D73]*[.I$51]/100)*1.15)*(1-([.I$52]+[.I$53]))" office:value-type="currency" office:currency="NZD" office:value="268.27407" calcext:value-type="currency">
            <text:p>$268</text:p>
          </table:table-cell>
          <table:table-cell table:style-name="ce62" table:formula="of:=([.J$50]+[.D73]*[.J$51]/100)*1.15" office:value-type="float" office:value="280.9335" calcext:value-type="float">
            <text:p>$281</text:p>
          </table:table-cell>
          <table:table-cell table:style-name="ce159" table:formula="of:=(([.K$50]+[.$D73]*[.K$51]/100)*1.15)*(1-([.K$52]+[.K$53]))" office:value-type="currency" office:currency="NZD" office:value="292.1805" calcext:value-type="currency">
            <text:p>$292</text:p>
          </table:table-cell>
          <table:table-cell table:style-name="ce463" table:formula="of:=(([.L$50]+[.$D73]*[.L$51]/100)*1.15)*(1-([.L$52]+[.L$53]))" office:value-type="float" office:value="259.8885" calcext:value-type="float">
            <text:p>$260</text:p>
          </table:table-cell>
          <table:table-cell table:style-name="ce472" table:formula="of:=(([.M$50]+[.$D73]*[.M$51]/100)*1.15)*(1-([.M$52]+[.M$53]))" office:value-type="float" office:value="287.103388" calcext:value-type="float">
            <text:p>$287</text:p>
          </table:table-cell>
          <table:table-cell table:style-name="ce478" table:formula="of:=[.F73]-[.L73]" office:value-type="currency" office:currency="NZD" office:value="3.78184399999998" calcext:value-type="currency">
            <text:p>$3.78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32" office:value-type="float" office:value="1050" calcext:value-type="float">
            <text:p>1050 kW</text:p>
          </table:table-cell>
          <table:table-cell table:style-name="ce160" table:formula="of:=(([.E$50]+[.D74]*[.E$51]/100)*1.15)*(1-([.E$52]+[.E$53]+[.E$54]))" office:value-type="currency" office:currency="NZD" office:value="266.431356" calcext:value-type="currency">
            <text:p>$266</text:p>
          </table:table-cell>
          <table:table-cell table:style-name="ce188" table:formula="of:=(([.F$50]+[.D74]*[.F$51]/100)*1.15)*(1-([.F$52]+[.F$53]+[.F$54]))" office:value-type="float" office:value="276.366804" calcext:value-type="float">
            <text:p>$276</text:p>
          </table:table-cell>
          <table:table-cell table:style-name="ce53" table:formula="of:=([.G$50]+[.D74]*[.G$51]/100)*1.15" office:value-type="float" office:value="336.84075" calcext:value-type="float">
            <text:p>$337</text:p>
          </table:table-cell>
          <table:table-cell table:style-name="ce63" table:formula="of:=([.H$50]+[.D74]*[.H$51]/100)*1.15" office:value-type="float" office:value="374.42505" calcext:value-type="float">
            <text:p>$374</text:p>
          </table:table-cell>
          <table:table-cell table:style-name="ce160" table:formula="of:=(([.I$50]+[.$D74]*[.I$51]/100)*1.15)*(1-([.I$52]+[.I$53]))" office:value-type="currency" office:currency="NZD" office:value="278.670645" calcext:value-type="currency">
            <text:p>$279</text:p>
          </table:table-cell>
          <table:table-cell table:style-name="ce63" table:formula="of:=([.J$50]+[.D74]*[.J$51]/100)*1.15" office:value-type="float" office:value="294.40575" calcext:value-type="float">
            <text:p>$294</text:p>
          </table:table-cell>
          <table:table-cell table:style-name="ce159" table:formula="of:=(([.K$50]+[.$D74]*[.K$51]/100)*1.15)*(1-([.K$52]+[.K$53]))" office:value-type="currency" office:currency="NZD" office:value="303.311925" calcext:value-type="currency">
            <text:p>$303</text:p>
          </table:table-cell>
          <table:table-cell table:style-name="ce463" table:formula="of:=(([.L$50]+[.$D74]*[.L$51]/100)*1.15)*(1-([.L$52]+[.L$53]))" office:value-type="float" office:value="270.1971" calcext:value-type="float">
            <text:p>$270</text:p>
          </table:table-cell>
          <table:table-cell table:style-name="ce472" table:formula="of:=(([.M$50]+[.$D74]*[.M$51]/100)*1.15)*(1-([.M$52]+[.M$53]))" office:value-type="float" office:value="300.952608" calcext:value-type="float">
            <text:p>$301</text:p>
          </table:table-cell>
          <table:table-cell table:style-name="ce478" table:formula="of:=[.F74]-[.L74]" office:value-type="currency" office:currency="NZD" office:value="6.16970399999997" calcext:value-type="currency">
            <text:p>$6.17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1"/>
          <table:table-cell table:style-name="ce145" office:value-type="string" calcext:value-type="string">
            <text:p>reference</text:p>
          </table:table-cell>
          <table:table-cell table:style-name="ce161" table:number-columns-repeated="4"/>
          <table:table-cell table:style-name="ce105" table:number-columns-repeated="3"/>
          <table:table-cell table:number-columns-repeated="1011"/>
        </table:table-row>
        <table:table-row table:style-name="ro1">
          <table:table-cell table:number-columns-repeated="11"/>
          <table:table-cell table:style-name="ce105"/>
          <table:table-cell table:number-columns-repeated="1012"/>
        </table:table-row>
        <table:table-row table:style-name="ro1">
          <table:table-cell table:number-columns-repeated="3"/>
          <table:table-cell table:style-name="ce6" office:value-type="string" calcext:value-type="string">
            <text:p>Scotdownunder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21" office:value-type="date" office:date-value="2019-03-24" calcext:value-type="date">
            <text:p>24/03/19</text:p>
          </table:table-cell>
          <table:table-cell table:number-columns-repeated="1020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thly Profile Comparison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ce1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0"/>
        <table:table-column table:style-name="co2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2" table:default-cell-style-name="ce10"/>
        <table:table-column table:style-name="co26" table:default-cell-style-name="ce10"/>
        <table:table-column table:style-name="co27" table:default-cell-style-name="ce10"/>
        <table:table-column table:style-name="co28" table:default-cell-style-name="ce10"/>
        <table:table-column table:style-name="co29" table:default-cell-style-name="ce10"/>
        <table:table-column table:style-name="co30" table:default-cell-style-name="ce10"/>
        <table:table-column table:style-name="co31" table:default-cell-style-name="ce10"/>
        <table:table-column table:style-name="co32" table:default-cell-style-name="Default"/>
        <table:table-column table:style-name="co33" table:default-cell-style-name="ce10"/>
        <table:table-column table:style-name="co34" table:default-cell-style-name="ce10"/>
        <table:table-column table:style-name="co35" table:default-cell-style-name="ce10"/>
        <table:table-column table:style-name="co36" table:default-cell-style-name="ce10"/>
        <table:table-column table:style-name="co37" table:default-cell-style-name="ce10"/>
        <table:table-column table:style-name="co33" table:number-columns-repeated="2" table:default-cell-style-name="ce10"/>
        <table:table-column table:style-name="co35" table:default-cell-style-name="ce10"/>
        <table:table-column table:style-name="co38" table:default-cell-style-name="ce10"/>
        <table:table-column table:style-name="co39" table:default-cell-style-name="ce10"/>
        <table:table-column table:style-name="co40" table:default-cell-style-name="ce10"/>
        <table:table-column table:style-name="co41" table:default-cell-style-name="ce412"/>
        <table:table-column table:style-name="co42" table:default-cell-style-name="Default"/>
        <table:table-column table:style-name="co43" table:default-cell-style-name="ce10"/>
        <table:table-column table:style-name="co44" table:default-cell-style-name="ce10"/>
        <table:table-column table:style-name="co45" table:default-cell-style-name="ce10"/>
        <table:table-column table:style-name="co43" table:default-cell-style-name="ce10"/>
        <table:table-column table:style-name="co46" table:default-cell-style-name="ce10"/>
        <table:table-column table:style-name="co47" table:default-cell-style-name="ce10"/>
        <table:table-column table:style-name="co36" table:default-cell-style-name="ce10"/>
        <table:table-column table:style-name="co48" table:number-columns-repeated="2" table:default-cell-style-name="ce10"/>
        <table:table-column table:style-name="co37" table:default-cell-style-name="ce10"/>
        <table:table-row table:style-name="ro1">
          <table:table-cell table:number-columns-repeated="43"/>
        </table:table-row>
        <table:table-row table:style-name="ro1">
          <table:table-cell table:number-columns-repeated="5"/>
          <table:table-cell table:style-name="ce284"/>
          <table:table-cell table:style-name="ce292" office:value-type="string" calcext:value-type="string">
            <text:p>NOVA</text:p>
          </table:table-cell>
          <table:table-cell table:style-name="ce311" office:value-type="float" office:value="2019" calcext:value-type="float">
            <text:p>2019</text:p>
          </table:table-cell>
          <table:table-cell table:style-name="ce320" table:number-columns-repeated="4"/>
          <table:table-cell table:style-name="ce320" office:value-type="string" calcext:value-type="string">
            <text:p>Best Mixed</text:p>
          </table:table-cell>
          <table:table-cell table:style-name="ce320" table:number-columns-repeated="4"/>
          <table:table-cell table:style-name="ce355"/>
          <table:table-cell table:style-name="ce293"/>
          <table:table-cell table:style-name="ce366"/>
          <table:table-cell table:style-name="ce372" office:value-type="string" calcext:value-type="string">
            <text:p><text:s/>Genesis 2019</text:p>
          </table:table-cell>
          <table:table-cell table:style-name="ce320"/>
          <table:table-cell table:style-name="ce381" office:value-type="string" calcext:value-type="string">
            <text:p>Standard</text:p>
          </table:table-cell>
          <table:table-cell table:style-name="ce381"/>
          <table:table-cell table:style-name="ce389"/>
          <table:table-cell table:style-name="ce320" office:value-type="string" calcext:value-type="string">
            <text:p>Best Mixed</text:p>
          </table:table-cell>
          <table:table-cell table:style-name="ce389"/>
          <table:table-cell table:style-name="ce402" office:value-type="string" calcext:value-type="string">
            <text:p>eSaver</text:p>
          </table:table-cell>
          <table:table-cell table:style-name="ce402" table:number-columns-repeated="3"/>
          <table:table-cell table:style-name="ce413"/>
          <table:table-cell table:number-columns-repeated="3"/>
          <table:table-cell table:style-name="ce416"/>
          <table:table-cell table:style-name="ce421" office:value-type="string" calcext:value-type="string">
            <text:p>Mercury</text:p>
          </table:table-cell>
          <table:table-cell table:style-name="ce320"/>
          <table:table-cell table:style-name="ce320" office:value-type="string" calcext:value-type="string">
            <text:p>Dual Fuel</text:p>
          </table:table-cell>
          <table:table-cell table:style-name="ce320" table:number-columns-repeated="3"/>
          <table:table-cell table:style-name="ce428"/>
        </table:table-row>
        <table:table-row table:style-name="ro1">
          <table:table-cell table:number-columns-repeated="3"/>
          <table:table-cell table:style-name="ce270" office:value-type="string" calcext:value-type="string">
            <text:p>Dual Fuel Total - </text:p>
          </table:table-cell>
          <table:table-cell/>
          <table:table-cell table:style-name="ce124"/>
          <table:table-cell table:style-name="ce293"/>
          <table:table-cell/>
          <table:table-cell table:style-name="ce321" table:formula="of:=[.K26]+[.K52]" office:value-type="float" office:value="3136.0692869375" calcext:value-type="float">
            <text:p>$3,136</text:p>
          </table:table-cell>
          <table:table-cell table:number-columns-repeated="3"/>
          <table:table-cell table:style-name="ce339" table:formula="of:=[.K26]+[.Q52]" office:value-type="float" office:value="2818.35233119687" calcext:value-type="float">
            <text:p>$2,818</text:p>
          </table:table-cell>
          <table:table-cell/>
          <table:table-cell table:style-name="ce347" table:formula="of:=[.Q26]+[.Q52]" office:value-type="currency" office:currency="NZD" office:value="3862.01446757187" calcext:value-type="currency">
            <text:p>$3,862</text:p>
          </table:table-cell>
          <table:table-cell table:number-columns-repeated="2"/>
          <table:table-cell table:style-name="ce356"/>
          <table:table-cell table:style-name="ce293"/>
          <table:table-cell table:style-name="ce367"/>
          <table:table-cell table:style-name="Default"/>
          <table:table-cell table:style-name="ce111"/>
          <table:table-cell table:style-name="ce321" table:formula="of:=[.X27]+[.X53]" office:value-type="float" office:value="3100.3858665" calcext:value-type="float">
            <text:p>$3,100</text:p>
          </table:table-cell>
          <table:table-cell table:style-name="ce382"/>
          <table:table-cell table:style-name="ce390"/>
          <table:table-cell table:style-name="ce398" table:formula="of:=[.X27]+[.AD53]" office:value-type="currency" office:currency="NZD" office:value="2869.769015275" calcext:value-type="currency">
            <text:p>$2,870</text:p>
          </table:table-cell>
          <table:table-cell table:style-name="ce390"/>
          <table:table-cell table:style-name="ce403" table:formula="of:=[.AD27]+[.AD53]" office:value-type="float" office:value="2682.5564105" calcext:value-type="float">
            <text:p>$2,683</text:p>
          </table:table-cell>
          <table:table-cell table:style-name="ce404" table:number-columns-repeated="3"/>
          <table:table-cell table:style-name="ce414"/>
          <table:table-cell table:number-columns-repeated="3"/>
          <table:table-cell table:style-name="ce297"/>
          <table:table-cell office:value-type="string" calcext:value-type="string">
            <text:p>GAS</text:p>
          </table:table-cell>
          <table:table-cell table:style-name="ce111"/>
          <table:table-cell table:style-name="ce403" table:formula="of:=[.AO27]+[.AO52]" office:value-type="float" office:value="2897.15263354" calcext:value-type="float">
            <text:p>$2,897</text:p>
          </table:table-cell>
          <table:table-cell table:style-name="ce404" table:number-columns-repeated="2"/>
          <table:table-cell table:style-name="ce264"/>
          <table:table-cell table:style-name="ce429"/>
        </table:table-row>
        <table:table-row table:style-name="ro1">
          <table:table-cell table:number-columns-repeated="5"/>
          <table:table-cell table:style-name="ce124"/>
          <table:table-cell table:style-name="ce293" office:value-type="string" calcext:value-type="string">
            <text:p>GAS</text:p>
          </table:table-cell>
          <table:table-cell table:number-columns-repeated="5"/>
          <table:table-cell table:style-name="ce324" office:value-type="string" calcext:value-type="string">
            <text:p>reference</text:p>
          </table:table-cell>
          <table:table-cell table:number-columns-repeated="4"/>
          <table:table-cell table:style-name="ce356"/>
          <table:table-cell table:style-name="ce293"/>
          <table:table-cell table:style-name="ce367"/>
          <table:table-cell office:value-type="string" calcext:value-type="string">
            <text:p>GAS</text:p>
          </table:table-cell>
          <table:table-cell table:style-name="ce111"/>
          <table:table-cell table:style-name="ce323" table:number-columns-repeated="2"/>
          <table:table-cell table:style-name="ce390" table:number-columns-repeated="2"/>
          <table:table-cell table:style-name="ce248" office:value-type="string" calcext:value-type="string">
            <text:p>cheaper by</text:p>
          </table:table-cell>
          <table:table-cell table:style-name="ce404" table:formula="of:=[.AB3]-[.$M3]" office:value-type="currency" office:currency="NZD" office:value="-135.795920696874" calcext:value-type="currency">
            <text:p>-$136</text:p>
          </table:table-cell>
          <table:table-cell table:style-name="ce404" table:number-columns-repeated="3"/>
          <table:table-cell table:style-name="ce414"/>
          <table:table-cell table:number-columns-repeated="3"/>
          <table:table-cell table:style-name="ce297"/>
          <table:table-cell table:style-name="ce111"/>
          <table:table-cell table:style-name="ce248" office:value-type="string" calcext:value-type="string">
            <text:p>cheaper by</text:p>
          </table:table-cell>
          <table:table-cell table:style-name="ce404" table:formula="of:=[.AM3]-[.$M3]" office:value-type="currency" office:currency="NZD" office:value="78.8003023431252" calcext:value-type="currency">
            <text:p>$79</text:p>
          </table:table-cell>
          <table:table-cell table:style-name="ce404" table:number-columns-repeated="3"/>
          <table:table-cell table:style-name="ce429"/>
        </table:table-row>
        <table:table-row table:style-name="ro1">
          <table:table-cell/>
          <table:table-cell table:style-name="ce13" office:value-type="string" calcext:value-type="string">
            <text:p>GAS</text:p>
          </table:table-cell>
          <table:table-cell table:number-columns-repeated="3"/>
          <table:table-cell table:style-name="ce124"/>
          <table:table-cell table:style-name="ce294" office:value-type="string" calcext:value-type="string">
            <text:p>regular</text:p>
          </table:table-cell>
          <table:table-cell table:style-name="Default"/>
          <table:table-cell table:number-columns-repeated="4"/>
          <table:table-cell table:style-name="ce340" office:value-type="string" calcext:value-type="string">
            <text:p>Low User</text:p>
          </table:table-cell>
          <table:table-cell table:style-name="Default"/>
          <table:table-cell table:number-columns-repeated="3"/>
          <table:table-cell table:style-name="ce356"/>
          <table:table-cell table:style-name="ce293"/>
          <table:table-cell table:style-name="ce367"/>
          <table:table-cell table:style-name="ce111" office:value-type="string" calcext:value-type="string">
            <text:p>Flexible</text:p>
          </table:table-cell>
          <table:table-cell table:style-name="ce111"/>
          <table:table-cell table:style-name="ce382" table:number-columns-repeated="2"/>
          <table:table-cell/>
          <table:table-cell table:style-name="ce344" office:value-type="string" calcext:value-type="string">
            <text:p>eSaver</text:p>
          </table:table-cell>
          <table:table-cell table:style-name="ce111"/>
          <table:table-cell table:style-name="ce382" table:number-columns-repeated="4"/>
          <table:table-cell table:style-name="ce414"/>
          <table:table-cell table:number-columns-repeated="3"/>
          <table:table-cell table:style-name="ce297"/>
          <table:table-cell table:style-name="ce111" office:value-type="string" calcext:value-type="string">
            <text:p>Everyday</text:p>
          </table:table-cell>
          <table:table-cell table:style-name="ce111"/>
          <table:table-cell table:style-name="ce382" table:number-columns-repeated="4"/>
          <table:table-cell table:style-name="ce430"/>
        </table:table-row>
        <table:table-row table:style-name="ro1">
          <table:table-cell table:number-columns-repeated="3"/>
          <table:table-cell table:style-name="ce265" office:value-type="string" calcext:value-type="string">
            <text:p>Daily Rate </text:p>
          </table:table-cell>
          <table:table-cell table:style-name="ce265"/>
          <table:table-cell table:style-name="ce285"/>
          <table:table-cell table:style-name="ce295" office:value-type="float" office:value="0.86491" calcext:value-type="float">
            <text:p>$0.86491</text:p>
          </table:table-cell>
          <table:table-cell table:number-columns-repeated="5"/>
          <table:table-cell table:style-name="ce341" office:value-type="float" office:value="0.35294" calcext:value-type="float">
            <text:p>$0.3529</text:p>
          </table:table-cell>
          <table:table-cell table:number-columns-repeated="4"/>
          <table:table-cell table:style-name="ce356"/>
          <table:table-cell table:style-name="ce293"/>
          <table:table-cell table:style-name="ce367"/>
          <table:table-cell table:style-name="ce341" office:value-type="float" office:value="1.2019" calcext:value-type="float">
            <text:p>$1.2019</text:p>
          </table:table-cell>
          <table:table-cell table:style-name="ce111"/>
          <table:table-cell table:style-name="ce264" table:number-columns-repeated="2"/>
          <table:table-cell table:style-name="ce391"/>
          <table:table-cell table:style-name="ce399" office:value-type="float" office:value="1.155" calcext:value-type="float">
            <text:p>$1.1550</text:p>
          </table:table-cell>
          <table:table-cell table:style-name="ce111"/>
          <table:table-cell table:style-name="ce264" table:number-columns-repeated="4"/>
          <table:table-cell table:style-name="ce414"/>
          <table:table-cell/>
          <table:table-cell table:style-name="ce9" office:value-type="string" calcext:value-type="string">
            <text:p>Daily Rate</text:p>
          </table:table-cell>
          <table:table-cell table:style-name="Default"/>
          <table:table-cell table:style-name="ce367"/>
          <table:table-cell table:style-name="ce422" office:value-type="currency" office:currency="NZD" office:value="1.397" calcext:value-type="currency">
            <text:p>$1.3970</text:p>
          </table:table-cell>
          <table:table-cell table:style-name="ce111"/>
          <table:table-cell table:style-name="ce264" table:number-columns-repeated="4"/>
          <table:table-cell table:style-name="ce429"/>
        </table:table-row>
        <table:table-row table:style-name="ro1">
          <table:table-cell table:number-columns-repeated="3"/>
          <table:table-cell table:style-name="ce265" office:value-type="string" calcext:value-type="string">
            <text:p>Usage </text:p>
          </table:table-cell>
          <table:table-cell table:style-name="ce265"/>
          <table:table-cell table:style-name="ce285"/>
          <table:table-cell table:style-name="ce293"/>
          <table:table-cell table:style-name="ce312" office:value-type="float" office:value="11.45" calcext:value-type="float">
            <text:p>@ 11.450 c</text:p>
          </table:table-cell>
          <table:table-cell table:number-columns-repeated="2"/>
          <table:table-cell office:value-type="string" calcext:value-type="string">
            <text:p>with</text:p>
          </table:table-cell>
          <table:table-cell table:number-columns-repeated="2"/>
          <table:table-cell table:style-name="ce316" office:value-type="float" office:value="26.48" calcext:value-type="float">
            <text:p>@ 26.48 c</text:p>
          </table:table-cell>
          <table:table-cell table:number-columns-repeated="2"/>
          <table:table-cell office:value-type="string" calcext:value-type="string">
            <text:p>with</text:p>
          </table:table-cell>
          <table:table-cell table:style-name="ce356"/>
          <table:table-cell table:style-name="ce293"/>
          <table:table-cell table:style-name="ce367"/>
          <table:table-cell table:style-name="ce111"/>
          <table:table-cell table:style-name="ce316" office:value-type="float" office:value="7.96" calcext:value-type="float">
            <text:p>@ 7.96 c</text:p>
          </table:table-cell>
          <table:table-cell table:style-name="ce111" table:number-columns-repeated="2"/>
          <table:table-cell table:style-name="ce391"/>
          <table:table-cell table:style-name="ce111"/>
          <table:table-cell table:style-name="ce401" office:value-type="float" office:value="5.91" calcext:value-type="float">
            <text:p>@ 5.91 c</text:p>
          </table:table-cell>
          <table:table-cell table:style-name="ce111" table:number-columns-repeated="2"/>
          <table:table-cell table:style-name="Default"/>
          <table:table-cell table:style-name="ce111" office:value-type="string" calcext:value-type="string">
            <text:p>Monthly</text:p>
          </table:table-cell>
          <table:table-cell table:style-name="ce414"/>
          <table:table-cell/>
          <table:table-cell table:style-name="ce9" office:value-type="string" calcext:value-type="string">
            <text:p>Usage</text:p>
          </table:table-cell>
          <table:table-cell table:style-name="Default"/>
          <table:table-cell table:style-name="ce367"/>
          <table:table-cell table:style-name="ce111"/>
          <table:table-cell table:style-name="ce401" office:value-type="float" office:value="8.11" calcext:value-type="float">
            <text:p>@ 8.11 c</text:p>
          </table:table-cell>
          <table:table-cell table:style-name="ce111" table:number-columns-repeated="2"/>
          <table:table-cell table:style-name="Default"/>
          <table:table-cell table:style-name="ce111" office:value-type="string" calcext:value-type="string">
            <text:p>Monthly</text:p>
          </table:table-cell>
          <table:table-cell table:style-name="ce429"/>
        </table:table-row>
        <table:table-row table:style-name="ro1">
          <table:table-cell table:number-columns-repeated="2"/>
          <table:table-cell table:style-name="ce259" office:value-type="string" calcext:value-type="string">
            <text:p>Daily GIC Levy - </text:p>
          </table:table-cell>
          <table:table-cell table:style-name="ce271" office:value-type="float" office:value="2" calcext:value-type="float">
            <text:p>@ 2.0000 c</text:p>
          </table:table-cell>
          <table:table-cell table:style-name="ce265"/>
          <table:table-cell table:style-name="ce285"/>
          <table:table-cell table:style-name="ce296" table:formula="of:=[.$D8]" office:value-type="float" office:value="2" calcext:value-type="float">
            <text:p>@ 2.0000 c</text:p>
          </table:table-cell>
          <table:table-cell table:number-columns-repeated="2"/>
          <table:table-cell table:style-name="ce293" office:value-type="string" calcext:value-type="string">
            <text:p>+ GST</text:p>
          </table:table-cell>
          <table:table-cell table:style-name="ce293" office:value-type="string" calcext:value-type="string">
            <text:p>Savings</text:p>
          </table:table-cell>
          <table:table-cell/>
          <table:table-cell table:style-name="ce296" table:formula="of:=[.$D8]" office:value-type="float" office:value="2" calcext:value-type="float">
            <text:p>@ 2.0000 c</text:p>
          </table:table-cell>
          <table:table-cell table:number-columns-repeated="2"/>
          <table:table-cell table:style-name="ce293" office:value-type="string" calcext:value-type="string">
            <text:p>+ GST</text:p>
          </table:table-cell>
          <table:table-cell table:style-name="ce293" office:value-type="string" calcext:value-type="string">
            <text:p>Savings</text:p>
          </table:table-cell>
          <table:table-cell table:style-name="ce356"/>
          <table:table-cell table:style-name="ce293"/>
          <table:table-cell table:style-name="ce367"/>
          <table:table-cell table:style-name="ce296" office:value-type="float" office:value="2.76" calcext:value-type="float">
            <text:p>@ 2.7600 c</text:p>
          </table:table-cell>
          <table:table-cell table:style-name="ce111" table:number-columns-repeated="2"/>
          <table:table-cell table:style-name="ce293" office:value-type="string" calcext:value-type="string">
            <text:p>+ GST</text:p>
          </table:table-cell>
          <table:table-cell table:style-name="ce391"/>
          <table:table-cell table:style-name="ce296" office:value-type="float" office:value="2.76" calcext:value-type="float">
            <text:p>@ 2.7600 c</text:p>
          </table:table-cell>
          <table:table-cell table:style-name="ce111" table:number-columns-repeated="2"/>
          <table:table-cell table:style-name="ce293" office:value-type="string" calcext:value-type="string">
            <text:p>+ GST</text:p>
          </table:table-cell>
          <table:table-cell office:value-type="string" calcext:value-type="string">
            <text:p>with</text:p>
          </table:table-cell>
          <table:table-cell table:style-name="ce111" office:value-type="string" calcext:value-type="string">
            <text:p>Saving</text:p>
          </table:table-cell>
          <table:table-cell table:style-name="ce414"/>
          <table:table-cell/>
          <table:table-cell table:style-name="ce9" office:value-type="string" calcext:value-type="string">
            <text:p>Levy</text:p>
          </table:table-cell>
          <table:table-cell table:style-name="Default"/>
          <table:table-cell table:style-name="ce367"/>
          <table:table-cell table:style-name="ce296" table:formula="of:=[.$D8]" office:value-type="float" office:value="2" calcext:value-type="float">
            <text:p>@ 2.0000 c</text:p>
          </table:table-cell>
          <table:table-cell table:style-name="ce111" table:number-columns-repeated="2"/>
          <table:table-cell table:style-name="ce293" office:value-type="string" calcext:value-type="string">
            <text:p>+ GST</text:p>
          </table:table-cell>
          <table:table-cell office:value-type="string" calcext:value-type="string">
            <text:p>with</text:p>
          </table:table-cell>
          <table:table-cell table:style-name="ce111" office:value-type="string" calcext:value-type="string">
            <text:p>Saving</text:p>
          </table:table-cell>
          <table:table-cell table:style-name="ce429"/>
        </table:table-row>
        <table:table-row table:style-name="ro1">
          <table:table-cell table:number-columns-repeated="2"/>
          <table:table-cell table:style-name="ce260" office:value-type="string" calcext:value-type="string">
            <text:p>Days</text:p>
          </table:table-cell>
          <table:table-cell/>
          <table:table-cell table:style-name="ce265"/>
          <table:table-cell table:style-name="ce285"/>
          <table:table-cell table:style-name="ce297" office:value-type="string" calcext:value-type="string">
            <text:p>Fixed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Sub-Total</text:p>
          </table:table-cell>
          <table:table-cell table:style-name="ce326" office:value-type="string" calcext:value-type="string">
            <text:p>@ 15%</text:p>
          </table:table-cell>
          <table:table-cell table:style-name="ce326"/>
          <table:table-cell/>
          <table:table-cell office:value-type="string" calcext:value-type="string">
            <text:p>Fixed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Sub-Total</text:p>
          </table:table-cell>
          <table:table-cell table:style-name="ce326" office:value-type="string" calcext:value-type="string">
            <text:p>@ 15%</text:p>
          </table:table-cell>
          <table:table-cell table:style-name="ce326"/>
          <table:table-cell table:style-name="ce356"/>
          <table:table-cell table:style-name="ce293"/>
          <table:table-cell table:style-name="ce367"/>
          <table:table-cell table:style-name="ce111" office:value-type="string" calcext:value-type="string">
            <text:p>Fixed</text:p>
          </table:table-cell>
          <table:table-cell table:style-name="ce111" office:value-type="string" calcext:value-type="string">
            <text:p>Usage</text:p>
          </table:table-cell>
          <table:table-cell table:style-name="ce111" office:value-type="string" calcext:value-type="string">
            <text:p>Sub-Total</text:p>
          </table:table-cell>
          <table:table-cell table:style-name="ce326" office:value-type="string" calcext:value-type="string">
            <text:p>@ 15%</text:p>
          </table:table-cell>
          <table:table-cell table:style-name="ce392"/>
          <table:table-cell table:style-name="ce111" office:value-type="string" calcext:value-type="string">
            <text:p>Fixed</text:p>
          </table:table-cell>
          <table:table-cell table:style-name="ce111" office:value-type="string" calcext:value-type="string">
            <text:p>Usage</text:p>
          </table:table-cell>
          <table:table-cell table:style-name="ce111" office:value-type="string" calcext:value-type="string">
            <text:p>Sub-Total</text:p>
          </table:table-cell>
          <table:table-cell table:style-name="ce326" office:value-type="string" calcext:value-type="string">
            <text:p>@ 15%</text:p>
          </table:table-cell>
          <table:table-cell table:style-name="ce293" office:value-type="string" calcext:value-type="string">
            <text:p>Savings</text:p>
          </table:table-cell>
          <table:table-cell table:style-name="ce111"/>
          <table:table-cell table:style-name="ce414"/>
          <table:table-cell table:number-columns-repeated="2"/>
          <table:table-cell table:style-name="Default"/>
          <table:table-cell table:style-name="ce297"/>
          <table:table-cell table:style-name="ce111" office:value-type="string" calcext:value-type="string">
            <text:p>Fixed</text:p>
          </table:table-cell>
          <table:table-cell table:style-name="ce111" office:value-type="string" calcext:value-type="string">
            <text:p>Usage</text:p>
          </table:table-cell>
          <table:table-cell table:style-name="ce111" office:value-type="string" calcext:value-type="string">
            <text:p>Sub-Total</text:p>
          </table:table-cell>
          <table:table-cell table:style-name="ce326" office:value-type="string" calcext:value-type="string">
            <text:p>@ 15%</text:p>
          </table:table-cell>
          <table:table-cell table:style-name="ce293" office:value-type="string" calcext:value-type="string">
            <text:p>Savings</text:p>
          </table:table-cell>
          <table:table-cell table:style-name="ce111"/>
          <table:table-cell table:style-name="ce429"/>
        </table:table-row>
        <table:table-row table:style-name="ro1">
          <table:table-cell/>
          <table:table-cell table:style-name="ce250" office:value-type="string" calcext:value-type="string">
            <text:p>January</text:p>
          </table:table-cell>
          <table:table-cell table:style-name="ce261" office:value-type="float" office:value="31" calcext:value-type="float">
            <text:p>31</text:p>
          </table:table-cell>
          <table:table-cell table:style-name="ce272" office:value-type="float" office:value="119" calcext:value-type="float">
            <text:p>119 kW</text:p>
          </table:table-cell>
          <table:table-cell table:style-name="ce265"/>
          <table:table-cell table:style-name="ce285"/>
          <table:table-cell table:style-name="ce298" table:formula="of:=[.C10]*([.G$6]+([.G$8]/100))" office:value-type="float" office:value="27.43221" calcext:value-type="float">
            <text:p>$27.43</text:p>
          </table:table-cell>
          <table:table-cell table:style-name="ce313" table:formula="of:=[.$D10]*[.H$7]/100" office:value-type="float" office:value="13.6255" calcext:value-type="float">
            <text:p>$13.63</text:p>
          </table:table-cell>
          <table:table-cell table:style-name="ce313" table:formula="of:=[.G10]+[.H10]" office:value-type="float" office:value="41.05771" calcext:value-type="float">
            <text:p>$41.06</text:p>
          </table:table-cell>
          <table:table-cell table:style-name="ce327" table:formula="of:=[.I10]*1.15" office:value-type="currency" office:currency="NZD" office:value="47.2163665" calcext:value-type="currency">
            <text:p>$47</text:p>
          </table:table-cell>
          <table:table-cell table:style-name="ce327" table:formula="of:=[.J10]*(1-[.J$24])" office:value-type="currency" office:currency="NZD" office:value="40.133911525" calcext:value-type="currency">
            <text:p>$40</text:p>
          </table:table-cell>
          <table:table-cell table:style-name="ce6"/>
          <table:table-cell table:style-name="ce342" table:formula="of:=[.C10]*([.M$6]+([.M$8]/100))" office:value-type="float" office:value="11.56114" calcext:value-type="float">
            <text:p>$11.56</text:p>
          </table:table-cell>
          <table:table-cell table:style-name="ce342" table:formula="of:=[.$D10]*[.N$7]/100" office:value-type="float" office:value="31.5112" calcext:value-type="float">
            <text:p>$31.51</text:p>
          </table:table-cell>
          <table:table-cell table:style-name="ce342" table:formula="of:=[.M10]+[.N10]" office:value-type="float" office:value="43.07234" calcext:value-type="float">
            <text:p>$43.07</text:p>
          </table:table-cell>
          <table:table-cell table:style-name="ce330" table:formula="of:=[.O10]*1.15" office:value-type="currency" office:currency="NZD" office:value="49.533191" calcext:value-type="currency">
            <text:p>$50</text:p>
          </table:table-cell>
          <table:table-cell table:style-name="ce330" table:formula="of:=[.P10]*(1-[.P$24])" office:value-type="currency" office:currency="NZD" office:value="42.10321235" calcext:value-type="currency">
            <text:p>$42</text:p>
          </table:table-cell>
          <table:table-cell table:style-name="ce356"/>
          <table:table-cell table:style-name="ce351"/>
          <table:table-cell table:style-name="ce368"/>
          <table:table-cell table:style-name="ce373" table:formula="of:=([.U$6]+[.U$8]/100)*[.$C10]" office:value-type="float" office:value="38.1145" calcext:value-type="float">
            <text:p>$38.11</text:p>
          </table:table-cell>
          <table:table-cell table:style-name="ce373" table:formula="of:=[.V$7]*[.$D10]/100" office:value-type="float" office:value="9.4724" calcext:value-type="float">
            <text:p>$9.47</text:p>
          </table:table-cell>
          <table:table-cell table:style-name="ce373" table:formula="of:=[.U10]+[.V10]" office:value-type="float" office:value="47.5869" calcext:value-type="float">
            <text:p>$47.59</text:p>
          </table:table-cell>
          <table:table-cell table:style-name="ce384" table:formula="of:=[.W10]*1.15" office:value-type="currency" office:currency="NZD" office:value="54.724935" calcext:value-type="currency">
            <text:p>$55</text:p>
          </table:table-cell>
          <table:table-cell table:style-name="ce393"/>
          <table:table-cell table:style-name="ce348" table:formula="of:=([.Z$6]+[.Z$8]/100)*[.$C10]" office:value-type="float" office:value="36.6606" calcext:value-type="float">
            <text:p>$36.66</text:p>
          </table:table-cell>
          <table:table-cell table:style-name="ce348" table:formula="of:=[.AA$7]*[.$D10]/100" office:value-type="float" office:value="7.0329" calcext:value-type="float">
            <text:p>$7.03</text:p>
          </table:table-cell>
          <table:table-cell table:style-name="ce348" table:formula="of:=[.Z10]+[.AA10]" office:value-type="float" office:value="43.6935" calcext:value-type="float">
            <text:p>$43.69</text:p>
          </table:table-cell>
          <table:table-cell table:style-name="ce327" table:formula="of:=[.AB10]*1.15" office:value-type="currency" office:currency="NZD" office:value="50.247525" calcext:value-type="currency">
            <text:p>$50</text:p>
          </table:table-cell>
          <table:table-cell table:style-name="ce327" table:formula="of:=[.AC10]*(1-[.AC$24])" office:value-type="currency" office:currency="NZD" office:value="45.2227725" calcext:value-type="currency">
            <text:p>$45</text:p>
          </table:table-cell>
          <table:table-cell table:style-name="ce407" table:formula="of:=[.K10]-[.AD10]" office:value-type="currency" office:currency="NZD" office:value="-5.088860975" calcext:value-type="currency">
            <text:p>-$5</text:p>
          </table:table-cell>
          <table:table-cell table:style-name="ce414"/>
          <table:table-cell/>
          <table:table-cell table:style-name="ce266"/>
          <table:table-cell table:style-name="Default"/>
          <table:table-cell table:style-name="ce417"/>
          <table:table-cell table:style-name="ce313" table:formula="of:=([.AK$6]+[.AK$8]/100)*[.$C10]" office:value-type="float" office:value="43.927" calcext:value-type="float">
            <text:p>$43.93</text:p>
          </table:table-cell>
          <table:table-cell table:style-name="ce313" table:formula="of:=[.AL$7]*[.$D10]/100" office:value-type="float" office:value="9.6509" calcext:value-type="float">
            <text:p>$9.65</text:p>
          </table:table-cell>
          <table:table-cell table:style-name="ce313" table:formula="of:=[.AK10]+[.AL10]" office:value-type="float" office:value="53.5779" calcext:value-type="float">
            <text:p>$53.58</text:p>
          </table:table-cell>
          <table:table-cell table:style-name="ce327" table:formula="of:=[.AM10]*1.15" office:value-type="currency" office:currency="NZD" office:value="61.614585" calcext:value-type="currency">
            <text:p>$62</text:p>
          </table:table-cell>
          <table:table-cell table:style-name="ce327" table:formula="of:=[.AN10]*(1-[.AN$24])" office:value-type="currency" office:currency="NZD" office:value="54.2208348" calcext:value-type="currency">
            <text:p>$54</text:p>
          </table:table-cell>
          <table:table-cell table:style-name="ce407" table:formula="of:=[.K10]-[.AO10]" office:value-type="currency" office:currency="NZD" office:value="-14.086923275" calcext:value-type="currency">
            <text:p>-$14</text:p>
          </table:table-cell>
          <table:table-cell table:style-name="ce431"/>
        </table:table-row>
        <table:table-row table:style-name="ro1">
          <table:table-cell/>
          <table:table-cell table:style-name="ce251" office:value-type="string" calcext:value-type="string">
            <text:p>February</text:p>
          </table:table-cell>
          <table:table-cell table:style-name="ce262" office:value-type="float" office:value="28" calcext:value-type="float">
            <text:p>28</text:p>
          </table:table-cell>
          <table:table-cell table:style-name="ce273" office:value-type="float" office:value="167" calcext:value-type="float">
            <text:p>167 kW</text:p>
          </table:table-cell>
          <table:table-cell table:style-name="ce273" table:number-columns-repeated="2"/>
          <table:table-cell table:style-name="ce298" table:formula="of:=[.C11]*([.G$6]+([.G$8]/100))" office:value-type="float" office:value="24.77748" calcext:value-type="float">
            <text:p>$24.78</text:p>
          </table:table-cell>
          <table:table-cell table:style-name="ce313" table:formula="of:=[.$D11]*[.H$7]/100" office:value-type="float" office:value="19.1215" calcext:value-type="float">
            <text:p>$19.12</text:p>
          </table:table-cell>
          <table:table-cell table:style-name="ce313" table:formula="of:=[.G11]+[.H11]" office:value-type="float" office:value="43.89898" calcext:value-type="float">
            <text:p>$43.90</text:p>
          </table:table-cell>
          <table:table-cell table:style-name="ce327" table:formula="of:=[.I11]*1.15" office:value-type="currency" office:currency="NZD" office:value="50.483827" calcext:value-type="currency">
            <text:p>$50</text:p>
          </table:table-cell>
          <table:table-cell table:style-name="ce327" table:formula="of:=[.J11]*(1-[.J$24])" office:value-type="currency" office:currency="NZD" office:value="42.91125295" calcext:value-type="currency">
            <text:p>$43</text:p>
          </table:table-cell>
          <table:table-cell table:style-name="ce6"/>
          <table:table-cell table:style-name="ce342" table:formula="of:=[.C11]*([.M$6]+([.M$8]/100))" office:value-type="float" office:value="10.44232" calcext:value-type="float">
            <text:p>$10.44</text:p>
          </table:table-cell>
          <table:table-cell table:style-name="ce342" table:formula="of:=[.$D11]*[.N$7]/100" office:value-type="float" office:value="44.2216" calcext:value-type="float">
            <text:p>$44.22</text:p>
          </table:table-cell>
          <table:table-cell table:style-name="ce342" table:formula="of:=[.M11]+[.N11]" office:value-type="float" office:value="54.66392" calcext:value-type="float">
            <text:p>$54.66</text:p>
          </table:table-cell>
          <table:table-cell table:style-name="ce330" table:formula="of:=[.O11]*1.15" office:value-type="currency" office:currency="NZD" office:value="62.863508" calcext:value-type="currency">
            <text:p>$63</text:p>
          </table:table-cell>
          <table:table-cell table:style-name="ce330" table:formula="of:=[.P11]*(1-[.P$24])" office:value-type="currency" office:currency="NZD" office:value="53.4339818" calcext:value-type="currency">
            <text:p>$53</text:p>
          </table:table-cell>
          <table:table-cell table:style-name="ce356"/>
          <table:table-cell table:style-name="ce351"/>
          <table:table-cell table:style-name="ce368"/>
          <table:table-cell table:style-name="ce373" table:formula="of:=([.U$6]+[.U$8]/100)*[.$C11]" office:value-type="float" office:value="34.426" calcext:value-type="float">
            <text:p>$34.43</text:p>
          </table:table-cell>
          <table:table-cell table:style-name="ce373" table:formula="of:=[.V$7]*[.$D11]/100" office:value-type="float" office:value="13.2932" calcext:value-type="float">
            <text:p>$13.29</text:p>
          </table:table-cell>
          <table:table-cell table:style-name="ce373" table:formula="of:=[.U11]+[.V11]" office:value-type="float" office:value="47.7192" calcext:value-type="float">
            <text:p>$47.72</text:p>
          </table:table-cell>
          <table:table-cell table:style-name="ce384" table:formula="of:=[.W11]*1.15" office:value-type="currency" office:currency="NZD" office:value="54.87708" calcext:value-type="currency">
            <text:p>$55</text:p>
          </table:table-cell>
          <table:table-cell table:style-name="ce393"/>
          <table:table-cell table:style-name="ce348" table:formula="of:=([.Z$6]+[.Z$8]/100)*[.$C11]" office:value-type="float" office:value="33.1128" calcext:value-type="float">
            <text:p>$33.11</text:p>
          </table:table-cell>
          <table:table-cell table:style-name="ce348" table:formula="of:=[.AA$7]*[.$D11]/100" office:value-type="float" office:value="9.8697" calcext:value-type="float">
            <text:p>$9.87</text:p>
          </table:table-cell>
          <table:table-cell table:style-name="ce348" table:formula="of:=[.Z11]+[.AA11]" office:value-type="float" office:value="42.9825" calcext:value-type="float">
            <text:p>$42.98</text:p>
          </table:table-cell>
          <table:table-cell table:style-name="ce327" table:formula="of:=[.AB11]*1.15" office:value-type="currency" office:currency="NZD" office:value="49.429875" calcext:value-type="currency">
            <text:p>$49</text:p>
          </table:table-cell>
          <table:table-cell table:style-name="ce327" table:formula="of:=[.AC11]*(1-[.AC$24])" office:value-type="currency" office:currency="NZD" office:value="44.4868875" calcext:value-type="currency">
            <text:p>$44</text:p>
          </table:table-cell>
          <table:table-cell table:style-name="ce408" table:formula="of:=[.K11]-[.AD11]" office:value-type="currency" office:currency="NZD" office:value="-1.57563455" calcext:value-type="currency">
            <text:p>-$1.58</text:p>
          </table:table-cell>
          <table:table-cell table:style-name="ce414"/>
          <table:table-cell/>
          <table:table-cell table:style-name="ce266"/>
          <table:table-cell table:style-name="Default"/>
          <table:table-cell table:style-name="ce417"/>
          <table:table-cell table:style-name="ce313" table:formula="of:=([.AK$6]+[.AK$8]/100)*[.$C11]" office:value-type="float" office:value="39.676" calcext:value-type="float">
            <text:p>$39.68</text:p>
          </table:table-cell>
          <table:table-cell table:style-name="ce313" table:formula="of:=[.AL$7]*[.$D11]/100" office:value-type="float" office:value="13.5437" calcext:value-type="float">
            <text:p>$13.54</text:p>
          </table:table-cell>
          <table:table-cell table:style-name="ce313" table:formula="of:=[.AK11]+[.AL11]" office:value-type="float" office:value="53.2197" calcext:value-type="float">
            <text:p>$53.22</text:p>
          </table:table-cell>
          <table:table-cell table:style-name="ce327" table:formula="of:=[.AM11]*1.15" office:value-type="currency" office:currency="NZD" office:value="61.202655" calcext:value-type="currency">
            <text:p>$61</text:p>
          </table:table-cell>
          <table:table-cell table:style-name="ce327" table:formula="of:=[.AN11]*(1-[.AN$24])" office:value-type="currency" office:currency="NZD" office:value="53.8583364" calcext:value-type="currency">
            <text:p>$54</text:p>
          </table:table-cell>
          <table:table-cell table:style-name="ce407" table:formula="of:=[.K11]-[.AO11]" office:value-type="currency" office:currency="NZD" office:value="-10.94708345" calcext:value-type="currency">
            <text:p>-$11</text:p>
          </table:table-cell>
          <table:table-cell table:style-name="ce431"/>
        </table:table-row>
        <table:table-row table:style-name="ro1">
          <table:table-cell table:style-name="ce6"/>
          <table:table-cell table:style-name="ce251" office:value-type="string" calcext:value-type="string">
            <text:p>March</text:p>
          </table:table-cell>
          <table:table-cell table:style-name="ce262" office:value-type="float" office:value="31" calcext:value-type="float">
            <text:p>31</text:p>
          </table:table-cell>
          <table:table-cell table:style-name="ce273" office:value-type="float" office:value="211" calcext:value-type="float">
            <text:p>211 kW</text:p>
          </table:table-cell>
          <table:table-cell table:style-name="ce273" table:number-columns-repeated="2"/>
          <table:table-cell table:style-name="ce298" table:formula="of:=[.C12]*([.G$6]+([.G$8]/100))" office:value-type="float" office:value="27.43221" calcext:value-type="float">
            <text:p>$27.43</text:p>
          </table:table-cell>
          <table:table-cell table:style-name="ce313" table:formula="of:=[.$D12]*[.H$7]/100" office:value-type="float" office:value="24.1595" calcext:value-type="float">
            <text:p>$24.16</text:p>
          </table:table-cell>
          <table:table-cell table:style-name="ce313" table:formula="of:=[.G12]+[.H12]" office:value-type="float" office:value="51.59171" calcext:value-type="float">
            <text:p>$51.59</text:p>
          </table:table-cell>
          <table:table-cell table:style-name="ce327" table:formula="of:=[.I12]*1.15" office:value-type="currency" office:currency="NZD" office:value="59.3304665" calcext:value-type="currency">
            <text:p>$59</text:p>
          </table:table-cell>
          <table:table-cell table:style-name="ce327" table:formula="of:=[.J12]*(1-[.J$24])" office:value-type="currency" office:currency="NZD" office:value="50.430896525" calcext:value-type="currency">
            <text:p>$50</text:p>
          </table:table-cell>
          <table:table-cell table:style-name="ce6"/>
          <table:table-cell table:style-name="ce342" table:formula="of:=[.C12]*([.M$6]+([.M$8]/100))" office:value-type="float" office:value="11.56114" calcext:value-type="float">
            <text:p>$11.56</text:p>
          </table:table-cell>
          <table:table-cell table:style-name="ce342" table:formula="of:=[.$D12]*[.N$7]/100" office:value-type="float" office:value="55.8728" calcext:value-type="float">
            <text:p>$55.87</text:p>
          </table:table-cell>
          <table:table-cell table:style-name="ce342" table:formula="of:=[.M12]+[.N12]" office:value-type="float" office:value="67.43394" calcext:value-type="float">
            <text:p>$67.43</text:p>
          </table:table-cell>
          <table:table-cell table:style-name="ce330" table:formula="of:=[.O12]*1.15" office:value-type="currency" office:currency="NZD" office:value="77.549031" calcext:value-type="currency">
            <text:p>$78</text:p>
          </table:table-cell>
          <table:table-cell table:style-name="ce330" table:formula="of:=[.P12]*(1-[.P$24])" office:value-type="currency" office:currency="NZD" office:value="65.91667635" calcext:value-type="currency">
            <text:p>$66</text:p>
          </table:table-cell>
          <table:table-cell table:style-name="ce356"/>
          <table:table-cell table:style-name="ce351"/>
          <table:table-cell table:style-name="ce368"/>
          <table:table-cell table:style-name="ce373" table:formula="of:=([.U$6]+[.U$8]/100)*[.$C12]" office:value-type="float" office:value="38.1145" calcext:value-type="float">
            <text:p>$38.11</text:p>
          </table:table-cell>
          <table:table-cell table:style-name="ce373" table:formula="of:=[.V$7]*[.$D12]/100" office:value-type="float" office:value="16.7956" calcext:value-type="float">
            <text:p>$16.80</text:p>
          </table:table-cell>
          <table:table-cell table:style-name="ce373" table:formula="of:=[.U12]+[.V12]" office:value-type="float" office:value="54.9101" calcext:value-type="float">
            <text:p>$54.91</text:p>
          </table:table-cell>
          <table:table-cell table:style-name="ce384" table:formula="of:=[.W12]*1.15" office:value-type="currency" office:currency="NZD" office:value="63.146615" calcext:value-type="currency">
            <text:p>$63</text:p>
          </table:table-cell>
          <table:table-cell table:style-name="ce393"/>
          <table:table-cell table:style-name="ce348" table:formula="of:=([.Z$6]+[.Z$8]/100)*[.$C12]" office:value-type="float" office:value="36.6606" calcext:value-type="float">
            <text:p>$36.66</text:p>
          </table:table-cell>
          <table:table-cell table:style-name="ce348" table:formula="of:=[.AA$7]*[.$D12]/100" office:value-type="float" office:value="12.4701" calcext:value-type="float">
            <text:p>$12.47</text:p>
          </table:table-cell>
          <table:table-cell table:style-name="ce348" table:formula="of:=[.Z12]+[.AA12]" office:value-type="float" office:value="49.1307" calcext:value-type="float">
            <text:p>$49.13</text:p>
          </table:table-cell>
          <table:table-cell table:style-name="ce327" table:formula="of:=[.AB12]*1.15" office:value-type="currency" office:currency="NZD" office:value="56.500305" calcext:value-type="currency">
            <text:p>$57</text:p>
          </table:table-cell>
          <table:table-cell table:style-name="ce327" table:formula="of:=[.AC12]*(1-[.AC$24])" office:value-type="currency" office:currency="NZD" office:value="50.8502745" calcext:value-type="currency">
            <text:p>$51</text:p>
          </table:table-cell>
          <table:table-cell table:style-name="ce409" table:formula="of:=[.K12]-[.AD12]" office:value-type="currency" office:currency="NZD" office:value="-0.419377975000003" calcext:value-type="currency">
            <text:p>-$0</text:p>
          </table:table-cell>
          <table:table-cell table:style-name="ce414"/>
          <table:table-cell/>
          <table:table-cell table:style-name="ce266"/>
          <table:table-cell table:style-name="Default"/>
          <table:table-cell table:style-name="ce417"/>
          <table:table-cell table:style-name="ce313" table:formula="of:=([.AK$6]+[.AK$8]/100)*[.$C12]" office:value-type="float" office:value="43.927" calcext:value-type="float">
            <text:p>$43.93</text:p>
          </table:table-cell>
          <table:table-cell table:style-name="ce313" table:formula="of:=[.AL$7]*[.$D12]/100" office:value-type="float" office:value="17.1121" calcext:value-type="float">
            <text:p>$17.11</text:p>
          </table:table-cell>
          <table:table-cell table:style-name="ce313" table:formula="of:=[.AK12]+[.AL12]" office:value-type="float" office:value="61.0391" calcext:value-type="float">
            <text:p>$61.04</text:p>
          </table:table-cell>
          <table:table-cell table:style-name="ce327" table:formula="of:=[.AM12]*1.15" office:value-type="currency" office:currency="NZD" office:value="70.194965" calcext:value-type="currency">
            <text:p>$70</text:p>
          </table:table-cell>
          <table:table-cell table:style-name="ce327" table:formula="of:=[.AN12]*(1-[.AN$24])" office:value-type="currency" office:currency="NZD" office:value="61.7715692" calcext:value-type="currency">
            <text:p>$62</text:p>
          </table:table-cell>
          <table:table-cell table:style-name="ce407" table:formula="of:=[.K12]-[.AO12]" office:value-type="currency" office:currency="NZD" office:value="-11.340672675" calcext:value-type="currency">
            <text:p>-$11</text:p>
          </table:table-cell>
          <table:table-cell table:style-name="ce431"/>
        </table:table-row>
        <table:table-row table:style-name="ro1">
          <table:table-cell table:style-name="ce6"/>
          <table:table-cell table:style-name="ce252" office:value-type="string" calcext:value-type="string">
            <text:p>April</text:p>
          </table:table-cell>
          <table:table-cell table:style-name="ce262" office:value-type="float" office:value="30" calcext:value-type="float">
            <text:p>30</text:p>
          </table:table-cell>
          <table:table-cell table:style-name="ce273" office:value-type="float" office:value="600" calcext:value-type="float">
            <text:p>600 kW</text:p>
          </table:table-cell>
          <table:table-cell table:style-name="ce273" table:number-columns-repeated="2"/>
          <table:table-cell table:style-name="ce298" table:formula="of:=[.C13]*([.G$6]+([.G$8]/100))" office:value-type="float" office:value="26.5473" calcext:value-type="float">
            <text:p>$26.55</text:p>
          </table:table-cell>
          <table:table-cell table:style-name="ce313" table:formula="of:=[.$D13]*[.H$7]/100" office:value-type="float" office:value="68.7" calcext:value-type="float">
            <text:p>$68.70</text:p>
          </table:table-cell>
          <table:table-cell table:style-name="ce313" table:formula="of:=[.G13]+[.H13]" office:value-type="float" office:value="95.2473" calcext:value-type="float">
            <text:p>$95.25</text:p>
          </table:table-cell>
          <table:table-cell table:style-name="ce327" table:formula="of:=[.I13]*1.15" office:value-type="currency" office:currency="NZD" office:value="109.534395" calcext:value-type="currency">
            <text:p>$110</text:p>
          </table:table-cell>
          <table:table-cell table:style-name="ce327" table:formula="of:=[.J13]*(1-[.J$24])" office:value-type="currency" office:currency="NZD" office:value="93.10423575" calcext:value-type="currency">
            <text:p>$93</text:p>
          </table:table-cell>
          <table:table-cell table:style-name="ce266"/>
          <table:table-cell table:style-name="ce342" table:formula="of:=[.C13]*([.M$6]+([.M$8]/100))" office:value-type="float" office:value="11.1882" calcext:value-type="float">
            <text:p>$11.19</text:p>
          </table:table-cell>
          <table:table-cell table:style-name="ce342" table:formula="of:=[.$D13]*[.N$7]/100" office:value-type="float" office:value="158.88" calcext:value-type="float">
            <text:p>$158.88</text:p>
          </table:table-cell>
          <table:table-cell table:style-name="ce342" table:formula="of:=[.M13]+[.N13]" office:value-type="float" office:value="170.0682" calcext:value-type="float">
            <text:p>$170.07</text:p>
          </table:table-cell>
          <table:table-cell table:style-name="ce330" table:formula="of:=[.O13]*1.15" office:value-type="currency" office:currency="NZD" office:value="195.57843" calcext:value-type="currency">
            <text:p>$196</text:p>
          </table:table-cell>
          <table:table-cell table:style-name="ce330" table:formula="of:=[.P13]*(1-[.P$24])" office:value-type="currency" office:currency="NZD" office:value="166.2416655" calcext:value-type="currency">
            <text:p>$166</text:p>
          </table:table-cell>
          <table:table-cell table:style-name="ce356"/>
          <table:table-cell table:style-name="ce351"/>
          <table:table-cell table:style-name="ce368"/>
          <table:table-cell table:style-name="ce373" table:formula="of:=([.U$6]+[.U$8]/100)*[.$C13]" office:value-type="float" office:value="36.885" calcext:value-type="float">
            <text:p>$36.89</text:p>
          </table:table-cell>
          <table:table-cell table:style-name="ce373" table:formula="of:=[.V$7]*[.$D13]/100" office:value-type="float" office:value="47.76" calcext:value-type="float">
            <text:p>$47.76</text:p>
          </table:table-cell>
          <table:table-cell table:style-name="ce373" table:formula="of:=[.U13]+[.V13]" office:value-type="float" office:value="84.645" calcext:value-type="float">
            <text:p>$84.65</text:p>
          </table:table-cell>
          <table:table-cell table:style-name="ce384" table:formula="of:=[.W13]*1.15" office:value-type="currency" office:currency="NZD" office:value="97.34175" calcext:value-type="currency">
            <text:p>$97</text:p>
          </table:table-cell>
          <table:table-cell table:style-name="ce325"/>
          <table:table-cell table:style-name="ce348" table:formula="of:=([.Z$6]+[.Z$8]/100)*[.$C13]" office:value-type="float" office:value="35.478" calcext:value-type="float">
            <text:p>$35.48</text:p>
          </table:table-cell>
          <table:table-cell table:style-name="ce348" table:formula="of:=[.AA$7]*[.$D13]/100" office:value-type="float" office:value="35.46" calcext:value-type="float">
            <text:p>$35.46</text:p>
          </table:table-cell>
          <table:table-cell table:style-name="ce348" table:formula="of:=[.Z13]+[.AA13]" office:value-type="float" office:value="70.938" calcext:value-type="float">
            <text:p>$70.94</text:p>
          </table:table-cell>
          <table:table-cell table:style-name="ce327" table:formula="of:=[.AB13]*1.15" office:value-type="currency" office:currency="NZD" office:value="81.5787" calcext:value-type="currency">
            <text:p>$82</text:p>
          </table:table-cell>
          <table:table-cell table:style-name="ce327" table:formula="of:=[.AC13]*(1-[.AC$24])" office:value-type="currency" office:currency="NZD" office:value="73.42083" calcext:value-type="currency">
            <text:p>$73</text:p>
          </table:table-cell>
          <table:table-cell table:style-name="ce409" table:formula="of:=[.K13]-[.AD13]" office:value-type="currency" office:currency="NZD" office:value="19.68340575" calcext:value-type="currency">
            <text:p>$20</text:p>
          </table:table-cell>
          <table:table-cell table:style-name="ce414"/>
          <table:table-cell/>
          <table:table-cell table:style-name="ce266"/>
          <table:table-cell table:style-name="Default"/>
          <table:table-cell table:style-name="ce417"/>
          <table:table-cell table:style-name="ce313" table:formula="of:=([.AK$6]+[.AK$8]/100)*[.$C13]" office:value-type="float" office:value="42.51" calcext:value-type="float">
            <text:p>$42.51</text:p>
          </table:table-cell>
          <table:table-cell table:style-name="ce313" table:formula="of:=[.AL$7]*[.$D13]/100" office:value-type="float" office:value="48.66" calcext:value-type="float">
            <text:p>$48.66</text:p>
          </table:table-cell>
          <table:table-cell table:style-name="ce313" table:formula="of:=[.AK13]+[.AL13]" office:value-type="float" office:value="91.17" calcext:value-type="float">
            <text:p>$91.17</text:p>
          </table:table-cell>
          <table:table-cell table:style-name="ce327" table:formula="of:=[.AM13]*1.15" office:value-type="currency" office:currency="NZD" office:value="104.8455" calcext:value-type="currency">
            <text:p>$105</text:p>
          </table:table-cell>
          <table:table-cell table:style-name="ce327" table:formula="of:=[.AN13]*(1-[.AN$24])" office:value-type="currency" office:currency="NZD" office:value="92.26404" calcext:value-type="currency">
            <text:p>$92</text:p>
          </table:table-cell>
          <table:table-cell table:style-name="ce409" table:formula="of:=[.K13]-[.AO13]" office:value-type="currency" office:currency="NZD" office:value="0.840195750000007" calcext:value-type="currency">
            <text:p>$1</text:p>
          </table:table-cell>
          <table:table-cell table:style-name="ce431"/>
        </table:table-row>
        <table:table-row table:style-name="ro1">
          <table:table-cell table:style-name="ce6"/>
          <table:table-cell table:style-name="ce252" office:value-type="string" calcext:value-type="string">
            <text:p>May</text:p>
          </table:table-cell>
          <table:table-cell table:style-name="ce262" office:value-type="float" office:value="31" calcext:value-type="float">
            <text:p>31</text:p>
          </table:table-cell>
          <table:table-cell table:style-name="ce273" office:value-type="float" office:value="700" calcext:value-type="float">
            <text:p>700 kW</text:p>
          </table:table-cell>
          <table:table-cell table:style-name="ce273" table:number-columns-repeated="2"/>
          <table:table-cell table:style-name="ce298" table:formula="of:=[.C14]*([.G$6]+([.G$8]/100))" office:value-type="float" office:value="27.43221" calcext:value-type="float">
            <text:p>$27.43</text:p>
          </table:table-cell>
          <table:table-cell table:style-name="ce313" table:formula="of:=[.$D14]*[.H$7]/100" office:value-type="float" office:value="80.15" calcext:value-type="float">
            <text:p>$80.15</text:p>
          </table:table-cell>
          <table:table-cell table:style-name="ce313" table:formula="of:=[.G14]+[.H14]" office:value-type="float" office:value="107.58221" calcext:value-type="float">
            <text:p>$107.58</text:p>
          </table:table-cell>
          <table:table-cell table:style-name="ce327" table:formula="of:=[.I14]*1.15" office:value-type="currency" office:currency="NZD" office:value="123.7195415" calcext:value-type="currency">
            <text:p>$124</text:p>
          </table:table-cell>
          <table:table-cell table:style-name="ce327" table:formula="of:=[.J14]*(1-[.J$24])" office:value-type="currency" office:currency="NZD" office:value="105.161610275" calcext:value-type="currency">
            <text:p>$105</text:p>
          </table:table-cell>
          <table:table-cell table:style-name="ce266"/>
          <table:table-cell table:style-name="ce342" table:formula="of:=[.C14]*([.M$6]+([.M$8]/100))" office:value-type="float" office:value="11.56114" calcext:value-type="float">
            <text:p>$11.56</text:p>
          </table:table-cell>
          <table:table-cell table:style-name="ce342" table:formula="of:=[.$D14]*[.N$7]/100" office:value-type="float" office:value="185.36" calcext:value-type="float">
            <text:p>$185.36</text:p>
          </table:table-cell>
          <table:table-cell table:style-name="ce342" table:formula="of:=[.M14]+[.N14]" office:value-type="float" office:value="196.92114" calcext:value-type="float">
            <text:p>$196.92</text:p>
          </table:table-cell>
          <table:table-cell table:style-name="ce330" table:formula="of:=[.O14]*1.15" office:value-type="currency" office:currency="NZD" office:value="226.459311" calcext:value-type="currency">
            <text:p>$226</text:p>
          </table:table-cell>
          <table:table-cell table:style-name="ce330" table:formula="of:=[.P14]*(1-[.P$24])" office:value-type="currency" office:currency="NZD" office:value="192.49041435" calcext:value-type="currency">
            <text:p>$192</text:p>
          </table:table-cell>
          <table:table-cell table:style-name="ce356"/>
          <table:table-cell table:style-name="ce351"/>
          <table:table-cell table:style-name="ce368"/>
          <table:table-cell table:style-name="ce373" table:formula="of:=([.U$6]+[.U$8]/100)*[.$C14]" office:value-type="float" office:value="38.1145" calcext:value-type="float">
            <text:p>$38.11</text:p>
          </table:table-cell>
          <table:table-cell table:style-name="ce373" table:formula="of:=[.V$7]*[.$D14]/100" office:value-type="float" office:value="55.72" calcext:value-type="float">
            <text:p>$55.72</text:p>
          </table:table-cell>
          <table:table-cell table:style-name="ce373" table:formula="of:=[.U14]+[.V14]" office:value-type="float" office:value="93.8345" calcext:value-type="float">
            <text:p>$93.83</text:p>
          </table:table-cell>
          <table:table-cell table:style-name="ce384" table:formula="of:=[.W14]*1.15" office:value-type="currency" office:currency="NZD" office:value="107.909675" calcext:value-type="currency">
            <text:p>$108</text:p>
          </table:table-cell>
          <table:table-cell table:style-name="ce325"/>
          <table:table-cell table:style-name="ce348" table:formula="of:=([.Z$6]+[.Z$8]/100)*[.$C14]" office:value-type="float" office:value="36.6606" calcext:value-type="float">
            <text:p>$36.66</text:p>
          </table:table-cell>
          <table:table-cell table:style-name="ce348" table:formula="of:=[.AA$7]*[.$D14]/100" office:value-type="float" office:value="41.37" calcext:value-type="float">
            <text:p>$41.37</text:p>
          </table:table-cell>
          <table:table-cell table:style-name="ce348" table:formula="of:=[.Z14]+[.AA14]" office:value-type="float" office:value="78.0306" calcext:value-type="float">
            <text:p>$78.03</text:p>
          </table:table-cell>
          <table:table-cell table:style-name="ce327" table:formula="of:=[.AB14]*1.15" office:value-type="currency" office:currency="NZD" office:value="89.73519" calcext:value-type="currency">
            <text:p>$90</text:p>
          </table:table-cell>
          <table:table-cell table:style-name="ce327" table:formula="of:=[.AC14]*(1-[.AC$24])" office:value-type="currency" office:currency="NZD" office:value="80.761671" calcext:value-type="currency">
            <text:p>$81</text:p>
          </table:table-cell>
          <table:table-cell table:style-name="ce409" table:formula="of:=[.K14]-[.AD14]" office:value-type="currency" office:currency="NZD" office:value="24.399939275" calcext:value-type="currency">
            <text:p>$24</text:p>
          </table:table-cell>
          <table:table-cell table:style-name="ce414"/>
          <table:table-cell/>
          <table:table-cell table:style-name="ce266"/>
          <table:table-cell table:style-name="Default"/>
          <table:table-cell table:style-name="ce417"/>
          <table:table-cell table:style-name="ce313" table:formula="of:=([.AK$6]+[.AK$8]/100)*[.$C14]" office:value-type="float" office:value="43.927" calcext:value-type="float">
            <text:p>$43.93</text:p>
          </table:table-cell>
          <table:table-cell table:style-name="ce313" table:formula="of:=[.AL$7]*[.$D14]/100" office:value-type="float" office:value="56.77" calcext:value-type="float">
            <text:p>$56.77</text:p>
          </table:table-cell>
          <table:table-cell table:style-name="ce313" table:formula="of:=[.AK14]+[.AL14]" office:value-type="float" office:value="100.697" calcext:value-type="float">
            <text:p>$100.70</text:p>
          </table:table-cell>
          <table:table-cell table:style-name="ce327" table:formula="of:=[.AM14]*1.15" office:value-type="currency" office:currency="NZD" office:value="115.80155" calcext:value-type="currency">
            <text:p>$116</text:p>
          </table:table-cell>
          <table:table-cell table:style-name="ce327" table:formula="of:=[.AN14]*(1-[.AN$24])" office:value-type="currency" office:currency="NZD" office:value="101.905364" calcext:value-type="currency">
            <text:p>$102</text:p>
          </table:table-cell>
          <table:table-cell table:style-name="ce409" table:formula="of:=[.K14]-[.AO14]" office:value-type="currency" office:currency="NZD" office:value="3.25624627499997" calcext:value-type="currency">
            <text:p>$3</text:p>
          </table:table-cell>
          <table:table-cell table:style-name="ce431"/>
        </table:table-row>
        <table:table-row table:style-name="ro1">
          <table:table-cell table:style-name="ce6"/>
          <table:table-cell table:style-name="ce252" office:value-type="string" calcext:value-type="string">
            <text:p>June</text:p>
          </table:table-cell>
          <table:table-cell table:style-name="ce262" office:value-type="float" office:value="30" calcext:value-type="float">
            <text:p>30</text:p>
          </table:table-cell>
          <table:table-cell table:style-name="ce274" office:value-type="float" office:value="1200" calcext:value-type="float">
            <text:p>1200 kW</text:p>
          </table:table-cell>
          <table:table-cell table:style-name="ce274" table:number-columns-repeated="2"/>
          <table:table-cell table:style-name="ce298" table:formula="of:=[.C15]*([.G$6]+([.G$8]/100))" office:value-type="float" office:value="26.5473" calcext:value-type="float">
            <text:p>$26.55</text:p>
          </table:table-cell>
          <table:table-cell table:style-name="ce313" table:formula="of:=[.$D15]*[.H$7]/100" office:value-type="float" office:value="137.4" calcext:value-type="float">
            <text:p>$137.40</text:p>
          </table:table-cell>
          <table:table-cell table:style-name="ce313" table:formula="of:=[.G15]+[.H15]" office:value-type="float" office:value="163.9473" calcext:value-type="float">
            <text:p>$163.95</text:p>
          </table:table-cell>
          <table:table-cell table:style-name="ce327" table:formula="of:=[.I15]*1.15" office:value-type="currency" office:currency="NZD" office:value="188.539395" calcext:value-type="currency">
            <text:p>$189</text:p>
          </table:table-cell>
          <table:table-cell table:style-name="ce327" table:formula="of:=[.J15]*(1-[.J$24])" office:value-type="currency" office:currency="NZD" office:value="160.25848575" calcext:value-type="currency">
            <text:p>$160</text:p>
          </table:table-cell>
          <table:table-cell table:style-name="ce266"/>
          <table:table-cell table:style-name="ce342" table:formula="of:=[.C15]*([.M$6]+([.M$8]/100))" office:value-type="float" office:value="11.1882" calcext:value-type="float">
            <text:p>$11.19</text:p>
          </table:table-cell>
          <table:table-cell table:style-name="ce342" table:formula="of:=[.$D15]*[.N$7]/100" office:value-type="float" office:value="317.76" calcext:value-type="float">
            <text:p>$317.76</text:p>
          </table:table-cell>
          <table:table-cell table:style-name="ce342" table:formula="of:=[.M15]+[.N15]" office:value-type="float" office:value="328.9482" calcext:value-type="float">
            <text:p>$328.95</text:p>
          </table:table-cell>
          <table:table-cell table:style-name="ce330" table:formula="of:=[.O15]*1.15" office:value-type="currency" office:currency="NZD" office:value="378.29043" calcext:value-type="currency">
            <text:p>$378</text:p>
          </table:table-cell>
          <table:table-cell table:style-name="ce330" table:formula="of:=[.P15]*(1-[.P$24])" office:value-type="currency" office:currency="NZD" office:value="321.5468655" calcext:value-type="currency">
            <text:p>$322</text:p>
          </table:table-cell>
          <table:table-cell table:style-name="ce356"/>
          <table:table-cell table:style-name="ce351"/>
          <table:table-cell table:style-name="ce368"/>
          <table:table-cell table:style-name="ce373" table:formula="of:=([.U$6]+[.U$8]/100)*[.$C15]" office:value-type="float" office:value="36.885" calcext:value-type="float">
            <text:p>$36.89</text:p>
          </table:table-cell>
          <table:table-cell table:style-name="ce373" table:formula="of:=[.V$7]*[.$D15]/100" office:value-type="float" office:value="95.52" calcext:value-type="float">
            <text:p>$95.52</text:p>
          </table:table-cell>
          <table:table-cell table:style-name="ce373" table:formula="of:=[.U15]+[.V15]" office:value-type="float" office:value="132.405" calcext:value-type="float">
            <text:p>$132.41</text:p>
          </table:table-cell>
          <table:table-cell table:style-name="ce384" table:formula="of:=[.W15]*1.15" office:value-type="currency" office:currency="NZD" office:value="152.26575" calcext:value-type="currency">
            <text:p>$152</text:p>
          </table:table-cell>
          <table:table-cell table:style-name="ce325"/>
          <table:table-cell table:style-name="ce348" table:formula="of:=([.Z$6]+[.Z$8]/100)*[.$C15]" office:value-type="float" office:value="35.478" calcext:value-type="float">
            <text:p>$35.48</text:p>
          </table:table-cell>
          <table:table-cell table:style-name="ce348" table:formula="of:=[.AA$7]*[.$D15]/100" office:value-type="float" office:value="70.92" calcext:value-type="float">
            <text:p>$70.92</text:p>
          </table:table-cell>
          <table:table-cell table:style-name="ce348" table:formula="of:=[.Z15]+[.AA15]" office:value-type="float" office:value="106.398" calcext:value-type="float">
            <text:p>$106.40</text:p>
          </table:table-cell>
          <table:table-cell table:style-name="ce327" table:formula="of:=[.AB15]*1.15" office:value-type="currency" office:currency="NZD" office:value="122.3577" calcext:value-type="currency">
            <text:p>$122</text:p>
          </table:table-cell>
          <table:table-cell table:style-name="ce327" table:formula="of:=[.AC15]*(1-[.AC$24])" office:value-type="currency" office:currency="NZD" office:value="110.12193" calcext:value-type="currency">
            <text:p>$110</text:p>
          </table:table-cell>
          <table:table-cell table:style-name="ce409" table:formula="of:=[.K15]-[.AD15]" office:value-type="currency" office:currency="NZD" office:value="50.13655575" calcext:value-type="currency">
            <text:p>$50</text:p>
          </table:table-cell>
          <table:table-cell table:style-name="ce414"/>
          <table:table-cell/>
          <table:table-cell table:style-name="ce266"/>
          <table:table-cell table:style-name="Default"/>
          <table:table-cell table:style-name="ce417"/>
          <table:table-cell table:style-name="ce313" table:formula="of:=([.AK$6]+[.AK$8]/100)*[.$C15]" office:value-type="float" office:value="42.51" calcext:value-type="float">
            <text:p>$42.51</text:p>
          </table:table-cell>
          <table:table-cell table:style-name="ce313" table:formula="of:=[.AL$7]*[.$D15]/100" office:value-type="float" office:value="97.32" calcext:value-type="float">
            <text:p>$97.32</text:p>
          </table:table-cell>
          <table:table-cell table:style-name="ce313" table:formula="of:=[.AK15]+[.AL15]" office:value-type="float" office:value="139.83" calcext:value-type="float">
            <text:p>$139.83</text:p>
          </table:table-cell>
          <table:table-cell table:style-name="ce327" table:formula="of:=[.AM15]*1.15" office:value-type="currency" office:currency="NZD" office:value="160.8045" calcext:value-type="currency">
            <text:p>$161</text:p>
          </table:table-cell>
          <table:table-cell table:style-name="ce327" table:formula="of:=[.AN15]*(1-[.AN$24])" office:value-type="currency" office:currency="NZD" office:value="141.50796" calcext:value-type="currency">
            <text:p>$142</text:p>
          </table:table-cell>
          <table:table-cell table:style-name="ce409" table:formula="of:=[.K15]-[.AO15]" office:value-type="currency" office:currency="NZD" office:value="18.75052575" calcext:value-type="currency">
            <text:p>$19</text:p>
          </table:table-cell>
          <table:table-cell table:style-name="ce431"/>
        </table:table-row>
        <table:table-row table:style-name="ro1">
          <table:table-cell table:style-name="ce6"/>
          <table:table-cell table:style-name="ce252" office:value-type="string" calcext:value-type="string">
            <text:p>July</text:p>
          </table:table-cell>
          <table:table-cell table:style-name="ce262" office:value-type="float" office:value="31" calcext:value-type="float">
            <text:p>31</text:p>
          </table:table-cell>
          <table:table-cell table:style-name="ce275" office:value-type="float" office:value="1300" calcext:value-type="float">
            <text:p>1300 kW</text:p>
          </table:table-cell>
          <table:table-cell table:style-name="ce275" table:number-columns-repeated="2"/>
          <table:table-cell table:style-name="ce298" table:formula="of:=[.C16]*([.G$6]+([.G$8]/100))" office:value-type="float" office:value="27.43221" calcext:value-type="float">
            <text:p>$27.43</text:p>
          </table:table-cell>
          <table:table-cell table:style-name="ce313" table:formula="of:=[.$D16]*[.H$7]/100" office:value-type="float" office:value="148.85" calcext:value-type="float">
            <text:p>$148.85</text:p>
          </table:table-cell>
          <table:table-cell table:style-name="ce313" table:formula="of:=[.G16]+[.H16]" office:value-type="float" office:value="176.28221" calcext:value-type="float">
            <text:p>$176.28</text:p>
          </table:table-cell>
          <table:table-cell table:style-name="ce327" table:formula="of:=[.I16]*1.15" office:value-type="currency" office:currency="NZD" office:value="202.7245415" calcext:value-type="currency">
            <text:p>$203</text:p>
          </table:table-cell>
          <table:table-cell table:style-name="ce327" table:formula="of:=[.J16]*(1-[.J$24])" office:value-type="currency" office:currency="NZD" office:value="172.315860275" calcext:value-type="currency">
            <text:p>$172</text:p>
          </table:table-cell>
          <table:table-cell table:style-name="ce266"/>
          <table:table-cell table:style-name="ce342" table:formula="of:=[.C16]*([.M$6]+([.M$8]/100))" office:value-type="float" office:value="11.56114" calcext:value-type="float">
            <text:p>$11.56</text:p>
          </table:table-cell>
          <table:table-cell table:style-name="ce342" table:formula="of:=[.$D16]*[.N$7]/100" office:value-type="float" office:value="344.24" calcext:value-type="float">
            <text:p>$344.24</text:p>
          </table:table-cell>
          <table:table-cell table:style-name="ce342" table:formula="of:=[.M16]+[.N16]" office:value-type="float" office:value="355.80114" calcext:value-type="float">
            <text:p>$355.80</text:p>
          </table:table-cell>
          <table:table-cell table:style-name="ce330" table:formula="of:=[.O16]*1.15" office:value-type="currency" office:currency="NZD" office:value="409.171311" calcext:value-type="currency">
            <text:p>$409</text:p>
          </table:table-cell>
          <table:table-cell table:style-name="ce330" table:formula="of:=[.P16]*(1-[.P$24])" office:value-type="currency" office:currency="NZD" office:value="347.79561435" calcext:value-type="currency">
            <text:p>$348</text:p>
          </table:table-cell>
          <table:table-cell table:style-name="ce356"/>
          <table:table-cell table:style-name="ce351"/>
          <table:table-cell table:style-name="ce368"/>
          <table:table-cell table:style-name="ce373" table:formula="of:=([.U$6]+[.U$8]/100)*[.$C16]" office:value-type="float" office:value="38.1145" calcext:value-type="float">
            <text:p>$38.11</text:p>
          </table:table-cell>
          <table:table-cell table:style-name="ce373" table:formula="of:=[.V$7]*[.$D16]/100" office:value-type="float" office:value="103.48" calcext:value-type="float">
            <text:p>$103.48</text:p>
          </table:table-cell>
          <table:table-cell table:style-name="ce373" table:formula="of:=[.U16]+[.V16]" office:value-type="float" office:value="141.5945" calcext:value-type="float">
            <text:p>$141.59</text:p>
          </table:table-cell>
          <table:table-cell table:style-name="ce384" table:formula="of:=[.W16]*1.15" office:value-type="currency" office:currency="NZD" office:value="162.833675" calcext:value-type="currency">
            <text:p>$163</text:p>
          </table:table-cell>
          <table:table-cell table:style-name="ce325"/>
          <table:table-cell table:style-name="ce348" table:formula="of:=([.Z$6]+[.Z$8]/100)*[.$C16]" office:value-type="float" office:value="36.6606" calcext:value-type="float">
            <text:p>$36.66</text:p>
          </table:table-cell>
          <table:table-cell table:style-name="ce348" table:formula="of:=[.AA$7]*[.$D16]/100" office:value-type="float" office:value="76.83" calcext:value-type="float">
            <text:p>$76.83</text:p>
          </table:table-cell>
          <table:table-cell table:style-name="ce348" table:formula="of:=[.Z16]+[.AA16]" office:value-type="float" office:value="113.4906" calcext:value-type="float">
            <text:p>$113.49</text:p>
          </table:table-cell>
          <table:table-cell table:style-name="ce327" table:formula="of:=[.AB16]*1.15" office:value-type="currency" office:currency="NZD" office:value="130.51419" calcext:value-type="currency">
            <text:p>$131</text:p>
          </table:table-cell>
          <table:table-cell table:style-name="ce327" table:formula="of:=[.AC16]*(1-[.AC$24])" office:value-type="currency" office:currency="NZD" office:value="117.462771" calcext:value-type="currency">
            <text:p>$117</text:p>
          </table:table-cell>
          <table:table-cell table:style-name="ce409" table:formula="of:=[.K16]-[.AD16]" office:value-type="currency" office:currency="NZD" office:value="54.853089275" calcext:value-type="currency">
            <text:p>$55</text:p>
          </table:table-cell>
          <table:table-cell table:style-name="ce414"/>
          <table:table-cell/>
          <table:table-cell table:style-name="ce266"/>
          <table:table-cell table:style-name="Default"/>
          <table:table-cell table:style-name="ce417"/>
          <table:table-cell table:style-name="ce313" table:formula="of:=([.AK$6]+[.AK$8]/100)*[.$C16]" office:value-type="float" office:value="43.927" calcext:value-type="float">
            <text:p>$43.93</text:p>
          </table:table-cell>
          <table:table-cell table:style-name="ce313" table:formula="of:=[.AL$7]*[.$D16]/100" office:value-type="float" office:value="105.43" calcext:value-type="float">
            <text:p>$105.43</text:p>
          </table:table-cell>
          <table:table-cell table:style-name="ce313" table:formula="of:=[.AK16]+[.AL16]" office:value-type="float" office:value="149.357" calcext:value-type="float">
            <text:p>$149.36</text:p>
          </table:table-cell>
          <table:table-cell table:style-name="ce327" table:formula="of:=[.AM16]*1.15" office:value-type="currency" office:currency="NZD" office:value="171.76055" calcext:value-type="currency">
            <text:p>$172</text:p>
          </table:table-cell>
          <table:table-cell table:style-name="ce327" table:formula="of:=[.AN16]*(1-[.AN$24])" office:value-type="currency" office:currency="NZD" office:value="151.149284" calcext:value-type="currency">
            <text:p>$151</text:p>
          </table:table-cell>
          <table:table-cell table:style-name="ce409" table:formula="of:=[.K16]-[.AO16]" office:value-type="currency" office:currency="NZD" office:value="21.166576275" calcext:value-type="currency">
            <text:p>$21</text:p>
          </table:table-cell>
          <table:table-cell table:style-name="ce431"/>
        </table:table-row>
        <table:table-row table:style-name="ro1">
          <table:table-cell table:style-name="ce6"/>
          <table:table-cell table:style-name="ce253" office:value-type="string" calcext:value-type="string">
            <text:p>August</text:p>
          </table:table-cell>
          <table:table-cell table:style-name="ce262" office:value-type="float" office:value="31" calcext:value-type="float">
            <text:p>31</text:p>
          </table:table-cell>
          <table:table-cell table:style-name="ce275" office:value-type="float" office:value="1400" calcext:value-type="float">
            <text:p>1400 kW</text:p>
          </table:table-cell>
          <table:table-cell table:style-name="ce275" table:number-columns-repeated="2"/>
          <table:table-cell table:style-name="ce298" table:formula="of:=[.C17]*([.G$6]+([.G$8]/100))" office:value-type="float" office:value="27.43221" calcext:value-type="float">
            <text:p>$27.43</text:p>
          </table:table-cell>
          <table:table-cell table:style-name="ce313" table:formula="of:=[.$D17]*[.H$7]/100" office:value-type="float" office:value="160.3" calcext:value-type="float">
            <text:p>$160.30</text:p>
          </table:table-cell>
          <table:table-cell table:style-name="ce313" table:formula="of:=[.G17]+[.H17]" office:value-type="float" office:value="187.73221" calcext:value-type="float">
            <text:p>$187.73</text:p>
          </table:table-cell>
          <table:table-cell table:style-name="ce327" table:formula="of:=[.I17]*1.15" office:value-type="currency" office:currency="NZD" office:value="215.8920415" calcext:value-type="currency">
            <text:p>$216</text:p>
          </table:table-cell>
          <table:table-cell table:style-name="ce327" table:formula="of:=[.J17]*(1-[.J$24])" office:value-type="currency" office:currency="NZD" office:value="183.508235275" calcext:value-type="currency">
            <text:p>$184</text:p>
          </table:table-cell>
          <table:table-cell table:style-name="ce266"/>
          <table:table-cell table:style-name="ce342" table:formula="of:=[.C17]*([.M$6]+([.M$8]/100))" office:value-type="float" office:value="11.56114" calcext:value-type="float">
            <text:p>$11.56</text:p>
          </table:table-cell>
          <table:table-cell table:style-name="ce342" table:formula="of:=[.$D17]*[.N$7]/100" office:value-type="float" office:value="370.72" calcext:value-type="float">
            <text:p>$370.72</text:p>
          </table:table-cell>
          <table:table-cell table:style-name="ce342" table:formula="of:=[.M17]+[.N17]" office:value-type="float" office:value="382.28114" calcext:value-type="float">
            <text:p>$382.28</text:p>
          </table:table-cell>
          <table:table-cell table:style-name="ce330" table:formula="of:=[.O17]*1.15" office:value-type="currency" office:currency="NZD" office:value="439.623311" calcext:value-type="currency">
            <text:p>$440</text:p>
          </table:table-cell>
          <table:table-cell table:style-name="ce330" table:formula="of:=[.P17]*(1-[.P$24])" office:value-type="currency" office:currency="NZD" office:value="373.67981435" calcext:value-type="currency">
            <text:p>$374</text:p>
          </table:table-cell>
          <table:table-cell table:style-name="ce356"/>
          <table:table-cell table:style-name="ce351"/>
          <table:table-cell table:style-name="ce368"/>
          <table:table-cell table:style-name="ce373" table:formula="of:=([.U$6]+[.U$8]/100)*[.$C17]" office:value-type="float" office:value="38.1145" calcext:value-type="float">
            <text:p>$38.11</text:p>
          </table:table-cell>
          <table:table-cell table:style-name="ce373" table:formula="of:=[.V$7]*[.$D17]/100" office:value-type="float" office:value="111.44" calcext:value-type="float">
            <text:p>$111.44</text:p>
          </table:table-cell>
          <table:table-cell table:style-name="ce373" table:formula="of:=[.U17]+[.V17]" office:value-type="float" office:value="149.5545" calcext:value-type="float">
            <text:p>$149.55</text:p>
          </table:table-cell>
          <table:table-cell table:style-name="ce384" table:formula="of:=[.W17]*1.15" office:value-type="currency" office:currency="NZD" office:value="171.987675" calcext:value-type="currency">
            <text:p>$172</text:p>
          </table:table-cell>
          <table:table-cell table:style-name="ce325"/>
          <table:table-cell table:style-name="ce348" table:formula="of:=([.Z$6]+[.Z$8]/100)*[.$C17]" office:value-type="float" office:value="36.6606" calcext:value-type="float">
            <text:p>$36.66</text:p>
          </table:table-cell>
          <table:table-cell table:style-name="ce348" table:formula="of:=[.AA$7]*[.$D17]/100" office:value-type="float" office:value="82.74" calcext:value-type="float">
            <text:p>$82.74</text:p>
          </table:table-cell>
          <table:table-cell table:style-name="ce348" table:formula="of:=[.Z17]+[.AA17]" office:value-type="float" office:value="119.4006" calcext:value-type="float">
            <text:p>$119.40</text:p>
          </table:table-cell>
          <table:table-cell table:style-name="ce327" table:formula="of:=[.AB17]*1.15" office:value-type="currency" office:currency="NZD" office:value="137.31069" calcext:value-type="currency">
            <text:p>$137</text:p>
          </table:table-cell>
          <table:table-cell table:style-name="ce327" table:formula="of:=[.AC17]*(1-[.AC$24])" office:value-type="currency" office:currency="NZD" office:value="123.579621" calcext:value-type="currency">
            <text:p>$124</text:p>
          </table:table-cell>
          <table:table-cell table:style-name="ce409" table:formula="of:=[.K17]-[.AD17]" office:value-type="currency" office:currency="NZD" office:value="59.9286142749999" calcext:value-type="currency">
            <text:p>$60</text:p>
          </table:table-cell>
          <table:table-cell table:style-name="ce414"/>
          <table:table-cell/>
          <table:table-cell table:style-name="ce266"/>
          <table:table-cell table:style-name="Default"/>
          <table:table-cell table:style-name="ce417"/>
          <table:table-cell table:style-name="ce313" table:formula="of:=([.AK$6]+[.AK$8]/100)*[.$C17]" office:value-type="float" office:value="43.927" calcext:value-type="float">
            <text:p>$43.93</text:p>
          </table:table-cell>
          <table:table-cell table:style-name="ce313" table:formula="of:=[.AL$7]*[.$D17]/100" office:value-type="float" office:value="113.54" calcext:value-type="float">
            <text:p>$113.54</text:p>
          </table:table-cell>
          <table:table-cell table:style-name="ce313" table:formula="of:=[.AK17]+[.AL17]" office:value-type="float" office:value="157.467" calcext:value-type="float">
            <text:p>$157.47</text:p>
          </table:table-cell>
          <table:table-cell table:style-name="ce327" table:formula="of:=[.AM17]*1.15" office:value-type="currency" office:currency="NZD" office:value="181.08705" calcext:value-type="currency">
            <text:p>$181</text:p>
          </table:table-cell>
          <table:table-cell table:style-name="ce327" table:formula="of:=[.AN17]*(1-[.AN$24])" office:value-type="currency" office:currency="NZD" office:value="159.356604" calcext:value-type="currency">
            <text:p>$159</text:p>
          </table:table-cell>
          <table:table-cell table:style-name="ce409" table:formula="of:=[.K17]-[.AO17]" office:value-type="currency" office:currency="NZD" office:value="24.1516312749999" calcext:value-type="currency">
            <text:p>$24</text:p>
          </table:table-cell>
          <table:table-cell table:style-name="ce431"/>
        </table:table-row>
        <table:table-row table:style-name="ro1">
          <table:table-cell table:style-name="ce6"/>
          <table:table-cell table:style-name="ce253" office:value-type="string" calcext:value-type="string">
            <text:p>September</text:p>
          </table:table-cell>
          <table:table-cell table:style-name="ce262" office:value-type="float" office:value="30" calcext:value-type="float">
            <text:p>30</text:p>
          </table:table-cell>
          <table:table-cell table:style-name="ce274" office:value-type="float" office:value="1000" calcext:value-type="float">
            <text:p>1000 kW</text:p>
          </table:table-cell>
          <table:table-cell table:style-name="ce274" table:number-columns-repeated="2"/>
          <table:table-cell table:style-name="ce298" table:formula="of:=[.C18]*([.G$6]+([.G$8]/100))" office:value-type="float" office:value="26.5473" calcext:value-type="float">
            <text:p>$26.55</text:p>
          </table:table-cell>
          <table:table-cell table:style-name="ce313" table:formula="of:=[.$D18]*[.H$7]/100" office:value-type="float" office:value="114.5" calcext:value-type="float">
            <text:p>$114.50</text:p>
          </table:table-cell>
          <table:table-cell table:style-name="ce313" table:formula="of:=[.G18]+[.H18]" office:value-type="float" office:value="141.0473" calcext:value-type="float">
            <text:p>$141.05</text:p>
          </table:table-cell>
          <table:table-cell table:style-name="ce327" table:formula="of:=[.I18]*1.15" office:value-type="currency" office:currency="NZD" office:value="162.204395" calcext:value-type="currency">
            <text:p>$162</text:p>
          </table:table-cell>
          <table:table-cell table:style-name="ce327" table:formula="of:=[.J18]*(1-[.J$24])" office:value-type="currency" office:currency="NZD" office:value="137.87373575" calcext:value-type="currency">
            <text:p>$138</text:p>
          </table:table-cell>
          <table:table-cell table:style-name="ce266"/>
          <table:table-cell table:style-name="ce342" table:formula="of:=[.C18]*([.M$6]+([.M$8]/100))" office:value-type="float" office:value="11.1882" calcext:value-type="float">
            <text:p>$11.19</text:p>
          </table:table-cell>
          <table:table-cell table:style-name="ce342" table:formula="of:=[.$D18]*[.N$7]/100" office:value-type="float" office:value="264.8" calcext:value-type="float">
            <text:p>$264.80</text:p>
          </table:table-cell>
          <table:table-cell table:style-name="ce342" table:formula="of:=[.M18]+[.N18]" office:value-type="float" office:value="275.9882" calcext:value-type="float">
            <text:p>$275.99</text:p>
          </table:table-cell>
          <table:table-cell table:style-name="ce330" table:formula="of:=[.O18]*1.15" office:value-type="currency" office:currency="NZD" office:value="317.38643" calcext:value-type="currency">
            <text:p>$317</text:p>
          </table:table-cell>
          <table:table-cell table:style-name="ce330" table:formula="of:=[.P18]*(1-[.P$24])" office:value-type="currency" office:currency="NZD" office:value="269.7784655" calcext:value-type="currency">
            <text:p>$270</text:p>
          </table:table-cell>
          <table:table-cell table:style-name="ce356"/>
          <table:table-cell table:style-name="ce351"/>
          <table:table-cell table:style-name="ce368"/>
          <table:table-cell table:style-name="ce373" table:formula="of:=([.U$6]+[.U$8]/100)*[.$C18]" office:value-type="float" office:value="36.885" calcext:value-type="float">
            <text:p>$36.89</text:p>
          </table:table-cell>
          <table:table-cell table:style-name="ce373" table:formula="of:=[.V$7]*[.$D18]/100" office:value-type="float" office:value="79.6" calcext:value-type="float">
            <text:p>$79.60</text:p>
          </table:table-cell>
          <table:table-cell table:style-name="ce373" table:formula="of:=[.U18]+[.V18]" office:value-type="float" office:value="116.485" calcext:value-type="float">
            <text:p>$116.49</text:p>
          </table:table-cell>
          <table:table-cell table:style-name="ce384" table:formula="of:=[.W18]*1.15" office:value-type="currency" office:currency="NZD" office:value="133.95775" calcext:value-type="currency">
            <text:p>$134</text:p>
          </table:table-cell>
          <table:table-cell table:style-name="ce325"/>
          <table:table-cell table:style-name="ce348" table:formula="of:=([.Z$6]+[.Z$8]/100)*[.$C18]" office:value-type="float" office:value="35.478" calcext:value-type="float">
            <text:p>$35.48</text:p>
          </table:table-cell>
          <table:table-cell table:style-name="ce348" table:formula="of:=[.AA$7]*[.$D18]/100" office:value-type="float" office:value="59.1" calcext:value-type="float">
            <text:p>$59.10</text:p>
          </table:table-cell>
          <table:table-cell table:style-name="ce348" table:formula="of:=[.Z18]+[.AA18]" office:value-type="float" office:value="94.578" calcext:value-type="float">
            <text:p>$94.58</text:p>
          </table:table-cell>
          <table:table-cell table:style-name="ce327" table:formula="of:=[.AB18]*1.15" office:value-type="currency" office:currency="NZD" office:value="108.7647" calcext:value-type="currency">
            <text:p>$109</text:p>
          </table:table-cell>
          <table:table-cell table:style-name="ce327" table:formula="of:=[.AC18]*(1-[.AC$24])" office:value-type="currency" office:currency="NZD" office:value="97.88823" calcext:value-type="currency">
            <text:p>$98</text:p>
          </table:table-cell>
          <table:table-cell table:style-name="ce409" table:formula="of:=[.K18]-[.AD18]" office:value-type="currency" office:currency="NZD" office:value="39.98550575" calcext:value-type="currency">
            <text:p>$40</text:p>
          </table:table-cell>
          <table:table-cell table:style-name="ce414"/>
          <table:table-cell/>
          <table:table-cell table:style-name="ce266"/>
          <table:table-cell table:style-name="Default"/>
          <table:table-cell table:style-name="ce417"/>
          <table:table-cell table:style-name="ce313" table:formula="of:=([.AK$6]+[.AK$8]/100)*[.$C18]" office:value-type="float" office:value="42.51" calcext:value-type="float">
            <text:p>$42.51</text:p>
          </table:table-cell>
          <table:table-cell table:style-name="ce313" table:formula="of:=[.AL$7]*[.$D18]/100" office:value-type="float" office:value="81.1" calcext:value-type="float">
            <text:p>$81.10</text:p>
          </table:table-cell>
          <table:table-cell table:style-name="ce313" table:formula="of:=[.AK18]+[.AL18]" office:value-type="float" office:value="123.61" calcext:value-type="float">
            <text:p>$123.61</text:p>
          </table:table-cell>
          <table:table-cell table:style-name="ce327" table:formula="of:=[.AM18]*1.15" office:value-type="currency" office:currency="NZD" office:value="142.1515" calcext:value-type="currency">
            <text:p>$142</text:p>
          </table:table-cell>
          <table:table-cell table:style-name="ce327" table:formula="of:=[.AN18]*(1-[.AN$24])" office:value-type="currency" office:currency="NZD" office:value="125.09332" calcext:value-type="currency">
            <text:p>$125</text:p>
          </table:table-cell>
          <table:table-cell table:style-name="ce409" table:formula="of:=[.K18]-[.AO18]" office:value-type="currency" office:currency="NZD" office:value="12.78041575" calcext:value-type="currency">
            <text:p>$13</text:p>
          </table:table-cell>
          <table:table-cell table:style-name="ce431"/>
        </table:table-row>
        <table:table-row table:style-name="ro1">
          <table:table-cell table:style-name="ce6"/>
          <table:table-cell table:style-name="ce253" office:value-type="string" calcext:value-type="string">
            <text:p>October</text:p>
          </table:table-cell>
          <table:table-cell table:style-name="ce262" office:value-type="float" office:value="31" calcext:value-type="float">
            <text:p>31</text:p>
          </table:table-cell>
          <table:table-cell table:style-name="ce273" office:value-type="float" office:value="600" calcext:value-type="float">
            <text:p>600 kW</text:p>
          </table:table-cell>
          <table:table-cell table:style-name="ce273" table:number-columns-repeated="2"/>
          <table:table-cell table:style-name="ce298" table:formula="of:=[.C19]*([.G$6]+([.G$8]/100))" office:value-type="float" office:value="27.43221" calcext:value-type="float">
            <text:p>$27.43</text:p>
          </table:table-cell>
          <table:table-cell table:style-name="ce313" table:formula="of:=[.$D19]*[.H$7]/100" office:value-type="float" office:value="68.7" calcext:value-type="float">
            <text:p>$68.70</text:p>
          </table:table-cell>
          <table:table-cell table:style-name="ce313" table:formula="of:=[.G19]+[.H19]" office:value-type="float" office:value="96.13221" calcext:value-type="float">
            <text:p>$96.13</text:p>
          </table:table-cell>
          <table:table-cell table:style-name="ce327" table:formula="of:=[.I19]*1.15" office:value-type="currency" office:currency="NZD" office:value="110.5520415" calcext:value-type="currency">
            <text:p>$111</text:p>
          </table:table-cell>
          <table:table-cell table:style-name="ce327" table:formula="of:=[.J19]*(1-[.J$24])" office:value-type="currency" office:currency="NZD" office:value="93.969235275" calcext:value-type="currency">
            <text:p>$94</text:p>
          </table:table-cell>
          <table:table-cell table:style-name="ce266"/>
          <table:table-cell table:style-name="ce342" table:formula="of:=[.C19]*([.M$6]+([.M$8]/100))" office:value-type="float" office:value="11.56114" calcext:value-type="float">
            <text:p>$11.56</text:p>
          </table:table-cell>
          <table:table-cell table:style-name="ce342" table:formula="of:=[.$D19]*[.N$7]/100" office:value-type="float" office:value="158.88" calcext:value-type="float">
            <text:p>$158.88</text:p>
          </table:table-cell>
          <table:table-cell table:style-name="ce342" table:formula="of:=[.M19]+[.N19]" office:value-type="float" office:value="170.44114" calcext:value-type="float">
            <text:p>$170.44</text:p>
          </table:table-cell>
          <table:table-cell table:style-name="ce330" table:formula="of:=[.O19]*1.15" office:value-type="currency" office:currency="NZD" office:value="196.007311" calcext:value-type="currency">
            <text:p>$196</text:p>
          </table:table-cell>
          <table:table-cell table:style-name="ce330" table:formula="of:=[.P19]*(1-[.P$24])" office:value-type="currency" office:currency="NZD" office:value="166.60621435" calcext:value-type="currency">
            <text:p>$167</text:p>
          </table:table-cell>
          <table:table-cell table:style-name="ce356"/>
          <table:table-cell table:style-name="ce351"/>
          <table:table-cell table:style-name="ce368"/>
          <table:table-cell table:style-name="ce373" table:formula="of:=([.U$6]+[.U$8]/100)*[.$C19]" office:value-type="float" office:value="38.1145" calcext:value-type="float">
            <text:p>$38.11</text:p>
          </table:table-cell>
          <table:table-cell table:style-name="ce373" table:formula="of:=[.V$7]*[.$D19]/100" office:value-type="float" office:value="47.76" calcext:value-type="float">
            <text:p>$47.76</text:p>
          </table:table-cell>
          <table:table-cell table:style-name="ce373" table:formula="of:=[.U19]+[.V19]" office:value-type="float" office:value="85.8745" calcext:value-type="float">
            <text:p>$85.87</text:p>
          </table:table-cell>
          <table:table-cell table:style-name="ce384" table:formula="of:=[.W19]*1.15" office:value-type="currency" office:currency="NZD" office:value="98.755675" calcext:value-type="currency">
            <text:p>$99</text:p>
          </table:table-cell>
          <table:table-cell table:style-name="ce325"/>
          <table:table-cell table:style-name="ce348" table:formula="of:=([.Z$6]+[.Z$8]/100)*[.$C19]" office:value-type="float" office:value="36.6606" calcext:value-type="float">
            <text:p>$36.66</text:p>
          </table:table-cell>
          <table:table-cell table:style-name="ce348" table:formula="of:=[.AA$7]*[.$D19]/100" office:value-type="float" office:value="35.46" calcext:value-type="float">
            <text:p>$35.46</text:p>
          </table:table-cell>
          <table:table-cell table:style-name="ce348" table:formula="of:=[.Z19]+[.AA19]" office:value-type="float" office:value="72.1206" calcext:value-type="float">
            <text:p>$72.12</text:p>
          </table:table-cell>
          <table:table-cell table:style-name="ce327" table:formula="of:=[.AB19]*1.15" office:value-type="currency" office:currency="NZD" office:value="82.93869" calcext:value-type="currency">
            <text:p>$83</text:p>
          </table:table-cell>
          <table:table-cell table:style-name="ce327" table:formula="of:=[.AC19]*(1-[.AC$24])" office:value-type="currency" office:currency="NZD" office:value="74.644821" calcext:value-type="currency">
            <text:p>$75</text:p>
          </table:table-cell>
          <table:table-cell table:style-name="ce409" table:formula="of:=[.K19]-[.AD19]" office:value-type="currency" office:currency="NZD" office:value="19.324414275" calcext:value-type="currency">
            <text:p>$19</text:p>
          </table:table-cell>
          <table:table-cell table:style-name="ce414"/>
          <table:table-cell/>
          <table:table-cell table:style-name="ce266"/>
          <table:table-cell table:style-name="Default"/>
          <table:table-cell table:style-name="ce417"/>
          <table:table-cell table:style-name="ce313" table:formula="of:=([.AK$6]+[.AK$8]/100)*[.$C19]" office:value-type="float" office:value="43.927" calcext:value-type="float">
            <text:p>$43.93</text:p>
          </table:table-cell>
          <table:table-cell table:style-name="ce313" table:formula="of:=[.AL$7]*[.$D19]/100" office:value-type="float" office:value="48.66" calcext:value-type="float">
            <text:p>$48.66</text:p>
          </table:table-cell>
          <table:table-cell table:style-name="ce313" table:formula="of:=[.AK19]+[.AL19]" office:value-type="float" office:value="92.587" calcext:value-type="float">
            <text:p>$92.59</text:p>
          </table:table-cell>
          <table:table-cell table:style-name="ce327" table:formula="of:=[.AM19]*1.15" office:value-type="currency" office:currency="NZD" office:value="106.47505" calcext:value-type="currency">
            <text:p>$106</text:p>
          </table:table-cell>
          <table:table-cell table:style-name="ce327" table:formula="of:=[.AN19]*(1-[.AN$24])" office:value-type="currency" office:currency="NZD" office:value="93.698044" calcext:value-type="currency">
            <text:p>$94</text:p>
          </table:table-cell>
          <table:table-cell table:style-name="ce409" table:formula="of:=[.K19]-[.AO19]" office:value-type="currency" office:currency="NZD" office:value="0.271191274999993" calcext:value-type="currency">
            <text:p>$0</text:p>
          </table:table-cell>
          <table:table-cell table:style-name="ce431"/>
        </table:table-row>
        <table:table-row table:style-name="ro1">
          <table:table-cell table:style-name="ce6"/>
          <table:table-cell table:style-name="ce253" office:value-type="string" calcext:value-type="string">
            <text:p>November</text:p>
          </table:table-cell>
          <table:table-cell table:style-name="ce262" office:value-type="float" office:value="30" calcext:value-type="float">
            <text:p>30</text:p>
          </table:table-cell>
          <table:table-cell table:style-name="ce273" office:value-type="float" office:value="650" calcext:value-type="float">
            <text:p>650 kW</text:p>
          </table:table-cell>
          <table:table-cell table:style-name="ce273" table:number-columns-repeated="2"/>
          <table:table-cell table:style-name="ce298" table:formula="of:=[.C20]*([.G$6]+([.G$8]/100))" office:value-type="float" office:value="26.5473" calcext:value-type="float">
            <text:p>$26.55</text:p>
          </table:table-cell>
          <table:table-cell table:style-name="ce313" table:formula="of:=[.$D20]*[.H$7]/100" office:value-type="float" office:value="74.425" calcext:value-type="float">
            <text:p>$74.43</text:p>
          </table:table-cell>
          <table:table-cell table:style-name="ce313" table:formula="of:=[.G20]+[.H20]" office:value-type="float" office:value="100.9723" calcext:value-type="float">
            <text:p>$100.97</text:p>
          </table:table-cell>
          <table:table-cell table:style-name="ce327" table:formula="of:=[.I20]*1.15" office:value-type="currency" office:currency="NZD" office:value="116.118145" calcext:value-type="currency">
            <text:p>$116</text:p>
          </table:table-cell>
          <table:table-cell table:style-name="ce327" table:formula="of:=[.J20]*(1-[.J$24])" office:value-type="currency" office:currency="NZD" office:value="98.70042325" calcext:value-type="currency">
            <text:p>$99</text:p>
          </table:table-cell>
          <table:table-cell table:style-name="ce266"/>
          <table:table-cell table:style-name="ce342" table:formula="of:=[.C20]*([.M$6]+([.M$8]/100))" office:value-type="float" office:value="11.1882" calcext:value-type="float">
            <text:p>$11.19</text:p>
          </table:table-cell>
          <table:table-cell table:style-name="ce342" table:formula="of:=[.$D20]*[.N$7]/100" office:value-type="float" office:value="172.12" calcext:value-type="float">
            <text:p>$172.12</text:p>
          </table:table-cell>
          <table:table-cell table:style-name="ce342" table:formula="of:=[.M20]+[.N20]" office:value-type="float" office:value="183.3082" calcext:value-type="float">
            <text:p>$183.31</text:p>
          </table:table-cell>
          <table:table-cell table:style-name="ce330" table:formula="of:=[.O20]*1.15" office:value-type="currency" office:currency="NZD" office:value="210.80443" calcext:value-type="currency">
            <text:p>$211</text:p>
          </table:table-cell>
          <table:table-cell table:style-name="ce330" table:formula="of:=[.P20]*(1-[.P$24])" office:value-type="currency" office:currency="NZD" office:value="179.1837655" calcext:value-type="currency">
            <text:p>$179</text:p>
          </table:table-cell>
          <table:table-cell table:style-name="ce356"/>
          <table:table-cell table:style-name="ce351"/>
          <table:table-cell table:style-name="ce368"/>
          <table:table-cell table:style-name="ce373" table:formula="of:=([.U$6]+[.U$8]/100)*[.$C20]" office:value-type="float" office:value="36.885" calcext:value-type="float">
            <text:p>$36.89</text:p>
          </table:table-cell>
          <table:table-cell table:style-name="ce373" table:formula="of:=[.V$7]*[.$D20]/100" office:value-type="float" office:value="51.74" calcext:value-type="float">
            <text:p>$51.74</text:p>
          </table:table-cell>
          <table:table-cell table:style-name="ce373" table:formula="of:=[.U20]+[.V20]" office:value-type="float" office:value="88.625" calcext:value-type="float">
            <text:p>$88.63</text:p>
          </table:table-cell>
          <table:table-cell table:style-name="ce384" table:formula="of:=[.W20]*1.15" office:value-type="currency" office:currency="NZD" office:value="101.91875" calcext:value-type="currency">
            <text:p>$102</text:p>
          </table:table-cell>
          <table:table-cell table:style-name="ce325"/>
          <table:table-cell table:style-name="ce348" table:formula="of:=([.Z$6]+[.Z$8]/100)*[.$C20]" office:value-type="float" office:value="35.478" calcext:value-type="float">
            <text:p>$35.48</text:p>
          </table:table-cell>
          <table:table-cell table:style-name="ce348" table:formula="of:=[.AA$7]*[.$D20]/100" office:value-type="float" office:value="38.415" calcext:value-type="float">
            <text:p>$38.42</text:p>
          </table:table-cell>
          <table:table-cell table:style-name="ce348" table:formula="of:=[.Z20]+[.AA20]" office:value-type="float" office:value="73.893" calcext:value-type="float">
            <text:p>$73.89</text:p>
          </table:table-cell>
          <table:table-cell table:style-name="ce327" table:formula="of:=[.AB20]*1.15" office:value-type="currency" office:currency="NZD" office:value="84.97695" calcext:value-type="currency">
            <text:p>$85</text:p>
          </table:table-cell>
          <table:table-cell table:style-name="ce327" table:formula="of:=[.AC20]*(1-[.AC$24])" office:value-type="currency" office:currency="NZD" office:value="76.479255" calcext:value-type="currency">
            <text:p>$76</text:p>
          </table:table-cell>
          <table:table-cell table:style-name="ce409" table:formula="of:=[.K20]-[.AD20]" office:value-type="currency" office:currency="NZD" office:value="22.22116825" calcext:value-type="currency">
            <text:p>$22</text:p>
          </table:table-cell>
          <table:table-cell table:style-name="ce414"/>
          <table:table-cell/>
          <table:table-cell table:style-name="ce266"/>
          <table:table-cell table:style-name="Default"/>
          <table:table-cell table:style-name="ce417"/>
          <table:table-cell table:style-name="ce313" table:formula="of:=([.AK$6]+[.AK$8]/100)*[.$C20]" office:value-type="float" office:value="42.51" calcext:value-type="float">
            <text:p>$42.51</text:p>
          </table:table-cell>
          <table:table-cell table:style-name="ce313" table:formula="of:=[.AL$7]*[.$D20]/100" office:value-type="float" office:value="52.715" calcext:value-type="float">
            <text:p>$52.72</text:p>
          </table:table-cell>
          <table:table-cell table:style-name="ce313" table:formula="of:=[.AK20]+[.AL20]" office:value-type="float" office:value="95.225" calcext:value-type="float">
            <text:p>$95.23</text:p>
          </table:table-cell>
          <table:table-cell table:style-name="ce327" table:formula="of:=[.AM20]*1.15" office:value-type="currency" office:currency="NZD" office:value="109.50875" calcext:value-type="currency">
            <text:p>$110</text:p>
          </table:table-cell>
          <table:table-cell table:style-name="ce327" table:formula="of:=[.AN20]*(1-[.AN$24])" office:value-type="currency" office:currency="NZD" office:value="96.3677" calcext:value-type="currency">
            <text:p>$96</text:p>
          </table:table-cell>
          <table:table-cell table:style-name="ce409" table:formula="of:=[.K20]-[.AO20]" office:value-type="currency" office:currency="NZD" office:value="2.33272325" calcext:value-type="currency">
            <text:p>$2</text:p>
          </table:table-cell>
          <table:table-cell table:style-name="ce431"/>
        </table:table-row>
        <table:table-row table:style-name="ro1">
          <table:table-cell table:style-name="ce6"/>
          <table:table-cell table:style-name="ce254" office:value-type="string" calcext:value-type="string">
            <text:p>December</text:p>
          </table:table-cell>
          <table:table-cell table:style-name="ce262" office:value-type="float" office:value="31" calcext:value-type="float">
            <text:p>31</text:p>
          </table:table-cell>
          <table:table-cell table:style-name="ce273" office:value-type="float" office:value="400" calcext:value-type="float">
            <text:p>400 kW</text:p>
          </table:table-cell>
          <table:table-cell table:style-name="ce273" table:number-columns-repeated="2"/>
          <table:table-cell table:style-name="ce298" table:formula="of:=[.C21]*([.G$6]+([.G$8]/100))" office:value-type="float" office:value="27.43221" calcext:value-type="float">
            <text:p>$27.43</text:p>
          </table:table-cell>
          <table:table-cell table:style-name="ce313" table:formula="of:=[.$D21]*[.H$7]/100" office:value-type="float" office:value="45.8" calcext:value-type="float">
            <text:p>$45.80</text:p>
          </table:table-cell>
          <table:table-cell table:style-name="ce313" table:formula="of:=[.G21]+[.H21]" office:value-type="float" office:value="73.23221" calcext:value-type="float">
            <text:p>$73.23</text:p>
          </table:table-cell>
          <table:table-cell table:style-name="ce327" table:formula="of:=[.I21]*1.15" office:value-type="currency" office:currency="NZD" office:value="84.2170415" calcext:value-type="currency">
            <text:p>$84</text:p>
          </table:table-cell>
          <table:table-cell table:style-name="ce327" table:formula="of:=[.J21]*(1-[.J$24])" office:value-type="currency" office:currency="NZD" office:value="71.584485275" calcext:value-type="currency">
            <text:p>$72</text:p>
          </table:table-cell>
          <table:table-cell table:style-name="ce266"/>
          <table:table-cell table:style-name="ce342" table:formula="of:=[.C21]*([.M$6]+([.M$8]/100))" office:value-type="float" office:value="11.56114" calcext:value-type="float">
            <text:p>$11.56</text:p>
          </table:table-cell>
          <table:table-cell table:style-name="ce342" table:formula="of:=[.$D21]*[.N$7]/100" office:value-type="float" office:value="105.92" calcext:value-type="float">
            <text:p>$105.92</text:p>
          </table:table-cell>
          <table:table-cell table:style-name="ce342" table:formula="of:=[.M21]+[.N21]" office:value-type="float" office:value="117.48114" calcext:value-type="float">
            <text:p>$117.48</text:p>
          </table:table-cell>
          <table:table-cell table:style-name="ce330" table:formula="of:=[.O21]*1.15" office:value-type="currency" office:currency="NZD" office:value="135.103311" calcext:value-type="currency">
            <text:p>$135</text:p>
          </table:table-cell>
          <table:table-cell table:style-name="ce330" table:formula="of:=[.P21]*(1-[.P$24])" office:value-type="currency" office:currency="NZD" office:value="114.83781435" calcext:value-type="currency">
            <text:p>$115</text:p>
          </table:table-cell>
          <table:table-cell table:style-name="ce356"/>
          <table:table-cell table:style-name="ce351"/>
          <table:table-cell table:style-name="ce368"/>
          <table:table-cell table:style-name="ce373" table:formula="of:=([.U$6]+[.U$8]/100)*[.$C21]" office:value-type="float" office:value="38.1145" calcext:value-type="float">
            <text:p>$38.11</text:p>
          </table:table-cell>
          <table:table-cell table:style-name="ce373" table:formula="of:=[.V$7]*[.$D21]/100" office:value-type="float" office:value="31.84" calcext:value-type="float">
            <text:p>$31.84</text:p>
          </table:table-cell>
          <table:table-cell table:style-name="ce373" table:formula="of:=[.U21]+[.V21]" office:value-type="float" office:value="69.9545" calcext:value-type="float">
            <text:p>$69.95</text:p>
          </table:table-cell>
          <table:table-cell table:style-name="ce384" table:formula="of:=[.W21]*1.15" office:value-type="currency" office:currency="NZD" office:value="80.447675" calcext:value-type="currency">
            <text:p>$80</text:p>
          </table:table-cell>
          <table:table-cell table:style-name="ce325"/>
          <table:table-cell table:style-name="ce348" table:formula="of:=([.Z$6]+[.Z$8]/100)*[.$C21]" office:value-type="float" office:value="36.6606" calcext:value-type="float">
            <text:p>$36.66</text:p>
          </table:table-cell>
          <table:table-cell table:style-name="ce348" table:formula="of:=[.AA$7]*[.$D21]/100" office:value-type="float" office:value="23.64" calcext:value-type="float">
            <text:p>$23.64</text:p>
          </table:table-cell>
          <table:table-cell table:style-name="ce348" table:formula="of:=[.Z21]+[.AA21]" office:value-type="float" office:value="60.3006" calcext:value-type="float">
            <text:p>$60.30</text:p>
          </table:table-cell>
          <table:table-cell table:style-name="ce327" table:formula="of:=[.AB21]*1.15" office:value-type="currency" office:currency="NZD" office:value="69.34569" calcext:value-type="currency">
            <text:p>$69</text:p>
          </table:table-cell>
          <table:table-cell table:style-name="ce327" table:formula="of:=[.AC21]*(1-[.AC$24])" office:value-type="currency" office:currency="NZD" office:value="62.411121" calcext:value-type="currency">
            <text:p>$62</text:p>
          </table:table-cell>
          <table:table-cell table:style-name="ce409" table:formula="of:=[.K21]-[.AD21]" office:value-type="currency" office:currency="NZD" office:value="9.17336427499999" calcext:value-type="currency">
            <text:p>$9</text:p>
          </table:table-cell>
          <table:table-cell table:style-name="ce414"/>
          <table:table-cell/>
          <table:table-cell table:style-name="ce266"/>
          <table:table-cell table:style-name="Default"/>
          <table:table-cell table:style-name="ce417"/>
          <table:table-cell table:style-name="ce313" table:formula="of:=([.AK$6]+[.AK$8]/100)*[.$C21]" office:value-type="float" office:value="43.927" calcext:value-type="float">
            <text:p>$43.93</text:p>
          </table:table-cell>
          <table:table-cell table:style-name="ce313" table:formula="of:=[.AL$7]*[.$D21]/100" office:value-type="float" office:value="32.44" calcext:value-type="float">
            <text:p>$32.44</text:p>
          </table:table-cell>
          <table:table-cell table:style-name="ce313" table:formula="of:=[.AK21]+[.AL21]" office:value-type="float" office:value="76.367" calcext:value-type="float">
            <text:p>$76.37</text:p>
          </table:table-cell>
          <table:table-cell table:style-name="ce327" table:formula="of:=[.AM21]*1.15" office:value-type="currency" office:currency="NZD" office:value="87.82205" calcext:value-type="currency">
            <text:p>$88</text:p>
          </table:table-cell>
          <table:table-cell table:style-name="ce327" table:formula="of:=[.AN21]*(1-[.AN$24])" office:value-type="currency" office:currency="NZD" office:value="77.283404" calcext:value-type="currency">
            <text:p>$77</text:p>
          </table:table-cell>
          <table:table-cell table:style-name="ce407" table:formula="of:=[.K21]-[.AO21]" office:value-type="currency" office:currency="NZD" office:value="-5.69891872500001" calcext:value-type="currency">
            <text:p>-$6</text:p>
          </table:table-cell>
          <table:table-cell table:style-name="ce431"/>
        </table:table-row>
        <table:table-row table:style-name="ro1">
          <table:table-cell table:style-name="ce6"/>
          <table:table-cell table:style-name="ce255"/>
          <table:table-cell table:style-name="ce263" office:value-type="string" calcext:value-type="string">
            <text:p>Annual Usage = </text:p>
          </table:table-cell>
          <table:table-cell table:style-name="ce276" table:formula="of:=SUM([.D10:.D21])" office:value-type="float" office:value="8347" calcext:value-type="float">
            <text:p>8347 kW</text:p>
          </table:table-cell>
          <table:table-cell table:style-name="ce6"/>
          <table:table-cell table:style-name="ce286"/>
          <table:table-cell table:style-name="ce299" table:formula="of:=SUM([.G10:.G21])" office:value-type="float" office:value="322.99215" calcext:value-type="float">
            <text:p>$323</text:p>
          </table:table-cell>
          <table:table-cell table:style-name="ce299" table:formula="of:=SUM([.H10:.H21])" office:value-type="float" office:value="955.7315" calcext:value-type="float">
            <text:p>$956</text:p>
          </table:table-cell>
          <table:table-cell table:style-name="ce322" table:formula="of:=SUM([.I10:.I21])" office:value-type="float" office:value="1278.72365" calcext:value-type="float">
            <text:p>$1,279</text:p>
          </table:table-cell>
          <table:table-cell table:style-name="ce322" table:formula="of:=SUM([.J10:.J21])" office:value-type="float" office:value="1470.5321975" calcext:value-type="float">
            <text:p>$1,471</text:p>
          </table:table-cell>
          <table:table-cell table:style-name="ce331" table:formula="of:=SUM([.K10:.K21])" office:value-type="float" office:value="1249.952367875" calcext:value-type="float">
            <text:p>$1,250</text:p>
          </table:table-cell>
          <table:table-cell table:style-name="ce19"/>
          <table:table-cell table:style-name="ce343" table:formula="of:=SUM([.M10:.M21])" office:value-type="float" office:value="136.1231" calcext:value-type="float">
            <text:p>$136.12</text:p>
          </table:table-cell>
          <table:table-cell table:style-name="ce343" table:formula="of:=SUM([.N10:.N21])" office:value-type="float" office:value="2210.2856" calcext:value-type="float">
            <text:p>$2,210.29</text:p>
          </table:table-cell>
          <table:table-cell table:style-name="ce309" table:formula="of:=SUM([.O10:.O21])" office:value-type="float" office:value="2346.4087" calcext:value-type="float">
            <text:p>$2,346</text:p>
          </table:table-cell>
          <table:table-cell table:style-name="ce309" table:formula="of:=SUM([.P10:.P21])" office:value-type="float" office:value="2698.370005" calcext:value-type="float">
            <text:p>$2,698</text:p>
          </table:table-cell>
          <table:table-cell table:style-name="ce334" table:formula="of:=SUM([.Q10:.Q21])" office:value-type="float" office:value="2293.61450425" calcext:value-type="float">
            <text:p>$2,294</text:p>
          </table:table-cell>
          <table:table-cell table:style-name="ce356"/>
          <table:table-cell table:style-name="ce300"/>
          <table:table-cell table:style-name="ce369"/>
          <table:table-cell table:style-name="ce321" table:formula="of:=SUM([.U10:.U21])" office:value-type="float" office:value="448.7675" calcext:value-type="float">
            <text:p>$449</text:p>
          </table:table-cell>
          <table:table-cell table:style-name="ce321" table:formula="of:=SUM([.V10:.V21])" office:value-type="float" office:value="664.4212" calcext:value-type="float">
            <text:p>$664</text:p>
          </table:table-cell>
          <table:table-cell table:style-name="ce321" table:formula="of:=SUM([.W10:.W21])" office:value-type="float" office:value="1113.1887" calcext:value-type="float">
            <text:p>$1,113</text:p>
          </table:table-cell>
          <table:table-cell table:style-name="ce385" table:formula="of:=SUM([.X10:.X21])" office:value-type="float" office:value="1280.167005" calcext:value-type="float">
            <text:p>$1,280</text:p>
          </table:table-cell>
          <table:table-cell table:style-name="ce394"/>
          <table:table-cell table:style-name="ce322" table:formula="of:=SUM([.Z10:.Z21])" office:value-type="float" office:value="431.649" calcext:value-type="float">
            <text:p>$432</text:p>
          </table:table-cell>
          <table:table-cell table:style-name="ce322" table:formula="of:=SUM([.AA10:.AA21])" office:value-type="float" office:value="493.3077" calcext:value-type="float">
            <text:p>$493</text:p>
          </table:table-cell>
          <table:table-cell table:style-name="ce322" table:formula="of:=SUM([.AB10:.AB21])" office:value-type="float" office:value="924.9567" calcext:value-type="float">
            <text:p>$925</text:p>
          </table:table-cell>
          <table:table-cell table:style-name="ce322" table:formula="of:=SUM([.AC10:.AC21])" office:value-type="float" office:value="1063.700205" calcext:value-type="float">
            <text:p>$1,064</text:p>
          </table:table-cell>
          <table:table-cell table:style-name="ce406" table:formula="of:=SUM([.AD10:.AD21])" office:value-type="float" office:value="957.3301845" calcext:value-type="float">
            <text:p>$957</text:p>
          </table:table-cell>
          <table:table-cell table:style-name="ce322" table:formula="of:=SUM([.AE10:.AE21])" office:value-type="float" office:value="292.622183375" calcext:value-type="float">
            <text:p>$293</text:p>
          </table:table-cell>
          <table:table-cell table:style-name="ce414"/>
          <table:table-cell/>
          <table:table-cell table:style-name="ce19"/>
          <table:table-cell table:style-name="Default"/>
          <table:table-cell table:style-name="ce418"/>
          <table:table-cell table:style-name="ce322" table:formula="of:=SUM([.AK10:.AK21])" office:value-type="float" office:value="517.205" calcext:value-type="float">
            <text:p>$517</text:p>
          </table:table-cell>
          <table:table-cell table:style-name="ce322" table:formula="of:=SUM([.AL10:.AL21])" office:value-type="float" office:value="676.9417" calcext:value-type="float">
            <text:p>$677</text:p>
          </table:table-cell>
          <table:table-cell table:style-name="ce322" table:formula="of:=SUM([.AM10:.AM21])" office:value-type="float" office:value="1194.1467" calcext:value-type="float">
            <text:p>$1,194</text:p>
          </table:table-cell>
          <table:table-cell table:style-name="ce322" table:formula="of:=SUM([.AN10:.AN21])" office:value-type="float" office:value="1373.268705" calcext:value-type="float">
            <text:p>$1,373</text:p>
          </table:table-cell>
          <table:table-cell table:style-name="ce406" table:formula="of:=SUM([.AO10:.AO21])" office:value-type="float" office:value="1208.4764604" calcext:value-type="float">
            <text:p>$1,208</text:p>
          </table:table-cell>
          <table:table-cell table:style-name="ce322" table:formula="of:=SUM([.AP10:.AP21])" office:value-type="float" office:value="41.4759074749999" calcext:value-type="float">
            <text:p>$41</text:p>
          </table:table-cell>
          <table:table-cell table:style-name="ce432"/>
        </table:table-row>
        <table:table-row table:style-name="ro1">
          <table:table-cell table:style-name="ce6" table:number-columns-repeated="2"/>
          <table:table-cell table:style-name="ce19"/>
          <table:table-cell table:style-name="ce6" table:number-columns-repeated="2"/>
          <table:table-cell table:style-name="ce286"/>
          <table:table-cell table:style-name="ce300"/>
          <table:table-cell table:style-name="Default"/>
          <table:table-cell table:style-name="ce248" office:value-type="string" calcext:value-type="string">
            <text:p>GST total @ 15%</text:p>
          </table:table-cell>
          <table:table-cell table:style-name="ce74" table:formula="of:=[.I22]*0.15" office:value-type="float" office:value="191.8085475" calcext:value-type="float">
            <text:p>$192</text:p>
          </table:table-cell>
          <table:table-cell table:style-name="ce74"/>
          <table:table-cell table:style-name="ce19"/>
          <table:table-cell table:style-name="ce28"/>
          <table:table-cell table:style-name="Default"/>
          <table:table-cell table:style-name="ce248" office:value-type="string" calcext:value-type="string">
            <text:p>GST total @ 15%</text:p>
          </table:table-cell>
          <table:table-cell table:style-name="ce74" table:formula="of:=[.O22]*0.15" office:value-type="float" office:value="351.961305" calcext:value-type="float">
            <text:p>$352</text:p>
          </table:table-cell>
          <table:table-cell table:style-name="ce293"/>
          <table:table-cell table:style-name="ce357"/>
          <table:table-cell table:style-name="ce300"/>
          <table:table-cell table:style-name="ce369"/>
          <table:table-cell table:style-name="ce28"/>
          <table:table-cell table:style-name="Default"/>
          <table:table-cell table:style-name="ce264" office:value-type="string" calcext:value-type="string">
            <text:p>GST total @ 15%</text:p>
          </table:table-cell>
          <table:table-cell table:style-name="ce328" table:formula="of:=[.W22]*0.15" office:value-type="float" office:value="166.978305" calcext:value-type="float">
            <text:p>$167</text:p>
          </table:table-cell>
          <table:table-cell table:style-name="ce394"/>
          <table:table-cell table:style-name="ce28"/>
          <table:table-cell table:style-name="Default"/>
          <table:table-cell table:style-name="ce248" office:value-type="string" calcext:value-type="string">
            <text:p>GST total @ 15%</text:p>
          </table:table-cell>
          <table:table-cell table:style-name="ce328" table:formula="of:=[.AB22]*0.15" office:value-type="float" office:value="138.743505" calcext:value-type="float">
            <text:p>$139</text:p>
          </table:table-cell>
          <table:table-cell table:style-name="ce111" table:number-columns-repeated="2"/>
          <table:table-cell table:style-name="ce414"/>
          <table:table-cell/>
          <table:table-cell table:style-name="ce19"/>
          <table:table-cell table:style-name="Default"/>
          <table:table-cell table:style-name="ce418"/>
          <table:table-cell table:style-name="ce28"/>
          <table:table-cell table:style-name="Default"/>
          <table:table-cell table:style-name="ce248" office:value-type="string" calcext:value-type="string">
            <text:p>GST total @ 15%</text:p>
          </table:table-cell>
          <table:table-cell table:style-name="ce328" table:formula="of:=[.AM22]*0.15" office:value-type="float" office:value="179.122005" calcext:value-type="float">
            <text:p>$179</text:p>
          </table:table-cell>
          <table:table-cell table:style-name="ce328" table:number-columns-repeated="2"/>
          <table:table-cell table:style-name="ce432"/>
        </table:table-row>
        <table:table-row table:style-name="ro1">
          <table:table-cell table:style-name="ce6" table:number-columns-repeated="2"/>
          <table:table-cell table:style-name="ce19"/>
          <table:table-cell table:style-name="ce6" table:number-columns-repeated="2"/>
          <table:table-cell table:style-name="ce286"/>
          <table:table-cell table:style-name="ce301" office:value-type="string" calcext:value-type="string">
            <text:p>Discounts</text:p>
          </table:table-cell>
          <table:table-cell table:style-name="Default"/>
          <table:table-cell table:style-name="ce264" office:value-type="string" calcext:value-type="string">
            <text:p>prompt pay</text:p>
          </table:table-cell>
          <table:table-cell table:style-name="ce304" office:value-type="percentage" office:value="0.15" calcext:value-type="percentage">
            <text:p>15%</text:p>
          </table:table-cell>
          <table:table-cell table:style-name="ce332" table:formula="of:=[.J22]*(1-[.J24])" office:value-type="currency" office:currency="NZD" office:value="1249.952367875" calcext:value-type="currency">
            <text:p>$1,250</text:p>
          </table:table-cell>
          <table:table-cell table:style-name="ce19"/>
          <table:table-cell table:style-name="ce301" office:value-type="string" calcext:value-type="string">
            <text:p>Discounts</text:p>
          </table:table-cell>
          <table:table-cell table:style-name="Default"/>
          <table:table-cell table:style-name="ce264" office:value-type="string" calcext:value-type="string">
            <text:p>prompt pay</text:p>
          </table:table-cell>
          <table:table-cell table:style-name="ce304" office:value-type="percentage" office:value="0.15" calcext:value-type="percentage">
            <text:p>15%</text:p>
          </table:table-cell>
          <table:table-cell table:style-name="ce332" table:formula="of:=[.P22]*(1-[.P24])" office:value-type="currency" office:currency="NZD" office:value="2293.61450425" calcext:value-type="currency">
            <text:p>$2,294</text:p>
          </table:table-cell>
          <table:table-cell table:style-name="ce357"/>
          <table:table-cell table:style-name="ce300"/>
          <table:table-cell table:style-name="ce369"/>
          <table:table-cell table:style-name="ce374" office:value-type="string" calcext:value-type="string">
            <text:p>Discounts</text:p>
          </table:table-cell>
          <table:table-cell table:style-name="ce323" office:value-type="string" calcext:value-type="string">
            <text:p>prompt Pay</text:p>
          </table:table-cell>
          <table:table-cell table:style-name="ce304" office:value-type="percentage" office:value="0.1" calcext:value-type="percentage">
            <text:p>10%</text:p>
          </table:table-cell>
          <table:table-cell table:style-name="ce332" table:formula="of:=[.X22]*(1-[.W24])" office:value-type="currency" office:currency="NZD" office:value="1152.1503045" calcext:value-type="currency">
            <text:p>$1,152</text:p>
          </table:table-cell>
          <table:table-cell table:style-name="ce394"/>
          <table:table-cell table:style-name="ce374" office:value-type="string" calcext:value-type="string">
            <text:p>Discounts</text:p>
          </table:table-cell>
          <table:table-cell table:style-name="Default"/>
          <table:table-cell table:style-name="ce405" office:value-type="string" calcext:value-type="string">
            <text:p>prompt Pay</text:p>
          </table:table-cell>
          <table:table-cell table:style-name="ce304" office:value-type="percentage" office:value="0.1" calcext:value-type="percentage">
            <text:p>10%</text:p>
          </table:table-cell>
          <table:table-cell table:style-name="ce332" table:formula="of:=[.AC22]*(1-[.AC24])" office:value-type="currency" office:currency="NZD" office:value="957.3301845" calcext:value-type="currency">
            <text:p>$957</text:p>
          </table:table-cell>
          <table:table-cell table:style-name="ce111"/>
          <table:table-cell table:style-name="ce414"/>
          <table:table-cell/>
          <table:table-cell table:style-name="ce19"/>
          <table:table-cell table:style-name="Default"/>
          <table:table-cell table:style-name="ce418"/>
          <table:table-cell table:style-name="ce301" office:value-type="string" calcext:value-type="string">
            <text:p>Discounts - </text:p>
          </table:table-cell>
          <table:table-cell table:style-name="Default"/>
          <table:table-cell table:style-name="ce264" office:value-type="string" calcext:value-type="string">
            <text:p>Discount</text:p>
          </table:table-cell>
          <table:table-cell table:style-name="ce304" office:value-type="percentage" office:value="0.12" calcext:value-type="percentage">
            <office:annotation draw:style-name="gr3" draw:text-style-name="P5" svg:width="28.99mm" svg:height="17.99mm" svg:x="615.97mm" svg:y="88.85mm" draw:caption-point-x="-6.1mm" draw:caption-point-y="15.1mm">
              <dc:date>2019-03-24T00:00:00</dc:date>
              <text:p text:style-name="P4"><text:span text:style-name="T2">10% prompt pay</text:span></text:p>
              <text:p text:style-name="P4"><text:span text:style-name="T2">2 % e-billing</text:span></text:p>
            </office:annotation>
            <text:p>12%</text:p>
          </table:table-cell>
          <table:table-cell table:style-name="ce332" table:formula="of:=[.AN22]*(1-[.AN24])" office:value-type="currency" office:currency="NZD" office:value="1208.4764604" calcext:value-type="currency">
            <text:p>$1,208</text:p>
          </table:table-cell>
          <table:table-cell table:style-name="Default"/>
          <table:table-cell table:style-name="ce432"/>
        </table:table-row>
        <table:table-row table:style-name="ro1">
          <table:table-cell table:style-name="ce6" table:number-columns-repeated="2"/>
          <table:table-cell table:style-name="ce19"/>
          <table:table-cell table:style-name="ce6" table:number-columns-repeated="2"/>
          <table:table-cell table:style-name="ce286"/>
          <table:table-cell table:style-name="ce302"/>
          <table:table-cell table:style-name="Default"/>
          <table:table-cell table:style-name="ce323" office:value-type="string" calcext:value-type="string">
            <text:p>dual Fuel</text:p>
          </table:table-cell>
          <table:table-cell table:style-name="ce328" office:value-type="string" calcext:value-type="string">
            <text:p>?</text:p>
          </table:table-cell>
          <table:table-cell/>
          <table:table-cell table:style-name="ce74"/>
          <table:table-cell table:style-name="ce264"/>
          <table:table-cell table:style-name="Default"/>
          <table:table-cell table:style-name="ce323" office:value-type="string" calcext:value-type="string">
            <text:p>dual Fuel</text:p>
          </table:table-cell>
          <table:table-cell table:style-name="ce328" office:value-type="string" calcext:value-type="string">
            <text:p>?</text:p>
          </table:table-cell>
          <table:table-cell/>
          <table:table-cell table:style-name="ce358"/>
          <table:table-cell table:style-name="ce303"/>
          <table:table-cell table:style-name="ce369"/>
          <table:table-cell table:style-name="Default" table:number-columns-repeated="2"/>
          <table:table-cell table:style-name="ce248" office:value-type="string" calcext:value-type="string">
            <text:p>cheaper by - </text:p>
          </table:table-cell>
          <table:table-cell table:style-name="ce386" table:formula="of:=[.K24]-[.X24]" office:value-type="currency" office:currency="NZD" office:value="97.8020633750002" calcext:value-type="currency">
            <text:p>$98</text:p>
          </table:table-cell>
          <table:table-cell table:style-name="ce395"/>
          <table:table-cell table:style-name="Default" table:number-columns-repeated="4"/>
          <table:table-cell table:style-name="ce248" office:value-type="string" calcext:value-type="string">
            <text:p>cheaper by - </text:p>
          </table:table-cell>
          <table:table-cell table:style-name="ce386" table:formula="of:=[.K24]-[.AD24]" office:value-type="currency" office:currency="NZD" office:value="292.622183375" calcext:value-type="currency">
            <text:p>$293</text:p>
          </table:table-cell>
          <table:table-cell table:style-name="ce414"/>
          <table:table-cell/>
          <table:table-cell table:style-name="ce19"/>
          <table:table-cell table:style-name="Default"/>
          <table:table-cell table:style-name="ce418"/>
          <table:table-cell table:style-name="Default" table:number-columns-repeated="4"/>
          <table:table-cell table:style-name="ce248" office:value-type="string" calcext:value-type="string">
            <text:p>cheaper by - </text:p>
          </table:table-cell>
          <table:table-cell table:style-name="ce386" table:formula="of:=[.K24]-[.AO24]" office:value-type="currency" office:currency="NZD" office:value="41.4759074750002" calcext:value-type="currency">
            <text:p>$41</text:p>
          </table:table-cell>
          <table:table-cell table:style-name="ce432"/>
        </table:table-row>
        <table:table-row table:style-name="ro1">
          <table:table-cell table:style-name="ce6" table:number-columns-repeated="5"/>
          <table:table-cell table:style-name="ce286"/>
          <table:table-cell table:style-name="ce303"/>
          <table:table-cell table:style-name="Default"/>
          <table:table-cell table:style-name="ce324"/>
          <table:table-cell table:style-name="ce329" office:value-type="string" calcext:value-type="string">
            <text:p>Reference = </text:p>
          </table:table-cell>
          <table:table-cell table:style-name="ce333" table:formula="of:=[.K24]" office:value-type="float" office:value="1249.952367875" calcext:value-type="float">
            <text:p>$1,250</text:p>
          </table:table-cell>
          <table:table-cell table:style-name="ce336" table:formula="of:=[.K26]/12" office:value-type="currency" office:currency="NZD" office:value="104.162697322917" calcext:value-type="currency">
            <text:p>$104</text:p>
          </table:table-cell>
          <table:table-cell table:style-name="Default" table:number-columns-repeated="3"/>
          <table:table-cell table:style-name="ce264" office:value-type="string" calcext:value-type="string">
            <text:p>Total = </text:p>
          </table:table-cell>
          <table:table-cell table:style-name="ce321" table:formula="of:=[.Q24]" office:value-type="float" office:value="2293.61450425" calcext:value-type="float">
            <text:p>$2,294</text:p>
          </table:table-cell>
          <table:table-cell table:style-name="ce358"/>
          <table:table-cell table:style-name="ce303"/>
          <table:table-cell table:style-name="ce369"/>
          <table:table-cell table:style-name="Default"/>
          <table:table-cell table:style-name="ce365" office:value-type="string" calcext:value-type="string">
            <text:p>Dual Fuel</text:p>
          </table:table-cell>
          <table:table-cell table:style-name="ce304" office:value-type="percentage" office:value="0.05" calcext:value-type="percentage">
            <text:p>5%</text:p>
          </table:table-cell>
          <table:table-cell table:style-name="ce387"/>
          <table:table-cell table:style-name="ce396"/>
          <table:table-cell table:style-name="Default" table:number-columns-repeated="2"/>
          <table:table-cell table:style-name="ce365" office:value-type="string" calcext:value-type="string">
            <text:p>Dual Fuel</text:p>
          </table:table-cell>
          <table:table-cell table:style-name="ce328" table:formula="of:=100/2" office:value-type="float" office:value="50" calcext:value-type="float">
            <office:annotation draw:style-name="gr3" draw:text-style-name="P5" svg:width="28.99mm" svg:height="17.99mm" svg:x="465.33mm" svg:y="97.88mm" draw:caption-point-x="-6.1mm" draw:caption-point-y="15.1mm">
              <dc:date>2019-03-24T00:00:00</dc:date>
              <text:p text:style-name="P4"><text:span text:style-name="T2">Half dual fuel discount</text:span></text:p>
            </office:annotation>
            <text:p>$50</text:p>
          </table:table-cell>
          <table:table-cell table:style-name="ce387"/>
          <table:table-cell table:style-name="ce111"/>
          <table:table-cell table:style-name="ce414"/>
          <table:table-cell/>
          <table:table-cell table:style-name="ce19"/>
          <table:table-cell table:style-name="Default"/>
          <table:table-cell table:style-name="ce418"/>
          <table:table-cell table:style-name="ce28"/>
          <table:table-cell table:style-name="ce7"/>
          <table:table-cell table:style-name="ce323" office:value-type="string" calcext:value-type="string">
            <text:p>dual Fuel</text:p>
          </table:table-cell>
          <table:table-cell table:style-name="ce328" office:value-type="string" calcext:value-type="string">
            <text:p>?</text:p>
          </table:table-cell>
          <table:table-cell table:style-name="ce382"/>
          <table:table-cell table:style-name="ce328"/>
          <table:table-cell table:style-name="ce432"/>
        </table:table-row>
        <table:table-row table:style-name="ro1">
          <table:table-cell table:style-name="ce6" table:number-columns-repeated="2"/>
          <table:table-cell table:style-name="ce248"/>
          <table:table-cell table:style-name="ce277" office:value-type="string" calcext:value-type="string">
            <text:p>Change vs Reference</text:p>
          </table:table-cell>
          <table:table-cell table:style-name="ce6"/>
          <table:table-cell table:style-name="ce286"/>
          <table:table-cell table:style-name="ce304"/>
          <table:table-cell table:style-name="Default" table:number-columns-repeated="4"/>
          <table:table-cell table:style-name="ce337" office:value-type="string" calcext:value-type="string">
            <text:p>p.m. av</text:p>
          </table:table-cell>
          <table:table-cell table:style-name="ce19"/>
          <table:table-cell table:style-name="Default" table:number-columns-repeated="2"/>
          <table:table-cell table:style-name="ce248" office:value-type="string" calcext:value-type="string">
            <text:p>dearer by </text:p>
          </table:table-cell>
          <table:table-cell table:style-name="ce335" table:formula="of:=[.$K26]-[.Q26]" office:value-type="currency" office:currency="NZD" office:value="-1043.662136375" calcext:value-type="currency">
            <text:p>-$1,044</text:p>
          </table:table-cell>
          <table:table-cell table:style-name="ce357"/>
          <table:table-cell table:style-name="ce300"/>
          <table:table-cell table:style-name="ce369"/>
          <table:table-cell table:style-name="ce375"/>
          <table:table-cell table:style-name="Default"/>
          <table:table-cell table:style-name="ce264" office:value-type="string" calcext:value-type="string">
            <text:p>Total = </text:p>
          </table:table-cell>
          <table:table-cell table:style-name="ce332" table:formula="of:=[.X24]*(1-[.W26])" office:value-type="currency" office:currency="NZD" office:value="1094.542789275" calcext:value-type="currency">
            <text:p>$1,095</text:p>
          </table:table-cell>
          <table:table-cell table:style-name="ce394"/>
          <table:table-cell table:style-name="ce375"/>
          <table:table-cell table:style-name="ce7"/>
          <table:table-cell table:style-name="Default"/>
          <table:table-cell table:style-name="ce264" office:value-type="string" calcext:value-type="string">
            <text:p>Total = </text:p>
          </table:table-cell>
          <table:table-cell table:style-name="ce403" table:formula="of:=[.AD24]-[.AC26]" office:value-type="float" office:value="907.3301845" calcext:value-type="float">
            <text:p>$907</text:p>
          </table:table-cell>
          <table:table-cell table:style-name="ce111"/>
          <table:table-cell table:style-name="ce414"/>
          <table:table-cell/>
          <table:table-cell table:style-name="ce19"/>
          <table:table-cell table:style-name="Default"/>
          <table:table-cell table:style-name="ce418"/>
          <table:table-cell table:style-name="ce304"/>
          <table:table-cell table:style-name="Default" table:number-columns-repeated="2"/>
          <table:table-cell table:style-name="ce264" office:value-type="string" calcext:value-type="string">
            <text:p>Total = </text:p>
          </table:table-cell>
          <table:table-cell table:style-name="ce425" table:formula="of:=[.AO24]" office:value-type="float" office:value="1208.4764604" calcext:value-type="float">
            <text:p>$1,208</text:p>
          </table:table-cell>
          <table:table-cell table:style-name="ce111"/>
          <table:table-cell table:style-name="ce432"/>
        </table:table-row>
        <table:table-row table:style-name="ro1">
          <table:table-cell table:style-name="ce7" table:number-columns-repeated="2"/>
          <table:table-cell table:style-name="ce264"/>
          <table:table-cell table:style-name="ce7" table:number-columns-repeated="2"/>
          <table:table-cell table:style-name="ce287"/>
          <table:table-cell table:style-name="ce304"/>
          <table:table-cell table:style-name="ce314"/>
          <table:table-cell table:style-name="ce28" table:number-columns-repeated="3"/>
          <table:table-cell table:style-name="ce100"/>
          <table:table-cell table:style-name="ce28" table:number-columns-repeated="5"/>
          <table:table-cell table:style-name="ce359"/>
          <table:table-cell table:style-name="ce365"/>
          <table:table-cell table:style-name="ce370"/>
          <table:table-cell table:style-name="ce304"/>
          <table:table-cell table:style-name="ce7"/>
          <table:table-cell table:style-name="ce383" office:value-type="string" calcext:value-type="string">
            <text:p>cheaper by</text:p>
          </table:table-cell>
          <table:table-cell table:style-name="ce388" table:formula="of:=[.$K26]-[.X27]" office:value-type="currency" office:currency="NZD" office:value="155.4095786" calcext:value-type="currency">
            <text:p>$155</text:p>
          </table:table-cell>
          <table:table-cell table:style-name="ce397" table:number-columns-repeated="2"/>
          <table:table-cell table:style-name="Default" table:number-columns-repeated="3"/>
          <table:table-cell table:style-name="ce383" office:value-type="string" calcext:value-type="string">
            <text:p>cheaper by - </text:p>
          </table:table-cell>
          <table:table-cell table:style-name="ce388" table:formula="of:=[.$K26]-[.AD27]" office:value-type="currency" office:currency="NZD" office:value="342.622183375" calcext:value-type="currency">
            <text:p>$343</text:p>
          </table:table-cell>
          <table:table-cell table:style-name="ce414"/>
          <table:table-cell/>
          <table:table-cell table:style-name="ce28"/>
          <table:table-cell table:style-name="Default"/>
          <table:table-cell table:style-name="ce419"/>
          <table:table-cell table:style-name="ce304"/>
          <table:table-cell table:style-name="ce7"/>
          <table:table-cell table:style-name="Default" table:number-columns-repeated="2"/>
          <table:table-cell table:style-name="ce383" office:value-type="string" calcext:value-type="string">
            <text:p>cheaper by </text:p>
          </table:table-cell>
          <table:table-cell table:style-name="ce388" table:formula="of:=[.$K26]-[.AO27]" office:value-type="currency" office:currency="NZD" office:value="41.4759074750002" calcext:value-type="currency">
            <text:p>$41</text:p>
          </table:table-cell>
          <table:table-cell table:style-name="ce432"/>
        </table:table-row>
        <table:table-row table:style-name="ro1">
          <table:table-cell table:style-name="ce6" table:number-columns-repeated="2"/>
          <table:table-cell table:style-name="ce248"/>
          <table:table-cell table:style-name="ce6" table:number-columns-repeated="2"/>
          <table:table-cell table:style-name="ce286"/>
          <table:table-cell table:style-name="ce305" office:value-type="string" calcext:value-type="string">
            <text:p>NOVA</text:p>
          </table:table-cell>
          <table:table-cell table:style-name="ce315" office:value-type="float" office:value="2019" calcext:value-type="float">
            <text:p>2019</text:p>
          </table:table-cell>
          <table:table-cell table:style-name="ce325" table:number-columns-repeated="3"/>
          <table:table-cell table:style-name="ce19" table:number-columns-repeated="6"/>
          <table:table-cell table:style-name="ce357"/>
          <table:table-cell table:style-name="ce300"/>
          <table:table-cell table:style-name="ce369"/>
          <table:table-cell table:style-name="ce376" table:formula="of:=[.U2]" office:value-type="string" office:string-value=" Genesis 2019" calcext:value-type="string">
            <text:p><text:s/>Genesis 2019</text:p>
          </table:table-cell>
          <table:table-cell table:style-name="ce6"/>
          <table:table-cell table:style-name="ce325" table:number-columns-repeated="2"/>
          <table:table-cell table:style-name="ce19" table:number-columns-repeated="7"/>
          <table:table-cell table:style-name="ce414"/>
          <table:table-cell/>
          <table:table-cell table:style-name="ce19"/>
          <table:table-cell table:style-name="Default"/>
          <table:table-cell table:style-name="ce418"/>
          <table:table-cell table:style-name="ce423" office:value-type="string" calcext:value-type="string">
            <text:p>Mercury</text:p>
          </table:table-cell>
          <table:table-cell table:style-name="ce7"/>
          <table:table-cell table:style-name="ce314" table:number-columns-repeated="4"/>
          <table:table-cell table:style-name="ce432"/>
        </table:table-row>
        <table:table-row table:style-name="ro1">
          <table:table-cell table:number-columns-repeated="5"/>
          <table:table-cell table:style-name="ce124"/>
          <table:table-cell table:style-name="ce293" office:value-type="string" calcext:value-type="string">
            <text:p>ELECTRIC</text:p>
          </table:table-cell>
          <table:table-cell table:style-name="Default"/>
          <table:table-cell table:number-columns-repeated="4"/>
          <table:table-cell table:style-name="ce19"/>
          <table:table-cell table:style-name="Default"/>
          <table:table-cell table:number-columns-repeated="3"/>
          <table:table-cell table:style-name="ce356"/>
          <table:table-cell table:style-name="ce293"/>
          <table:table-cell table:style-name="ce367"/>
          <table:table-cell table:style-name="ce111" office:value-type="string" calcext:value-type="string">
            <text:p>Electric</text:p>
          </table:table-cell>
          <table:table-cell/>
          <table:table-cell table:style-name="ce111" table:number-columns-repeated="9"/>
          <table:table-cell table:style-name="ce414"/>
          <table:table-cell table:number-columns-repeated="2"/>
          <table:table-cell table:style-name="Default"/>
          <table:table-cell table:style-name="ce297"/>
          <table:table-cell table:style-name="ce111" office:value-type="string" calcext:value-type="string">
            <text:p>Electric</text:p>
          </table:table-cell>
          <table:table-cell/>
          <table:table-cell table:style-name="ce111" table:number-columns-repeated="4"/>
          <table:table-cell table:style-name="ce429"/>
        </table:table-row>
        <table:table-row table:style-name="ro1">
          <table:table-cell/>
          <table:table-cell table:style-name="ce256" office:value-type="string" calcext:value-type="string">
            <text:p>ELECTRIC</text:p>
          </table:table-cell>
          <table:table-cell table:number-columns-repeated="3"/>
          <table:table-cell table:style-name="ce124"/>
          <table:table-cell table:style-name="ce306" office:value-type="string" calcext:value-type="string">
            <text:p>regular</text:p>
          </table:table-cell>
          <table:table-cell table:number-columns-repeated="5"/>
          <table:table-cell table:style-name="ce344" office:value-type="string" calcext:value-type="string">
            <text:p>Low User</text:p>
          </table:table-cell>
          <table:table-cell table:number-columns-repeated="4"/>
          <table:table-cell table:style-name="ce356"/>
          <table:table-cell table:style-name="ce293"/>
          <table:table-cell table:style-name="ce367"/>
          <table:table-cell office:value-type="string" calcext:value-type="string">
            <text:p>Flexible</text:p>
          </table:table-cell>
          <table:table-cell table:style-name="ce111"/>
          <table:table-cell table:style-name="ce382" table:number-columns-repeated="3"/>
          <table:table-cell table:style-name="ce344" office:value-type="string" calcext:value-type="string">
            <text:p>eSaver</text:p>
          </table:table-cell>
          <table:table-cell table:style-name="Default"/>
          <table:table-cell table:style-name="ce111" table:number-columns-repeated="4"/>
          <table:table-cell table:style-name="ce414"/>
          <table:table-cell table:number-columns-repeated="2"/>
          <table:table-cell table:style-name="Default"/>
          <table:table-cell table:style-name="ce297"/>
          <table:table-cell table:style-name="ce111" office:value-type="string" calcext:value-type="string">
            <text:p>Everyday</text:p>
          </table:table-cell>
          <table:table-cell table:style-name="ce111"/>
          <table:table-cell table:style-name="ce382" table:number-columns-repeated="4"/>
          <table:table-cell table:style-name="ce430"/>
        </table:table-row>
        <table:table-row table:style-name="ro1">
          <table:table-cell table:number-columns-repeated="3"/>
          <table:table-cell table:style-name="ce265" office:value-type="string" calcext:value-type="string">
            <text:p>Daily Rate </text:p>
          </table:table-cell>
          <table:table-cell table:style-name="ce265"/>
          <table:table-cell table:style-name="ce285"/>
          <table:table-cell table:style-name="ce307" office:value-type="float" office:value="1.82871" calcext:value-type="float">
            <text:p>$1.82871</text:p>
          </table:table-cell>
          <table:table-cell table:number-columns-repeated="5"/>
          <table:table-cell table:style-name="ce295" office:value-type="float" office:value="0.35294" calcext:value-type="float">
            <text:p>$0.35294</text:p>
          </table:table-cell>
          <table:table-cell table:number-columns-repeated="4"/>
          <table:table-cell table:style-name="ce356"/>
          <table:table-cell table:style-name="ce293"/>
          <table:table-cell table:style-name="ce367"/>
          <table:table-cell table:style-name="ce377" office:value-type="currency" office:currency="NZD" office:value="2.24" calcext:value-type="currency">
            <text:p>$2.240</text:p>
          </table:table-cell>
          <table:table-cell table:style-name="ce111"/>
          <table:table-cell table:style-name="ce264" table:number-columns-repeated="2"/>
          <table:table-cell table:style-name="ce111"/>
          <table:table-cell table:style-name="ce400" office:value-type="float" office:value="1.73" calcext:value-type="float">
            <text:p>$1.730</text:p>
          </table:table-cell>
          <table:table-cell table:style-name="ce111" table:number-columns-repeated="5"/>
          <table:table-cell table:style-name="ce414"/>
          <table:table-cell/>
          <table:table-cell table:style-name="ce9" office:value-type="string" calcext:value-type="string">
            <text:p>Daily Rate</text:p>
          </table:table-cell>
          <table:table-cell table:style-name="Default"/>
          <table:table-cell table:style-name="ce297"/>
          <table:table-cell table:style-name="ce422" office:value-type="currency" office:currency="NZD" office:value="0.3333" calcext:value-type="currency">
            <text:p>$0.3333</text:p>
          </table:table-cell>
          <table:table-cell table:style-name="ce111"/>
          <table:table-cell table:style-name="ce264" table:number-columns-repeated="4"/>
          <table:table-cell table:style-name="ce429"/>
        </table:table-row>
        <table:table-row table:style-name="ro1">
          <table:table-cell table:number-columns-repeated="3"/>
          <table:table-cell table:style-name="ce265" office:value-type="string" calcext:value-type="string">
            <text:p>Usage </text:p>
          </table:table-cell>
          <table:table-cell table:style-name="ce265"/>
          <table:table-cell table:style-name="ce285"/>
          <table:table-cell table:style-name="ce297"/>
          <table:table-cell table:style-name="ce316" office:value-type="float" office:value="22.206" calcext:value-type="float">
            <text:p>@ 22.21 c</text:p>
          </table:table-cell>
          <table:table-cell table:number-columns-repeated="2"/>
          <table:table-cell office:value-type="string" calcext:value-type="string">
            <text:p>with</text:p>
          </table:table-cell>
          <table:table-cell table:number-columns-repeated="2"/>
          <table:table-cell table:style-name="ce312" office:value-type="float" office:value="27.451" calcext:value-type="float">
            <text:p>@ 27.451 c</text:p>
          </table:table-cell>
          <table:table-cell/>
          <table:table-cell table:style-name="Default"/>
          <table:table-cell office:value-type="string" calcext:value-type="string">
            <text:p>with</text:p>
          </table:table-cell>
          <table:table-cell table:style-name="ce358"/>
          <table:table-cell table:style-name="ce303"/>
          <table:table-cell table:style-name="ce367"/>
          <table:table-cell table:style-name="ce111"/>
          <table:table-cell table:style-name="ce379" office:value-type="float" office:value="21.51" calcext:value-type="float">
            <text:p>@ 21.51 c</text:p>
          </table:table-cell>
          <table:table-cell table:style-name="ce111" table:number-columns-repeated="4"/>
          <table:table-cell table:style-name="ce401" office:value-type="float" office:value="19.92" calcext:value-type="float">
            <text:p>@ 19.92 c</text:p>
          </table:table-cell>
          <table:table-cell table:style-name="ce111" table:number-columns-repeated="2"/>
          <table:table-cell table:style-name="Default"/>
          <table:table-cell table:style-name="ce111" office:value-type="string" calcext:value-type="string">
            <text:p>Monthly</text:p>
          </table:table-cell>
          <table:table-cell table:style-name="ce414"/>
          <table:table-cell/>
          <table:table-cell table:style-name="ce9" office:value-type="string" calcext:value-type="string">
            <text:p>Usage</text:p>
          </table:table-cell>
          <table:table-cell table:style-name="Default"/>
          <table:table-cell table:style-name="ce297"/>
          <table:table-cell table:style-name="ce111"/>
          <table:table-cell table:style-name="ce401" office:value-type="float" office:value="27.22" calcext:value-type="float">
            <text:p>@ 27.22 c</text:p>
          </table:table-cell>
          <table:table-cell table:style-name="ce111" table:number-columns-repeated="2"/>
          <table:table-cell office:value-type="string" calcext:value-type="string">
            <text:p>with</text:p>
          </table:table-cell>
          <table:table-cell table:style-name="ce111" office:value-type="string" calcext:value-type="string">
            <text:p>Monthly</text:p>
          </table:table-cell>
          <table:table-cell table:style-name="ce429"/>
        </table:table-row>
        <table:table-row table:style-name="ro1">
          <table:table-cell table:number-columns-repeated="2"/>
          <table:table-cell table:style-name="ce265" office:value-type="string" calcext:value-type="string">
            <text:p>EA Usage Levy </text:p>
          </table:table-cell>
          <table:table-cell table:style-name="ce271" office:value-type="float" office:value="0.15" calcext:value-type="float">
            <text:p>@ 0.1500 c</text:p>
          </table:table-cell>
          <table:table-cell table:style-name="ce265"/>
          <table:table-cell table:style-name="ce285"/>
          <table:table-cell table:style-name="ce297"/>
          <table:table-cell table:style-name="ce317" table:formula="of:=[.D34]" office:value-type="float" office:value="0.15" calcext:value-type="float">
            <text:p>@ 0.1500 c</text:p>
          </table:table-cell>
          <table:table-cell/>
          <table:table-cell table:style-name="ce293" office:value-type="string" calcext:value-type="string">
            <text:p>+ GST</text:p>
          </table:table-cell>
          <table:table-cell table:style-name="ce293" office:value-type="string" calcext:value-type="string">
            <text:p>Savings</text:p>
          </table:table-cell>
          <table:table-cell table:number-columns-repeated="2"/>
          <table:table-cell table:style-name="ce346" table:formula="of:=[.$D34]" office:value-type="float" office:value="0.15" calcext:value-type="float">
            <text:p>@ 0.1500 c</text:p>
          </table:table-cell>
          <table:table-cell/>
          <table:table-cell table:style-name="ce293" office:value-type="string" calcext:value-type="string">
            <text:p>+ GST</text:p>
          </table:table-cell>
          <table:table-cell table:style-name="ce293" office:value-type="string" calcext:value-type="string">
            <text:p>Savings</text:p>
          </table:table-cell>
          <table:table-cell table:style-name="ce358"/>
          <table:table-cell table:style-name="ce303"/>
          <table:table-cell table:style-name="ce367"/>
          <table:table-cell table:style-name="Default"/>
          <table:table-cell table:style-name="ce380" office:value-type="float" office:value="0" calcext:value-type="float">
            <text:p>@ 0.0000 c</text:p>
          </table:table-cell>
          <table:table-cell table:style-name="ce115"/>
          <table:table-cell table:style-name="ce293" office:value-type="string" calcext:value-type="string">
            <text:p>+ GST</text:p>
          </table:table-cell>
          <table:table-cell table:style-name="ce111"/>
          <table:table-cell table:style-name="ce115"/>
          <table:table-cell table:style-name="ce380" office:value-type="float" office:value="0" calcext:value-type="float">
            <text:p>@ 0.0000 c</text:p>
          </table:table-cell>
          <table:table-cell table:style-name="Default"/>
          <table:table-cell table:style-name="ce293" office:value-type="string" calcext:value-type="string">
            <text:p>+ GST</text:p>
          </table:table-cell>
          <table:table-cell office:value-type="string" calcext:value-type="string">
            <text:p>with</text:p>
          </table:table-cell>
          <table:table-cell table:style-name="ce111" office:value-type="string" calcext:value-type="string">
            <text:p>Saving</text:p>
          </table:table-cell>
          <table:table-cell table:style-name="ce414"/>
          <table:table-cell/>
          <table:table-cell table:style-name="ce9" office:value-type="string" calcext:value-type="string">
            <text:p>Levy</text:p>
          </table:table-cell>
          <table:table-cell table:style-name="Default"/>
          <table:table-cell table:style-name="ce297"/>
          <table:table-cell table:style-name="Default"/>
          <table:table-cell table:style-name="ce296" table:formula="of:=[.$H34]" office:value-type="float" office:value="0.15" calcext:value-type="float">
            <text:p>@ 0.1500 c</text:p>
          </table:table-cell>
          <table:table-cell table:style-name="ce111"/>
          <table:table-cell table:style-name="ce293" office:value-type="string" calcext:value-type="string">
            <text:p>+ GST</text:p>
          </table:table-cell>
          <table:table-cell table:style-name="ce293" office:value-type="string" calcext:value-type="string">
            <text:p>Savings</text:p>
          </table:table-cell>
          <table:table-cell table:style-name="ce111" office:value-type="string" calcext:value-type="string">
            <text:p>Saving</text:p>
          </table:table-cell>
          <table:table-cell table:style-name="ce429"/>
        </table:table-row>
        <table:table-row table:style-name="ro1">
          <table:table-cell table:number-columns-repeated="2"/>
          <table:table-cell table:style-name="ce266"/>
          <table:table-cell table:number-columns-repeated="2"/>
          <table:table-cell table:style-name="ce124"/>
          <table:table-cell table:style-name="ce297" office:value-type="string" calcext:value-type="string">
            <text:p>Fixed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Sub-Total</text:p>
          </table:table-cell>
          <table:table-cell table:style-name="ce326" office:value-type="string" calcext:value-type="string">
            <text:p>@ 15%</text:p>
          </table:table-cell>
          <table:table-cell table:style-name="ce326"/>
          <table:table-cell/>
          <table:table-cell office:value-type="string" calcext:value-type="string">
            <text:p>Fixed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Sub-Total</text:p>
          </table:table-cell>
          <table:table-cell table:style-name="ce326" office:value-type="string" calcext:value-type="string">
            <text:p>@ 15%</text:p>
          </table:table-cell>
          <table:table-cell table:style-name="ce326"/>
          <table:table-cell table:style-name="ce358"/>
          <table:table-cell table:style-name="ce303"/>
          <table:table-cell table:style-name="ce367"/>
          <table:table-cell table:style-name="ce111" office:value-type="string" calcext:value-type="string">
            <text:p>Fixed</text:p>
          </table:table-cell>
          <table:table-cell table:style-name="ce111" office:value-type="string" calcext:value-type="string">
            <text:p>Usage</text:p>
          </table:table-cell>
          <table:table-cell table:style-name="ce111" office:value-type="string" calcext:value-type="string">
            <text:p>Sub-Total</text:p>
          </table:table-cell>
          <table:table-cell table:style-name="ce326" office:value-type="string" calcext:value-type="string">
            <text:p>@ 15%</text:p>
          </table:table-cell>
          <table:table-cell table:style-name="ce111"/>
          <table:table-cell table:style-name="ce111" office:value-type="string" calcext:value-type="string">
            <text:p>Fixed</text:p>
          </table:table-cell>
          <table:table-cell table:style-name="ce111" office:value-type="string" calcext:value-type="string">
            <text:p>Usage</text:p>
          </table:table-cell>
          <table:table-cell table:style-name="ce111" office:value-type="string" calcext:value-type="string">
            <text:p>Sub-Total</text:p>
          </table:table-cell>
          <table:table-cell table:style-name="ce326" office:value-type="string" calcext:value-type="string">
            <text:p>@ 15%</text:p>
          </table:table-cell>
          <table:table-cell table:style-name="ce293" office:value-type="string" calcext:value-type="string">
            <text:p>Savings</text:p>
          </table:table-cell>
          <table:table-cell table:style-name="ce111"/>
          <table:table-cell table:style-name="ce414"/>
          <table:table-cell/>
          <table:table-cell table:style-name="Default"/>
          <table:table-cell/>
          <table:table-cell table:style-name="ce297"/>
          <table:table-cell table:style-name="ce111" office:value-type="string" calcext:value-type="string">
            <text:p>Fixed</text:p>
          </table:table-cell>
          <table:table-cell table:style-name="ce111" office:value-type="string" calcext:value-type="string">
            <text:p>Usage</text:p>
          </table:table-cell>
          <table:table-cell table:style-name="ce111" office:value-type="string" calcext:value-type="string">
            <text:p>Sub-Total</text:p>
          </table:table-cell>
          <table:table-cell table:style-name="ce326" office:value-type="string" calcext:value-type="string">
            <text:p>@ 15%</text:p>
          </table:table-cell>
          <table:table-cell table:style-name="ce326"/>
          <table:table-cell table:style-name="ce111"/>
          <table:table-cell table:style-name="ce429"/>
        </table:table-row>
        <table:table-row table:style-name="ro1">
          <table:table-cell/>
          <table:table-cell table:style-name="ce250" table:formula="of:=[.B10]" office:value-type="string" office:string-value="January" calcext:value-type="string">
            <text:p>January</text:p>
          </table:table-cell>
          <table:table-cell table:style-name="ce267" table:formula="of:=[.C10]" office:value-type="float" office:value="31" calcext:value-type="float">
            <text:p>31</text:p>
          </table:table-cell>
          <table:table-cell table:style-name="ce278" office:value-type="float" office:value="324" calcext:value-type="float">
            <text:p>324 kW</text:p>
          </table:table-cell>
          <table:table-cell table:style-name="ce265"/>
          <table:table-cell table:style-name="ce285"/>
          <table:table-cell table:style-name="ce308" table:formula="of:=[.C36]*[.G$32]" office:value-type="float" office:value="56.69001" calcext:value-type="float">
            <text:p>$56.69</text:p>
          </table:table-cell>
          <table:table-cell table:style-name="ce318" table:formula="of:=[.D36]*([.H$33]+[.H$34]/100)/100" office:value-type="float" office:value="71.9523" calcext:value-type="float">
            <text:p>$71.95</text:p>
          </table:table-cell>
          <table:table-cell table:style-name="ce318" table:formula="of:=[.G36]+[.H36]" office:value-type="float" office:value="128.64231" calcext:value-type="float">
            <text:p>$128.64</text:p>
          </table:table-cell>
          <table:table-cell table:style-name="ce330" table:formula="of:=[.I36]*1.15" office:value-type="currency" office:currency="NZD" office:value="147.9386565" calcext:value-type="currency">
            <text:p>$148</text:p>
          </table:table-cell>
          <table:table-cell table:style-name="ce330" table:formula="of:=[.J36]*(1-[.J$50])" office:value-type="currency" office:currency="NZD" office:value="125.747858025" calcext:value-type="currency">
            <text:p>$126</text:p>
          </table:table-cell>
          <table:table-cell/>
          <table:table-cell table:style-name="ce266" table:formula="of:=[.C36]*[.M$32]" office:value-type="float" office:value="10.94114" calcext:value-type="float">
            <text:p>$10.94</text:p>
          </table:table-cell>
          <table:table-cell table:style-name="ce313" table:formula="of:=[.D36]*([.N$33]+[.N$34]/100)/100" office:value-type="float" office:value="88.9461" calcext:value-type="float">
            <text:p>$88.95</text:p>
          </table:table-cell>
          <table:table-cell table:style-name="ce348" table:formula="of:=[.M36]+[.N36]" office:value-type="float" office:value="99.88724" calcext:value-type="float">
            <text:p>$99.89</text:p>
          </table:table-cell>
          <table:table-cell table:style-name="ce351" table:formula="of:=[.O36]*1.15" office:value-type="currency" office:currency="NZD" office:value="114.870326" calcext:value-type="currency">
            <text:p>$115</text:p>
          </table:table-cell>
          <table:table-cell table:style-name="ce351" table:formula="of:=[.P36]*(1-[.P$50])" office:value-type="currency" office:currency="NZD" office:value="97.6397771" calcext:value-type="currency">
            <text:p>$98</text:p>
          </table:table-cell>
          <table:table-cell table:style-name="ce358"/>
          <table:table-cell table:style-name="ce303"/>
          <table:table-cell table:style-name="ce367"/>
          <table:table-cell table:style-name="ce378" table:formula="of:=[.U$32]*[.$C36]" office:value-type="float" office:value="69.44" calcext:value-type="float">
            <text:p>$69.44</text:p>
          </table:table-cell>
          <table:table-cell table:style-name="ce378" table:formula="of:=([.V$33]+[.V$34]/100)*[.$D36]/100" office:value-type="float" office:value="69.6924" calcext:value-type="float">
            <text:p>$69.69</text:p>
          </table:table-cell>
          <table:table-cell table:style-name="ce378" table:formula="of:=[.U36]+[.V36]" office:value-type="float" office:value="139.1324" calcext:value-type="float">
            <text:p>$139.13</text:p>
          </table:table-cell>
          <table:table-cell table:style-name="ce384" table:formula="of:=[.W36]*1.15" office:value-type="currency" office:currency="NZD" office:value="160.00226" calcext:value-type="currency">
            <text:p>$160</text:p>
          </table:table-cell>
          <table:table-cell table:style-name="ce313"/>
          <table:table-cell table:style-name="ce313" table:formula="of:=[.Z$32]*[.$C36]" office:value-type="float" office:value="53.63" calcext:value-type="float">
            <text:p>$53.63</text:p>
          </table:table-cell>
          <table:table-cell table:style-name="ce313" table:formula="of:=([.AA$33]+[.AA$34]/100)*[.$D36]/100" office:value-type="float" office:value="64.5408" calcext:value-type="float">
            <text:p>$64.54</text:p>
          </table:table-cell>
          <table:table-cell table:style-name="ce313" table:formula="of:=[.Z36]+[.AA36]" office:value-type="float" office:value="118.1708" calcext:value-type="float">
            <text:p>$118.17</text:p>
          </table:table-cell>
          <table:table-cell table:style-name="ce327" table:formula="of:=[.AB36]*1.15" office:value-type="currency" office:currency="NZD" office:value="135.89642" calcext:value-type="currency">
            <text:p>$136</text:p>
          </table:table-cell>
          <table:table-cell table:style-name="ce327" table:formula="of:=[.AC36]*(1-[.AC$50])" office:value-type="currency" office:currency="NZD" office:value="122.306778" calcext:value-type="currency">
            <text:p>$122</text:p>
          </table:table-cell>
          <table:table-cell table:style-name="ce407" table:formula="of:=[.Q36]-[.AD36]" office:value-type="currency" office:currency="NZD" office:value="-24.6670009" calcext:value-type="currency">
            <text:p>-$25</text:p>
          </table:table-cell>
          <table:table-cell table:style-name="ce414"/>
          <table:table-cell/>
          <table:table-cell table:style-name="Default"/>
          <table:table-cell table:style-name="ce266"/>
          <table:table-cell table:style-name="ce417"/>
          <table:table-cell table:style-name="ce313" table:formula="of:=[.AK$32]*[.$C36]" office:value-type="float" office:value="10.3323" calcext:value-type="float">
            <text:p>$10.33</text:p>
          </table:table-cell>
          <table:table-cell table:style-name="ce313" table:formula="of:=([.AL$33]+[.AL$34]/100)*[.$D36]/100" office:value-type="float" office:value="88.19766" calcext:value-type="float">
            <text:p>$88.20</text:p>
          </table:table-cell>
          <table:table-cell table:style-name="ce313" table:formula="of:=[.AK36]+[.AL36]" office:value-type="float" office:value="98.52996" calcext:value-type="float">
            <text:p>$98.53</text:p>
          </table:table-cell>
          <table:table-cell table:style-name="ce327" table:formula="of:=[.AM36]*1.15" office:value-type="currency" office:currency="NZD" office:value="113.309454" calcext:value-type="currency">
            <text:p>$113</text:p>
          </table:table-cell>
          <table:table-cell table:style-name="ce327" table:formula="of:=[.AN36]*(1-[.AN$50])" office:value-type="currency" office:currency="NZD" office:value="99.71231952" calcext:value-type="currency">
            <text:p>$100</text:p>
          </table:table-cell>
          <table:table-cell table:style-name="ce426" table:formula="of:=[.Q36]-[.AO36]" office:value-type="float" office:value="-2.07254242" calcext:value-type="float">
            <text:p>-$2.07</text:p>
          </table:table-cell>
          <table:table-cell table:style-name="ce431"/>
        </table:table-row>
        <table:table-row table:style-name="ro1">
          <table:table-cell/>
          <table:table-cell table:style-name="ce251" table:formula="of:=[.B11]" office:value-type="string" office:string-value="February" calcext:value-type="string">
            <text:p>February</text:p>
          </table:table-cell>
          <table:table-cell table:style-name="ce268" table:formula="of:=[.C11]" office:value-type="float" office:value="28" calcext:value-type="float">
            <text:p>28</text:p>
          </table:table-cell>
          <table:table-cell table:style-name="ce279" office:value-type="float" office:value="358" calcext:value-type="float">
            <text:p>358 kW</text:p>
          </table:table-cell>
          <table:table-cell table:style-name="ce279" table:number-columns-repeated="2"/>
          <table:table-cell table:style-name="ce308" table:formula="of:=[.C37]*[.G$32]" office:value-type="float" office:value="51.20388" calcext:value-type="float">
            <text:p>$51.20</text:p>
          </table:table-cell>
          <table:table-cell table:style-name="ce318" table:formula="of:=[.D37]*([.H$33]+[.H$34]/100)/100" office:value-type="float" office:value="79.50285" calcext:value-type="float">
            <text:p>$79.50</text:p>
          </table:table-cell>
          <table:table-cell table:style-name="ce318" table:formula="of:=[.G37]+[.H37]" office:value-type="float" office:value="130.70673" calcext:value-type="float">
            <text:p>$130.71</text:p>
          </table:table-cell>
          <table:table-cell table:style-name="ce330" table:formula="of:=[.I37]*1.15" office:value-type="currency" office:currency="NZD" office:value="150.3127395" calcext:value-type="currency">
            <text:p>$150</text:p>
          </table:table-cell>
          <table:table-cell table:style-name="ce330" table:formula="of:=[.J37]*(1-[.J$50])" office:value-type="currency" office:currency="NZD" office:value="127.765828575" calcext:value-type="currency">
            <text:p>$128</text:p>
          </table:table-cell>
          <table:table-cell table:style-name="ce266"/>
          <table:table-cell table:style-name="ce266" table:formula="of:=[.C37]*[.M$32]" office:value-type="float" office:value="9.88232" calcext:value-type="float">
            <text:p>$9.88</text:p>
          </table:table-cell>
          <table:table-cell table:style-name="ce313" table:formula="of:=[.D37]*([.N$33]+[.N$34]/100)/100" office:value-type="float" office:value="98.27995" calcext:value-type="float">
            <text:p>$98.28</text:p>
          </table:table-cell>
          <table:table-cell table:style-name="ce348" table:formula="of:=[.M37]+[.N37]" office:value-type="float" office:value="108.16227" calcext:value-type="float">
            <text:p>$108.16</text:p>
          </table:table-cell>
          <table:table-cell table:style-name="ce351" table:formula="of:=[.O37]*1.15" office:value-type="currency" office:currency="NZD" office:value="124.3866105" calcext:value-type="currency">
            <text:p>$124</text:p>
          </table:table-cell>
          <table:table-cell table:style-name="ce351" table:formula="of:=[.P37]*(1-[.P$50])" office:value-type="currency" office:currency="NZD" office:value="105.728618925" calcext:value-type="currency">
            <text:p>$106</text:p>
          </table:table-cell>
          <table:table-cell table:style-name="ce358"/>
          <table:table-cell table:style-name="ce303"/>
          <table:table-cell table:style-name="ce367"/>
          <table:table-cell table:style-name="ce378" table:formula="of:=[.U$32]*[.$C37]" office:value-type="float" office:value="62.72" calcext:value-type="float">
            <text:p>$62.72</text:p>
          </table:table-cell>
          <table:table-cell table:style-name="ce378" table:formula="of:=([.V$33]+[.V$34]/100)*[.$D37]/100" office:value-type="float" office:value="77.0058" calcext:value-type="float">
            <text:p>$77.01</text:p>
          </table:table-cell>
          <table:table-cell table:style-name="ce378" table:formula="of:=[.U37]+[.V37]" office:value-type="float" office:value="139.7258" calcext:value-type="float">
            <text:p>$139.73</text:p>
          </table:table-cell>
          <table:table-cell table:style-name="ce384" table:formula="of:=[.W37]*1.15" office:value-type="currency" office:currency="NZD" office:value="160.68467" calcext:value-type="currency">
            <text:p>$161</text:p>
          </table:table-cell>
          <table:table-cell table:style-name="ce313"/>
          <table:table-cell table:style-name="ce313" table:formula="of:=[.Z$32]*[.$C37]" office:value-type="float" office:value="48.44" calcext:value-type="float">
            <text:p>$48.44</text:p>
          </table:table-cell>
          <table:table-cell table:style-name="ce313" table:formula="of:=([.AA$33]+[.AA$34]/100)*[.$D37]/100" office:value-type="float" office:value="71.3136" calcext:value-type="float">
            <text:p>$71.31</text:p>
          </table:table-cell>
          <table:table-cell table:style-name="ce313" table:formula="of:=[.Z37]+[.AA37]" office:value-type="float" office:value="119.7536" calcext:value-type="float">
            <text:p>$119.75</text:p>
          </table:table-cell>
          <table:table-cell table:style-name="ce327" table:formula="of:=[.AB37]*1.15" office:value-type="currency" office:currency="NZD" office:value="137.71664" calcext:value-type="currency">
            <text:p>$138</text:p>
          </table:table-cell>
          <table:table-cell table:style-name="ce327" table:formula="of:=[.AC37]*(1-[.AC$50])" office:value-type="currency" office:currency="NZD" office:value="123.944976" calcext:value-type="currency">
            <text:p>$124</text:p>
          </table:table-cell>
          <table:table-cell table:style-name="ce407" table:formula="of:=[.Q37]-[.AD37]" office:value-type="currency" office:currency="NZD" office:value="-18.216357075" calcext:value-type="currency">
            <text:p>-$18</text:p>
          </table:table-cell>
          <table:table-cell table:style-name="ce414"/>
          <table:table-cell/>
          <table:table-cell table:style-name="Default"/>
          <table:table-cell table:style-name="ce266"/>
          <table:table-cell table:style-name="ce417"/>
          <table:table-cell table:style-name="ce313" table:formula="of:=[.AK$32]*[.$C37]" office:value-type="float" office:value="9.3324" calcext:value-type="float">
            <text:p>$9.33</text:p>
          </table:table-cell>
          <table:table-cell table:style-name="ce313" table:formula="of:=([.AL$33]+[.AL$34]/100)*[.$D37]/100" office:value-type="float" office:value="97.45297" calcext:value-type="float">
            <text:p>$97.45</text:p>
          </table:table-cell>
          <table:table-cell table:style-name="ce313" table:formula="of:=[.AK37]+[.AL37]" office:value-type="float" office:value="106.78537" calcext:value-type="float">
            <text:p>$106.79</text:p>
          </table:table-cell>
          <table:table-cell table:style-name="ce327" table:formula="of:=[.AM37]*1.15" office:value-type="currency" office:currency="NZD" office:value="122.8031755" calcext:value-type="currency">
            <text:p>$123</text:p>
          </table:table-cell>
          <table:table-cell table:style-name="ce327" table:formula="of:=[.AN37]*(1-[.AN$50])" office:value-type="currency" office:currency="NZD" office:value="108.06679444" calcext:value-type="currency">
            <text:p>$108</text:p>
          </table:table-cell>
          <table:table-cell table:style-name="ce426" table:formula="of:=[.Q37]-[.AO37]" office:value-type="float" office:value="-2.338175515" calcext:value-type="float">
            <text:p>-$2.34</text:p>
          </table:table-cell>
          <table:table-cell table:style-name="ce431"/>
        </table:table-row>
        <table:table-row table:style-name="ro1">
          <table:table-cell/>
          <table:table-cell table:style-name="ce251" table:formula="of:=[.B12]" office:value-type="string" office:string-value="March" calcext:value-type="string">
            <text:p>March</text:p>
          </table:table-cell>
          <table:table-cell table:style-name="ce268" table:formula="of:=[.C12]" office:value-type="float" office:value="31" calcext:value-type="float">
            <text:p>31</text:p>
          </table:table-cell>
          <table:table-cell table:style-name="ce279" office:value-type="float" office:value="301" calcext:value-type="float">
            <text:p>301 kW</text:p>
          </table:table-cell>
          <table:table-cell table:style-name="ce279" table:number-columns-repeated="2"/>
          <table:table-cell table:style-name="ce308" table:formula="of:=[.C38]*[.G$32]" office:value-type="float" office:value="56.69001" calcext:value-type="float">
            <text:p>$56.69</text:p>
          </table:table-cell>
          <table:table-cell table:style-name="ce318" table:formula="of:=[.D38]*([.H$33]+[.H$34]/100)/100" office:value-type="float" office:value="66.844575" calcext:value-type="float">
            <text:p>$66.84</text:p>
          </table:table-cell>
          <table:table-cell table:style-name="ce318" table:formula="of:=[.G38]+[.H38]" office:value-type="float" office:value="123.534585" calcext:value-type="float">
            <text:p>$123.53</text:p>
          </table:table-cell>
          <table:table-cell table:style-name="ce330" table:formula="of:=[.I38]*1.15" office:value-type="currency" office:currency="NZD" office:value="142.06477275" calcext:value-type="currency">
            <text:p>$142</text:p>
          </table:table-cell>
          <table:table-cell table:style-name="ce330" table:formula="of:=[.J38]*(1-[.J$50])" office:value-type="currency" office:currency="NZD" office:value="120.7550568375" calcext:value-type="currency">
            <text:p>$121</text:p>
          </table:table-cell>
          <table:table-cell table:style-name="ce266"/>
          <table:table-cell table:style-name="ce266" table:formula="of:=[.C38]*[.M$32]" office:value-type="float" office:value="10.94114" calcext:value-type="float">
            <text:p>$10.94</text:p>
          </table:table-cell>
          <table:table-cell table:style-name="ce313" table:formula="of:=[.D38]*([.N$33]+[.N$34]/100)/100" office:value-type="float" office:value="82.632025" calcext:value-type="float">
            <text:p>$82.63</text:p>
          </table:table-cell>
          <table:table-cell table:style-name="ce348" table:formula="of:=[.M38]+[.N38]" office:value-type="float" office:value="93.573165" calcext:value-type="float">
            <text:p>$93.57</text:p>
          </table:table-cell>
          <table:table-cell table:style-name="ce351" table:formula="of:=[.O38]*1.15" office:value-type="currency" office:currency="NZD" office:value="107.60913975" calcext:value-type="currency">
            <text:p>$108</text:p>
          </table:table-cell>
          <table:table-cell table:style-name="ce351" table:formula="of:=[.P38]*(1-[.P$50])" office:value-type="currency" office:currency="NZD" office:value="91.4677687875" calcext:value-type="currency">
            <text:p>$91</text:p>
          </table:table-cell>
          <table:table-cell table:style-name="ce358"/>
          <table:table-cell table:style-name="ce303"/>
          <table:table-cell table:style-name="ce367"/>
          <table:table-cell table:style-name="ce378" table:formula="of:=[.U$32]*[.$C38]" office:value-type="float" office:value="69.44" calcext:value-type="float">
            <text:p>$69.44</text:p>
          </table:table-cell>
          <table:table-cell table:style-name="ce378" table:formula="of:=([.V$33]+[.V$34]/100)*[.$D38]/100" office:value-type="float" office:value="64.7451" calcext:value-type="float">
            <text:p>$64.75</text:p>
          </table:table-cell>
          <table:table-cell table:style-name="ce378" table:formula="of:=[.U38]+[.V38]" office:value-type="float" office:value="134.1851" calcext:value-type="float">
            <text:p>$134.19</text:p>
          </table:table-cell>
          <table:table-cell table:style-name="ce384" table:formula="of:=[.W38]*1.15" office:value-type="currency" office:currency="NZD" office:value="154.312865" calcext:value-type="currency">
            <text:p>$154</text:p>
          </table:table-cell>
          <table:table-cell table:style-name="ce313"/>
          <table:table-cell table:style-name="ce313" table:formula="of:=[.Z$32]*[.$C38]" office:value-type="float" office:value="53.63" calcext:value-type="float">
            <text:p>$53.63</text:p>
          </table:table-cell>
          <table:table-cell table:style-name="ce313" table:formula="of:=([.AA$33]+[.AA$34]/100)*[.$D38]/100" office:value-type="float" office:value="59.9592" calcext:value-type="float">
            <text:p>$59.96</text:p>
          </table:table-cell>
          <table:table-cell table:style-name="ce313" table:formula="of:=[.Z38]+[.AA38]" office:value-type="float" office:value="113.5892" calcext:value-type="float">
            <text:p>$113.59</text:p>
          </table:table-cell>
          <table:table-cell table:style-name="ce327" table:formula="of:=[.AB38]*1.15" office:value-type="currency" office:currency="NZD" office:value="130.62758" calcext:value-type="currency">
            <text:p>$131</text:p>
          </table:table-cell>
          <table:table-cell table:style-name="ce327" table:formula="of:=[.AC38]*(1-[.AC$50])" office:value-type="currency" office:currency="NZD" office:value="117.564822" calcext:value-type="currency">
            <text:p>$118</text:p>
          </table:table-cell>
          <table:table-cell table:style-name="ce407" table:formula="of:=[.Q38]-[.AD38]" office:value-type="currency" office:currency="NZD" office:value="-26.0970532125" calcext:value-type="currency">
            <text:p>-$26</text:p>
          </table:table-cell>
          <table:table-cell table:style-name="ce414"/>
          <table:table-cell/>
          <table:table-cell table:style-name="Default"/>
          <table:table-cell table:style-name="ce266"/>
          <table:table-cell table:style-name="ce417"/>
          <table:table-cell table:style-name="ce313" table:formula="of:=[.AK$32]*[.$C38]" office:value-type="float" office:value="10.3323" calcext:value-type="float">
            <text:p>$10.33</text:p>
          </table:table-cell>
          <table:table-cell table:style-name="ce313" table:formula="of:=([.AL$33]+[.AL$34]/100)*[.$D38]/100" office:value-type="float" office:value="81.936715" calcext:value-type="float">
            <text:p>$81.94</text:p>
          </table:table-cell>
          <table:table-cell table:style-name="ce313" table:formula="of:=[.AK38]+[.AL38]" office:value-type="float" office:value="92.269015" calcext:value-type="float">
            <text:p>$92.27</text:p>
          </table:table-cell>
          <table:table-cell table:style-name="ce327" table:formula="of:=[.AM38]*1.15" office:value-type="currency" office:currency="NZD" office:value="106.10936725" calcext:value-type="currency">
            <text:p>$106</text:p>
          </table:table-cell>
          <table:table-cell table:style-name="ce327" table:formula="of:=[.AN38]*(1-[.AN$50])" office:value-type="currency" office:currency="NZD" office:value="93.37624318" calcext:value-type="currency">
            <text:p>$93</text:p>
          </table:table-cell>
          <table:table-cell table:style-name="ce426" table:formula="of:=[.Q38]-[.AO38]" office:value-type="float" office:value="-1.90847439250001" calcext:value-type="float">
            <text:p>-$1.91</text:p>
          </table:table-cell>
          <table:table-cell table:style-name="ce431"/>
        </table:table-row>
        <table:table-row table:style-name="ro1">
          <table:table-cell/>
          <table:table-cell table:style-name="ce251" table:formula="of:=[.B13]" office:value-type="string" office:string-value="April" calcext:value-type="string">
            <text:p>April</text:p>
          </table:table-cell>
          <table:table-cell table:style-name="ce268" table:formula="of:=[.C13]" office:value-type="float" office:value="30" calcext:value-type="float">
            <text:p>30</text:p>
          </table:table-cell>
          <table:table-cell table:style-name="ce279" office:value-type="float" office:value="425" calcext:value-type="float">
            <text:p>425 kW</text:p>
          </table:table-cell>
          <table:table-cell table:style-name="ce279" table:number-columns-repeated="2"/>
          <table:table-cell table:style-name="ce308" table:formula="of:=[.C39]*[.G$32]" office:value-type="float" office:value="54.8613" calcext:value-type="float">
            <text:p>$54.86</text:p>
          </table:table-cell>
          <table:table-cell table:style-name="ce318" table:formula="of:=[.D39]*([.H$33]+[.H$34]/100)/100" office:value-type="float" office:value="94.381875" calcext:value-type="float">
            <text:p>$94.38</text:p>
          </table:table-cell>
          <table:table-cell table:style-name="ce318" table:formula="of:=[.G39]+[.H39]" office:value-type="float" office:value="149.243175" calcext:value-type="float">
            <text:p>$149.24</text:p>
          </table:table-cell>
          <table:table-cell table:style-name="ce330" table:formula="of:=[.I39]*1.15" office:value-type="currency" office:currency="NZD" office:value="171.62965125" calcext:value-type="currency">
            <text:p>$172</text:p>
          </table:table-cell>
          <table:table-cell table:style-name="ce330" table:formula="of:=[.J39]*(1-[.J$50])" office:value-type="currency" office:currency="NZD" office:value="145.8852035625" calcext:value-type="currency">
            <text:p>$146</text:p>
          </table:table-cell>
          <table:table-cell table:style-name="ce266"/>
          <table:table-cell table:style-name="ce266" table:formula="of:=[.C39]*[.M$32]" office:value-type="float" office:value="10.5882" calcext:value-type="float">
            <text:p>$10.59</text:p>
          </table:table-cell>
          <table:table-cell table:style-name="ce313" table:formula="of:=[.D39]*([.N$33]+[.N$34]/100)/100" office:value-type="float" office:value="116.673125" calcext:value-type="float">
            <text:p>$116.67</text:p>
          </table:table-cell>
          <table:table-cell table:style-name="ce348" table:formula="of:=[.M39]+[.N39]" office:value-type="float" office:value="127.261325" calcext:value-type="float">
            <text:p>$127.26</text:p>
          </table:table-cell>
          <table:table-cell table:style-name="ce351" table:formula="of:=[.O39]*1.15" office:value-type="currency" office:currency="NZD" office:value="146.35052375" calcext:value-type="currency">
            <text:p>$146</text:p>
          </table:table-cell>
          <table:table-cell table:style-name="ce351" table:formula="of:=[.P39]*(1-[.P$50])" office:value-type="currency" office:currency="NZD" office:value="124.3979451875" calcext:value-type="currency">
            <text:p>$124</text:p>
          </table:table-cell>
          <table:table-cell table:style-name="ce358"/>
          <table:table-cell table:style-name="ce303"/>
          <table:table-cell table:style-name="ce367"/>
          <table:table-cell table:style-name="ce378" table:formula="of:=[.U$32]*[.$C39]" office:value-type="float" office:value="67.2" calcext:value-type="float">
            <text:p>$67.20</text:p>
          </table:table-cell>
          <table:table-cell table:style-name="ce378" table:formula="of:=([.V$33]+[.V$34]/100)*[.$D39]/100" office:value-type="float" office:value="91.4175" calcext:value-type="float">
            <text:p>$91.42</text:p>
          </table:table-cell>
          <table:table-cell table:style-name="ce378" table:formula="of:=[.U39]+[.V39]" office:value-type="float" office:value="158.6175" calcext:value-type="float">
            <text:p>$158.62</text:p>
          </table:table-cell>
          <table:table-cell table:style-name="ce384" table:formula="of:=[.W39]*1.15" office:value-type="currency" office:currency="NZD" office:value="182.410125" calcext:value-type="currency">
            <text:p>$182</text:p>
          </table:table-cell>
          <table:table-cell table:style-name="ce313"/>
          <table:table-cell table:style-name="ce313" table:formula="of:=[.Z$32]*[.$C39]" office:value-type="float" office:value="51.9" calcext:value-type="float">
            <text:p>$51.90</text:p>
          </table:table-cell>
          <table:table-cell table:style-name="ce313" table:formula="of:=([.AA$33]+[.AA$34]/100)*[.$D39]/100" office:value-type="float" office:value="84.66" calcext:value-type="float">
            <text:p>$84.66</text:p>
          </table:table-cell>
          <table:table-cell table:style-name="ce313" table:formula="of:=[.Z39]+[.AA39]" office:value-type="float" office:value="136.56" calcext:value-type="float">
            <text:p>$136.56</text:p>
          </table:table-cell>
          <table:table-cell table:style-name="ce327" table:formula="of:=[.AB39]*1.15" office:value-type="currency" office:currency="NZD" office:value="157.044" calcext:value-type="currency">
            <text:p>$157</text:p>
          </table:table-cell>
          <table:table-cell table:style-name="ce327" table:formula="of:=[.AC39]*(1-[.AC$50])" office:value-type="currency" office:currency="NZD" office:value="141.3396" calcext:value-type="currency">
            <text:p>$141</text:p>
          </table:table-cell>
          <table:table-cell table:style-name="ce407" table:formula="of:=[.Q39]-[.AD39]" office:value-type="currency" office:currency="NZD" office:value="-16.9416548125" calcext:value-type="currency">
            <text:p>-$17</text:p>
          </table:table-cell>
          <table:table-cell table:style-name="ce414"/>
          <table:table-cell/>
          <table:table-cell table:style-name="Default"/>
          <table:table-cell table:style-name="ce266"/>
          <table:table-cell table:style-name="ce417"/>
          <table:table-cell table:style-name="ce313" table:formula="of:=[.AK$32]*[.$C39]" office:value-type="float" office:value="9.999" calcext:value-type="float">
            <text:p>$10.00</text:p>
          </table:table-cell>
          <table:table-cell table:style-name="ce313" table:formula="of:=([.AL$33]+[.AL$34]/100)*[.$D39]/100" office:value-type="float" office:value="115.691375" calcext:value-type="float">
            <text:p>$115.69</text:p>
          </table:table-cell>
          <table:table-cell table:style-name="ce313" table:formula="of:=[.AK39]+[.AL39]" office:value-type="float" office:value="125.690375" calcext:value-type="float">
            <text:p>$125.69</text:p>
          </table:table-cell>
          <table:table-cell table:style-name="ce327" table:formula="of:=[.AM39]*1.15" office:value-type="currency" office:currency="NZD" office:value="144.54393125" calcext:value-type="currency">
            <text:p>$145</text:p>
          </table:table-cell>
          <table:table-cell table:style-name="ce327" table:formula="of:=[.AN39]*(1-[.AN$50])" office:value-type="currency" office:currency="NZD" office:value="127.1986595" calcext:value-type="currency">
            <text:p>$127</text:p>
          </table:table-cell>
          <table:table-cell table:style-name="ce426" table:formula="of:=[.Q39]-[.AO39]" office:value-type="float" office:value="-2.80071431250001" calcext:value-type="float">
            <text:p>-$2.80</text:p>
          </table:table-cell>
          <table:table-cell table:style-name="ce431"/>
        </table:table-row>
        <table:table-row table:style-name="ro1">
          <table:table-cell/>
          <table:table-cell table:style-name="ce251" table:formula="of:=[.B14]" office:value-type="string" office:string-value="May" calcext:value-type="string">
            <text:p>May</text:p>
          </table:table-cell>
          <table:table-cell table:style-name="ce268" table:formula="of:=[.C14]" office:value-type="float" office:value="31" calcext:value-type="float">
            <text:p>31</text:p>
          </table:table-cell>
          <table:table-cell table:style-name="ce279" office:value-type="float" office:value="450" calcext:value-type="float">
            <text:p>450 kW</text:p>
          </table:table-cell>
          <table:table-cell table:style-name="ce279" table:number-columns-repeated="2"/>
          <table:table-cell table:style-name="ce308" table:formula="of:=[.C40]*[.G$32]" office:value-type="float" office:value="56.69001" calcext:value-type="float">
            <text:p>$56.69</text:p>
          </table:table-cell>
          <table:table-cell table:style-name="ce318" table:formula="of:=[.D40]*([.H$33]+[.H$34]/100)/100" office:value-type="float" office:value="99.93375" calcext:value-type="float">
            <text:p>$99.93</text:p>
          </table:table-cell>
          <table:table-cell table:style-name="ce318" table:formula="of:=[.G40]+[.H40]" office:value-type="float" office:value="156.62376" calcext:value-type="float">
            <text:p>$156.62</text:p>
          </table:table-cell>
          <table:table-cell table:style-name="ce330" table:formula="of:=[.I40]*1.15" office:value-type="currency" office:currency="NZD" office:value="180.117324" calcext:value-type="currency">
            <text:p>$180</text:p>
          </table:table-cell>
          <table:table-cell table:style-name="ce330" table:formula="of:=[.J40]*(1-[.J$50])" office:value-type="currency" office:currency="NZD" office:value="153.0997254" calcext:value-type="currency">
            <text:p>$153</text:p>
          </table:table-cell>
          <table:table-cell table:style-name="ce266"/>
          <table:table-cell table:style-name="ce266" table:formula="of:=[.C40]*[.M$32]" office:value-type="float" office:value="10.94114" calcext:value-type="float">
            <text:p>$10.94</text:p>
          </table:table-cell>
          <table:table-cell table:style-name="ce313" table:formula="of:=[.D40]*([.N$33]+[.N$34]/100)/100" office:value-type="float" office:value="123.53625" calcext:value-type="float">
            <text:p>$123.54</text:p>
          </table:table-cell>
          <table:table-cell table:style-name="ce348" table:formula="of:=[.M40]+[.N40]" office:value-type="float" office:value="134.47739" calcext:value-type="float">
            <text:p>$134.48</text:p>
          </table:table-cell>
          <table:table-cell table:style-name="ce351" table:formula="of:=[.O40]*1.15" office:value-type="currency" office:currency="NZD" office:value="154.6489985" calcext:value-type="currency">
            <text:p>$155</text:p>
          </table:table-cell>
          <table:table-cell table:style-name="ce351" table:formula="of:=[.P40]*(1-[.P$50])" office:value-type="currency" office:currency="NZD" office:value="131.451648725" calcext:value-type="currency">
            <text:p>$131</text:p>
          </table:table-cell>
          <table:table-cell table:style-name="ce358"/>
          <table:table-cell table:style-name="ce303"/>
          <table:table-cell table:style-name="ce367"/>
          <table:table-cell table:style-name="ce378" table:formula="of:=[.U$32]*[.$C40]" office:value-type="float" office:value="69.44" calcext:value-type="float">
            <text:p>$69.44</text:p>
          </table:table-cell>
          <table:table-cell table:style-name="ce378" table:formula="of:=([.V$33]+[.V$34]/100)*[.$D40]/100" office:value-type="float" office:value="96.795" calcext:value-type="float">
            <text:p>$96.80</text:p>
          </table:table-cell>
          <table:table-cell table:style-name="ce378" table:formula="of:=[.U40]+[.V40]" office:value-type="float" office:value="166.235" calcext:value-type="float">
            <text:p>$166.24</text:p>
          </table:table-cell>
          <table:table-cell table:style-name="ce384" table:formula="of:=[.W40]*1.15" office:value-type="currency" office:currency="NZD" office:value="191.17025" calcext:value-type="currency">
            <text:p>$191</text:p>
          </table:table-cell>
          <table:table-cell table:style-name="ce313"/>
          <table:table-cell table:style-name="ce313" table:formula="of:=[.Z$32]*[.$C40]" office:value-type="float" office:value="53.63" calcext:value-type="float">
            <text:p>$53.63</text:p>
          </table:table-cell>
          <table:table-cell table:style-name="ce313" table:formula="of:=([.AA$33]+[.AA$34]/100)*[.$D40]/100" office:value-type="float" office:value="89.64" calcext:value-type="float">
            <text:p>$89.64</text:p>
          </table:table-cell>
          <table:table-cell table:style-name="ce313" table:formula="of:=[.Z40]+[.AA40]" office:value-type="float" office:value="143.27" calcext:value-type="float">
            <text:p>$143.27</text:p>
          </table:table-cell>
          <table:table-cell table:style-name="ce327" table:formula="of:=[.AB40]*1.15" office:value-type="currency" office:currency="NZD" office:value="164.7605" calcext:value-type="currency">
            <text:p>$165</text:p>
          </table:table-cell>
          <table:table-cell table:style-name="ce327" table:formula="of:=[.AC40]*(1-[.AC$50])" office:value-type="currency" office:currency="NZD" office:value="148.28445" calcext:value-type="currency">
            <text:p>$148</text:p>
          </table:table-cell>
          <table:table-cell table:style-name="ce407" table:formula="of:=[.Q40]-[.AD40]" office:value-type="currency" office:currency="NZD" office:value="-16.832801275" calcext:value-type="currency">
            <text:p>-$17</text:p>
          </table:table-cell>
          <table:table-cell table:style-name="ce414"/>
          <table:table-cell/>
          <table:table-cell table:style-name="Default"/>
          <table:table-cell table:style-name="ce266"/>
          <table:table-cell table:style-name="ce417"/>
          <table:table-cell table:style-name="ce313" table:formula="of:=[.AK$32]*[.$C40]" office:value-type="float" office:value="10.3323" calcext:value-type="float">
            <text:p>$10.33</text:p>
          </table:table-cell>
          <table:table-cell table:style-name="ce313" table:formula="of:=([.AL$33]+[.AL$34]/100)*[.$D40]/100" office:value-type="float" office:value="122.49675" calcext:value-type="float">
            <text:p>$122.50</text:p>
          </table:table-cell>
          <table:table-cell table:style-name="ce313" table:formula="of:=[.AK40]+[.AL40]" office:value-type="float" office:value="132.82905" calcext:value-type="float">
            <text:p>$132.83</text:p>
          </table:table-cell>
          <table:table-cell table:style-name="ce327" table:formula="of:=[.AM40]*1.15" office:value-type="currency" office:currency="NZD" office:value="152.7534075" calcext:value-type="currency">
            <text:p>$153</text:p>
          </table:table-cell>
          <table:table-cell table:style-name="ce327" table:formula="of:=[.AN40]*(1-[.AN$50])" office:value-type="currency" office:currency="NZD" office:value="134.4229986" calcext:value-type="currency">
            <text:p>$134</text:p>
          </table:table-cell>
          <table:table-cell table:style-name="ce426" table:formula="of:=[.Q40]-[.AO40]" office:value-type="float" office:value="-2.97134987499999" calcext:value-type="float">
            <text:p>-$2.97</text:p>
          </table:table-cell>
          <table:table-cell table:style-name="ce431"/>
        </table:table-row>
        <table:table-row table:style-name="ro1">
          <table:table-cell/>
          <table:table-cell table:style-name="ce252" table:formula="of:=[.B15]" office:value-type="string" office:string-value="June" calcext:value-type="string">
            <text:p>June</text:p>
          </table:table-cell>
          <table:table-cell table:style-name="ce268" table:formula="of:=[.C15]" office:value-type="float" office:value="30" calcext:value-type="float">
            <text:p>30</text:p>
          </table:table-cell>
          <table:table-cell table:style-name="ce280" office:value-type="float" office:value="600" calcext:value-type="float">
            <text:p>600 kW</text:p>
          </table:table-cell>
          <table:table-cell table:style-name="ce280" table:number-columns-repeated="2"/>
          <table:table-cell table:style-name="ce308" table:formula="of:=[.C41]*[.G$32]" office:value-type="float" office:value="54.8613" calcext:value-type="float">
            <text:p>$54.86</text:p>
          </table:table-cell>
          <table:table-cell table:style-name="ce318" table:formula="of:=[.D41]*([.H$33]+[.H$34]/100)/100" office:value-type="float" office:value="133.245" calcext:value-type="float">
            <text:p>$133.25</text:p>
          </table:table-cell>
          <table:table-cell table:style-name="ce318" table:formula="of:=[.G41]+[.H41]" office:value-type="float" office:value="188.1063" calcext:value-type="float">
            <text:p>$188.11</text:p>
          </table:table-cell>
          <table:table-cell table:style-name="ce330" table:formula="of:=[.I41]*1.15" office:value-type="currency" office:currency="NZD" office:value="216.322245" calcext:value-type="currency">
            <text:p>$216</text:p>
          </table:table-cell>
          <table:table-cell table:style-name="ce330" table:formula="of:=[.J41]*(1-[.J$50])" office:value-type="currency" office:currency="NZD" office:value="183.87390825" calcext:value-type="currency">
            <text:p>$184</text:p>
          </table:table-cell>
          <table:table-cell table:style-name="ce266"/>
          <table:table-cell table:style-name="ce266" table:formula="of:=[.C41]*[.M$32]" office:value-type="float" office:value="10.5882" calcext:value-type="float">
            <text:p>$10.59</text:p>
          </table:table-cell>
          <table:table-cell table:style-name="ce313" table:formula="of:=[.D41]*([.N$33]+[.N$34]/100)/100" office:value-type="float" office:value="164.715" calcext:value-type="float">
            <text:p>$164.72</text:p>
          </table:table-cell>
          <table:table-cell table:style-name="ce348" table:formula="of:=[.M41]+[.N41]" office:value-type="float" office:value="175.3032" calcext:value-type="float">
            <text:p>$175.30</text:p>
          </table:table-cell>
          <table:table-cell table:style-name="ce351" table:formula="of:=[.O41]*1.15" office:value-type="currency" office:currency="NZD" office:value="201.59868" calcext:value-type="currency">
            <text:p>$202</text:p>
          </table:table-cell>
          <table:table-cell table:style-name="ce351" table:formula="of:=[.P41]*(1-[.P$50])" office:value-type="currency" office:currency="NZD" office:value="171.358878" calcext:value-type="currency">
            <text:p>$171</text:p>
          </table:table-cell>
          <table:table-cell table:style-name="ce358"/>
          <table:table-cell table:style-name="ce303"/>
          <table:table-cell table:style-name="ce367"/>
          <table:table-cell table:style-name="ce378" table:formula="of:=[.U$32]*[.$C41]" office:value-type="float" office:value="67.2" calcext:value-type="float">
            <text:p>$67.20</text:p>
          </table:table-cell>
          <table:table-cell table:style-name="ce378" table:formula="of:=([.V$33]+[.V$34]/100)*[.$D41]/100" office:value-type="float" office:value="129.06" calcext:value-type="float">
            <text:p>$129.06</text:p>
          </table:table-cell>
          <table:table-cell table:style-name="ce378" table:formula="of:=[.U41]+[.V41]" office:value-type="float" office:value="196.26" calcext:value-type="float">
            <text:p>$196.26</text:p>
          </table:table-cell>
          <table:table-cell table:style-name="ce384" table:formula="of:=[.W41]*1.15" office:value-type="currency" office:currency="NZD" office:value="225.699" calcext:value-type="currency">
            <text:p>$226</text:p>
          </table:table-cell>
          <table:table-cell table:style-name="ce313"/>
          <table:table-cell table:style-name="ce313" table:formula="of:=[.Z$32]*[.$C41]" office:value-type="float" office:value="51.9" calcext:value-type="float">
            <text:p>$51.90</text:p>
          </table:table-cell>
          <table:table-cell table:style-name="ce313" table:formula="of:=([.AA$33]+[.AA$34]/100)*[.$D41]/100" office:value-type="float" office:value="119.52" calcext:value-type="float">
            <text:p>$119.52</text:p>
          </table:table-cell>
          <table:table-cell table:style-name="ce313" table:formula="of:=[.Z41]+[.AA41]" office:value-type="float" office:value="171.42" calcext:value-type="float">
            <text:p>$171.42</text:p>
          </table:table-cell>
          <table:table-cell table:style-name="ce327" table:formula="of:=[.AB41]*1.15" office:value-type="currency" office:currency="NZD" office:value="197.133" calcext:value-type="currency">
            <text:p>$197</text:p>
          </table:table-cell>
          <table:table-cell table:style-name="ce327" table:formula="of:=[.AC41]*(1-[.AC$50])" office:value-type="currency" office:currency="NZD" office:value="177.4197" calcext:value-type="currency">
            <text:p>$177</text:p>
          </table:table-cell>
          <table:table-cell table:style-name="ce407" table:formula="of:=[.Q41]-[.AD41]" office:value-type="currency" office:currency="NZD" office:value="-6.060822" calcext:value-type="currency">
            <text:p>-$6</text:p>
          </table:table-cell>
          <table:table-cell table:style-name="ce414"/>
          <table:table-cell/>
          <table:table-cell table:style-name="Default"/>
          <table:table-cell table:style-name="ce266"/>
          <table:table-cell table:style-name="ce417"/>
          <table:table-cell table:style-name="ce313" table:formula="of:=[.AK$32]*[.$C41]" office:value-type="float" office:value="9.999" calcext:value-type="float">
            <text:p>$10.00</text:p>
          </table:table-cell>
          <table:table-cell table:style-name="ce313" table:formula="of:=([.AL$33]+[.AL$34]/100)*[.$D41]/100" office:value-type="float" office:value="163.329" calcext:value-type="float">
            <text:p>$163.33</text:p>
          </table:table-cell>
          <table:table-cell table:style-name="ce313" table:formula="of:=[.AK41]+[.AL41]" office:value-type="float" office:value="173.328" calcext:value-type="float">
            <text:p>$173.33</text:p>
          </table:table-cell>
          <table:table-cell table:style-name="ce327" table:formula="of:=[.AM41]*1.15" office:value-type="currency" office:currency="NZD" office:value="199.3272" calcext:value-type="currency">
            <text:p>$199</text:p>
          </table:table-cell>
          <table:table-cell table:style-name="ce327" table:formula="of:=[.AN41]*(1-[.AN$50])" office:value-type="currency" office:currency="NZD" office:value="175.407936" calcext:value-type="currency">
            <text:p>$175</text:p>
          </table:table-cell>
          <table:table-cell table:style-name="ce426" table:formula="of:=[.Q41]-[.AO41]" office:value-type="float" office:value="-4.04905799999997" calcext:value-type="float">
            <text:p>-$4.05</text:p>
          </table:table-cell>
          <table:table-cell table:style-name="ce431"/>
        </table:table-row>
        <table:table-row table:style-name="ro1">
          <table:table-cell/>
          <table:table-cell table:style-name="ce252" table:formula="of:=[.B16]" office:value-type="string" office:string-value="July" calcext:value-type="string">
            <text:p>July</text:p>
          </table:table-cell>
          <table:table-cell table:style-name="ce268" table:formula="of:=[.C16]" office:value-type="float" office:value="31" calcext:value-type="float">
            <text:p>31</text:p>
          </table:table-cell>
          <table:table-cell table:style-name="ce281" office:value-type="float" office:value="650" calcext:value-type="float">
            <text:p>650 kW</text:p>
          </table:table-cell>
          <table:table-cell table:style-name="ce281" table:number-columns-repeated="2"/>
          <table:table-cell table:style-name="ce308" table:formula="of:=[.C42]*[.G$32]" office:value-type="float" office:value="56.69001" calcext:value-type="float">
            <text:p>$56.69</text:p>
          </table:table-cell>
          <table:table-cell table:style-name="ce318" table:formula="of:=[.D42]*([.H$33]+[.H$34]/100)/100" office:value-type="float" office:value="144.34875" calcext:value-type="float">
            <text:p>$144.35</text:p>
          </table:table-cell>
          <table:table-cell table:style-name="ce318" table:formula="of:=[.G42]+[.H42]" office:value-type="float" office:value="201.03876" calcext:value-type="float">
            <text:p>$201.04</text:p>
          </table:table-cell>
          <table:table-cell table:style-name="ce330" table:formula="of:=[.I42]*1.15" office:value-type="currency" office:currency="NZD" office:value="231.194574" calcext:value-type="currency">
            <text:p>$231</text:p>
          </table:table-cell>
          <table:table-cell table:style-name="ce330" table:formula="of:=[.J42]*(1-[.J$50])" office:value-type="currency" office:currency="NZD" office:value="196.5153879" calcext:value-type="currency">
            <text:p>$197</text:p>
          </table:table-cell>
          <table:table-cell table:style-name="ce266"/>
          <table:table-cell table:style-name="ce266" table:formula="of:=[.C42]*[.M$32]" office:value-type="float" office:value="10.94114" calcext:value-type="float">
            <text:p>$10.94</text:p>
          </table:table-cell>
          <table:table-cell table:style-name="ce313" table:formula="of:=[.D42]*([.N$33]+[.N$34]/100)/100" office:value-type="float" office:value="178.44125" calcext:value-type="float">
            <text:p>$178.44</text:p>
          </table:table-cell>
          <table:table-cell table:style-name="ce348" table:formula="of:=[.M42]+[.N42]" office:value-type="float" office:value="189.38239" calcext:value-type="float">
            <text:p>$189.38</text:p>
          </table:table-cell>
          <table:table-cell table:style-name="ce351" table:formula="of:=[.O42]*1.15" office:value-type="currency" office:currency="NZD" office:value="217.7897485" calcext:value-type="currency">
            <text:p>$218</text:p>
          </table:table-cell>
          <table:table-cell table:style-name="ce351" table:formula="of:=[.P42]*(1-[.P$50])" office:value-type="currency" office:currency="NZD" office:value="185.121286225" calcext:value-type="currency">
            <text:p>$185</text:p>
          </table:table-cell>
          <table:table-cell table:style-name="ce358"/>
          <table:table-cell table:style-name="ce303"/>
          <table:table-cell table:style-name="ce367"/>
          <table:table-cell table:style-name="ce378" table:formula="of:=[.U$32]*[.$C42]" office:value-type="float" office:value="69.44" calcext:value-type="float">
            <text:p>$69.44</text:p>
          </table:table-cell>
          <table:table-cell table:style-name="ce378" table:formula="of:=([.V$33]+[.V$34]/100)*[.$D42]/100" office:value-type="float" office:value="139.815" calcext:value-type="float">
            <text:p>$139.82</text:p>
          </table:table-cell>
          <table:table-cell table:style-name="ce378" table:formula="of:=[.U42]+[.V42]" office:value-type="float" office:value="209.255" calcext:value-type="float">
            <text:p>$209.26</text:p>
          </table:table-cell>
          <table:table-cell table:style-name="ce384" table:formula="of:=[.W42]*1.15" office:value-type="currency" office:currency="NZD" office:value="240.64325" calcext:value-type="currency">
            <text:p>$241</text:p>
          </table:table-cell>
          <table:table-cell table:style-name="ce313"/>
          <table:table-cell table:style-name="ce313" table:formula="of:=[.Z$32]*[.$C42]" office:value-type="float" office:value="53.63" calcext:value-type="float">
            <text:p>$53.63</text:p>
          </table:table-cell>
          <table:table-cell table:style-name="ce313" table:formula="of:=([.AA$33]+[.AA$34]/100)*[.$D42]/100" office:value-type="float" office:value="129.48" calcext:value-type="float">
            <text:p>$129.48</text:p>
          </table:table-cell>
          <table:table-cell table:style-name="ce313" table:formula="of:=[.Z42]+[.AA42]" office:value-type="float" office:value="183.11" calcext:value-type="float">
            <text:p>$183.11</text:p>
          </table:table-cell>
          <table:table-cell table:style-name="ce327" table:formula="of:=[.AB42]*1.15" office:value-type="currency" office:currency="NZD" office:value="210.5765" calcext:value-type="currency">
            <text:p>$211</text:p>
          </table:table-cell>
          <table:table-cell table:style-name="ce327" table:formula="of:=[.AC42]*(1-[.AC$50])" office:value-type="currency" office:currency="NZD" office:value="189.51885" calcext:value-type="currency">
            <text:p>$190</text:p>
          </table:table-cell>
          <table:table-cell table:style-name="ce407" table:formula="of:=[.Q42]-[.AD42]" office:value-type="currency" office:currency="NZD" office:value="-4.39756377500004" calcext:value-type="currency">
            <text:p>-$4</text:p>
          </table:table-cell>
          <table:table-cell table:style-name="ce414"/>
          <table:table-cell/>
          <table:table-cell table:style-name="Default"/>
          <table:table-cell table:style-name="ce266"/>
          <table:table-cell table:style-name="ce417"/>
          <table:table-cell table:style-name="ce313" table:formula="of:=[.AK$32]*[.$C42]" office:value-type="float" office:value="10.3323" calcext:value-type="float">
            <text:p>$10.33</text:p>
          </table:table-cell>
          <table:table-cell table:style-name="ce313" table:formula="of:=([.AL$33]+[.AL$34]/100)*[.$D42]/100" office:value-type="float" office:value="176.93975" calcext:value-type="float">
            <text:p>$176.94</text:p>
          </table:table-cell>
          <table:table-cell table:style-name="ce313" table:formula="of:=[.AK42]+[.AL42]" office:value-type="float" office:value="187.27205" calcext:value-type="float">
            <text:p>$187.27</text:p>
          </table:table-cell>
          <table:table-cell table:style-name="ce327" table:formula="of:=[.AM42]*1.15" office:value-type="currency" office:currency="NZD" office:value="215.3628575" calcext:value-type="currency">
            <text:p>$215</text:p>
          </table:table-cell>
          <table:table-cell table:style-name="ce327" table:formula="of:=[.AN42]*(1-[.AN$50])" office:value-type="currency" office:currency="NZD" office:value="189.5193146" calcext:value-type="currency">
            <text:p>$190</text:p>
          </table:table-cell>
          <table:table-cell table:style-name="ce426" table:formula="of:=[.Q42]-[.AO42]" office:value-type="float" office:value="-4.398028375" calcext:value-type="float">
            <text:p>-$4.40</text:p>
          </table:table-cell>
          <table:table-cell table:style-name="ce431"/>
        </table:table-row>
        <table:table-row table:style-name="ro1">
          <table:table-cell/>
          <table:table-cell table:style-name="ce252" table:formula="of:=[.B17]" office:value-type="string" office:string-value="August" calcext:value-type="string">
            <text:p>August</text:p>
          </table:table-cell>
          <table:table-cell table:style-name="ce268" table:formula="of:=[.C17]" office:value-type="float" office:value="31" calcext:value-type="float">
            <text:p>31</text:p>
          </table:table-cell>
          <table:table-cell table:style-name="ce281" office:value-type="float" office:value="750" calcext:value-type="float">
            <text:p>750 kW</text:p>
          </table:table-cell>
          <table:table-cell table:style-name="ce281" table:number-columns-repeated="2"/>
          <table:table-cell table:style-name="ce308" table:formula="of:=[.C43]*[.G$32]" office:value-type="float" office:value="56.69001" calcext:value-type="float">
            <text:p>$56.69</text:p>
          </table:table-cell>
          <table:table-cell table:style-name="ce318" table:formula="of:=[.D43]*([.H$33]+[.H$34]/100)/100" office:value-type="float" office:value="166.55625" calcext:value-type="float">
            <text:p>$166.56</text:p>
          </table:table-cell>
          <table:table-cell table:style-name="ce318" table:formula="of:=[.G43]+[.H43]" office:value-type="float" office:value="223.24626" calcext:value-type="float">
            <text:p>$223.25</text:p>
          </table:table-cell>
          <table:table-cell table:style-name="ce330" table:formula="of:=[.I43]*1.15" office:value-type="currency" office:currency="NZD" office:value="256.733199" calcext:value-type="currency">
            <text:p>$257</text:p>
          </table:table-cell>
          <table:table-cell table:style-name="ce330" table:formula="of:=[.J43]*(1-[.J$50])" office:value-type="currency" office:currency="NZD" office:value="218.22321915" calcext:value-type="currency">
            <text:p>$218</text:p>
          </table:table-cell>
          <table:table-cell table:style-name="ce266"/>
          <table:table-cell table:style-name="ce266" table:formula="of:=[.C43]*[.M$32]" office:value-type="float" office:value="10.94114" calcext:value-type="float">
            <text:p>$10.94</text:p>
          </table:table-cell>
          <table:table-cell table:style-name="ce313" table:formula="of:=[.D43]*([.N$33]+[.N$34]/100)/100" office:value-type="float" office:value="205.89375" calcext:value-type="float">
            <text:p>$205.89</text:p>
          </table:table-cell>
          <table:table-cell table:style-name="ce348" table:formula="of:=[.M43]+[.N43]" office:value-type="float" office:value="216.83489" calcext:value-type="float">
            <text:p>$216.83</text:p>
          </table:table-cell>
          <table:table-cell table:style-name="ce351" table:formula="of:=[.O43]*1.15" office:value-type="currency" office:currency="NZD" office:value="249.3601235" calcext:value-type="currency">
            <text:p>$249</text:p>
          </table:table-cell>
          <table:table-cell table:style-name="ce351" table:formula="of:=[.P43]*(1-[.P$50])" office:value-type="currency" office:currency="NZD" office:value="211.956104975" calcext:value-type="currency">
            <text:p>$212</text:p>
          </table:table-cell>
          <table:table-cell table:style-name="ce358"/>
          <table:table-cell table:style-name="ce303"/>
          <table:table-cell table:style-name="ce367"/>
          <table:table-cell table:style-name="ce378" table:formula="of:=[.U$32]*[.$C43]" office:value-type="float" office:value="69.44" calcext:value-type="float">
            <text:p>$69.44</text:p>
          </table:table-cell>
          <table:table-cell table:style-name="ce378" table:formula="of:=([.V$33]+[.V$34]/100)*[.$D43]/100" office:value-type="float" office:value="161.325" calcext:value-type="float">
            <text:p>$161.33</text:p>
          </table:table-cell>
          <table:table-cell table:style-name="ce378" table:formula="of:=[.U43]+[.V43]" office:value-type="float" office:value="230.765" calcext:value-type="float">
            <text:p>$230.77</text:p>
          </table:table-cell>
          <table:table-cell table:style-name="ce384" table:formula="of:=[.W43]*1.15" office:value-type="currency" office:currency="NZD" office:value="265.37975" calcext:value-type="currency">
            <text:p>$265</text:p>
          </table:table-cell>
          <table:table-cell table:style-name="ce313"/>
          <table:table-cell table:style-name="ce313" table:formula="of:=[.Z$32]*[.$C43]" office:value-type="float" office:value="53.63" calcext:value-type="float">
            <text:p>$53.63</text:p>
          </table:table-cell>
          <table:table-cell table:style-name="ce313" table:formula="of:=([.AA$33]+[.AA$34]/100)*[.$D43]/100" office:value-type="float" office:value="149.4" calcext:value-type="float">
            <text:p>$149.40</text:p>
          </table:table-cell>
          <table:table-cell table:style-name="ce313" table:formula="of:=[.Z43]+[.AA43]" office:value-type="float" office:value="203.03" calcext:value-type="float">
            <text:p>$203.03</text:p>
          </table:table-cell>
          <table:table-cell table:style-name="ce327" table:formula="of:=[.AB43]*1.15" office:value-type="currency" office:currency="NZD" office:value="233.4845" calcext:value-type="currency">
            <text:p>$233</text:p>
          </table:table-cell>
          <table:table-cell table:style-name="ce327" table:formula="of:=[.AC43]*(1-[.AC$50])" office:value-type="currency" office:currency="NZD" office:value="210.13605" calcext:value-type="currency">
            <text:p>$210</text:p>
          </table:table-cell>
          <table:table-cell table:style-name="ce407" table:formula="of:=[.Q43]-[.AD43]" office:value-type="currency" office:currency="NZD" office:value="1.82005497499998" calcext:value-type="currency">
            <text:p>$2</text:p>
          </table:table-cell>
          <table:table-cell table:style-name="ce414"/>
          <table:table-cell/>
          <table:table-cell table:style-name="Default"/>
          <table:table-cell table:style-name="ce266"/>
          <table:table-cell table:style-name="ce417"/>
          <table:table-cell table:style-name="ce313" table:formula="of:=[.AK$32]*[.$C43]" office:value-type="float" office:value="10.3323" calcext:value-type="float">
            <text:p>$10.33</text:p>
          </table:table-cell>
          <table:table-cell table:style-name="ce313" table:formula="of:=([.AL$33]+[.AL$34]/100)*[.$D43]/100" office:value-type="float" office:value="204.16125" calcext:value-type="float">
            <text:p>$204.16</text:p>
          </table:table-cell>
          <table:table-cell table:style-name="ce313" table:formula="of:=[.AK43]+[.AL43]" office:value-type="float" office:value="214.49355" calcext:value-type="float">
            <text:p>$214.49</text:p>
          </table:table-cell>
          <table:table-cell table:style-name="ce327" table:formula="of:=[.AM43]*1.15" office:value-type="currency" office:currency="NZD" office:value="246.6675825" calcext:value-type="currency">
            <text:p>$247</text:p>
          </table:table-cell>
          <table:table-cell table:style-name="ce327" table:formula="of:=[.AN43]*(1-[.AN$50])" office:value-type="currency" office:currency="NZD" office:value="217.0674726" calcext:value-type="currency">
            <text:p>$217</text:p>
          </table:table-cell>
          <table:table-cell table:style-name="ce426" table:formula="of:=[.Q43]-[.AO43]" office:value-type="float" office:value="-5.11136762499999" calcext:value-type="float">
            <text:p>-$5.11</text:p>
          </table:table-cell>
          <table:table-cell table:style-name="ce431"/>
        </table:table-row>
        <table:table-row table:style-name="ro1">
          <table:table-cell/>
          <table:table-cell table:style-name="ce252" table:formula="of:=[.B18]" office:value-type="string" office:string-value="September" calcext:value-type="string">
            <text:p>September</text:p>
          </table:table-cell>
          <table:table-cell table:style-name="ce268" table:formula="of:=[.C18]" office:value-type="float" office:value="30" calcext:value-type="float">
            <text:p>30</text:p>
          </table:table-cell>
          <table:table-cell table:style-name="ce281" office:value-type="float" office:value="750" calcext:value-type="float">
            <text:p>750 kW</text:p>
          </table:table-cell>
          <table:table-cell table:style-name="ce281" table:number-columns-repeated="2"/>
          <table:table-cell table:style-name="ce308" table:formula="of:=[.C44]*[.G$32]" office:value-type="float" office:value="54.8613" calcext:value-type="float">
            <text:p>$54.86</text:p>
          </table:table-cell>
          <table:table-cell table:style-name="ce318" table:formula="of:=[.D44]*([.H$33]+[.H$34]/100)/100" office:value-type="float" office:value="166.55625" calcext:value-type="float">
            <text:p>$166.56</text:p>
          </table:table-cell>
          <table:table-cell table:style-name="ce318" table:formula="of:=[.G44]+[.H44]" office:value-type="float" office:value="221.41755" calcext:value-type="float">
            <text:p>$221.42</text:p>
          </table:table-cell>
          <table:table-cell table:style-name="ce330" table:formula="of:=[.I44]*1.15" office:value-type="currency" office:currency="NZD" office:value="254.6301825" calcext:value-type="currency">
            <text:p>$255</text:p>
          </table:table-cell>
          <table:table-cell table:style-name="ce330" table:formula="of:=[.J44]*(1-[.J$50])" office:value-type="currency" office:currency="NZD" office:value="216.435655125" calcext:value-type="currency">
            <text:p>$216</text:p>
          </table:table-cell>
          <table:table-cell table:style-name="ce266"/>
          <table:table-cell table:style-name="ce266" table:formula="of:=[.C44]*[.M$32]" office:value-type="float" office:value="10.5882" calcext:value-type="float">
            <text:p>$10.59</text:p>
          </table:table-cell>
          <table:table-cell table:style-name="ce313" table:formula="of:=[.D44]*([.N$33]+[.N$34]/100)/100" office:value-type="float" office:value="205.89375" calcext:value-type="float">
            <text:p>$205.89</text:p>
          </table:table-cell>
          <table:table-cell table:style-name="ce348" table:formula="of:=[.M44]+[.N44]" office:value-type="float" office:value="216.48195" calcext:value-type="float">
            <text:p>$216.48</text:p>
          </table:table-cell>
          <table:table-cell table:style-name="ce351" table:formula="of:=[.O44]*1.15" office:value-type="currency" office:currency="NZD" office:value="248.9542425" calcext:value-type="currency">
            <text:p>$249</text:p>
          </table:table-cell>
          <table:table-cell table:style-name="ce351" table:formula="of:=[.P44]*(1-[.P$50])" office:value-type="currency" office:currency="NZD" office:value="211.611106125" calcext:value-type="currency">
            <text:p>$212</text:p>
          </table:table-cell>
          <table:table-cell table:style-name="ce358"/>
          <table:table-cell table:style-name="ce303"/>
          <table:table-cell table:style-name="ce367"/>
          <table:table-cell table:style-name="ce378" table:formula="of:=[.U$32]*[.$C44]" office:value-type="float" office:value="67.2" calcext:value-type="float">
            <text:p>$67.20</text:p>
          </table:table-cell>
          <table:table-cell table:style-name="ce378" table:formula="of:=([.V$33]+[.V$34]/100)*[.$D44]/100" office:value-type="float" office:value="161.325" calcext:value-type="float">
            <text:p>$161.33</text:p>
          </table:table-cell>
          <table:table-cell table:style-name="ce378" table:formula="of:=[.U44]+[.V44]" office:value-type="float" office:value="228.525" calcext:value-type="float">
            <text:p>$228.53</text:p>
          </table:table-cell>
          <table:table-cell table:style-name="ce384" table:formula="of:=[.W44]*1.15" office:value-type="currency" office:currency="NZD" office:value="262.80375" calcext:value-type="currency">
            <text:p>$263</text:p>
          </table:table-cell>
          <table:table-cell table:style-name="ce313"/>
          <table:table-cell table:style-name="ce313" table:formula="of:=[.Z$32]*[.$C44]" office:value-type="float" office:value="51.9" calcext:value-type="float">
            <text:p>$51.90</text:p>
          </table:table-cell>
          <table:table-cell table:style-name="ce313" table:formula="of:=([.AA$33]+[.AA$34]/100)*[.$D44]/100" office:value-type="float" office:value="149.4" calcext:value-type="float">
            <text:p>$149.40</text:p>
          </table:table-cell>
          <table:table-cell table:style-name="ce313" table:formula="of:=[.Z44]+[.AA44]" office:value-type="float" office:value="201.3" calcext:value-type="float">
            <text:p>$201.30</text:p>
          </table:table-cell>
          <table:table-cell table:style-name="ce327" table:formula="of:=[.AB44]*1.15" office:value-type="currency" office:currency="NZD" office:value="231.495" calcext:value-type="currency">
            <text:p>$231</text:p>
          </table:table-cell>
          <table:table-cell table:style-name="ce327" table:formula="of:=[.AC44]*(1-[.AC$50])" office:value-type="currency" office:currency="NZD" office:value="208.3455" calcext:value-type="currency">
            <text:p>$208</text:p>
          </table:table-cell>
          <table:table-cell table:style-name="ce407" table:formula="of:=[.Q44]-[.AD44]" office:value-type="currency" office:currency="NZD" office:value="3.26560612499998" calcext:value-type="currency">
            <text:p>$3</text:p>
          </table:table-cell>
          <table:table-cell table:style-name="ce414"/>
          <table:table-cell/>
          <table:table-cell table:style-name="Default"/>
          <table:table-cell table:style-name="ce266"/>
          <table:table-cell table:style-name="ce417"/>
          <table:table-cell table:style-name="ce313" table:formula="of:=[.AK$32]*[.$C44]" office:value-type="float" office:value="9.999" calcext:value-type="float">
            <text:p>$10.00</text:p>
          </table:table-cell>
          <table:table-cell table:style-name="ce313" table:formula="of:=([.AL$33]+[.AL$34]/100)*[.$D44]/100" office:value-type="float" office:value="204.16125" calcext:value-type="float">
            <text:p>$204.16</text:p>
          </table:table-cell>
          <table:table-cell table:style-name="ce313" table:formula="of:=[.AK44]+[.AL44]" office:value-type="float" office:value="214.16025" calcext:value-type="float">
            <text:p>$214.16</text:p>
          </table:table-cell>
          <table:table-cell table:style-name="ce327" table:formula="of:=[.AM44]*1.15" office:value-type="currency" office:currency="NZD" office:value="246.2842875" calcext:value-type="currency">
            <text:p>$246</text:p>
          </table:table-cell>
          <table:table-cell table:style-name="ce327" table:formula="of:=[.AN44]*(1-[.AN$50])" office:value-type="currency" office:currency="NZD" office:value="216.730173" calcext:value-type="currency">
            <text:p>$217</text:p>
          </table:table-cell>
          <table:table-cell table:style-name="ce426" table:formula="of:=[.Q44]-[.AO44]" office:value-type="float" office:value="-5.11906687499999" calcext:value-type="float">
            <text:p>-$5.12</text:p>
          </table:table-cell>
          <table:table-cell table:style-name="ce431"/>
        </table:table-row>
        <table:table-row table:style-name="ro1">
          <table:table-cell/>
          <table:table-cell table:style-name="ce251" table:formula="of:=[.B19]" office:value-type="string" office:string-value="October" calcext:value-type="string">
            <text:p>October</text:p>
          </table:table-cell>
          <table:table-cell table:style-name="ce268" table:formula="of:=[.C19]" office:value-type="float" office:value="31" calcext:value-type="float">
            <text:p>31</text:p>
          </table:table-cell>
          <table:table-cell table:style-name="ce279" office:value-type="float" office:value="400" calcext:value-type="float">
            <text:p>400 kW</text:p>
          </table:table-cell>
          <table:table-cell table:style-name="ce279" table:number-columns-repeated="2"/>
          <table:table-cell table:style-name="ce308" table:formula="of:=[.C45]*[.G$32]" office:value-type="float" office:value="56.69001" calcext:value-type="float">
            <text:p>$56.69</text:p>
          </table:table-cell>
          <table:table-cell table:style-name="ce318" table:formula="of:=[.D45]*([.H$33]+[.H$34]/100)/100" office:value-type="float" office:value="88.83" calcext:value-type="float">
            <text:p>$88.83</text:p>
          </table:table-cell>
          <table:table-cell table:style-name="ce318" table:formula="of:=[.G45]+[.H45]" office:value-type="float" office:value="145.52001" calcext:value-type="float">
            <text:p>$145.52</text:p>
          </table:table-cell>
          <table:table-cell table:style-name="ce330" table:formula="of:=[.I45]*1.15" office:value-type="currency" office:currency="NZD" office:value="167.3480115" calcext:value-type="currency">
            <text:p>$167</text:p>
          </table:table-cell>
          <table:table-cell table:style-name="ce330" table:formula="of:=[.J45]*(1-[.J$50])" office:value-type="currency" office:currency="NZD" office:value="142.245809775" calcext:value-type="currency">
            <text:p>$142</text:p>
          </table:table-cell>
          <table:table-cell/>
          <table:table-cell table:style-name="ce266" table:formula="of:=[.C45]*[.M$32]" office:value-type="float" office:value="10.94114" calcext:value-type="float">
            <text:p>$10.94</text:p>
          </table:table-cell>
          <table:table-cell table:style-name="ce313" table:formula="of:=[.D45]*([.N$33]+[.N$34]/100)/100" office:value-type="float" office:value="109.81" calcext:value-type="float">
            <text:p>$109.81</text:p>
          </table:table-cell>
          <table:table-cell table:style-name="ce348" table:formula="of:=[.M45]+[.N45]" office:value-type="float" office:value="120.75114" calcext:value-type="float">
            <text:p>$120.75</text:p>
          </table:table-cell>
          <table:table-cell table:style-name="ce351" table:formula="of:=[.O45]*1.15" office:value-type="currency" office:currency="NZD" office:value="138.863811" calcext:value-type="currency">
            <text:p>$139</text:p>
          </table:table-cell>
          <table:table-cell table:style-name="ce351" table:formula="of:=[.P45]*(1-[.P$50])" office:value-type="currency" office:currency="NZD" office:value="118.03423935" calcext:value-type="currency">
            <text:p>$118</text:p>
          </table:table-cell>
          <table:table-cell table:style-name="ce358"/>
          <table:table-cell table:style-name="ce303"/>
          <table:table-cell table:style-name="ce367"/>
          <table:table-cell table:style-name="ce378" table:formula="of:=[.U$32]*[.$C45]" office:value-type="float" office:value="69.44" calcext:value-type="float">
            <text:p>$69.44</text:p>
          </table:table-cell>
          <table:table-cell table:style-name="ce378" table:formula="of:=([.V$33]+[.V$34]/100)*[.$D45]/100" office:value-type="float" office:value="86.04" calcext:value-type="float">
            <text:p>$86.04</text:p>
          </table:table-cell>
          <table:table-cell table:style-name="ce378" table:formula="of:=[.U45]+[.V45]" office:value-type="float" office:value="155.48" calcext:value-type="float">
            <text:p>$155.48</text:p>
          </table:table-cell>
          <table:table-cell table:style-name="ce384" table:formula="of:=[.W45]*1.15" office:value-type="currency" office:currency="NZD" office:value="178.802" calcext:value-type="currency">
            <text:p>$179</text:p>
          </table:table-cell>
          <table:table-cell table:style-name="ce111"/>
          <table:table-cell table:style-name="ce313" table:formula="of:=[.Z$32]*[.$C45]" office:value-type="float" office:value="53.63" calcext:value-type="float">
            <text:p>$53.63</text:p>
          </table:table-cell>
          <table:table-cell table:style-name="ce313" table:formula="of:=([.AA$33]+[.AA$34]/100)*[.$D45]/100" office:value-type="float" office:value="79.68" calcext:value-type="float">
            <text:p>$79.68</text:p>
          </table:table-cell>
          <table:table-cell table:style-name="ce313" table:formula="of:=[.Z45]+[.AA45]" office:value-type="float" office:value="133.31" calcext:value-type="float">
            <text:p>$133.31</text:p>
          </table:table-cell>
          <table:table-cell table:style-name="ce327" table:formula="of:=[.AB45]*1.15" office:value-type="currency" office:currency="NZD" office:value="153.3065" calcext:value-type="currency">
            <text:p>$153</text:p>
          </table:table-cell>
          <table:table-cell table:style-name="ce327" table:formula="of:=[.AC45]*(1-[.AC$50])" office:value-type="currency" office:currency="NZD" office:value="137.97585" calcext:value-type="currency">
            <text:p>$138</text:p>
          </table:table-cell>
          <table:table-cell table:style-name="ce407" table:formula="of:=[.Q45]-[.AD45]" office:value-type="currency" office:currency="NZD" office:value="-19.94161065" calcext:value-type="currency">
            <text:p>-$20</text:p>
          </table:table-cell>
          <table:table-cell table:style-name="ce414"/>
          <table:table-cell/>
          <table:table-cell table:style-name="Default"/>
          <table:table-cell/>
          <table:table-cell table:style-name="ce297"/>
          <table:table-cell table:style-name="ce313" table:formula="of:=[.AK$32]*[.$C45]" office:value-type="float" office:value="10.3323" calcext:value-type="float">
            <text:p>$10.33</text:p>
          </table:table-cell>
          <table:table-cell table:style-name="ce313" table:formula="of:=([.AL$33]+[.AL$34]/100)*[.$D45]/100" office:value-type="float" office:value="108.886" calcext:value-type="float">
            <text:p>$108.89</text:p>
          </table:table-cell>
          <table:table-cell table:style-name="ce313" table:formula="of:=[.AK45]+[.AL45]" office:value-type="float" office:value="119.2183" calcext:value-type="float">
            <text:p>$119.22</text:p>
          </table:table-cell>
          <table:table-cell table:style-name="ce327" table:formula="of:=[.AM45]*1.15" office:value-type="currency" office:currency="NZD" office:value="137.101045" calcext:value-type="currency">
            <text:p>$137</text:p>
          </table:table-cell>
          <table:table-cell table:style-name="ce327" table:formula="of:=[.AN45]*(1-[.AN$50])" office:value-type="currency" office:currency="NZD" office:value="120.6489196" calcext:value-type="currency">
            <text:p>$121</text:p>
          </table:table-cell>
          <table:table-cell table:style-name="ce426" table:formula="of:=[.Q45]-[.AO45]" office:value-type="float" office:value="-2.61468025000001" calcext:value-type="float">
            <text:p>-$2.61</text:p>
          </table:table-cell>
          <table:table-cell table:style-name="ce429"/>
        </table:table-row>
        <table:table-row table:style-name="ro1">
          <table:table-cell/>
          <table:table-cell table:style-name="ce251" table:formula="of:=[.B20]" office:value-type="string" office:string-value="November" calcext:value-type="string">
            <text:p>November</text:p>
          </table:table-cell>
          <table:table-cell table:style-name="ce268" table:formula="of:=[.C20]" office:value-type="float" office:value="30" calcext:value-type="float">
            <text:p>30</text:p>
          </table:table-cell>
          <table:table-cell table:style-name="ce279" office:value-type="float" office:value="350" calcext:value-type="float">
            <text:p>350 kW</text:p>
          </table:table-cell>
          <table:table-cell table:style-name="ce279" table:number-columns-repeated="2"/>
          <table:table-cell table:style-name="ce308" table:formula="of:=[.C46]*[.G$32]" office:value-type="float" office:value="54.8613" calcext:value-type="float">
            <text:p>$54.86</text:p>
          </table:table-cell>
          <table:table-cell table:style-name="ce318" table:formula="of:=[.D46]*([.H$33]+[.H$34]/100)/100" office:value-type="float" office:value="77.72625" calcext:value-type="float">
            <text:p>$77.73</text:p>
          </table:table-cell>
          <table:table-cell table:style-name="ce318" table:formula="of:=[.G46]+[.H46]" office:value-type="float" office:value="132.58755" calcext:value-type="float">
            <text:p>$132.59</text:p>
          </table:table-cell>
          <table:table-cell table:style-name="ce330" table:formula="of:=[.I46]*1.15" office:value-type="currency" office:currency="NZD" office:value="152.4756825" calcext:value-type="currency">
            <text:p>$152</text:p>
          </table:table-cell>
          <table:table-cell table:style-name="ce330" table:formula="of:=[.J46]*(1-[.J$50])" office:value-type="currency" office:currency="NZD" office:value="129.604330125" calcext:value-type="currency">
            <text:p>$130</text:p>
          </table:table-cell>
          <table:table-cell/>
          <table:table-cell table:style-name="ce266" table:formula="of:=[.C46]*[.M$32]" office:value-type="float" office:value="10.5882" calcext:value-type="float">
            <text:p>$10.59</text:p>
          </table:table-cell>
          <table:table-cell table:style-name="ce313" table:formula="of:=[.D46]*([.N$33]+[.N$34]/100)/100" office:value-type="float" office:value="96.08375" calcext:value-type="float">
            <text:p>$96.08</text:p>
          </table:table-cell>
          <table:table-cell table:style-name="ce348" table:formula="of:=[.M46]+[.N46]" office:value-type="float" office:value="106.67195" calcext:value-type="float">
            <text:p>$106.67</text:p>
          </table:table-cell>
          <table:table-cell table:style-name="ce351" table:formula="of:=[.O46]*1.15" office:value-type="currency" office:currency="NZD" office:value="122.6727425" calcext:value-type="currency">
            <text:p>$123</text:p>
          </table:table-cell>
          <table:table-cell table:style-name="ce351" table:formula="of:=[.P46]*(1-[.P$50])" office:value-type="currency" office:currency="NZD" office:value="104.271831125" calcext:value-type="currency">
            <text:p>$104</text:p>
          </table:table-cell>
          <table:table-cell table:style-name="ce358"/>
          <table:table-cell table:style-name="ce303"/>
          <table:table-cell table:style-name="ce367"/>
          <table:table-cell table:style-name="ce378" table:formula="of:=[.U$32]*[.$C46]" office:value-type="float" office:value="67.2" calcext:value-type="float">
            <text:p>$67.20</text:p>
          </table:table-cell>
          <table:table-cell table:style-name="ce378" table:formula="of:=([.V$33]+[.V$34]/100)*[.$D46]/100" office:value-type="float" office:value="75.285" calcext:value-type="float">
            <text:p>$75.29</text:p>
          </table:table-cell>
          <table:table-cell table:style-name="ce378" table:formula="of:=[.U46]+[.V46]" office:value-type="float" office:value="142.485" calcext:value-type="float">
            <text:p>$142.49</text:p>
          </table:table-cell>
          <table:table-cell table:style-name="ce384" table:formula="of:=[.W46]*1.15" office:value-type="currency" office:currency="NZD" office:value="163.85775" calcext:value-type="currency">
            <text:p>$164</text:p>
          </table:table-cell>
          <table:table-cell table:style-name="ce111"/>
          <table:table-cell table:style-name="ce313" table:formula="of:=[.Z$32]*[.$C46]" office:value-type="float" office:value="51.9" calcext:value-type="float">
            <text:p>$51.90</text:p>
          </table:table-cell>
          <table:table-cell table:style-name="ce313" table:formula="of:=([.AA$33]+[.AA$34]/100)*[.$D46]/100" office:value-type="float" office:value="69.72" calcext:value-type="float">
            <text:p>$69.72</text:p>
          </table:table-cell>
          <table:table-cell table:style-name="ce313" table:formula="of:=[.Z46]+[.AA46]" office:value-type="float" office:value="121.62" calcext:value-type="float">
            <text:p>$121.62</text:p>
          </table:table-cell>
          <table:table-cell table:style-name="ce327" table:formula="of:=[.AB46]*1.15" office:value-type="currency" office:currency="NZD" office:value="139.863" calcext:value-type="currency">
            <text:p>$140</text:p>
          </table:table-cell>
          <table:table-cell table:style-name="ce327" table:formula="of:=[.AC46]*(1-[.AC$50])" office:value-type="currency" office:currency="NZD" office:value="125.8767" calcext:value-type="currency">
            <text:p>$126</text:p>
          </table:table-cell>
          <table:table-cell table:style-name="ce407" table:formula="of:=[.Q46]-[.AD46]" office:value-type="currency" office:currency="NZD" office:value="-21.604868875" calcext:value-type="currency">
            <text:p>-$22</text:p>
          </table:table-cell>
          <table:table-cell table:style-name="ce414"/>
          <table:table-cell/>
          <table:table-cell table:style-name="Default"/>
          <table:table-cell/>
          <table:table-cell table:style-name="ce297"/>
          <table:table-cell table:style-name="ce313" table:formula="of:=[.AK$32]*[.$C46]" office:value-type="float" office:value="9.999" calcext:value-type="float">
            <text:p>$10.00</text:p>
          </table:table-cell>
          <table:table-cell table:style-name="ce313" table:formula="of:=([.AL$33]+[.AL$34]/100)*[.$D46]/100" office:value-type="float" office:value="95.27525" calcext:value-type="float">
            <text:p>$95.28</text:p>
          </table:table-cell>
          <table:table-cell table:style-name="ce313" table:formula="of:=[.AK46]+[.AL46]" office:value-type="float" office:value="105.27425" calcext:value-type="float">
            <text:p>$105.27</text:p>
          </table:table-cell>
          <table:table-cell table:style-name="ce327" table:formula="of:=[.AM46]*1.15" office:value-type="currency" office:currency="NZD" office:value="121.0653875" calcext:value-type="currency">
            <text:p>$121</text:p>
          </table:table-cell>
          <table:table-cell table:style-name="ce327" table:formula="of:=[.AN46]*(1-[.AN$50])" office:value-type="currency" office:currency="NZD" office:value="106.537541" calcext:value-type="currency">
            <text:p>$107</text:p>
          </table:table-cell>
          <table:table-cell table:style-name="ce426" table:formula="of:=[.Q46]-[.AO46]" office:value-type="float" office:value="-2.26570987500001" calcext:value-type="float">
            <text:p>-$2.27</text:p>
          </table:table-cell>
          <table:table-cell table:style-name="ce429"/>
        </table:table-row>
        <table:table-row table:style-name="ro1">
          <table:table-cell/>
          <table:table-cell table:style-name="ce257" table:formula="of:=[.B21]" office:value-type="string" office:string-value="December" calcext:value-type="string">
            <text:p>December</text:p>
          </table:table-cell>
          <table:table-cell table:style-name="ce269" table:formula="of:=[.C21]" office:value-type="float" office:value="31" calcext:value-type="float">
            <text:p>31</text:p>
          </table:table-cell>
          <table:table-cell table:style-name="ce282" office:value-type="float" office:value="325" calcext:value-type="float">
            <text:p>325 kW</text:p>
          </table:table-cell>
          <table:table-cell table:style-name="ce283"/>
          <table:table-cell table:style-name="ce288"/>
          <table:table-cell table:style-name="ce308" table:formula="of:=[.C47]*[.G$32]" office:value-type="float" office:value="56.69001" calcext:value-type="float">
            <text:p>$56.69</text:p>
          </table:table-cell>
          <table:table-cell table:style-name="ce318" table:formula="of:=[.D47]*([.H$33]+[.H$34]/100)/100" office:value-type="float" office:value="72.174375" calcext:value-type="float">
            <text:p>$72.17</text:p>
          </table:table-cell>
          <table:table-cell table:style-name="ce318" table:formula="of:=[.G47]+[.H47]" office:value-type="float" office:value="128.864385" calcext:value-type="float">
            <text:p>$128.86</text:p>
          </table:table-cell>
          <table:table-cell table:style-name="ce330" table:formula="of:=[.I47]*1.15" office:value-type="currency" office:currency="NZD" office:value="148.19404275" calcext:value-type="currency">
            <text:p>$148</text:p>
          </table:table-cell>
          <table:table-cell table:style-name="ce330" table:formula="of:=[.J47]*(1-[.J$50])" office:value-type="currency" office:currency="NZD" office:value="125.9649363375" calcext:value-type="currency">
            <text:p>$126</text:p>
          </table:table-cell>
          <table:table-cell/>
          <table:table-cell table:style-name="ce266" table:formula="of:=[.C47]*[.M$32]" office:value-type="float" office:value="10.94114" calcext:value-type="float">
            <text:p>$10.94</text:p>
          </table:table-cell>
          <table:table-cell table:style-name="ce313" table:formula="of:=[.D47]*([.N$33]+[.N$34]/100)/100" office:value-type="float" office:value="89.220625" calcext:value-type="float">
            <text:p>$89.22</text:p>
          </table:table-cell>
          <table:table-cell table:style-name="ce348" table:formula="of:=[.M47]+[.N47]" office:value-type="float" office:value="100.161765" calcext:value-type="float">
            <text:p>$100.16</text:p>
          </table:table-cell>
          <table:table-cell table:style-name="ce351" table:formula="of:=[.O47]*1.15" office:value-type="currency" office:currency="NZD" office:value="115.18602975" calcext:value-type="currency">
            <text:p>$115</text:p>
          </table:table-cell>
          <table:table-cell table:style-name="ce351" table:formula="of:=[.P47]*(1-[.P$50])" office:value-type="currency" office:currency="NZD" office:value="97.9081252875" calcext:value-type="currency">
            <text:p>$98</text:p>
          </table:table-cell>
          <table:table-cell table:style-name="ce358"/>
          <table:table-cell table:style-name="ce303"/>
          <table:table-cell table:style-name="ce367"/>
          <table:table-cell table:style-name="ce378" table:formula="of:=[.U$32]*[.$C47]" office:value-type="float" office:value="69.44" calcext:value-type="float">
            <text:p>$69.44</text:p>
          </table:table-cell>
          <table:table-cell table:style-name="ce378" table:formula="of:=([.V$33]+[.V$34]/100)*[.$D47]/100" office:value-type="float" office:value="69.9075" calcext:value-type="float">
            <text:p>$69.91</text:p>
          </table:table-cell>
          <table:table-cell table:style-name="ce378" table:formula="of:=[.U47]+[.V47]" office:value-type="float" office:value="139.3475" calcext:value-type="float">
            <text:p>$139.35</text:p>
          </table:table-cell>
          <table:table-cell table:style-name="ce384" table:formula="of:=[.W47]*1.15" office:value-type="currency" office:currency="NZD" office:value="160.249625" calcext:value-type="currency">
            <text:p>$160</text:p>
          </table:table-cell>
          <table:table-cell table:style-name="ce111"/>
          <table:table-cell table:style-name="ce313" table:formula="of:=[.Z$32]*[.$C47]" office:value-type="float" office:value="53.63" calcext:value-type="float">
            <text:p>$53.63</text:p>
          </table:table-cell>
          <table:table-cell table:style-name="ce313" table:formula="of:=([.AA$33]+[.AA$34]/100)*[.$D47]/100" office:value-type="float" office:value="64.74" calcext:value-type="float">
            <text:p>$64.74</text:p>
          </table:table-cell>
          <table:table-cell table:style-name="ce313" table:formula="of:=[.Z47]+[.AA47]" office:value-type="float" office:value="118.37" calcext:value-type="float">
            <text:p>$118.37</text:p>
          </table:table-cell>
          <table:table-cell table:style-name="ce327" table:formula="of:=[.AB47]*1.15" office:value-type="currency" office:currency="NZD" office:value="136.1255" calcext:value-type="currency">
            <text:p>$136</text:p>
          </table:table-cell>
          <table:table-cell table:style-name="ce327" table:formula="of:=[.AC47]*(1-[.AC$50])" office:value-type="currency" office:currency="NZD" office:value="122.51295" calcext:value-type="currency">
            <text:p>$123</text:p>
          </table:table-cell>
          <table:table-cell table:style-name="ce407" table:formula="of:=[.Q47]-[.AD47]" office:value-type="currency" office:currency="NZD" office:value="-24.6048247125" calcext:value-type="currency">
            <text:p>-$25</text:p>
          </table:table-cell>
          <table:table-cell table:style-name="ce414"/>
          <table:table-cell/>
          <table:table-cell table:style-name="Default"/>
          <table:table-cell/>
          <table:table-cell table:style-name="ce297"/>
          <table:table-cell table:style-name="ce313" table:formula="of:=[.AK$32]*[.$C47]" office:value-type="float" office:value="10.3323" calcext:value-type="float">
            <text:p>$10.33</text:p>
          </table:table-cell>
          <table:table-cell table:style-name="ce313" table:formula="of:=([.AL$33]+[.AL$34]/100)*[.$D47]/100" office:value-type="float" office:value="88.469875" calcext:value-type="float">
            <text:p>$88.47</text:p>
          </table:table-cell>
          <table:table-cell table:style-name="ce313" table:formula="of:=[.AK47]+[.AL47]" office:value-type="float" office:value="98.802175" calcext:value-type="float">
            <text:p>$98.80</text:p>
          </table:table-cell>
          <table:table-cell table:style-name="ce327" table:formula="of:=[.AM47]*1.15" office:value-type="currency" office:currency="NZD" office:value="113.62250125" calcext:value-type="currency">
            <text:p>$114</text:p>
          </table:table-cell>
          <table:table-cell table:style-name="ce327" table:formula="of:=[.AN47]*(1-[.AN$50])" office:value-type="currency" office:currency="NZD" office:value="99.9878011" calcext:value-type="currency">
            <text:p>$100</text:p>
          </table:table-cell>
          <table:table-cell table:style-name="ce426" table:formula="of:=[.Q47]-[.AO47]" office:value-type="float" office:value="-2.0796758125" calcext:value-type="float">
            <text:p>-$2.08</text:p>
          </table:table-cell>
          <table:table-cell table:style-name="ce429"/>
        </table:table-row>
        <table:table-row table:style-name="ro1">
          <table:table-cell/>
          <table:table-cell table:style-name="ce258"/>
          <table:table-cell table:style-name="ce263" office:value-type="string" calcext:value-type="string">
            <text:p>Annual Usage = </text:p>
          </table:table-cell>
          <table:table-cell table:style-name="ce276" table:formula="of:=SUM([.D36:.D47])" office:value-type="float" office:value="5683" calcext:value-type="float">
            <text:p>5683 kW</text:p>
          </table:table-cell>
          <table:table-cell table:style-name="ce6"/>
          <table:table-cell table:style-name="ce286"/>
          <table:table-cell table:style-name="ce309" table:formula="of:=SUM([.G36:.G47])" office:value-type="float" office:value="667.47915" calcext:value-type="float">
            <text:p>$667</text:p>
          </table:table-cell>
          <table:table-cell table:style-name="ce309" table:formula="of:=SUM([.H36:.H47])" office:value-type="float" office:value="1262.052225" calcext:value-type="float">
            <text:p>$1,262</text:p>
          </table:table-cell>
          <table:table-cell table:style-name="ce309" table:formula="of:=SUM([.I36:.I47])" office:value-type="float" office:value="1929.531375" calcext:value-type="float">
            <text:p>$1,930</text:p>
          </table:table-cell>
          <table:table-cell table:style-name="ce309" table:formula="of:=SUM([.J36:.J47])" office:value-type="float" office:value="2218.96108125" calcext:value-type="float">
            <text:p>$2,219</text:p>
          </table:table-cell>
          <table:table-cell table:style-name="ce334" table:formula="of:=SUM([.K36:.K47])" office:value-type="float" office:value="1886.1169190625" calcext:value-type="float">
            <text:p>$1,886</text:p>
          </table:table-cell>
          <table:table-cell/>
          <table:table-cell table:style-name="ce345" table:formula="of:=SUM([.M36:.M47])" office:value-type="currency" office:currency="NZD" office:value="128.8231" calcext:value-type="currency">
            <text:p>$129</text:p>
          </table:table-cell>
          <table:table-cell table:style-name="ce345" table:formula="of:=SUM([.N36:.N47])" office:value-type="currency" office:currency="NZD" office:value="1560.125575" calcext:value-type="currency">
            <text:p>$1,560</text:p>
          </table:table-cell>
          <table:table-cell table:style-name="ce345" table:formula="of:=SUM([.O36:.O47])" office:value-type="currency" office:currency="NZD" office:value="1688.948675" calcext:value-type="currency">
            <text:p>$1,689</text:p>
          </table:table-cell>
          <table:table-cell table:style-name="ce352" table:formula="of:=SUM([.P36:.P47])" office:value-type="currency" office:currency="NZD" office:value="1942.29097625" calcext:value-type="currency">
            <text:p>$1,942</text:p>
          </table:table-cell>
          <table:table-cell table:style-name="ce353" table:formula="of:=SUM([.Q36:.Q47])" office:value-type="currency" office:currency="NZD" office:value="1650.9473298125" calcext:value-type="currency">
            <text:p>$1,651</text:p>
          </table:table-cell>
          <table:table-cell table:style-name="ce358"/>
          <table:table-cell table:style-name="ce303"/>
          <table:table-cell table:style-name="ce367"/>
          <table:table-cell table:style-name="ce321" table:formula="of:=SUM([.U36:.U47])" office:value-type="float" office:value="817.6" calcext:value-type="float">
            <text:p>$818</text:p>
          </table:table-cell>
          <table:table-cell table:style-name="ce321" table:formula="of:=SUM([.V36:.V47])" office:value-type="float" office:value="1222.4133" calcext:value-type="float">
            <text:p>$1,222</text:p>
          </table:table-cell>
          <table:table-cell table:style-name="ce321" table:formula="of:=SUM([.W36:.W47])" office:value-type="float" office:value="2040.0133" calcext:value-type="float">
            <text:p>$2,040</text:p>
          </table:table-cell>
          <table:table-cell table:style-name="ce385" table:formula="of:=SUM([.X36:.X47])" office:value-type="float" office:value="2346.015295" calcext:value-type="float">
            <text:p>$2,346</text:p>
          </table:table-cell>
          <table:table-cell table:style-name="ce111"/>
          <table:table-cell table:style-name="ce322" table:formula="of:=SUM([.Z36:.Z47])" office:value-type="float" office:value="631.45" calcext:value-type="float">
            <text:p>$631</text:p>
          </table:table-cell>
          <table:table-cell table:style-name="ce322" table:formula="of:=SUM([.AA36:.AA47])" office:value-type="float" office:value="1132.0536" calcext:value-type="float">
            <text:p>$1,132</text:p>
          </table:table-cell>
          <table:table-cell table:style-name="ce322" table:formula="of:=SUM([.AB36:.AB47])" office:value-type="float" office:value="1763.5036" calcext:value-type="float">
            <text:p>$1,764</text:p>
          </table:table-cell>
          <table:table-cell table:style-name="ce322" table:formula="of:=SUM([.AC36:.AC47])" office:value-type="float" office:value="2028.02914" calcext:value-type="float">
            <text:p>$2,028</text:p>
          </table:table-cell>
          <table:table-cell table:style-name="ce406" table:formula="of:=SUM([.AD36:.AD47])" office:value-type="float" office:value="1825.226226" calcext:value-type="float">
            <text:p>$1,825</text:p>
          </table:table-cell>
          <table:table-cell table:style-name="ce410" table:formula="of:=SUM([.AE36:.AE47])" office:value-type="float" office:value="-174.2788961875" calcext:value-type="float">
            <text:p>-$174</text:p>
          </table:table-cell>
          <table:table-cell table:style-name="ce414"/>
          <table:table-cell/>
          <table:table-cell table:style-name="Default"/>
          <table:table-cell/>
          <table:table-cell table:style-name="ce297"/>
          <table:table-cell table:style-name="ce322" table:formula="of:=SUM([.AK36:.AK47])" office:value-type="float" office:value="121.6545" calcext:value-type="float">
            <text:p>$122</text:p>
          </table:table-cell>
          <table:table-cell table:style-name="ce322" table:formula="of:=SUM([.AL36:.AL47])" office:value-type="float" office:value="1546.997845" calcext:value-type="float">
            <text:p>$1,547</text:p>
          </table:table-cell>
          <table:table-cell table:style-name="ce322" table:formula="of:=SUM([.AM36:.AM47])" office:value-type="float" office:value="1668.652345" calcext:value-type="float">
            <text:p>$1,669</text:p>
          </table:table-cell>
          <table:table-cell table:style-name="ce322" table:formula="of:=SUM([.AN36:.AN47])" office:value-type="float" office:value="1918.95019675" calcext:value-type="float">
            <text:p>$1,919</text:p>
          </table:table-cell>
          <table:table-cell table:style-name="ce406" table:formula="of:=SUM([.AO36:.AO47])" office:value-type="float" office:value="1688.67617314" calcext:value-type="float">
            <text:p>$1,689</text:p>
          </table:table-cell>
          <table:table-cell table:style-name="ce410" table:formula="of:=SUM([.AP36:.AP47])" office:value-type="float" office:value="-37.7288433275" calcext:value-type="float">
            <text:p>-$38</text:p>
          </table:table-cell>
          <table:table-cell table:style-name="ce429"/>
        </table:table-row>
        <table:table-row table:style-name="ro1">
          <table:table-cell table:number-columns-repeated="2"/>
          <table:table-cell table:style-name="ce19"/>
          <table:table-cell table:style-name="ce9" table:number-columns-repeated="2"/>
          <table:table-cell table:style-name="ce289"/>
          <table:table-cell table:style-name="ce300"/>
          <table:table-cell table:style-name="Default"/>
          <table:table-cell table:style-name="ce248" office:value-type="string" calcext:value-type="string">
            <text:p>GST total @ 15%</text:p>
          </table:table-cell>
          <table:table-cell table:style-name="ce74" table:formula="of:=[.I48]*0.15" office:value-type="float" office:value="289.42970625" calcext:value-type="float">
            <text:p>$289</text:p>
          </table:table-cell>
          <table:table-cell table:number-columns-repeated="2"/>
          <table:table-cell table:style-name="ce19"/>
          <table:table-cell table:style-name="Default"/>
          <table:table-cell table:style-name="ce248" office:value-type="string" calcext:value-type="string">
            <text:p>GST total @ 15%</text:p>
          </table:table-cell>
          <table:table-cell table:style-name="ce74" table:formula="of:=[.O48]*0.15" office:value-type="float" office:value="253.34230125" calcext:value-type="float">
            <text:p>$253</text:p>
          </table:table-cell>
          <table:table-cell table:style-name="ce74"/>
          <table:table-cell table:style-name="ce356"/>
          <table:table-cell table:style-name="ce293"/>
          <table:table-cell table:style-name="ce367"/>
          <table:table-cell table:style-name="ce28"/>
          <table:table-cell table:style-name="Default"/>
          <table:table-cell table:style-name="ce264" office:value-type="string" calcext:value-type="string">
            <text:p>GST total @ 15%</text:p>
          </table:table-cell>
          <table:table-cell table:style-name="ce328" table:formula="of:=[.W48]*0.15" office:value-type="float" office:value="306.001995" calcext:value-type="float">
            <text:p>$306</text:p>
          </table:table-cell>
          <table:table-cell table:style-name="ce111"/>
          <table:table-cell table:style-name="ce28"/>
          <table:table-cell table:style-name="Default"/>
          <table:table-cell table:style-name="ce248" office:value-type="string" calcext:value-type="string">
            <text:p>GST total @ 15%</text:p>
          </table:table-cell>
          <table:table-cell table:style-name="ce328" table:formula="of:=[.AB48]*0.15" office:value-type="float" office:value="264.52554" calcext:value-type="float">
            <text:p>$265</text:p>
          </table:table-cell>
          <table:table-cell table:style-name="ce328" table:number-columns-repeated="2"/>
          <table:table-cell table:style-name="ce414"/>
          <table:table-cell/>
          <table:table-cell table:style-name="Default"/>
          <table:table-cell/>
          <table:table-cell table:style-name="ce297"/>
          <table:table-cell table:style-name="ce28"/>
          <table:table-cell table:style-name="Default"/>
          <table:table-cell table:style-name="ce248" office:value-type="string" calcext:value-type="string">
            <text:p>GST total @ 15%</text:p>
          </table:table-cell>
          <table:table-cell table:style-name="ce328" table:formula="of:=[.AM48]*0.15" office:value-type="float" office:value="250.29785175" calcext:value-type="float">
            <text:p>$250</text:p>
          </table:table-cell>
          <table:table-cell table:style-name="ce328"/>
          <table:table-cell table:style-name="ce382"/>
          <table:table-cell table:style-name="ce429"/>
        </table:table-row>
        <table:table-row table:style-name="ro1">
          <table:table-cell table:number-columns-repeated="2"/>
          <table:table-cell table:style-name="ce19"/>
          <table:table-cell table:style-name="ce9" table:number-columns-repeated="2"/>
          <table:table-cell table:style-name="ce289"/>
          <table:table-cell table:style-name="ce301" office:value-type="string" calcext:value-type="string">
            <text:p>Discounts</text:p>
          </table:table-cell>
          <table:table-cell table:style-name="Default"/>
          <table:table-cell table:style-name="ce264" office:value-type="string" calcext:value-type="string">
            <text:p>prompt pay</text:p>
          </table:table-cell>
          <table:table-cell table:style-name="ce304" office:value-type="percentage" office:value="0.15" calcext:value-type="percentage">
            <text:p>15%</text:p>
          </table:table-cell>
          <table:table-cell table:style-name="ce332" table:formula="of:=[.J48]*(1-[.J50])" office:value-type="currency" office:currency="NZD" office:value="1886.1169190625" calcext:value-type="currency">
            <text:p>$1,886</text:p>
          </table:table-cell>
          <table:table-cell/>
          <table:table-cell table:style-name="ce301" office:value-type="string" calcext:value-type="string">
            <text:p>Discounts</text:p>
          </table:table-cell>
          <table:table-cell table:style-name="Default"/>
          <table:table-cell table:style-name="ce264" office:value-type="string" calcext:value-type="string">
            <text:p>prompt pay</text:p>
          </table:table-cell>
          <table:table-cell table:style-name="ce304" office:value-type="percentage" office:value="0.15" calcext:value-type="percentage">
            <text:p>15%</text:p>
          </table:table-cell>
          <table:table-cell table:style-name="ce332" table:formula="of:=[.P48]*(1-[.P50])" office:value-type="currency" office:currency="NZD" office:value="1650.9473298125" calcext:value-type="currency">
            <text:p>$1,651</text:p>
          </table:table-cell>
          <table:table-cell table:style-name="ce356"/>
          <table:table-cell table:style-name="ce293"/>
          <table:table-cell table:style-name="ce367"/>
          <table:table-cell table:style-name="ce374" office:value-type="string" calcext:value-type="string">
            <text:p>Discounts</text:p>
          </table:table-cell>
          <table:table-cell table:style-name="ce323" office:value-type="string" calcext:value-type="string">
            <text:p>prompt Pay</text:p>
          </table:table-cell>
          <table:table-cell table:style-name="ce304" office:value-type="percentage" office:value="0.1" calcext:value-type="percentage">
            <text:p>10%</text:p>
          </table:table-cell>
          <table:table-cell table:style-name="ce332" table:formula="of:=[.X48]*(1-[.W50])" office:value-type="currency" office:currency="NZD" office:value="2111.4137655" calcext:value-type="currency">
            <text:p>$2,111</text:p>
          </table:table-cell>
          <table:table-cell table:style-name="ce111"/>
          <table:table-cell table:style-name="ce374" office:value-type="string" calcext:value-type="string">
            <text:p>Discounts</text:p>
          </table:table-cell>
          <table:table-cell table:style-name="Default"/>
          <table:table-cell table:style-name="ce405" office:value-type="string" calcext:value-type="string">
            <text:p>prompt Pay</text:p>
          </table:table-cell>
          <table:table-cell table:style-name="ce304" office:value-type="percentage" office:value="0.1" calcext:value-type="percentage">
            <text:p>10%</text:p>
          </table:table-cell>
          <table:table-cell table:style-name="ce332" table:formula="of:=[.AC48]*(1-[.AC50])" office:value-type="currency" office:currency="NZD" office:value="1825.226226" calcext:value-type="currency">
            <text:p>$1,825</text:p>
          </table:table-cell>
          <table:table-cell table:style-name="Default"/>
          <table:table-cell table:style-name="ce414"/>
          <table:table-cell/>
          <table:table-cell table:style-name="Default"/>
          <table:table-cell/>
          <table:table-cell table:style-name="ce297"/>
          <table:table-cell table:style-name="ce301" office:value-type="string" calcext:value-type="string">
            <text:p>Discounts - </text:p>
          </table:table-cell>
          <table:table-cell table:style-name="Default"/>
          <table:table-cell table:style-name="ce264" office:value-type="string" calcext:value-type="string">
            <text:p>Discount</text:p>
          </table:table-cell>
          <table:table-cell table:style-name="ce304" office:value-type="percentage" office:value="0.12" calcext:value-type="percentage">
            <office:annotation draw:style-name="gr3" draw:text-style-name="P5" svg:width="28.99mm" svg:height="17.99mm" svg:x="615.97mm" svg:y="206.26mm" draw:caption-point-x="-6.1mm" draw:caption-point-y="15.1mm">
              <dc:date>2019-03-24T00:00:00</dc:date>
              <text:p text:style-name="P4"><text:span text:style-name="T2">10% prompt pay</text:span></text:p>
              <text:p text:style-name="P4"><text:span text:style-name="T2">2 % e-billing</text:span></text:p>
            </office:annotation>
            <text:p>12%</text:p>
          </table:table-cell>
          <table:table-cell table:style-name="ce332" table:formula="of:=[.AN48]*(1-[.AN50])" office:value-type="currency" office:currency="NZD" office:value="1688.67617314" calcext:value-type="currency">
            <text:p>$1,689</text:p>
          </table:table-cell>
          <table:table-cell table:style-name="Default"/>
          <table:table-cell table:style-name="ce429"/>
        </table:table-row>
        <table:table-row table:style-name="ro1">
          <table:table-cell table:number-columns-repeated="2"/>
          <table:table-cell table:style-name="ce19"/>
          <table:table-cell table:number-columns-repeated="2"/>
          <table:table-cell table:style-name="ce124"/>
          <table:table-cell table:style-name="ce264"/>
          <table:table-cell table:style-name="Default"/>
          <table:table-cell table:style-name="ce323" office:value-type="string" calcext:value-type="string">
            <text:p>dual Fuel</text:p>
          </table:table-cell>
          <table:table-cell table:style-name="ce328" office:value-type="string" calcext:value-type="string">
            <text:p>?</text:p>
          </table:table-cell>
          <table:table-cell/>
          <table:table-cell table:style-name="ce338"/>
          <table:table-cell table:style-name="ce302"/>
          <table:table-cell table:style-name="Default"/>
          <table:table-cell table:style-name="ce405" office:value-type="string" calcext:value-type="string">
            <text:p>Extra EV Discount</text:p>
          </table:table-cell>
          <table:table-cell table:style-name="ce607" office:value-type="percentage" office:value="0.05" calcext:value-type="percentage">
            <text:p>5.00%</text:p>
          </table:table-cell>
          <table:table-cell/>
          <table:table-cell table:style-name="ce356"/>
          <table:table-cell table:style-name="ce293"/>
          <table:table-cell table:style-name="ce367"/>
          <table:table-cell table:style-name="Default" table:number-columns-repeated="4"/>
          <table:table-cell table:style-name="ce111"/>
          <table:table-cell table:style-name="Default" table:number-columns-repeated="4"/>
          <table:table-cell table:style-name="ce248" office:value-type="string" calcext:value-type="string">
            <text:p>dearer by - </text:p>
          </table:table-cell>
          <table:table-cell table:style-name="ce411" table:formula="of:=[.Q50]-[.AD50]" office:value-type="currency" office:currency="NZD" office:value="-174.2788961875" calcext:value-type="currency">
            <text:p>-$174</text:p>
          </table:table-cell>
          <table:table-cell table:style-name="ce414"/>
          <table:table-cell/>
          <table:table-cell table:style-name="Default"/>
          <table:table-cell/>
          <table:table-cell table:style-name="ce297"/>
          <table:table-cell table:style-name="Default" table:number-columns-repeated="2"/>
          <table:table-cell table:style-name="ce323" office:value-type="string" calcext:value-type="string">
            <text:p>dual Fuel</text:p>
          </table:table-cell>
          <table:table-cell table:style-name="ce328" office:value-type="string" calcext:value-type="string">
            <text:p>?</text:p>
          </table:table-cell>
          <table:table-cell table:style-name="ce382"/>
          <table:table-cell table:style-name="ce328"/>
          <table:table-cell table:style-name="ce429"/>
        </table:table-row>
        <table:table-row table:style-name="ro1">
          <table:table-cell table:number-columns-repeated="3"/>
          <table:table-cell table:style-name="ce248" table:number-columns-repeated="2"/>
          <table:table-cell table:style-name="ce290"/>
          <table:table-cell table:style-name="Default" table:number-columns-repeated="3"/>
          <table:table-cell table:style-name="ce264" office:value-type="string" calcext:value-type="string">
            <text:p>Total = </text:p>
          </table:table-cell>
          <table:table-cell table:style-name="ce321" table:formula="of:=[.K50]" office:value-type="float" office:value="1886.1169190625" calcext:value-type="float">
            <text:p>$1,886</text:p>
          </table:table-cell>
          <table:table-cell/>
          <table:table-cell table:style-name="ce303"/>
          <table:table-cell table:style-name="Default"/>
          <table:table-cell table:style-name="ce324"/>
          <table:table-cell table:style-name="ce329" office:value-type="string" calcext:value-type="string">
            <text:p>Reference = </text:p>
          </table:table-cell>
          <table:table-cell table:style-name="ce333" table:formula="of:=[.Q50]*(1-[.P51])" office:value-type="float" office:value="1568.39996332187" calcext:value-type="float">
            <text:p>$1,568</text:p>
          </table:table-cell>
          <table:table-cell table:style-name="ce360" table:formula="of:=[.Q52]/12" office:value-type="float" office:value="130.69999694349" calcext:value-type="float">
            <text:p>$131</text:p>
          </table:table-cell>
          <table:table-cell table:style-name="ce363"/>
          <table:table-cell table:style-name="ce367"/>
          <table:table-cell table:style-name="Default"/>
          <table:table-cell table:style-name="ce365" office:value-type="string" calcext:value-type="string">
            <text:p>Dual Fuel</text:p>
          </table:table-cell>
          <table:table-cell table:style-name="ce304" office:value-type="percentage" office:value="0.05" calcext:value-type="percentage">
            <text:p>5%</text:p>
          </table:table-cell>
          <table:table-cell table:style-name="ce387"/>
          <table:table-cell table:style-name="ce111"/>
          <table:table-cell table:style-name="Default" table:number-columns-repeated="2"/>
          <table:table-cell table:style-name="ce365" office:value-type="string" calcext:value-type="string">
            <text:p>Dual Fuel</text:p>
          </table:table-cell>
          <table:table-cell table:style-name="ce328" table:formula="of:=100/2" office:value-type="float" office:value="50" calcext:value-type="float">
            <office:annotation draw:style-name="gr3" draw:text-style-name="P5" svg:width="28.99mm" svg:height="17.99mm" svg:x="465.33mm" svg:y="215.29mm" draw:caption-point-x="-6.1mm" draw:caption-point-y="15.1mm">
              <dc:date>2019-03-24T00:00:00</dc:date>
              <text:p text:style-name="P4"><text:span text:style-name="T2">Half dual fuel discount</text:span></text:p>
            </office:annotation>
            <text:p>$50</text:p>
          </table:table-cell>
          <table:table-cell table:style-name="ce387"/>
          <table:table-cell table:style-name="Default"/>
          <table:table-cell table:style-name="ce414"/>
          <table:table-cell/>
          <table:table-cell table:style-name="Default"/>
          <table:table-cell/>
          <table:table-cell table:style-name="ce297"/>
          <table:table-cell table:style-name="ce111"/>
          <table:table-cell table:style-name="ce7"/>
          <table:table-cell table:style-name="Default"/>
          <table:table-cell table:style-name="ce264" office:value-type="string" calcext:value-type="string">
            <text:p>Total = </text:p>
          </table:table-cell>
          <table:table-cell table:style-name="ce425" table:formula="of:=[.AO50]" office:value-type="float" office:value="1688.67617314" calcext:value-type="float">
            <text:p>$1,689</text:p>
          </table:table-cell>
          <table:table-cell table:style-name="ce111"/>
          <table:table-cell table:style-name="ce429"/>
        </table:table-row>
        <table:table-row table:style-name="ro1">
          <table:table-cell table:number-columns-repeated="3"/>
          <table:table-cell table:style-name="ce277" office:value-type="string" calcext:value-type="string">
            <text:p>Change vs Reference</text:p>
          </table:table-cell>
          <table:table-cell table:style-name="ce6"/>
          <table:table-cell table:style-name="ce286"/>
          <table:table-cell table:style-name="ce304"/>
          <table:table-cell table:style-name="Default" table:number-columns-repeated="2"/>
          <table:table-cell table:style-name="ce248" office:value-type="string" calcext:value-type="string">
            <text:p>dearer by </text:p>
          </table:table-cell>
          <table:table-cell table:style-name="ce335" table:formula="of:=[.$Q52]-[.K52]" office:value-type="currency" office:currency="NZD" office:value="-317.716955740625" calcext:value-type="currency">
            <text:p>-$318</text:p>
          </table:table-cell>
          <table:table-cell table:style-name="ce19" table:number-columns-repeated="3"/>
          <table:table-cell table:style-name="Default" table:number-columns-repeated="3"/>
          <table:table-cell table:style-name="ce361" office:value-type="string" calcext:value-type="string">
            <text:p>p.m. av</text:p>
          </table:table-cell>
          <table:table-cell table:style-name="ce300"/>
          <table:table-cell table:style-name="ce367"/>
          <table:table-cell table:style-name="ce375"/>
          <table:table-cell table:style-name="Default"/>
          <table:table-cell table:style-name="ce264" office:value-type="string" calcext:value-type="string">
            <text:p>Total = </text:p>
          </table:table-cell>
          <table:table-cell table:style-name="ce332" table:formula="of:=[.X50]*(1-[.W52])" office:value-type="currency" office:currency="NZD" office:value="2005.843077225" calcext:value-type="currency">
            <text:p>$2,006</text:p>
          </table:table-cell>
          <table:table-cell table:style-name="ce28"/>
          <table:table-cell table:style-name="ce375"/>
          <table:table-cell table:style-name="Default" table:number-columns-repeated="2"/>
          <table:table-cell table:style-name="ce264" office:value-type="string" calcext:value-type="string">
            <text:p>Total = </text:p>
          </table:table-cell>
          <table:table-cell table:style-name="ce403" table:formula="of:=[.AD50]-[.AC52]" office:value-type="float" office:value="1775.226226" calcext:value-type="float">
            <text:p>$1,775</text:p>
          </table:table-cell>
          <table:table-cell table:style-name="Default"/>
          <table:table-cell table:style-name="ce414"/>
          <table:table-cell/>
          <table:table-cell table:style-name="Default"/>
          <table:table-cell table:style-name="ce19"/>
          <table:table-cell table:style-name="ce418"/>
          <table:table-cell table:style-name="ce28"/>
          <table:table-cell table:style-name="Default" table:number-columns-repeated="3"/>
          <table:table-cell table:style-name="ce248" office:value-type="string" calcext:value-type="string">
            <text:p>dearer by </text:p>
          </table:table-cell>
          <table:table-cell table:style-name="ce427" table:formula="of:=[.$Q52]-[.AO52]" office:value-type="currency" office:currency="NZD" office:value="-120.276209818125" calcext:value-type="currency">
            <text:p>-$120</text:p>
          </table:table-cell>
          <table:table-cell table:style-name="ce432"/>
        </table:table-row>
        <table:table-row table:style-name="ro1">
          <table:table-cell table:number-columns-repeated="3"/>
          <table:table-cell table:style-name="ce277"/>
          <table:table-cell table:style-name="ce6"/>
          <table:table-cell table:style-name="ce286"/>
          <table:table-cell table:style-name="ce304"/>
          <table:table-cell table:style-name="Default" table:number-columns-repeated="3"/>
          <table:table-cell table:style-name="ce335"/>
          <table:table-cell table:style-name="ce19" table:number-columns-repeated="2"/>
          <table:table-cell table:style-name="ce264"/>
          <table:table-cell table:style-name="ce349"/>
          <table:table-cell table:style-name="Default" table:number-columns-repeated="2"/>
          <table:table-cell table:style-name="ce361"/>
          <table:table-cell table:style-name="ce300"/>
          <table:table-cell table:style-name="ce367"/>
          <table:table-cell table:style-name="ce375"/>
          <table:table-cell table:style-name="ce7"/>
          <table:table-cell table:style-name="ce248" office:value-type="string" calcext:value-type="string">
            <text:p>dearer by </text:p>
          </table:table-cell>
          <table:table-cell table:style-name="ce335" table:formula="of:=[.$Q52]-[.X53]" office:value-type="currency" office:currency="NZD" office:value="-437.443113903126" calcext:value-type="currency">
            <text:p>-$437</text:p>
          </table:table-cell>
          <table:table-cell table:style-name="ce28"/>
          <table:table-cell table:style-name="ce375"/>
          <table:table-cell table:style-name="Default"/>
          <table:table-cell table:style-name="ce7"/>
          <table:table-cell table:style-name="Default"/>
          <table:table-cell table:style-name="ce248" office:value-type="string" calcext:value-type="string">
            <text:p>dearer by - </text:p>
          </table:table-cell>
          <table:table-cell table:style-name="ce335" table:formula="of:=[.$Q52]-[.AD53]" office:value-type="currency" office:currency="NZD" office:value="-206.826262678125" calcext:value-type="currency">
            <text:p>-$207</text:p>
          </table:table-cell>
          <table:table-cell table:style-name="ce414"/>
          <table:table-cell/>
          <table:table-cell table:style-name="Default"/>
          <table:table-cell table:style-name="ce19"/>
          <table:table-cell table:style-name="ce418"/>
          <table:table-cell table:style-name="Default"/>
          <table:table-cell table:style-name="ce264" office:value-type="string" calcext:value-type="string">
            <text:p>EV discount of 20% = </text:p>
          </table:table-cell>
          <table:table-cell table:style-name="ce424" table:formula="of:=[.AL33]*0.8/100" office:value-type="currency" office:currency="NZD" office:value="0.21776" calcext:value-type="currency">
            <text:p>$0.218</text:p>
          </table:table-cell>
          <table:table-cell table:style-name="Default" office:value-type="string" calcext:value-type="string">
            <text:p><text:s/>from 9pm to 7 am</text:p>
          </table:table-cell>
          <table:table-cell table:style-name="ce248"/>
          <table:table-cell table:style-name="ce427"/>
          <table:table-cell table:style-name="ce432"/>
        </table:table-row>
        <table:table-row table:style-name="ro1">
          <table:table-cell table:number-columns-repeated="3"/>
          <table:table-cell table:style-name="ce10" table:number-columns-repeated="2"/>
          <table:table-cell table:style-name="ce291"/>
          <table:table-cell table:style-name="ce310"/>
          <table:table-cell table:style-name="ce319" table:number-columns-repeated="10"/>
          <table:table-cell table:style-name="ce362"/>
          <table:table-cell table:style-name="ce293"/>
          <table:table-cell table:style-name="ce371"/>
          <table:table-cell table:style-name="ce319" table:number-columns-repeated="11"/>
          <table:table-cell table:style-name="ce415"/>
          <table:table-cell table:number-columns-repeated="3"/>
          <table:table-cell table:style-name="ce420"/>
          <table:table-cell table:style-name="ce319" table:number-columns-repeated="6"/>
          <table:table-cell table:style-name="ce433"/>
        </table:table-row>
        <table:table-row table:style-name="ro1">
          <table:table-cell table:number-columns-repeated="43"/>
        </table:table-row>
        <table:table-row table:style-name="ro1" table:number-rows-repeated="26">
          <table:table-cell table:number-columns-repeated="2"/>
          <table:table-cell table:style-name="Default"/>
          <table:table-cell table:number-columns-repeated="3"/>
          <table:table-cell table:style-name="Default" table:number-columns-repeated="12"/>
          <table:table-cell table:number-columns-repeated="25"/>
        </table:table-row>
        <table:table-row table:style-name="ro1" table:number-rows-repeated="1048493">
          <table:table-cell table:number-columns-repeated="43"/>
        </table:table-row>
        <table:table-row table:style-name="ro1"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el" svg:font-family="arie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 number:title="User-defined">
      <number:text>$</number:text>
      <number:number number:decimal-places="2" loext:min-decimal-places="2" number:min-integer-digits="1" number:grouping="true"/>
    </number:number-style>
    <number:number-style style:name="N114">
      <number:number number:decimal-places="1" loext:min-decimal-places="1" number:min-integer-digits="1"/>
    </number:number-style>
    <number:number-style style:name="N115">
      <number:text>$</number:text>
      <number:number number:decimal-places="4" loext:min-decimal-places="4" number:min-integer-digits="1" number:grouping="true"/>
    </number:number-style>
    <number:number-style style:name="N116">
      <number:text>@ $</number:text>
      <number:number number:decimal-places="4" loext:min-decimal-places="4" number:min-integer-digits="1"/>
    </number:number-style>
    <number:number-style style:name="N117P0" style:volatile="true">
      <number:text>$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$</number:text>
      <number:number number:decimal-places="2" loext:min-decimal-places="2" number:min-integer-digits="1" number:grouping="true"/>
      <style:map style:condition="value()&gt;=0" style:apply-style-name="N117P0"/>
    </number:number-style>
    <number:currency-style style:name="N119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19">
      <style:text-properties fo:color="#ff0000"/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19P0"/>
    </number:currency-style>
    <number:number-style style:name="N120" number:title="User-defined">
      <number:text>$</number:text>
      <number:number number:decimal-places="0" loext:min-decimal-places="0" number:min-integer-digits="1" number:grouping="true"/>
    </number:number-style>
    <number:number-style style:name="N121" number:title="User-defined">
      <number:number number:decimal-places="0" loext:min-decimal-places="0" number:min-integer-digits="1"/>
      <number:text> kW</number:text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text>@ $</number:text>
      <number:number number:decimal-places="5" loext:min-decimal-places="5" number:min-integer-digits="1"/>
    </number:number-style>
    <number:number-style style:name="N124">
      <number:text>$</number:text>
      <number:number number:decimal-places="5" loext:min-decimal-places="5" number:min-integer-digits="1" number:grouping="true"/>
    </number:number-style>
    <number:number-style style:name="N125">
      <number:number number:decimal-places="0" loext:min-decimal-places="0" number:min-integer-digits="1"/>
      <number:text> kW/month</number:text>
    </number:number-style>
    <number:number-style style:name="N126">
      <number:number number:decimal-places="0" loext:min-decimal-places="0" number:min-integer-digits="1"/>
      <number:text> days</number:text>
    </number:number-style>
    <number:number-style style:name="N127">
      <number:text>$</number:text>
      <number:number number:decimal-places="6" loext:min-decimal-places="6" number:min-integer-digits="1" number:grouping="true"/>
    </number:number-style>
    <number:number-style style:name="N128">
      <number:number number:decimal-places="0" loext:min-decimal-places="0" number:min-integer-digits="1"/>
      <number:text> kWh/month</number:text>
    </number:number-style>
    <number:number-style style:name="N129" number:title="User-defined">
      <number:number number:decimal-places="0" loext:min-decimal-places="0" number:min-integer-digits="4" number:grouping="true"/>
      <number:text> kWh</number:text>
    </number:number-style>
    <number:number-style style:name="N130">
      <number:text>@ </number:text>
      <number:number number:decimal-places="3" loext:min-decimal-places="3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P0" style:volatile="true">
      <number:number number:decimal-places="4" loext:min-decimal-places="4" number:min-integer-digits="1"/>
    </number:number-style>
    <number:number-style style:name="N132">
      <style:text-properties fo:color="#ff0000"/>
      <number:number number:decimal-places="4" loext:min-decimal-places="4" number:min-integer-digits="1"/>
      <style:map style:condition="value()&gt;=0" style:apply-style-name="N132P0"/>
    </number:number-style>
    <number:number-style style:name="N133">
      <number:text>@ </number:text>
      <number:number number:decimal-places="4" loext:min-decimal-places="4" number:min-integer-digits="1"/>
      <number:text> c</number:text>
    </number:number-style>
    <number:number-style style:name="N134">
      <number:text>@ </number:text>
      <number:number number:decimal-places="3" loext:min-decimal-places="3" number:min-integer-digits="1"/>
      <number:text> c</number:text>
    </number:number-style>
    <number:number-style style:name="N135">
      <number:text>@ </number:text>
      <number:number number:decimal-places="2" loext:min-decimal-places="2" number:min-integer-digits="1"/>
      <number:text> c</number:text>
    </number:number-style>
    <number:date-style style:name="N136">
      <number:month number:textual="true"/>
    </number:date-style>
    <number:number-style style:name="N137">
      <number:text>$</number:text>
      <number:number number:decimal-places="3" loext:min-decimal-places="3" number:min-integer-digits="1" number:grouping="true"/>
    </number:number-style>
    <number:number-style style:name="N138">
      <number:number number:decimal-places="1" loext:min-decimal-places="1" number:min-integer-digits="1" number:grouping="true"/>
    </number:number-style>
    <number:currency-style style:name="N140P0" style:volatile="true">
      <number:currency-symbol number:language="en" number:country="NZ">$</number:currency-symbol>
      <number:number number:decimal-places="1" loext:min-decimal-places="1" number:min-integer-digits="1" number:grouping="true"/>
    </number:currency-style>
    <number:currency-style style:name="N140">
      <style:text-properties fo:color="#ff0000"/>
      <number:text>-</number:text>
      <number:currency-symbol number:language="en" number:country="NZ">$</number:currency-symbol>
      <number:number number:decimal-places="1" loext:min-decimal-places="1" number:min-integer-digits="1" number:grouping="true"/>
      <style:map style:condition="value()&gt;=0" style:apply-style-name="N140P0"/>
    </number:currency-style>
    <number:currency-style style:name="N142P0" style:volatile="true">
      <number:currency-symbol number:language="en" number:country="NZ">$</number:currency-symbol>
      <number:number number:decimal-places="3" loext:min-decimal-places="3" number:min-integer-digits="1" number:grouping="true"/>
    </number:currency-style>
    <number:currency-style style:name="N142" number:title="User-defined">
      <style:text-properties fo:color="#ff0000"/>
      <number:text>-</number:text>
      <number:currency-symbol number:language="en" number:country="NZ">$</number:currency-symbol>
      <number:number number:decimal-places="3" loext:min-decimal-places="3" number:min-integer-digits="1" number:grouping="true"/>
      <style:map style:condition="value()&gt;=0" style:apply-style-name="N142P0"/>
    </number:currency-style>
    <number:number-style style:name="N143">
      <number:number number:decimal-places="3" loext:min-decimal-places="3" number:min-integer-digits="1" number:grouping="true"/>
    </number:number-style>
    <number:number-style style:name="N144">
      <number:number number:decimal-places="4" loext:min-decimal-places="4" number:min-integer-digits="1" number:grouping="true"/>
    </number:number-style>
    <number:number-style style:name="N145">
      <number:number number:decimal-places="3" loext:min-decimal-places="3" number:min-integer-digits="1"/>
    </number:number-style>
    <number:currency-style style:name="N147P0" style:volatile="true">
      <number:currency-symbol number:language="en" number:country="NZ">$</number:currency-symbol>
      <number:number number:decimal-places="4" loext:min-decimal-places="4" number:min-integer-digits="1" number:grouping="true"/>
    </number:currency-style>
    <number:currency-style style:name="N147">
      <style:text-properties fo:color="#ff0000"/>
      <number:text>-</number:text>
      <number:currency-symbol number:language="en" number:country="NZ">$</number:currency-symbol>
      <number:number number:decimal-places="4" loext:min-decimal-places="4" number:min-integer-digits="1" number:grouping="true"/>
      <style:map style:condition="value()&gt;=0" style:apply-style-name="N147P0"/>
    </number:currency-style>
    <number:number-style style:name="N148" number:title="User-defined">
      <number:number number:decimal-places="0" loext:min-decimal-places="0" number:min-integer-digits="0" number:grouping="true"/>
    </number:number-style>
    <number:currency-style style:name="N10112P0" style:volatile="true" number:language="en" number:country="NZ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2P1" style:volatile="true" number:language="en" number:country="NZ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2P2" style:volatile="true" number:language="en" number:country="NZ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12" number:language="en" number:country="NZ">
      <number:text> </number:text>
      <number:text-content/>
      <number:text> </number:text>
      <style:map style:condition="value()&gt;0" style:apply-style-name="N10112P0"/>
      <style:map style:condition="value()&lt;0" style:apply-style-name="N10112P1"/>
      <style:map style:condition="value()=0" style:apply-style-name="N10112P2"/>
    </number:text-style>
    <number:date-style style:name="N10113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14" number:language="en" number:country="NZ">
      <number:day/>
      <number:text>-</number:text>
      <number:month number:textual="true"/>
      <number:text>-</number:text>
      <number:year/>
    </number:date-style>
    <number:date-style style:name="N10115" number:language="en" number:country="NZ">
      <number:day/>
      <number:text>-</number:text>
      <number:month number:textual="true"/>
    </number:date-style>
    <number:date-style style:name="N10116" number:language="en" number:country="NZ">
      <number:month number:textual="true"/>
      <number:text>-</number:text>
      <number:year/>
    </number:date-style>
    <number:time-style style:name="N10117" number:language="en" number:country="NZ">
      <number:hours/>
      <number:text>:</number:text>
      <number:minutes number:style="long"/>
      <number:text> </number:text>
      <number:am-pm/>
    </number:time-style>
    <number:time-style style:name="N10118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en" number:country="NZ">
      <number:hours/>
      <number:text>:</number:text>
      <number:minutes number:style="long"/>
    </number:time-style>
    <number:time-style style:name="N10120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21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n" number:country="NZ">
      <number:number number:decimal-places="0" loext:min-decimal-places="0" number:min-integer-digits="1" number:grouping="true"/>
    </number:number-style>
    <number:number-style style:name="N10122" number:language="en" number:country="NZ">
      <number:text>-</number:text>
      <number:number number:decimal-places="0" loext:min-decimal-places="0" number:min-integer-digits="1" number:grouping="true"/>
      <style:map style:condition="value()&gt;=0" style:apply-style-name="N10122P0"/>
    </number:number-style>
    <number:number-style style:name="N10123P0" style:volatile="true" number:language="en" number:country="NZ">
      <number:number number:decimal-places="0" loext:min-decimal-places="0" number:min-integer-digits="1" number:grouping="true"/>
    </number:number-style>
    <number:number-style style:name="N10123" number:language="en" number:country="NZ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3P0"/>
    </number:number-style>
    <number:number-style style:name="N10124P0" style:volatile="true" number:language="en" number:country="NZ">
      <number:number number:decimal-places="2" loext:min-decimal-places="2" number:min-integer-digits="1" number:grouping="true"/>
    </number:number-style>
    <number:number-style style:name="N10124" number:language="en" number:country="NZ">
      <number:text>-</number:text>
      <number:number number:decimal-places="2" loext:min-decimal-places="2" number:min-integer-digits="1" number:grouping="true"/>
      <style:map style:condition="value()&gt;=0" style:apply-style-name="N10124P0"/>
    </number:number-style>
    <number:number-style style:name="N10125P0" style:volatile="true" number:language="en" number:country="NZ">
      <number:number number:decimal-places="2" loext:min-decimal-places="2" number:min-integer-digits="1" number:grouping="true"/>
    </number:number-style>
    <number:number-style style:name="N10125" number:language="en" number:country="NZ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5P0"/>
    </number:number-style>
    <number:number-style style:name="N10129P0" style:volatile="true" number:language="en" number:country="NZ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en" number:country="NZ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en" number:country="NZ">
      <loext:text> </loext:text>
      <loext:fill-character> </loext:fill-character>
      <number:text>- </number:text>
    </number:number-style>
    <number:text-style style:name="N10129" number:language="en" number:country="NZ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currency-style style:name="N10133P0" style:volatile="true" number:language="en" number:country="NZ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3P1" style:volatile="true" number:language="en" number:country="NZ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3P2" style:volatile="true" number:language="en" number:country="NZ">
      <number:currency-symbol/>
      <loext:fill-character> </loext:fill-character>
      <number:text>- </number:text>
    </number:currency-style>
    <number:text-style style:name="N10133" number:language="en" number:country="NZ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n" number:country="NZ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en" number:country="NZ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en" number:country="NZ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en" number:country="NZ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="87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 style:data-style-name="N2" text:time-value="15:48:37.2694355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5:13:50.031857337</meta:creation-date>
    <dc:date>2019-04-02T16:01:14.481259605</dc:date>
    <meta:editing-duration>PT1H54M58S</meta:editing-duration>
    <meta:editing-cycles>29</meta:editing-cycles>
    <meta:generator>LibreOffice/6.2.0.3$MacOSX_X86_64 LibreOffice_project/98c6a8a1c6c7b144ce3cc729e34964b47ce25d62</meta:generator>
    <meta:document-statistic meta:table-count="2" meta:cell-count="158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0" number:title="User-defined">
      <number:text>$</number:text>
      <number:number number:decimal-places="0" loext:min-decimal-places="0" number:min-integer-digits="1" number:grouping="true"/>
    </number:number-style>
    <number:number-style style:name="N121" number:title="User-defined">
      <number:number number:decimal-places="0" loext:min-decimal-places="0" number:min-integer-digits="1"/>
      <number:text> kW</number:text>
    </number:number-style>
    <style:style style:name="ch1" style:family="chart">
      <style:graphic-properties draw:stroke="none" svg:stroke-width="0.009cm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ignore"/>
    </style:style>
    <style:style style:name="ch4" style:family="chart" style:data-style-name="N121">
      <style:chart-properties chart:display-label="true" chart:logarithmic="false" chart:minimum="0" chart:maximum="1500" chart:origin="0" chart:interval-major="1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120">
      <style:chart-properties chart:display-label="true" chart:logarithmic="false" chart:maximum="450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2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2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2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2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2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2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2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2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5.304cm" svg:height="16.257cm" xlink:href=".." xlink:type="simple" chart:class="chart:scatter" chart:style-name="ch1">
        <chart:legend svg:x="3.659cm" svg:y="2.49cm" style:legend-expansion="custom" chartooo:width="8.127cm" chartooo:height="6.567cm" style:legend-expansion-aspect-ratio="1.23755139333029" chart:style-name="ch2"/>
        <chart:plot-area chart:style-name="ch3" table:cell-range-address="'Usage- Cost Tables &amp; Graphs'.D10:'Usage- Cost Tables &amp; Graphs'.M26 'Usage- Cost Tables &amp; Graphs'.E7:'Usage- Cost Tables &amp; Graphs'.M7" chart:data-source-has-labels="row" svg:x="2.212cm" svg:y="1.865cm" svg:width="22.714cm" svg:height="13.369cm">
          <chartooo:coordinate-region svg:x="3.216cm" svg:y="2.042cm" svg:width="21.061cm" svg:height="12.5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Usage- Cost Tables &amp; Graphs'.E10:'Usage- Cost Tables &amp; Graphs'.E26" chart:label-cell-address="'Usage- Cost Tables &amp; Graphs'.E7:'Usage- Cost Tables &amp; Graphs'.E7" chart:class="chart:scatter">
            <chart:domain table:cell-range-address="'Usage- Cost Tables &amp; Graphs'.D10:'Usage- Cost Tables &amp; Graphs'.D26"/>
            <chart:data-point chart:repeated="17"/>
          </chart:series>
          <chart:series chart:style-name="ch8" chart:values-cell-range-address="'Usage- Cost Tables &amp; Graphs'.F10:'Usage- Cost Tables &amp; Graphs'.F26" chart:label-cell-address="'Usage- Cost Tables &amp; Graphs'.F7:'Usage- Cost Tables &amp; Graphs'.F7" chart:class="chart:scatter">
            <chart:data-point chart:repeated="17"/>
          </chart:series>
          <chart:series chart:style-name="ch9" chart:values-cell-range-address="'Usage- Cost Tables &amp; Graphs'.G10:'Usage- Cost Tables &amp; Graphs'.G26" chart:label-cell-address="'Usage- Cost Tables &amp; Graphs'.G7:'Usage- Cost Tables &amp; Graphs'.G7" chart:class="chart:scatter">
            <chart:data-point chart:repeated="17"/>
          </chart:series>
          <chart:series chart:style-name="ch10" chart:values-cell-range-address="'Usage- Cost Tables &amp; Graphs'.H10:'Usage- Cost Tables &amp; Graphs'.H26" chart:label-cell-address="'Usage- Cost Tables &amp; Graphs'.H7:'Usage- Cost Tables &amp; Graphs'.H7" chart:class="chart:scatter">
            <chart:data-point chart:repeated="17"/>
          </chart:series>
          <chart:series chart:style-name="ch11" chart:values-cell-range-address="'Usage- Cost Tables &amp; Graphs'.I10:'Usage- Cost Tables &amp; Graphs'.I26" chart:label-cell-address="'Usage- Cost Tables &amp; Graphs'.I7:'Usage- Cost Tables &amp; Graphs'.I7" chart:class="chart:scatter">
            <chart:data-point chart:repeated="17"/>
          </chart:series>
          <chart:series chart:style-name="ch12" chart:values-cell-range-address="'Usage- Cost Tables &amp; Graphs'.J10:'Usage- Cost Tables &amp; Graphs'.J26" chart:label-cell-address="'Usage- Cost Tables &amp; Graphs'.J7:'Usage- Cost Tables &amp; Graphs'.J7" chart:class="chart:scatter">
            <chart:data-point chart:repeated="17"/>
          </chart:series>
          <chart:series chart:style-name="ch13" chart:values-cell-range-address="'Usage- Cost Tables &amp; Graphs'.K10:'Usage- Cost Tables &amp; Graphs'.K26" chart:label-cell-address="'Usage- Cost Tables &amp; Graphs'.K7:'Usage- Cost Tables &amp; Graphs'.K7" chart:class="chart:scatter">
            <chart:data-point chart:repeated="17"/>
          </chart:series>
          <chart:series chart:style-name="ch14" chart:values-cell-range-address="'Usage- Cost Tables &amp; Graphs'.L10:'Usage- Cost Tables &amp; Graphs'.L26" chart:label-cell-address="'Usage- Cost Tables &amp; Graphs'.L7:'Usage- Cost Tables &amp; Graphs'.L7" chart:class="chart:scatter">
            <chart:data-point chart:repeated="17"/>
          </chart:series>
          <chart:series chart:style-name="ch15" chart:values-cell-range-address="'Usage- Cost Tables &amp; Graphs'.M10:'Usage- Cost Tables &amp; Graphs'.M26" chart:label-cell-address="'Usage- Cost Tables &amp; Graphs'.M7:'Usage- Cost Tables &amp; Graphs'.M7" chart:class="chart:scatter">
            <chart:data-point chart:repeated="1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OVA-R</text:p>
                <draw:g>
                  <svg:desc>'Usage- Cost Tables &amp; Graphs'.E7:'Usage- Cost Tables &amp; Graphs'.E7</svg:desc>
                </draw:g>
              </table:table-cell>
              <table:table-cell office:value-type="string">
                <text:p>NOVA-S</text:p>
                <draw:g>
                  <svg:desc>'Usage- Cost Tables &amp; Graphs'.F7:'Usage- Cost Tables &amp; Graphs'.F7</svg:desc>
                </draw:g>
              </table:table-cell>
              <table:table-cell office:value-type="string">
                <text:p>Trustpower-R</text:p>
                <draw:g>
                  <svg:desc>'Usage- Cost Tables &amp; Graphs'.G7:'Usage- Cost Tables &amp; Graphs'.G7</svg:desc>
                </draw:g>
              </table:table-cell>
              <table:table-cell office:value-type="string">
                <text:p>Trustpower-S</text:p>
                <draw:g>
                  <svg:desc>'Usage- Cost Tables &amp; Graphs'.H7:'Usage- Cost Tables &amp; Graphs'.H7</svg:desc>
                </draw:g>
              </table:table-cell>
              <table:table-cell office:value-type="string">
                <text:p>Contact</text:p>
                <draw:g>
                  <svg:desc>'Usage- Cost Tables &amp; Graphs'.I7:'Usage- Cost Tables &amp; Graphs'.I7</svg:desc>
                </draw:g>
              </table:table-cell>
              <table:table-cell office:value-type="string">
                <text:p>Blank</text:p>
                <draw:g>
                  <svg:desc>'Usage- Cost Tables &amp; Graphs'.J7:'Usage- Cost Tables &amp; Graphs'.J7</svg:desc>
                </draw:g>
              </table:table-cell>
              <table:table-cell office:value-type="string">
                <text:p>Genesis-R</text:p>
                <draw:g>
                  <svg:desc>'Usage- Cost Tables &amp; Graphs'.K7:'Usage- Cost Tables &amp; Graphs'.K7</svg:desc>
                </draw:g>
              </table:table-cell>
              <table:table-cell office:value-type="string">
                <text:p>Genesis-S</text:p>
                <draw:g>
                  <svg:desc>'Usage- Cost Tables &amp; Graphs'.L7:'Usage- Cost Tables &amp; Graphs'.L7</svg:desc>
                </draw:g>
              </table:table-cell>
              <table:table-cell office:value-type="string">
                <text:p>Mercury</text:p>
                <draw:g>
                  <svg:desc>'Usage- Cost Tables &amp; Graphs'.M7:'Usage- Cost Tables &amp; Graphs'.M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Usage- Cost Tables &amp; Graphs'.D10:'Usage- Cost Tables &amp; Graphs'.D26</svg:desc>
                </draw:g>
              </table:table-cell>
              <table:table-cell office:value-type="float" office:value="27.6327">
                <text:p>27.6327</text:p>
                <draw:g>
                  <svg:desc>'Usage- Cost Tables &amp; Graphs'.E10:'Usage- Cost Tables &amp; Graphs'.E26</svg:desc>
                </draw:g>
              </table:table-cell>
              <table:table-cell office:value-type="float" office:value="11.1882">
                <text:p>11.1882</text:p>
                <draw:g>
                  <svg:desc>'Usage- Cost Tables &amp; Graphs'.F10:'Usage- Cost Tables &amp; Graphs'.F26</svg:desc>
                </draw:g>
              </table:table-cell>
              <table:table-cell office:value-type="float" office:value="49.5">
                <text:p>49.5</text:p>
                <draw:g>
                  <svg:desc>'Usage- Cost Tables &amp; Graphs'.G10:'Usage- Cost Tables &amp; Graphs'.G26</svg:desc>
                </draw:g>
              </table:table-cell>
              <table:table-cell office:value-type="float" office:value="32.1">
                <text:p>32.1</text:p>
                <draw:g>
                  <svg:desc>'Usage- Cost Tables &amp; Graphs'.H10:'Usage- Cost Tables &amp; Graphs'.H26</svg:desc>
                </draw:g>
              </table:table-cell>
              <table:table-cell office:value-type="float" office:value="48.204">
                <text:p>48.204</text:p>
                <draw:g>
                  <svg:desc>'Usage- Cost Tables &amp; Graphs'.I10:'Usage- Cost Tables &amp; Graphs'.I26</svg:desc>
                </draw:g>
              </table:table-cell>
              <table:table-cell office:value-type="float" office:value="NaN">
                <text:p>NaN</text:p>
                <draw:g>
                  <svg:desc>'Usage- Cost Tables &amp; Graphs'.J10:'Usage- Cost Tables &amp; Graphs'.J26</svg:desc>
                </draw:g>
              </table:table-cell>
              <table:table-cell office:value-type="float" office:value="36.885">
                <text:p>36.885</text:p>
                <draw:g>
                  <svg:desc>'Usage- Cost Tables &amp; Graphs'.K10:'Usage- Cost Tables &amp; Graphs'.K26</svg:desc>
                </draw:g>
              </table:table-cell>
              <table:table-cell office:value-type="float" office:value="35.478">
                <text:p>35.478</text:p>
                <draw:g>
                  <svg:desc>'Usage- Cost Tables &amp; Graphs'.L10:'Usage- Cost Tables &amp; Graphs'.L26</svg:desc>
                </draw:g>
              </table:table-cell>
              <table:table-cell office:value-type="float" office:value="42.51">
                <text:p>42.51</text:p>
                <draw:g>
                  <svg:desc>'Usage- Cost Tables &amp; Graphs'.M10:'Usage- Cost Tables &amp; Graphs'.M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1.45">
                <text:p>11.45</text:p>
              </table:table-cell>
              <table:table-cell office:value-type="float" office:value="26.48">
                <text:p>26.48</text:p>
              </table:table-cell>
              <table:table-cell office:value-type="float" office:value="7.46">
                <text:p>7.46</text:p>
              </table:table-cell>
              <table:table-cell office:value-type="float" office:value="12.28">
                <text:p>12.28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7.96">
                <text:p>7.96</text:p>
              </table:table-cell>
              <table:table-cell office:value-type="float" office:value="5.91">
                <text:p>5.91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38.20333925">
                <text:p>38.20333925</text:p>
              </table:table-cell>
              <table:table-cell office:value-type="float" office:value="36.8206655">
                <text:p>36.8206655</text:p>
              </table:table-cell>
              <table:table-cell office:value-type="float" office:value="65.504">
                <text:p>65.504</text:p>
              </table:table-cell>
              <table:table-cell office:value-type="float" office:value="51.037">
                <text:p>51.037</text:p>
              </table:table-cell>
              <table:table-cell office:value-type="float" office:value="63.7146">
                <text:p>63.7146</text:p>
              </table:table-cell>
              <table:table-cell office:value-type="float" office:value="NaN">
                <text:p>NaN</text:p>
              </table:table-cell>
              <table:table-cell office:value-type="float" office:value="46.414575">
                <text:p>46.414575</text:p>
              </table:table-cell>
              <table:table-cell office:value-type="float" office:value="42.83658">
                <text:p>42.83658</text:p>
              </table:table-cell>
              <table:table-cell office:value-type="float" office:value="58.213">
                <text:p>58.2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49.39571425">
                <text:p>49.39571425</text:p>
              </table:table-cell>
              <table:table-cell office:value-type="float" office:value="62.7048655">
                <text:p>62.7048655</text:p>
              </table:table-cell>
              <table:table-cell office:value-type="float" office:value="74.083">
                <text:p>74.083</text:p>
              </table:table-cell>
              <table:table-cell office:value-type="float" office:value="65.159">
                <text:p>65.159</text:p>
              </table:table-cell>
              <table:table-cell office:value-type="float" office:value="71.9946">
                <text:p>71.9946</text:p>
              </table:table-cell>
              <table:table-cell office:value-type="float" office:value="NaN">
                <text:p>NaN</text:p>
              </table:table-cell>
              <table:table-cell office:value-type="float" office:value="54.653175">
                <text:p>54.653175</text:p>
              </table:table-cell>
              <table:table-cell office:value-type="float" office:value="48.95343">
                <text:p>48.95343</text:p>
              </table:table-cell>
              <table:table-cell office:value-type="float" office:value="67.5395">
                <text:p>67.53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0">
                <text:p>220</text:p>
              </table:table-cell>
              <table:table-cell office:value-type="float" office:value="51.63418925">
                <text:p>51.63418925</text:p>
              </table:table-cell>
              <table:table-cell office:value-type="float" office:value="67.8817055">
                <text:p>67.8817055</text:p>
              </table:table-cell>
              <table:table-cell office:value-type="float" office:value="75.7988">
                <text:p>75.7988</text:p>
              </table:table-cell>
              <table:table-cell office:value-type="float" office:value="67.9834">
                <text:p>67.9834</text:p>
              </table:table-cell>
              <table:table-cell office:value-type="float" office:value="73.6506">
                <text:p>73.6506</text:p>
              </table:table-cell>
              <table:table-cell office:value-type="float" office:value="NaN">
                <text:p>NaN</text:p>
              </table:table-cell>
              <table:table-cell office:value-type="float" office:value="56.300895">
                <text:p>56.300895</text:p>
              </table:table-cell>
              <table:table-cell office:value-type="float" office:value="50.1768">
                <text:p>50.1768</text:p>
              </table:table-cell>
              <table:table-cell office:value-type="float" office:value="69.4048">
                <text:p>69.40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">
                <text:p>300</text:p>
              </table:table-cell>
              <table:table-cell office:value-type="float" office:value="60.58808925">
                <text:p>60.58808925</text:p>
              </table:table-cell>
              <table:table-cell office:value-type="float" office:value="88.5890655">
                <text:p>88.5890655</text:p>
              </table:table-cell>
              <table:table-cell office:value-type="float" office:value="82.662">
                <text:p>82.662</text:p>
              </table:table-cell>
              <table:table-cell office:value-type="float" office:value="79.281">
                <text:p>79.281</text:p>
              </table:table-cell>
              <table:table-cell office:value-type="float" office:value="80.2746">
                <text:p>80.2746</text:p>
              </table:table-cell>
              <table:table-cell office:value-type="float" office:value="NaN">
                <text:p>NaN</text:p>
              </table:table-cell>
              <table:table-cell office:value-type="float" office:value="62.891775">
                <text:p>62.891775</text:p>
              </table:table-cell>
              <table:table-cell office:value-type="float" office:value="55.07028">
                <text:p>55.07028</text:p>
              </table:table-cell>
              <table:table-cell office:value-type="float" office:value="76.866">
                <text:p>76.8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71.78046425">
                <text:p>71.78046425</text:p>
              </table:table-cell>
              <table:table-cell office:value-type="float" office:value="114.4732655">
                <text:p>114.4732655</text:p>
              </table:table-cell>
              <table:table-cell office:value-type="float" office:value="91.241">
                <text:p>91.241</text:p>
              </table:table-cell>
              <table:table-cell office:value-type="float" office:value="93.403">
                <text:p>93.403</text:p>
              </table:table-cell>
              <table:table-cell office:value-type="float" office:value="88.5546">
                <text:p>88.5546</text:p>
              </table:table-cell>
              <table:table-cell office:value-type="float" office:value="NaN">
                <text:p>NaN</text:p>
              </table:table-cell>
              <table:table-cell office:value-type="float" office:value="71.130375">
                <text:p>71.130375</text:p>
              </table:table-cell>
              <table:table-cell office:value-type="float" office:value="61.18713">
                <text:p>61.18713</text:p>
              </table:table-cell>
              <table:table-cell office:value-type="float" office:value="86.1925">
                <text:p>86.19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82.97283925">
                <text:p>82.97283925</text:p>
              </table:table-cell>
              <table:table-cell office:value-type="float" office:value="140.3574655">
                <text:p>140.3574655</text:p>
              </table:table-cell>
              <table:table-cell office:value-type="float" office:value="99.82">
                <text:p>99.82</text:p>
              </table:table-cell>
              <table:table-cell office:value-type="float" office:value="107.525">
                <text:p>107.525</text:p>
              </table:table-cell>
              <table:table-cell office:value-type="float" office:value="96.8346">
                <text:p>96.8346</text:p>
              </table:table-cell>
              <table:table-cell office:value-type="float" office:value="NaN">
                <text:p>NaN</text:p>
              </table:table-cell>
              <table:table-cell office:value-type="float" office:value="79.368975">
                <text:p>79.368975</text:p>
              </table:table-cell>
              <table:table-cell office:value-type="float" office:value="67.30398">
                <text:p>67.30398</text:p>
              </table:table-cell>
              <table:table-cell office:value-type="float" office:value="95.519">
                <text:p>95.5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">
                <text:p>600</text:p>
              </table:table-cell>
              <table:table-cell office:value-type="float" office:value="94.16521425">
                <text:p>94.16521425</text:p>
              </table:table-cell>
              <table:table-cell office:value-type="float" office:value="166.2416655">
                <text:p>166.2416655</text:p>
              </table:table-cell>
              <table:table-cell office:value-type="float" office:value="108.399">
                <text:p>108.399</text:p>
              </table:table-cell>
              <table:table-cell office:value-type="float" office:value="121.647">
                <text:p>121.647</text:p>
              </table:table-cell>
              <table:table-cell office:value-type="float" office:value="105.1146">
                <text:p>105.1146</text:p>
              </table:table-cell>
              <table:table-cell office:value-type="float" office:value="NaN">
                <text:p>NaN</text:p>
              </table:table-cell>
              <table:table-cell office:value-type="float" office:value="87.607575">
                <text:p>87.607575</text:p>
              </table:table-cell>
              <table:table-cell office:value-type="float" office:value="73.42083">
                <text:p>73.42083</text:p>
              </table:table-cell>
              <table:table-cell office:value-type="float" office:value="104.8455">
                <text:p>104.84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">
                <text:p>700</text:p>
              </table:table-cell>
              <table:table-cell office:value-type="float" office:value="105.35758925">
                <text:p>105.35758925</text:p>
              </table:table-cell>
              <table:table-cell office:value-type="float" office:value="192.1258655">
                <text:p>192.1258655</text:p>
              </table:table-cell>
              <table:table-cell office:value-type="float" office:value="116.978">
                <text:p>116.978</text:p>
              </table:table-cell>
              <table:table-cell office:value-type="float" office:value="135.769">
                <text:p>135.769</text:p>
              </table:table-cell>
              <table:table-cell office:value-type="float" office:value="113.3946">
                <text:p>113.3946</text:p>
              </table:table-cell>
              <table:table-cell office:value-type="float" office:value="NaN">
                <text:p>NaN</text:p>
              </table:table-cell>
              <table:table-cell office:value-type="float" office:value="95.846175">
                <text:p>95.846175</text:p>
              </table:table-cell>
              <table:table-cell office:value-type="float" office:value="79.53768">
                <text:p>79.53768</text:p>
              </table:table-cell>
              <table:table-cell office:value-type="float" office:value="114.172">
                <text:p>114.1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0">
                <text:p>800</text:p>
              </table:table-cell>
              <table:table-cell office:value-type="float" office:value="116.54996425">
                <text:p>116.54996425</text:p>
              </table:table-cell>
              <table:table-cell office:value-type="float" office:value="218.0100655">
                <text:p>218.0100655</text:p>
              </table:table-cell>
              <table:table-cell office:value-type="float" office:value="125.557">
                <text:p>125.557</text:p>
              </table:table-cell>
              <table:table-cell office:value-type="float" office:value="149.891">
                <text:p>149.891</text:p>
              </table:table-cell>
              <table:table-cell office:value-type="float" office:value="121.6746">
                <text:p>121.6746</text:p>
              </table:table-cell>
              <table:table-cell office:value-type="float" office:value="NaN">
                <text:p>NaN</text:p>
              </table:table-cell>
              <table:table-cell office:value-type="float" office:value="104.084775">
                <text:p>104.084775</text:p>
              </table:table-cell>
              <table:table-cell office:value-type="float" office:value="85.65453">
                <text:p>85.65453</text:p>
              </table:table-cell>
              <table:table-cell office:value-type="float" office:value="123.4985">
                <text:p>123.49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0">
                <text:p>900</text:p>
              </table:table-cell>
              <table:table-cell office:value-type="float" office:value="127.74233925">
                <text:p>127.74233925</text:p>
              </table:table-cell>
              <table:table-cell office:value-type="float" office:value="243.8942655">
                <text:p>243.8942655</text:p>
              </table:table-cell>
              <table:table-cell office:value-type="float" office:value="134.136">
                <text:p>134.136</text:p>
              </table:table-cell>
              <table:table-cell office:value-type="float" office:value="164.013">
                <text:p>164.013</text:p>
              </table:table-cell>
              <table:table-cell office:value-type="float" office:value="129.9546">
                <text:p>129.9546</text:p>
              </table:table-cell>
              <table:table-cell office:value-type="float" office:value="NaN">
                <text:p>NaN</text:p>
              </table:table-cell>
              <table:table-cell office:value-type="float" office:value="112.323375">
                <text:p>112.323375</text:p>
              </table:table-cell>
              <table:table-cell office:value-type="float" office:value="91.77138">
                <text:p>91.77138</text:p>
              </table:table-cell>
              <table:table-cell office:value-type="float" office:value="132.825">
                <text:p>132.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">
                <text:p>1000</text:p>
              </table:table-cell>
              <table:table-cell office:value-type="float" office:value="138.93471425">
                <text:p>138.93471425</text:p>
              </table:table-cell>
              <table:table-cell office:value-type="float" office:value="269.7784655">
                <text:p>269.7784655</text:p>
              </table:table-cell>
              <table:table-cell office:value-type="float" office:value="142.715">
                <text:p>142.715</text:p>
              </table:table-cell>
              <table:table-cell office:value-type="float" office:value="178.135">
                <text:p>178.135</text:p>
              </table:table-cell>
              <table:table-cell office:value-type="float" office:value="138.2346">
                <text:p>138.2346</text:p>
              </table:table-cell>
              <table:table-cell office:value-type="float" office:value="NaN">
                <text:p>NaN</text:p>
              </table:table-cell>
              <table:table-cell office:value-type="float" office:value="120.561975">
                <text:p>120.561975</text:p>
              </table:table-cell>
              <table:table-cell office:value-type="float" office:value="97.88823">
                <text:p>97.88823</text:p>
              </table:table-cell>
              <table:table-cell office:value-type="float" office:value="142.1515">
                <text:p>142.15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00">
                <text:p>1100</text:p>
              </table:table-cell>
              <table:table-cell office:value-type="float" office:value="150.12708925">
                <text:p>150.12708925</text:p>
              </table:table-cell>
              <table:table-cell office:value-type="float" office:value="295.6626655">
                <text:p>295.6626655</text:p>
              </table:table-cell>
              <table:table-cell office:value-type="float" office:value="151.294">
                <text:p>151.294</text:p>
              </table:table-cell>
              <table:table-cell office:value-type="float" office:value="192.257">
                <text:p>192.257</text:p>
              </table:table-cell>
              <table:table-cell office:value-type="float" office:value="146.5146">
                <text:p>146.5146</text:p>
              </table:table-cell>
              <table:table-cell office:value-type="float" office:value="NaN">
                <text:p>NaN</text:p>
              </table:table-cell>
              <table:table-cell office:value-type="float" office:value="128.800575">
                <text:p>128.800575</text:p>
              </table:table-cell>
              <table:table-cell office:value-type="float" office:value="104.00508">
                <text:p>104.00508</text:p>
              </table:table-cell>
              <table:table-cell office:value-type="float" office:value="151.478">
                <text:p>151.4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MacOSX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currency-style style:name="N101P0" style:volatile="true">
      <number:currency-symbol number:language="en" number:country="NZ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NZ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 number:title="User-defined">
      <number:number number:decimal-places="0" loext:min-decimal-places="0" number:min-integer-digits="1"/>
      <number:text> kW</number:text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3">
      <style:chart-properties chart:display-label="true" chart:tick-marks-major-inner="true" chart:tick-marks-major-outer="true" chart:logarithmic="false" chart:reverse-direction="false" text:line-break="false" loext:try-staggering-first="false" chart:link-data-style-to-source="false" chart:axis-position="0"/>
      <style:graphic-properties svg:stroke-width="0.1cm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width="0.05cm" svg:stroke-color="#b3b3b3"/>
    </style:style>
    <style:style style:name="ch7" style:family="chart" style:data-style-name="N10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width="0.05cm" svg:stroke-color="#b3b3b3"/>
      <style:text-properties fo:font-size="10pt" style:font-size-asian="10pt" style:font-size-complex="10pt"/>
    </style:style>
    <style:style style:name="ch8" style:family="chart" style:data-style-name="N12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04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04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04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04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04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04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10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104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5.753cm" svg:height="16.677cm" xlink:href=".." xlink:type="simple" chart:class="chart:line" chart:style-name="ch1">
        <chart:legend svg:x="1.595cm" svg:y="0.185cm" style:legend-expansion="custom" chartooo:width="23.084cm" chartooo:height="0.805cm" style:legend-expansion-aspect-ratio="28.6757763975155" chart:style-name="ch2"/>
        <chart:plot-area chart:style-name="ch3" table:cell-range-address="'Usage- Cost Tables &amp; Graphs'.D55:'Usage- Cost Tables &amp; Graphs'.M74 'Usage- Cost Tables &amp; Graphs'.E47:'Usage- Cost Tables &amp; Graphs'.M47" chart:data-source-has-labels="both" svg:x="0.544cm" svg:y="0.79cm" svg:width="25.005cm" svg:height="15.148cm">
          <chartooo:coordinate-region svg:x="1.548cm" svg:y="0.991cm" svg:width="23.576cm" svg:height="14.297cm"/>
          <chart:axis chart:dimension="x" chart:name="primary-x" chart:style-name="ch4" chartooo:axis-type="text">
            <chart:title svg:x="10.037cm" svg:y="16.11cm" chart:style-name="ch5">
              <text:p>Power Consumption / month for Electric</text:p>
            </chart:title>
            <chart:categories table:cell-range-address="'Usage- Cost Tables &amp; Graphs'.D55:'Usage- Cost Tables &amp; Graphs'.D74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Usage- Cost Tables &amp; Graphs'.E55:'Usage- Cost Tables &amp; Graphs'.E74" chart:label-cell-address="'Usage- Cost Tables &amp; Graphs'.E47:'Usage- Cost Tables &amp; Graphs'.E47" chart:class="chart:line">
            <chart:data-point chart:repeated="20"/>
          </chart:series>
          <chart:series chart:style-name="ch9" chart:values-cell-range-address="'Usage- Cost Tables &amp; Graphs'.F55:'Usage- Cost Tables &amp; Graphs'.F74" chart:label-cell-address="'Usage- Cost Tables &amp; Graphs'.F47:'Usage- Cost Tables &amp; Graphs'.F47" chart:class="chart:line">
            <chart:data-point chart:repeated="20"/>
          </chart:series>
          <chart:series chart:style-name="ch10" chart:values-cell-range-address="'Usage- Cost Tables &amp; Graphs'.G55:'Usage- Cost Tables &amp; Graphs'.G74" chart:label-cell-address="'Usage- Cost Tables &amp; Graphs'.G47:'Usage- Cost Tables &amp; Graphs'.G47" chart:class="chart:line">
            <chart:data-point chart:repeated="20"/>
          </chart:series>
          <chart:series chart:style-name="ch11" chart:values-cell-range-address="'Usage- Cost Tables &amp; Graphs'.H55:'Usage- Cost Tables &amp; Graphs'.H74" chart:label-cell-address="'Usage- Cost Tables &amp; Graphs'.H47:'Usage- Cost Tables &amp; Graphs'.H47" chart:class="chart:line">
            <chart:data-point chart:repeated="20"/>
          </chart:series>
          <chart:series chart:style-name="ch12" chart:values-cell-range-address="'Usage- Cost Tables &amp; Graphs'.I55:'Usage- Cost Tables &amp; Graphs'.I74" chart:label-cell-address="'Usage- Cost Tables &amp; Graphs'.I47:'Usage- Cost Tables &amp; Graphs'.I47" chart:class="chart:line">
            <chart:data-point chart:repeated="20"/>
          </chart:series>
          <chart:series chart:style-name="ch13" chart:values-cell-range-address="'Usage- Cost Tables &amp; Graphs'.J55:'Usage- Cost Tables &amp; Graphs'.J74" chart:label-cell-address="'Usage- Cost Tables &amp; Graphs'.J47:'Usage- Cost Tables &amp; Graphs'.J47" chart:class="chart:line">
            <chart:data-point chart:repeated="20"/>
          </chart:series>
          <chart:series chart:style-name="ch14" chart:values-cell-range-address="'Usage- Cost Tables &amp; Graphs'.K55:'Usage- Cost Tables &amp; Graphs'.K74" chart:label-cell-address="'Usage- Cost Tables &amp; Graphs'.K47:'Usage- Cost Tables &amp; Graphs'.K47" chart:class="chart:line">
            <chart:data-point chart:repeated="20"/>
          </chart:series>
          <chart:series chart:style-name="ch15" chart:values-cell-range-address="'Usage- Cost Tables &amp; Graphs'.L55:'Usage- Cost Tables &amp; Graphs'.L74" chart:label-cell-address="'Usage- Cost Tables &amp; Graphs'.L47:'Usage- Cost Tables &amp; Graphs'.L47" chart:class="chart:line">
            <chart:data-point chart:repeated="20"/>
          </chart:series>
          <chart:series chart:style-name="ch16" chart:values-cell-range-address="'Usage- Cost Tables &amp; Graphs'.M55:'Usage- Cost Tables &amp; Graphs'.M74" chart:label-cell-address="'Usage- Cost Tables &amp; Graphs'.M47:'Usage- Cost Tables &amp; Graphs'.M47" chart:class="chart:line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VA-R</text:p>
                <draw:g>
                  <svg:desc>'Usage- Cost Tables &amp; Graphs'.E47:'Usage- Cost Tables &amp; Graphs'.E47</svg:desc>
                </draw:g>
              </table:table-cell>
              <table:table-cell office:value-type="string">
                <text:p>NOVA-S</text:p>
                <draw:g>
                  <svg:desc>'Usage- Cost Tables &amp; Graphs'.F47:'Usage- Cost Tables &amp; Graphs'.F47</svg:desc>
                </draw:g>
              </table:table-cell>
              <table:table-cell office:value-type="string">
                <text:p>Trustpower-R</text:p>
                <draw:g>
                  <svg:desc>'Usage- Cost Tables &amp; Graphs'.G47:'Usage- Cost Tables &amp; Graphs'.G47</svg:desc>
                </draw:g>
              </table:table-cell>
              <table:table-cell office:value-type="string">
                <text:p>Trustpower-S</text:p>
                <draw:g>
                  <svg:desc>'Usage- Cost Tables &amp; Graphs'.H47:'Usage- Cost Tables &amp; Graphs'.H47</svg:desc>
                </draw:g>
              </table:table-cell>
              <table:table-cell office:value-type="string">
                <text:p>Contact-R</text:p>
                <draw:g>
                  <svg:desc>'Usage- Cost Tables &amp; Graphs'.I47:'Usage- Cost Tables &amp; Graphs'.I47</svg:desc>
                </draw:g>
              </table:table-cell>
              <table:table-cell office:value-type="string">
                <text:p>Contact-S</text:p>
                <draw:g>
                  <svg:desc>'Usage- Cost Tables &amp; Graphs'.J47:'Usage- Cost Tables &amp; Graphs'.J47</svg:desc>
                </draw:g>
              </table:table-cell>
              <table:table-cell office:value-type="string">
                <text:p>Genesis-R</text:p>
                <draw:g>
                  <svg:desc>'Usage- Cost Tables &amp; Graphs'.K47:'Usage- Cost Tables &amp; Graphs'.K47</svg:desc>
                </draw:g>
              </table:table-cell>
              <table:table-cell office:value-type="string">
                <text:p>Genesis-S</text:p>
                <draw:g>
                  <svg:desc>'Usage- Cost Tables &amp; Graphs'.L47:'Usage- Cost Tables &amp; Graphs'.L47</svg:desc>
                </draw:g>
              </table:table-cell>
              <table:table-cell office:value-type="string">
                <text:p>Mercury</text:p>
                <draw:g>
                  <svg:desc>'Usage- Cost Tables &amp; Graphs'.M47:'Usage- Cost Tables &amp; Graphs'.M47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Usage- Cost Tables &amp; Graphs'.D55:'Usage- Cost Tables &amp; Graphs'.D74</svg:desc>
                </draw:g>
              </table:table-cell>
              <table:table-cell office:value-type="float" office:value="71.039916">
                <text:p>71.039916</text:p>
                <draw:g>
                  <svg:desc>'Usage- Cost Tables &amp; Graphs'.E55:'Usage- Cost Tables &amp; Graphs'.E74</svg:desc>
                </draw:g>
              </table:table-cell>
              <table:table-cell office:value-type="float" office:value="35.134064">
                <text:p>35.134064</text:p>
                <draw:g>
                  <svg:desc>'Usage- Cost Tables &amp; Graphs'.F55:'Usage- Cost Tables &amp; Graphs'.F74</svg:desc>
                </draw:g>
              </table:table-cell>
              <table:table-cell office:value-type="float" office:value="98.5665">
                <text:p>98.5665</text:p>
                <draw:g>
                  <svg:desc>'Usage- Cost Tables &amp; Graphs'.G55:'Usage- Cost Tables &amp; Graphs'.G74</svg:desc>
                </draw:g>
              </table:table-cell>
              <table:table-cell office:value-type="float" office:value="46.67505">
                <text:p>46.67505</text:p>
                <draw:g>
                  <svg:desc>'Usage- Cost Tables &amp; Graphs'.H55:'Usage- Cost Tables &amp; Graphs'.H74</svg:desc>
                </draw:g>
              </table:table-cell>
              <table:table-cell office:value-type="float" office:value="81.13572">
                <text:p>81.13572</text:p>
                <draw:g>
                  <svg:desc>'Usage- Cost Tables &amp; Graphs'.I55:'Usage- Cost Tables &amp; Graphs'.I74</svg:desc>
                </draw:g>
              </table:table-cell>
              <table:table-cell office:value-type="float" office:value="38.433">
                <text:p>38.433</text:p>
                <draw:g>
                  <svg:desc>'Usage- Cost Tables &amp; Graphs'.J55:'Usage- Cost Tables &amp; Graphs'.J74</svg:desc>
                </draw:g>
              </table:table-cell>
              <table:table-cell office:value-type="float" office:value="91.81485">
                <text:p>91.81485</text:p>
                <draw:g>
                  <svg:desc>'Usage- Cost Tables &amp; Graphs'.K55:'Usage- Cost Tables &amp; Graphs'.K74</svg:desc>
                </draw:g>
              </table:table-cell>
              <table:table-cell office:value-type="float" office:value="74.3337">
                <text:p>74.3337</text:p>
                <draw:g>
                  <svg:desc>'Usage- Cost Tables &amp; Graphs'.L55:'Usage- Cost Tables &amp; Graphs'.L74</svg:desc>
                </draw:g>
              </table:table-cell>
              <table:table-cell office:value-type="float" office:value="37.817428">
                <text:p>37.817428</text:p>
                <draw:g>
                  <svg:desc>'Usage- Cost Tables &amp; Graphs'.M55:'Usage- Cost Tables &amp; Graphs'.M74</svg:desc>
                </draw:g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81.323676">
                <text:p>81.323676</text:p>
              </table:table-cell>
              <table:table-cell office:value-type="float" office:value="47.830524">
                <text:p>47.830524</text:p>
              </table:table-cell>
              <table:table-cell office:value-type="float" office:value="111.10725">
                <text:p>111.10725</text:p>
              </table:table-cell>
              <table:table-cell office:value-type="float" office:value="63.92505">
                <text:p>63.92505</text:p>
              </table:table-cell>
              <table:table-cell office:value-type="float" office:value="91.532295">
                <text:p>91.532295</text:p>
              </table:table-cell>
              <table:table-cell office:value-type="float" office:value="51.90525">
                <text:p>51.90525</text:p>
              </table:table-cell>
              <table:table-cell office:value-type="float" office:value="102.946275">
                <text:p>102.946275</text:p>
              </table:table-cell>
              <table:table-cell office:value-type="float" office:value="84.6423">
                <text:p>84.6423</text:p>
              </table:table-cell>
              <table:table-cell office:value-type="float" office:value="51.666648">
                <text:p>51.66664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91.607436">
                <text:p>91.607436</text:p>
              </table:table-cell>
              <table:table-cell office:value-type="float" office:value="60.526984">
                <text:p>60.526984</text:p>
              </table:table-cell>
              <table:table-cell office:value-type="float" office:value="123.648">
                <text:p>123.648</text:p>
              </table:table-cell>
              <table:table-cell office:value-type="float" office:value="81.17505">
                <text:p>81.17505</text:p>
              </table:table-cell>
              <table:table-cell office:value-type="float" office:value="101.92887">
                <text:p>101.92887</text:p>
              </table:table-cell>
              <table:table-cell office:value-type="float" office:value="65.3775">
                <text:p>65.3775</text:p>
              </table:table-cell>
              <table:table-cell office:value-type="float" office:value="114.0777">
                <text:p>114.0777</text:p>
              </table:table-cell>
              <table:table-cell office:value-type="float" office:value="94.9509">
                <text:p>94.9509</text:p>
              </table:table-cell>
              <table:table-cell office:value-type="float" office:value="65.515868">
                <text:p>65.51586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1.891196">
                <text:p>101.891196</text:p>
              </table:table-cell>
              <table:table-cell office:value-type="float" office:value="73.223444">
                <text:p>73.223444</text:p>
              </table:table-cell>
              <table:table-cell office:value-type="float" office:value="136.18875">
                <text:p>136.18875</text:p>
              </table:table-cell>
              <table:table-cell office:value-type="float" office:value="98.42505">
                <text:p>98.42505</text:p>
              </table:table-cell>
              <table:table-cell office:value-type="float" office:value="112.325445">
                <text:p>112.325445</text:p>
              </table:table-cell>
              <table:table-cell office:value-type="float" office:value="78.84975">
                <text:p>78.84975</text:p>
              </table:table-cell>
              <table:table-cell office:value-type="float" office:value="125.209125">
                <text:p>125.209125</text:p>
              </table:table-cell>
              <table:table-cell office:value-type="float" office:value="105.2595">
                <text:p>105.2595</text:p>
              </table:table-cell>
              <table:table-cell office:value-type="float" office:value="79.365088">
                <text:p>79.36508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12.174956">
                <text:p>112.174956</text:p>
              </table:table-cell>
              <table:table-cell office:value-type="float" office:value="85.919904">
                <text:p>85.919904</text:p>
              </table:table-cell>
              <table:table-cell office:value-type="float" office:value="148.7295">
                <text:p>148.7295</text:p>
              </table:table-cell>
              <table:table-cell office:value-type="float" office:value="115.67505">
                <text:p>115.67505</text:p>
              </table:table-cell>
              <table:table-cell office:value-type="float" office:value="122.72202">
                <text:p>122.72202</text:p>
              </table:table-cell>
              <table:table-cell office:value-type="float" office:value="92.322">
                <text:p>92.322</text:p>
              </table:table-cell>
              <table:table-cell office:value-type="float" office:value="136.34055">
                <text:p>136.34055</text:p>
              </table:table-cell>
              <table:table-cell office:value-type="float" office:value="115.5681">
                <text:p>115.5681</text:p>
              </table:table-cell>
              <table:table-cell office:value-type="float" office:value="93.214308">
                <text:p>93.21430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22.458716">
                <text:p>122.458716</text:p>
              </table:table-cell>
              <table:table-cell office:value-type="float" office:value="98.616364">
                <text:p>98.616364</text:p>
              </table:table-cell>
              <table:table-cell office:value-type="float" office:value="161.27025">
                <text:p>161.27025</text:p>
              </table:table-cell>
              <table:table-cell office:value-type="float" office:value="132.92505">
                <text:p>132.92505</text:p>
              </table:table-cell>
              <table:table-cell office:value-type="float" office:value="133.118595">
                <text:p>133.118595</text:p>
              </table:table-cell>
              <table:table-cell office:value-type="float" office:value="105.79425">
                <text:p>105.79425</text:p>
              </table:table-cell>
              <table:table-cell office:value-type="float" office:value="147.471975">
                <text:p>147.471975</text:p>
              </table:table-cell>
              <table:table-cell office:value-type="float" office:value="125.8767">
                <text:p>125.8767</text:p>
              </table:table-cell>
              <table:table-cell office:value-type="float" office:value="107.063528">
                <text:p>107.06352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32.742476">
                <text:p>132.742476</text:p>
              </table:table-cell>
              <table:table-cell office:value-type="float" office:value="111.312824">
                <text:p>111.312824</text:p>
              </table:table-cell>
              <table:table-cell office:value-type="float" office:value="173.811">
                <text:p>173.811</text:p>
              </table:table-cell>
              <table:table-cell office:value-type="float" office:value="150.17505">
                <text:p>150.17505</text:p>
              </table:table-cell>
              <table:table-cell office:value-type="float" office:value="143.51517">
                <text:p>143.51517</text:p>
              </table:table-cell>
              <table:table-cell office:value-type="float" office:value="119.2665">
                <text:p>119.2665</text:p>
              </table:table-cell>
              <table:table-cell office:value-type="float" office:value="158.6034">
                <text:p>158.6034</text:p>
              </table:table-cell>
              <table:table-cell office:value-type="float" office:value="136.1853">
                <text:p>136.1853</text:p>
              </table:table-cell>
              <table:table-cell office:value-type="float" office:value="120.912748">
                <text:p>120.91274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43.026236">
                <text:p>143.026236</text:p>
              </table:table-cell>
              <table:table-cell office:value-type="float" office:value="124.009284">
                <text:p>124.009284</text:p>
              </table:table-cell>
              <table:table-cell office:value-type="float" office:value="186.35175">
                <text:p>186.35175</text:p>
              </table:table-cell>
              <table:table-cell office:value-type="float" office:value="167.42505">
                <text:p>167.42505</text:p>
              </table:table-cell>
              <table:table-cell office:value-type="float" office:value="153.911745">
                <text:p>153.911745</text:p>
              </table:table-cell>
              <table:table-cell office:value-type="float" office:value="132.73875">
                <text:p>132.73875</text:p>
              </table:table-cell>
              <table:table-cell office:value-type="float" office:value="169.734825">
                <text:p>169.734825</text:p>
              </table:table-cell>
              <table:table-cell office:value-type="float" office:value="146.4939">
                <text:p>146.4939</text:p>
              </table:table-cell>
              <table:table-cell office:value-type="float" office:value="134.761968">
                <text:p>134.76196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53.309996">
                <text:p>153.309996</text:p>
              </table:table-cell>
              <table:table-cell office:value-type="float" office:value="136.705744">
                <text:p>136.705744</text:p>
              </table:table-cell>
              <table:table-cell office:value-type="float" office:value="198.8925">
                <text:p>198.8925</text:p>
              </table:table-cell>
              <table:table-cell office:value-type="float" office:value="184.67505">
                <text:p>184.67505</text:p>
              </table:table-cell>
              <table:table-cell office:value-type="float" office:value="164.30832">
                <text:p>164.30832</text:p>
              </table:table-cell>
              <table:table-cell office:value-type="float" office:value="146.211">
                <text:p>146.211</text:p>
              </table:table-cell>
              <table:table-cell office:value-type="float" office:value="180.86625">
                <text:p>180.86625</text:p>
              </table:table-cell>
              <table:table-cell office:value-type="float" office:value="156.8025">
                <text:p>156.8025</text:p>
              </table:table-cell>
              <table:table-cell office:value-type="float" office:value="148.611188">
                <text:p>148.611188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63.593756">
                <text:p>163.593756</text:p>
              </table:table-cell>
              <table:table-cell office:value-type="float" office:value="149.402204">
                <text:p>149.402204</text:p>
              </table:table-cell>
              <table:table-cell office:value-type="float" office:value="211.43325">
                <text:p>211.43325</text:p>
              </table:table-cell>
              <table:table-cell office:value-type="float" office:value="201.92505">
                <text:p>201.92505</text:p>
              </table:table-cell>
              <table:table-cell office:value-type="float" office:value="174.704895">
                <text:p>174.704895</text:p>
              </table:table-cell>
              <table:table-cell office:value-type="float" office:value="159.68325">
                <text:p>159.68325</text:p>
              </table:table-cell>
              <table:table-cell office:value-type="float" office:value="191.997675">
                <text:p>191.997675</text:p>
              </table:table-cell>
              <table:table-cell office:value-type="float" office:value="167.1111">
                <text:p>167.1111</text:p>
              </table:table-cell>
              <table:table-cell office:value-type="float" office:value="162.460408">
                <text:p>162.46040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73.877516">
                <text:p>173.877516</text:p>
              </table:table-cell>
              <table:table-cell office:value-type="float" office:value="162.098664">
                <text:p>162.098664</text:p>
              </table:table-cell>
              <table:table-cell office:value-type="float" office:value="223.974">
                <text:p>223.974</text:p>
              </table:table-cell>
              <table:table-cell office:value-type="float" office:value="219.17505">
                <text:p>219.17505</text:p>
              </table:table-cell>
              <table:table-cell office:value-type="float" office:value="185.10147">
                <text:p>185.10147</text:p>
              </table:table-cell>
              <table:table-cell office:value-type="float" office:value="173.1555">
                <text:p>173.1555</text:p>
              </table:table-cell>
              <table:table-cell office:value-type="float" office:value="203.1291">
                <text:p>203.1291</text:p>
              </table:table-cell>
              <table:table-cell office:value-type="float" office:value="177.4197">
                <text:p>177.4197</text:p>
              </table:table-cell>
              <table:table-cell office:value-type="float" office:value="176.309628">
                <text:p>176.309628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84.161276">
                <text:p>184.161276</text:p>
              </table:table-cell>
              <table:table-cell office:value-type="float" office:value="174.795124">
                <text:p>174.795124</text:p>
              </table:table-cell>
              <table:table-cell office:value-type="float" office:value="236.51475">
                <text:p>236.51475</text:p>
              </table:table-cell>
              <table:table-cell office:value-type="float" office:value="236.42505">
                <text:p>236.42505</text:p>
              </table:table-cell>
              <table:table-cell office:value-type="float" office:value="195.498045">
                <text:p>195.498045</text:p>
              </table:table-cell>
              <table:table-cell office:value-type="float" office:value="186.62775">
                <text:p>186.62775</text:p>
              </table:table-cell>
              <table:table-cell office:value-type="float" office:value="214.260525">
                <text:p>214.260525</text:p>
              </table:table-cell>
              <table:table-cell office:value-type="float" office:value="187.7283">
                <text:p>187.7283</text:p>
              </table:table-cell>
              <table:table-cell office:value-type="float" office:value="190.158848">
                <text:p>190.15884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94.445036">
                <text:p>194.445036</text:p>
              </table:table-cell>
              <table:table-cell office:value-type="float" office:value="187.491584">
                <text:p>187.491584</text:p>
              </table:table-cell>
              <table:table-cell office:value-type="float" office:value="249.0555">
                <text:p>249.0555</text:p>
              </table:table-cell>
              <table:table-cell office:value-type="float" office:value="253.67505">
                <text:p>253.67505</text:p>
              </table:table-cell>
              <table:table-cell office:value-type="float" office:value="205.89462">
                <text:p>205.89462</text:p>
              </table:table-cell>
              <table:table-cell office:value-type="float" office:value="200.1">
                <text:p>200.1</text:p>
              </table:table-cell>
              <table:table-cell office:value-type="float" office:value="225.39195">
                <text:p>225.39195</text:p>
              </table:table-cell>
              <table:table-cell office:value-type="float" office:value="198.0369">
                <text:p>198.0369</text:p>
              </table:table-cell>
              <table:table-cell office:value-type="float" office:value="204.008068">
                <text:p>204.00806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04.728796">
                <text:p>204.728796</text:p>
              </table:table-cell>
              <table:table-cell office:value-type="float" office:value="200.188044">
                <text:p>200.188044</text:p>
              </table:table-cell>
              <table:table-cell office:value-type="float" office:value="261.59625">
                <text:p>261.59625</text:p>
              </table:table-cell>
              <table:table-cell office:value-type="float" office:value="270.92505">
                <text:p>270.92505</text:p>
              </table:table-cell>
              <table:table-cell office:value-type="float" office:value="216.291195">
                <text:p>216.291195</text:p>
              </table:table-cell>
              <table:table-cell office:value-type="float" office:value="213.57225">
                <text:p>213.57225</text:p>
              </table:table-cell>
              <table:table-cell office:value-type="float" office:value="236.523375">
                <text:p>236.523375</text:p>
              </table:table-cell>
              <table:table-cell office:value-type="float" office:value="208.3455">
                <text:p>208.3455</text:p>
              </table:table-cell>
              <table:table-cell office:value-type="float" office:value="217.857288">
                <text:p>217.85728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15.012556">
                <text:p>215.012556</text:p>
              </table:table-cell>
              <table:table-cell office:value-type="float" office:value="212.884504">
                <text:p>212.884504</text:p>
              </table:table-cell>
              <table:table-cell office:value-type="float" office:value="274.137">
                <text:p>274.137</text:p>
              </table:table-cell>
              <table:table-cell office:value-type="float" office:value="288.17505">
                <text:p>288.17505</text:p>
              </table:table-cell>
              <table:table-cell office:value-type="float" office:value="226.68777">
                <text:p>226.68777</text:p>
              </table:table-cell>
              <table:table-cell office:value-type="float" office:value="227.0445">
                <text:p>227.0445</text:p>
              </table:table-cell>
              <table:table-cell office:value-type="float" office:value="247.6548">
                <text:p>247.6548</text:p>
              </table:table-cell>
              <table:table-cell office:value-type="float" office:value="218.6541">
                <text:p>218.6541</text:p>
              </table:table-cell>
              <table:table-cell office:value-type="float" office:value="231.706508">
                <text:p>231.70650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225.296316">
                <text:p>225.296316</text:p>
              </table:table-cell>
              <table:table-cell office:value-type="float" office:value="225.580964">
                <text:p>225.580964</text:p>
              </table:table-cell>
              <table:table-cell office:value-type="float" office:value="286.67775">
                <text:p>286.67775</text:p>
              </table:table-cell>
              <table:table-cell office:value-type="float" office:value="305.42505">
                <text:p>305.42505</text:p>
              </table:table-cell>
              <table:table-cell office:value-type="float" office:value="237.084345">
                <text:p>237.084345</text:p>
              </table:table-cell>
              <table:table-cell office:value-type="float" office:value="240.51675">
                <text:p>240.51675</text:p>
              </table:table-cell>
              <table:table-cell office:value-type="float" office:value="258.786225">
                <text:p>258.786225</text:p>
              </table:table-cell>
              <table:table-cell office:value-type="float" office:value="228.9627">
                <text:p>228.9627</text:p>
              </table:table-cell>
              <table:table-cell office:value-type="float" office:value="245.555728">
                <text:p>245.55572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35.580076">
                <text:p>235.580076</text:p>
              </table:table-cell>
              <table:table-cell office:value-type="float" office:value="238.277424">
                <text:p>238.277424</text:p>
              </table:table-cell>
              <table:table-cell office:value-type="float" office:value="299.2185">
                <text:p>299.2185</text:p>
              </table:table-cell>
              <table:table-cell office:value-type="float" office:value="322.67505">
                <text:p>322.67505</text:p>
              </table:table-cell>
              <table:table-cell office:value-type="float" office:value="247.48092">
                <text:p>247.48092</text:p>
              </table:table-cell>
              <table:table-cell office:value-type="float" office:value="253.989">
                <text:p>253.989</text:p>
              </table:table-cell>
              <table:table-cell office:value-type="float" office:value="269.91765">
                <text:p>269.91765</text:p>
              </table:table-cell>
              <table:table-cell office:value-type="float" office:value="239.2713">
                <text:p>239.2713</text:p>
              </table:table-cell>
              <table:table-cell office:value-type="float" office:value="259.404948">
                <text:p>259.404948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245.863836">
                <text:p>245.863836</text:p>
              </table:table-cell>
              <table:table-cell office:value-type="float" office:value="250.973884">
                <text:p>250.973884</text:p>
              </table:table-cell>
              <table:table-cell office:value-type="float" office:value="311.75925">
                <text:p>311.75925</text:p>
              </table:table-cell>
              <table:table-cell office:value-type="float" office:value="339.92505">
                <text:p>339.92505</text:p>
              </table:table-cell>
              <table:table-cell office:value-type="float" office:value="257.877495">
                <text:p>257.877495</text:p>
              </table:table-cell>
              <table:table-cell office:value-type="float" office:value="267.46125">
                <text:p>267.46125</text:p>
              </table:table-cell>
              <table:table-cell office:value-type="float" office:value="281.049075">
                <text:p>281.049075</text:p>
              </table:table-cell>
              <table:table-cell office:value-type="float" office:value="249.5799">
                <text:p>249.5799</text:p>
              </table:table-cell>
              <table:table-cell office:value-type="float" office:value="273.254168">
                <text:p>273.25416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56.147596">
                <text:p>256.147596</text:p>
              </table:table-cell>
              <table:table-cell office:value-type="float" office:value="263.670344">
                <text:p>263.670344</text:p>
              </table:table-cell>
              <table:table-cell office:value-type="float" office:value="324.3">
                <text:p>324.3</text:p>
              </table:table-cell>
              <table:table-cell office:value-type="float" office:value="357.17505">
                <text:p>357.17505</text:p>
              </table:table-cell>
              <table:table-cell office:value-type="float" office:value="268.27407">
                <text:p>268.27407</text:p>
              </table:table-cell>
              <table:table-cell office:value-type="float" office:value="280.9335">
                <text:p>280.9335</text:p>
              </table:table-cell>
              <table:table-cell office:value-type="float" office:value="292.1805">
                <text:p>292.1805</text:p>
              </table:table-cell>
              <table:table-cell office:value-type="float" office:value="259.8885">
                <text:p>259.8885</text:p>
              </table:table-cell>
              <table:table-cell office:value-type="float" office:value="287.103388">
                <text:p>287.103388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266.431356">
                <text:p>266.431356</text:p>
              </table:table-cell>
              <table:table-cell office:value-type="float" office:value="276.366804">
                <text:p>276.366804</text:p>
              </table:table-cell>
              <table:table-cell office:value-type="float" office:value="336.84075">
                <text:p>336.84075</text:p>
              </table:table-cell>
              <table:table-cell office:value-type="float" office:value="374.42505">
                <text:p>374.42505</text:p>
              </table:table-cell>
              <table:table-cell office:value-type="float" office:value="278.670645">
                <text:p>278.670645</text:p>
              </table:table-cell>
              <table:table-cell office:value-type="float" office:value="294.40575">
                <text:p>294.40575</text:p>
              </table:table-cell>
              <table:table-cell office:value-type="float" office:value="303.311925">
                <text:p>303.311925</text:p>
              </table:table-cell>
              <table:table-cell office:value-type="float" office:value="270.1971">
                <text:p>270.1971</text:p>
              </table:table-cell>
              <table:table-cell office:value-type="float" office:value="300.952608">
                <text:p>300.9526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MacOSX_X86_64 LibreOffice_project/98c6a8a1c6c7b144ce3cc729e34964b47ce25d6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currency-style style:name="N103P0" style:volatile="true">
      <number:currency-symbol number:language="en" number:country="NZ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NZ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20" number:title="User-defined">
      <number:text>$</number:text>
      <number:number number:decimal-places="0" loext:min-decimal-places="0" number:min-integer-digits="1" number:grouping="true"/>
    </number:number-style>
    <number:number-style style:name="N121" number:title="User-defined">
      <number:number number:decimal-places="0" loext:min-decimal-places="0" number:min-integer-digits="1"/>
      <number:text> kW</number:text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21">
      <style:chart-properties chart:display-label="true" chart:tick-marks-major-inner="true" chart:tick-marks-major-outer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width="0.05cm" svg:stroke-color="#b3b3b3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20">
      <style:chart-properties chart:display-label="true" chart:tick-marks-major-inner="true" chart:tick-marks-major-outer="true" chart:logarithmic="false" chart:origin="0" chart:interval-minor-divisor="2" chart:reverse-direction="false" text:line-break="false" loext:try-staggering-first="false" chart:link-data-style-to-source="true" chart:axis-position="1"/>
      <style:graphic-properties svg:stroke-width="0.03cm" svg:stroke-color="#b3b3b3"/>
      <style:text-properties fo:font-size="10pt" style:font-size-asian="10pt" style:font-size-complex="10pt"/>
    </style:style>
    <style:style style:name="ch9" style:family="chart" style:data-style-name="N12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3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3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2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2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12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5.723cm" svg:height="15.515cm" xlink:href=".." xlink:type="simple" chart:class="chart:line" chart:column-mapping="2 3" chart:style-name="ch1">
        <chart:legend svg:x="1.995cm" svg:y="0.555cm" style:legend-expansion="custom" chartooo:width="21.057cm" chartooo:height="1.271cm" style:legend-expansion-aspect-ratio="16.5672698662471" chart:style-name="ch2"/>
        <chart:plot-area chart:style-name="ch3" table:cell-range-address="'Usage- Cost Tables &amp; Graphs'.D15:'Usage- Cost Tables &amp; Graphs'.D30 'Usage- Cost Tables &amp; Graphs'.E7:'Usage- Cost Tables &amp; Graphs'.I7 'Usage- Cost Tables &amp; Graphs'.E16:'Usage- Cost Tables &amp; Graphs'.I30 'Usage- Cost Tables &amp; Graphs'.K7:'Usage- Cost Tables &amp; Graphs'.M7 'Usage- Cost Tables &amp; Graphs'.K16:'Usage- Cost Tables &amp; Graphs'.M30" chart:data-source-has-labels="both" svg:x="0.707cm" svg:y="1.825cm" svg:width="25.141cm" svg:height="12.78cm">
          <chartooo:coordinate-region svg:x="1.711cm" svg:y="2.026cm" svg:width="23.453cm" svg:height="11.929cm"/>
          <chart:axis chart:dimension="x" chart:name="primary-x" chart:style-name="ch4" chartooo:axis-type="auto">
            <chartooo:date-scale/>
            <chart:title svg:x="8.578cm" svg:y="14.823cm" chart:style-name="ch5">
              <text:p>Power Consumption / month (Eqvl) for Gas</text:p>
            </chart:title>
            <chart:categories table:cell-range-address="'Usage- Cost Tables &amp; Graphs'.D15:'Usage- Cost Tables &amp; Graphs'.D30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Usage- Cost Tables &amp; Graphs'.E16:'Usage- Cost Tables &amp; Graphs'.E30" chart:label-cell-address="'Usage- Cost Tables &amp; Graphs'.E7:'Usage- Cost Tables &amp; Graphs'.E7" chart:class="chart:line">
            <chart:data-point chart:repeated="15"/>
          </chart:series>
          <chart:series chart:attached-axis="primary-y" chart:style-name="ch11" chart:values-cell-range-address="'Usage- Cost Tables &amp; Graphs'.F16:'Usage- Cost Tables &amp; Graphs'.F30" chart:label-cell-address="'Usage- Cost Tables &amp; Graphs'.F7:'Usage- Cost Tables &amp; Graphs'.F7" chart:class="chart:line">
            <chart:data-point chart:repeated="15"/>
          </chart:series>
          <chart:series chart:attached-axis="primary-y" chart:style-name="ch12" chart:values-cell-range-address="'Usage- Cost Tables &amp; Graphs'.G16:'Usage- Cost Tables &amp; Graphs'.G30" chart:label-cell-address="'Usage- Cost Tables &amp; Graphs'.G7:'Usage- Cost Tables &amp; Graphs'.G7" chart:class="chart:line">
            <chart:data-point chart:repeated="15"/>
          </chart:series>
          <chart:series chart:attached-axis="primary-y" chart:style-name="ch13" chart:values-cell-range-address="'Usage- Cost Tables &amp; Graphs'.H16:'Usage- Cost Tables &amp; Graphs'.H30" chart:label-cell-address="'Usage- Cost Tables &amp; Graphs'.H7:'Usage- Cost Tables &amp; Graphs'.H7" chart:class="chart:line">
            <chart:data-point chart:repeated="15"/>
          </chart:series>
          <chart:series chart:attached-axis="primary-y" chart:style-name="ch14" chart:values-cell-range-address="'Usage- Cost Tables &amp; Graphs'.I16:'Usage- Cost Tables &amp; Graphs'.I30" chart:label-cell-address="'Usage- Cost Tables &amp; Graphs'.I7:'Usage- Cost Tables &amp; Graphs'.I7" chart:class="chart:line">
            <chart:data-point chart:repeated="15"/>
          </chart:series>
          <chart:series chart:attached-axis="primary-y" chart:style-name="ch15" chart:values-cell-range-address="'Usage- Cost Tables &amp; Graphs'.K16:'Usage- Cost Tables &amp; Graphs'.K30" chart:label-cell-address="'Usage- Cost Tables &amp; Graphs'.K7:'Usage- Cost Tables &amp; Graphs'.K7" chart:class="chart:line">
            <chart:data-point chart:repeated="15"/>
          </chart:series>
          <chart:series chart:attached-axis="primary-y" chart:style-name="ch16" chart:values-cell-range-address="'Usage- Cost Tables &amp; Graphs'.L16:'Usage- Cost Tables &amp; Graphs'.L30" chart:label-cell-address="'Usage- Cost Tables &amp; Graphs'.L7:'Usage- Cost Tables &amp; Graphs'.L7" chart:class="chart:line">
            <chart:data-point chart:repeated="15"/>
          </chart:series>
          <chart:series chart:attached-axis="primary-y" chart:style-name="ch15" chart:values-cell-range-address="'Usage- Cost Tables &amp; Graphs'.M16:'Usage- Cost Tables &amp; Graphs'.M30" chart:label-cell-address="'Usage- Cost Tables &amp; Graphs'.M7:'Usage- Cost Tables &amp; Graphs'.M7" chart:class="chart:line">
            <chart:data-point chart:repeated="1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VA-R</text:p>
                <draw:g>
                  <svg:desc>'Usage- Cost Tables &amp; Graphs'.E7:'Usage- Cost Tables &amp; Graphs'.E7</svg:desc>
                </draw:g>
              </table:table-cell>
              <table:table-cell office:value-type="string">
                <text:p>NOVA-S</text:p>
                <draw:g>
                  <svg:desc>'Usage- Cost Tables &amp; Graphs'.F7:'Usage- Cost Tables &amp; Graphs'.F7</svg:desc>
                </draw:g>
              </table:table-cell>
              <table:table-cell office:value-type="string">
                <text:p>Trustpower-R</text:p>
                <draw:g>
                  <svg:desc>'Usage- Cost Tables &amp; Graphs'.G7:'Usage- Cost Tables &amp; Graphs'.G7</svg:desc>
                </draw:g>
              </table:table-cell>
              <table:table-cell office:value-type="string">
                <text:p>Trustpower-S</text:p>
                <draw:g>
                  <svg:desc>'Usage- Cost Tables &amp; Graphs'.H7:'Usage- Cost Tables &amp; Graphs'.H7</svg:desc>
                </draw:g>
              </table:table-cell>
              <table:table-cell office:value-type="string">
                <text:p>Contact</text:p>
                <draw:g>
                  <svg:desc>'Usage- Cost Tables &amp; Graphs'.I7:'Usage- Cost Tables &amp; Graphs'.I7</svg:desc>
                </draw:g>
              </table:table-cell>
              <table:table-cell office:value-type="string">
                <text:p>Genesis-R</text:p>
                <draw:g>
                  <svg:desc>'Usage- Cost Tables &amp; Graphs'.K7:'Usage- Cost Tables &amp; Graphs'.K7</svg:desc>
                </draw:g>
              </table:table-cell>
              <table:table-cell office:value-type="string">
                <text:p>Genesis-S</text:p>
                <draw:g>
                  <svg:desc>'Usage- Cost Tables &amp; Graphs'.L7:'Usage- Cost Tables &amp; Graphs'.L7</svg:desc>
                </draw:g>
              </table:table-cell>
              <table:table-cell office:value-type="string">
                <text:p>Mercury</text:p>
                <draw:g>
                  <svg:desc>'Usage- Cost Tables &amp; Graphs'.M7:'Usage- Cost Tables &amp; Graphs'.M7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Usage- Cost Tables &amp; Graphs'.D15:'Usage- Cost Tables &amp; Graphs'.D30</svg:desc>
                </draw:g>
              </table:table-cell>
              <table:table-cell office:value-type="float" office:value="49.39571425">
                <text:p>49.39571425</text:p>
                <draw:g>
                  <svg:desc>'Usage- Cost Tables &amp; Graphs'.E16:'Usage- Cost Tables &amp; Graphs'.E30</svg:desc>
                </draw:g>
              </table:table-cell>
              <table:table-cell office:value-type="float" office:value="62.7048655">
                <text:p>62.7048655</text:p>
                <draw:g>
                  <svg:desc>'Usage- Cost Tables &amp; Graphs'.F16:'Usage- Cost Tables &amp; Graphs'.F30</svg:desc>
                </draw:g>
              </table:table-cell>
              <table:table-cell office:value-type="float" office:value="74.083">
                <text:p>74.083</text:p>
                <draw:g>
                  <svg:desc>'Usage- Cost Tables &amp; Graphs'.G16:'Usage- Cost Tables &amp; Graphs'.G30</svg:desc>
                </draw:g>
              </table:table-cell>
              <table:table-cell office:value-type="float" office:value="65.159">
                <text:p>65.159</text:p>
                <draw:g>
                  <svg:desc>'Usage- Cost Tables &amp; Graphs'.H16:'Usage- Cost Tables &amp; Graphs'.H30</svg:desc>
                </draw:g>
              </table:table-cell>
              <table:table-cell office:value-type="float" office:value="71.9946">
                <text:p>71.9946</text:p>
                <draw:g>
                  <svg:desc>'Usage- Cost Tables &amp; Graphs'.I16:'Usage- Cost Tables &amp; Graphs'.I30</svg:desc>
                </draw:g>
              </table:table-cell>
              <table:table-cell office:value-type="float" office:value="54.653175">
                <text:p>54.653175</text:p>
                <draw:g>
                  <svg:desc>'Usage- Cost Tables &amp; Graphs'.K16:'Usage- Cost Tables &amp; Graphs'.K30</svg:desc>
                </draw:g>
              </table:table-cell>
              <table:table-cell office:value-type="float" office:value="48.95343">
                <text:p>48.95343</text:p>
                <draw:g>
                  <svg:desc>'Usage- Cost Tables &amp; Graphs'.L16:'Usage- Cost Tables &amp; Graphs'.L30</svg:desc>
                </draw:g>
              </table:table-cell>
              <table:table-cell office:value-type="float" office:value="67.5395">
                <text:p>67.5395</text:p>
                <draw:g>
                  <svg:desc>'Usage- Cost Tables &amp; Graphs'.M16:'Usage- Cost Tables &amp; Graphs'.M30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1.63418925">
                <text:p>51.63418925</text:p>
              </table:table-cell>
              <table:table-cell office:value-type="float" office:value="67.8817055">
                <text:p>67.8817055</text:p>
              </table:table-cell>
              <table:table-cell office:value-type="float" office:value="75.7988">
                <text:p>75.7988</text:p>
              </table:table-cell>
              <table:table-cell office:value-type="float" office:value="67.9834">
                <text:p>67.9834</text:p>
              </table:table-cell>
              <table:table-cell office:value-type="float" office:value="73.6506">
                <text:p>73.6506</text:p>
              </table:table-cell>
              <table:table-cell office:value-type="float" office:value="56.300895">
                <text:p>56.300895</text:p>
              </table:table-cell>
              <table:table-cell office:value-type="float" office:value="50.1768">
                <text:p>50.1768</text:p>
              </table:table-cell>
              <table:table-cell office:value-type="float" office:value="69.4048">
                <text:p>69.404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60.58808925">
                <text:p>60.58808925</text:p>
              </table:table-cell>
              <table:table-cell office:value-type="float" office:value="88.5890655">
                <text:p>88.5890655</text:p>
              </table:table-cell>
              <table:table-cell office:value-type="float" office:value="82.662">
                <text:p>82.662</text:p>
              </table:table-cell>
              <table:table-cell office:value-type="float" office:value="79.281">
                <text:p>79.281</text:p>
              </table:table-cell>
              <table:table-cell office:value-type="float" office:value="80.2746">
                <text:p>80.2746</text:p>
              </table:table-cell>
              <table:table-cell office:value-type="float" office:value="62.891775">
                <text:p>62.891775</text:p>
              </table:table-cell>
              <table:table-cell office:value-type="float" office:value="55.07028">
                <text:p>55.07028</text:p>
              </table:table-cell>
              <table:table-cell office:value-type="float" office:value="76.866">
                <text:p>76.86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1.78046425">
                <text:p>71.78046425</text:p>
              </table:table-cell>
              <table:table-cell office:value-type="float" office:value="114.4732655">
                <text:p>114.4732655</text:p>
              </table:table-cell>
              <table:table-cell office:value-type="float" office:value="91.241">
                <text:p>91.241</text:p>
              </table:table-cell>
              <table:table-cell office:value-type="float" office:value="93.403">
                <text:p>93.403</text:p>
              </table:table-cell>
              <table:table-cell office:value-type="float" office:value="88.5546">
                <text:p>88.5546</text:p>
              </table:table-cell>
              <table:table-cell office:value-type="float" office:value="71.130375">
                <text:p>71.130375</text:p>
              </table:table-cell>
              <table:table-cell office:value-type="float" office:value="61.18713">
                <text:p>61.18713</text:p>
              </table:table-cell>
              <table:table-cell office:value-type="float" office:value="86.1925">
                <text:p>86.192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2.97283925">
                <text:p>82.97283925</text:p>
              </table:table-cell>
              <table:table-cell office:value-type="float" office:value="140.3574655">
                <text:p>140.3574655</text:p>
              </table:table-cell>
              <table:table-cell office:value-type="float" office:value="99.82">
                <text:p>99.82</text:p>
              </table:table-cell>
              <table:table-cell office:value-type="float" office:value="107.525">
                <text:p>107.525</text:p>
              </table:table-cell>
              <table:table-cell office:value-type="float" office:value="96.8346">
                <text:p>96.8346</text:p>
              </table:table-cell>
              <table:table-cell office:value-type="float" office:value="79.368975">
                <text:p>79.368975</text:p>
              </table:table-cell>
              <table:table-cell office:value-type="float" office:value="67.30398">
                <text:p>67.30398</text:p>
              </table:table-cell>
              <table:table-cell office:value-type="float" office:value="95.519">
                <text:p>95.51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94.16521425">
                <text:p>94.16521425</text:p>
              </table:table-cell>
              <table:table-cell office:value-type="float" office:value="166.2416655">
                <text:p>166.2416655</text:p>
              </table:table-cell>
              <table:table-cell office:value-type="float" office:value="108.399">
                <text:p>108.399</text:p>
              </table:table-cell>
              <table:table-cell office:value-type="float" office:value="121.647">
                <text:p>121.647</text:p>
              </table:table-cell>
              <table:table-cell office:value-type="float" office:value="105.1146">
                <text:p>105.1146</text:p>
              </table:table-cell>
              <table:table-cell office:value-type="float" office:value="87.607575">
                <text:p>87.607575</text:p>
              </table:table-cell>
              <table:table-cell office:value-type="float" office:value="73.42083">
                <text:p>73.42083</text:p>
              </table:table-cell>
              <table:table-cell office:value-type="float" office:value="104.8455">
                <text:p>104.845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05.35758925">
                <text:p>105.35758925</text:p>
              </table:table-cell>
              <table:table-cell office:value-type="float" office:value="192.1258655">
                <text:p>192.1258655</text:p>
              </table:table-cell>
              <table:table-cell office:value-type="float" office:value="116.978">
                <text:p>116.978</text:p>
              </table:table-cell>
              <table:table-cell office:value-type="float" office:value="135.769">
                <text:p>135.769</text:p>
              </table:table-cell>
              <table:table-cell office:value-type="float" office:value="113.3946">
                <text:p>113.3946</text:p>
              </table:table-cell>
              <table:table-cell office:value-type="float" office:value="95.846175">
                <text:p>95.846175</text:p>
              </table:table-cell>
              <table:table-cell office:value-type="float" office:value="79.53768">
                <text:p>79.53768</text:p>
              </table:table-cell>
              <table:table-cell office:value-type="float" office:value="114.172">
                <text:p>114.17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16.54996425">
                <text:p>116.54996425</text:p>
              </table:table-cell>
              <table:table-cell office:value-type="float" office:value="218.0100655">
                <text:p>218.0100655</text:p>
              </table:table-cell>
              <table:table-cell office:value-type="float" office:value="125.557">
                <text:p>125.557</text:p>
              </table:table-cell>
              <table:table-cell office:value-type="float" office:value="149.891">
                <text:p>149.891</text:p>
              </table:table-cell>
              <table:table-cell office:value-type="float" office:value="121.6746">
                <text:p>121.6746</text:p>
              </table:table-cell>
              <table:table-cell office:value-type="float" office:value="104.084775">
                <text:p>104.084775</text:p>
              </table:table-cell>
              <table:table-cell office:value-type="float" office:value="85.65453">
                <text:p>85.65453</text:p>
              </table:table-cell>
              <table:table-cell office:value-type="float" office:value="123.4985">
                <text:p>123.498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27.74233925">
                <text:p>127.74233925</text:p>
              </table:table-cell>
              <table:table-cell office:value-type="float" office:value="243.8942655">
                <text:p>243.8942655</text:p>
              </table:table-cell>
              <table:table-cell office:value-type="float" office:value="134.136">
                <text:p>134.136</text:p>
              </table:table-cell>
              <table:table-cell office:value-type="float" office:value="164.013">
                <text:p>164.013</text:p>
              </table:table-cell>
              <table:table-cell office:value-type="float" office:value="129.9546">
                <text:p>129.9546</text:p>
              </table:table-cell>
              <table:table-cell office:value-type="float" office:value="112.323375">
                <text:p>112.323375</text:p>
              </table:table-cell>
              <table:table-cell office:value-type="float" office:value="91.77138">
                <text:p>91.77138</text:p>
              </table:table-cell>
              <table:table-cell office:value-type="float" office:value="132.825">
                <text:p>132.82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38.93471425">
                <text:p>138.93471425</text:p>
              </table:table-cell>
              <table:table-cell office:value-type="float" office:value="269.7784655">
                <text:p>269.7784655</text:p>
              </table:table-cell>
              <table:table-cell office:value-type="float" office:value="142.715">
                <text:p>142.715</text:p>
              </table:table-cell>
              <table:table-cell office:value-type="float" office:value="178.135">
                <text:p>178.135</text:p>
              </table:table-cell>
              <table:table-cell office:value-type="float" office:value="138.2346">
                <text:p>138.2346</text:p>
              </table:table-cell>
              <table:table-cell office:value-type="float" office:value="120.561975">
                <text:p>120.561975</text:p>
              </table:table-cell>
              <table:table-cell office:value-type="float" office:value="97.88823">
                <text:p>97.88823</text:p>
              </table:table-cell>
              <table:table-cell office:value-type="float" office:value="142.1515">
                <text:p>142.151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50.12708925">
                <text:p>150.12708925</text:p>
              </table:table-cell>
              <table:table-cell office:value-type="float" office:value="295.6626655">
                <text:p>295.6626655</text:p>
              </table:table-cell>
              <table:table-cell office:value-type="float" office:value="151.294">
                <text:p>151.294</text:p>
              </table:table-cell>
              <table:table-cell office:value-type="float" office:value="192.257">
                <text:p>192.257</text:p>
              </table:table-cell>
              <table:table-cell office:value-type="float" office:value="146.5146">
                <text:p>146.5146</text:p>
              </table:table-cell>
              <table:table-cell office:value-type="float" office:value="128.800575">
                <text:p>128.800575</text:p>
              </table:table-cell>
              <table:table-cell office:value-type="float" office:value="104.00508">
                <text:p>104.00508</text:p>
              </table:table-cell>
              <table:table-cell office:value-type="float" office:value="151.478">
                <text:p>151.478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61.31946425">
                <text:p>161.31946425</text:p>
              </table:table-cell>
              <table:table-cell office:value-type="float" office:value="321.5468655">
                <text:p>321.5468655</text:p>
              </table:table-cell>
              <table:table-cell office:value-type="float" office:value="159.873">
                <text:p>159.873</text:p>
              </table:table-cell>
              <table:table-cell office:value-type="float" office:value="206.379">
                <text:p>206.379</text:p>
              </table:table-cell>
              <table:table-cell office:value-type="float" office:value="154.7946">
                <text:p>154.7946</text:p>
              </table:table-cell>
              <table:table-cell office:value-type="float" office:value="137.039175">
                <text:p>137.039175</text:p>
              </table:table-cell>
              <table:table-cell office:value-type="float" office:value="110.12193">
                <text:p>110.12193</text:p>
              </table:table-cell>
              <table:table-cell office:value-type="float" office:value="160.8045">
                <text:p>160.804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72.51183925">
                <text:p>172.51183925</text:p>
              </table:table-cell>
              <table:table-cell office:value-type="float" office:value="347.4310655">
                <text:p>347.4310655</text:p>
              </table:table-cell>
              <table:table-cell office:value-type="float" office:value="168.452">
                <text:p>168.452</text:p>
              </table:table-cell>
              <table:table-cell office:value-type="float" office:value="220.501">
                <text:p>220.501</text:p>
              </table:table-cell>
              <table:table-cell office:value-type="float" office:value="163.0746">
                <text:p>163.0746</text:p>
              </table:table-cell>
              <table:table-cell office:value-type="float" office:value="145.277775">
                <text:p>145.277775</text:p>
              </table:table-cell>
              <table:table-cell office:value-type="float" office:value="116.23878">
                <text:p>116.23878</text:p>
              </table:table-cell>
              <table:table-cell office:value-type="float" office:value="170.131">
                <text:p>170.13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83.70421425">
                <text:p>183.70421425</text:p>
              </table:table-cell>
              <table:table-cell office:value-type="float" office:value="373.3152655">
                <text:p>373.3152655</text:p>
              </table:table-cell>
              <table:table-cell office:value-type="float" office:value="177.031">
                <text:p>177.031</text:p>
              </table:table-cell>
              <table:table-cell office:value-type="float" office:value="234.623">
                <text:p>234.623</text:p>
              </table:table-cell>
              <table:table-cell office:value-type="float" office:value="171.3546">
                <text:p>171.3546</text:p>
              </table:table-cell>
              <table:table-cell office:value-type="float" office:value="153.516375">
                <text:p>153.516375</text:p>
              </table:table-cell>
              <table:table-cell office:value-type="float" office:value="122.35563">
                <text:p>122.35563</text:p>
              </table:table-cell>
              <table:table-cell office:value-type="float" office:value="179.4575">
                <text:p>179.457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94.89658925">
                <text:p>194.89658925</text:p>
              </table:table-cell>
              <table:table-cell office:value-type="float" office:value="399.1994655">
                <text:p>399.1994655</text:p>
              </table:table-cell>
              <table:table-cell office:value-type="float" office:value="185.61">
                <text:p>185.61</text:p>
              </table:table-cell>
              <table:table-cell office:value-type="float" office:value="248.745">
                <text:p>248.745</text:p>
              </table:table-cell>
              <table:table-cell office:value-type="float" office:value="179.6346">
                <text:p>179.6346</text:p>
              </table:table-cell>
              <table:table-cell office:value-type="float" office:value="161.754975">
                <text:p>161.754975</text:p>
              </table:table-cell>
              <table:table-cell office:value-type="float" office:value="128.47248">
                <text:p>128.47248</text:p>
              </table:table-cell>
              <table:table-cell office:value-type="float" office:value="188.784">
                <text:p>188.7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MacOSX_X86_64 LibreOffice_project/98c6a8a1c6c7b144ce3cc729e34964b47ce25d6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